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null-year="1940"/>
      <table:table table:name="1st" table:style-name="ta1">
        <table:shapes>
          <draw:frame draw:z-index="0" draw:style-name="gr1" draw:text-style-name="P1" svg:width="4.5732in" svg:height="2.5in" svg:x="3.5953in" svg:y="0.0394in">
            <draw:object draw:notify-on-update-of-ranges="1st.A2:1st.A202 1st.B1:1st.B1 1st.B2:1st.B202 1st.A2:1st.A202 1st.C1:1st.C1 1st.C2:1st.C202 1st.A2:1st.A202 1st.D1:1st.D1 1st.D2:1st.D2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(1-[.$A2])/2" office:value-type="float" office:value="1" calcext:value-type="float">
            <text:p>1</text:p>
          </table:table-cell>
          <table:table-cell table:formula="of:=([.$A2]-1)/2+1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" calcext:value-type="float">
            <text:p>-0.99</text:p>
          </table:table-cell>
          <table:table-cell table:formula="of:=(1-[.$A3])/2" office:value-type="float" office:value="0.995" calcext:value-type="float">
            <text:p>0.995</text:p>
          </table:table-cell>
          <table:table-cell table:formula="of:=([.$A3]-1)/2+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table:formula="of:=(1-[.$A4])/2" office:value-type="float" office:value="0.99" calcext:value-type="float">
            <text:p>0.99</text:p>
          </table:table-cell>
          <table:table-cell table:formula="of:=([.$A4]-1)/2+1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table:formula="of:=(1-[.$A5])/2" office:value-type="float" office:value="0.985" calcext:value-type="float">
            <text:p>0.985</text:p>
          </table:table-cell>
          <table:table-cell table:formula="of:=([.$A5]-1)/2+1"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table:formula="of:=(1-[.$A6])/2" office:value-type="float" office:value="0.98" calcext:value-type="float">
            <text:p>0.98</text:p>
          </table:table-cell>
          <table:table-cell table:formula="of:=([.$A6]-1)/2+1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table:formula="of:=(1-[.$A7])/2" office:value-type="float" office:value="0.975" calcext:value-type="float">
            <text:p>0.975</text:p>
          </table:table-cell>
          <table:table-cell table:formula="of:=([.$A7]-1)/2+1" office:value-type="float" office:value="0.0249999999999999" calcext:value-type="float">
            <text:p>0.025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table:formula="of:=(1-[.$A8])/2" office:value-type="float" office:value="0.97" calcext:value-type="float">
            <text:p>0.97</text:p>
          </table:table-cell>
          <table:table-cell table:formula="of:=([.$A8]-1)/2+1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table:formula="of:=(1-[.$A9])/2" office:value-type="float" office:value="0.965" calcext:value-type="float">
            <text:p>0.965</text:p>
          </table:table-cell>
          <table:table-cell table:formula="of:=([.$A9]-1)/2+1" office:value-type="float" office:value="0.0349999999999999" calcext:value-type="float">
            <text:p>0.035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table:formula="of:=(1-[.$A10])/2" office:value-type="float" office:value="0.96" calcext:value-type="float">
            <text:p>0.96</text:p>
          </table:table-cell>
          <table:table-cell table:formula="of:=([.$A10]-1)/2+1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91" calcext:value-type="float">
            <text:p>-0.91</text:p>
          </table:table-cell>
          <table:table-cell table:formula="of:=(1-[.$A11])/2" office:value-type="float" office:value="0.955" calcext:value-type="float">
            <text:p>0.955</text:p>
          </table:table-cell>
          <table:table-cell table:formula="of:=([.$A11]-1)/2+1" office:value-type="float" office:value="0.0449999999999999" calcext:value-type="float">
            <text:p>0.045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(1-[.$A12])/2" office:value-type="float" office:value="0.95" calcext:value-type="float">
            <text:p>0.95</text:p>
          </table:table-cell>
          <table:table-cell table:formula="of:=([.$A12]-1)/2+1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89" calcext:value-type="float">
            <text:p>-0.89</text:p>
          </table:table-cell>
          <table:table-cell table:formula="of:=(1-[.$A13])/2" office:value-type="float" office:value="0.945" calcext:value-type="float">
            <text:p>0.945</text:p>
          </table:table-cell>
          <table:table-cell table:formula="of:=([.$A13]-1)/2+1" office:value-type="float" office:value="0.0549999999999999" calcext:value-type="float">
            <text:p>0.055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table:formula="of:=(1-[.$A14])/2" office:value-type="float" office:value="0.94" calcext:value-type="float">
            <text:p>0.94</text:p>
          </table:table-cell>
          <table:table-cell table:formula="of:=([.$A14]-1)/2+1" office:value-type="float" office:value="0.0600000000000001" calcext:value-type="float">
            <text:p>0.06</text:p>
          </table:table-cell>
        </table:table-row>
        <table:table-row table:style-name="ro1">
          <table:table-cell office:value-type="float" office:value="-0.87" calcext:value-type="float">
            <text:p>-0.87</text:p>
          </table:table-cell>
          <table:table-cell table:formula="of:=(1-[.$A15])/2" office:value-type="float" office:value="0.935" calcext:value-type="float">
            <text:p>0.935</text:p>
          </table:table-cell>
          <table:table-cell table:formula="of:=([.$A15]-1)/2+1"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-0.86" calcext:value-type="float">
            <text:p>-0.86</text:p>
          </table:table-cell>
          <table:table-cell table:formula="of:=(1-[.$A16])/2" office:value-type="float" office:value="0.93" calcext:value-type="float">
            <text:p>0.93</text:p>
          </table:table-cell>
          <table:table-cell table:formula="of:=([.$A16]-1)/2+1" office:value-type="float" office:value="0.0700000000000001" calcext:value-type="float">
            <text:p>0.07</text:p>
          </table:table-cell>
        </table:table-row>
        <table:table-row table:style-name="ro1">
          <table:table-cell office:value-type="float" office:value="-0.85" calcext:value-type="float">
            <text:p>-0.85</text:p>
          </table:table-cell>
          <table:table-cell table:formula="of:=(1-[.$A17])/2" office:value-type="float" office:value="0.925" calcext:value-type="float">
            <text:p>0.925</text:p>
          </table:table-cell>
          <table:table-cell table:formula="of:=([.$A17]-1)/2+1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table:formula="of:=(1-[.$A18])/2" office:value-type="float" office:value="0.92" calcext:value-type="float">
            <text:p>0.92</text:p>
          </table:table-cell>
          <table:table-cell table:formula="of:=([.$A18]-1)/2+1" office:value-type="float" office:value="0.0800000000000001" calcext:value-type="float">
            <text:p>0.08</text:p>
          </table:table-cell>
        </table:table-row>
        <table:table-row table:style-name="ro1">
          <table:table-cell office:value-type="float" office:value="-0.83" calcext:value-type="float">
            <text:p>-0.83</text:p>
          </table:table-cell>
          <table:table-cell table:formula="of:=(1-[.$A19])/2" office:value-type="float" office:value="0.915" calcext:value-type="float">
            <text:p>0.915</text:p>
          </table:table-cell>
          <table:table-cell table:formula="of:=([.$A19]-1)/2+1"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table:formula="of:=(1-[.$A20])/2" office:value-type="float" office:value="0.91" calcext:value-type="float">
            <text:p>0.91</text:p>
          </table:table-cell>
          <table:table-cell table:formula="of:=([.$A20]-1)/2+1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table:formula="of:=(1-[.$A21])/2" office:value-type="float" office:value="0.905" calcext:value-type="float">
            <text:p>0.905</text:p>
          </table:table-cell>
          <table:table-cell table:formula="of:=([.$A21]-1)/2+1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(1-[.$A22])/2" office:value-type="float" office:value="0.9" calcext:value-type="float">
            <text:p>0.9</text:p>
          </table:table-cell>
          <table:table-cell table:formula="of:=([.$A22]-1)/2+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table:formula="of:=(1-[.$A23])/2" office:value-type="float" office:value="0.895" calcext:value-type="float">
            <text:p>0.895</text:p>
          </table:table-cell>
          <table:table-cell table:formula="of:=([.$A23]-1)/2+1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table:formula="of:=(1-[.$A24])/2" office:value-type="float" office:value="0.89" calcext:value-type="float">
            <text:p>0.89</text:p>
          </table:table-cell>
          <table:table-cell table:formula="of:=([.$A24]-1)/2+1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table:formula="of:=(1-[.$A25])/2" office:value-type="float" office:value="0.885" calcext:value-type="float">
            <text:p>0.885</text:p>
          </table:table-cell>
          <table:table-cell table:formula="of:=([.$A25]-1)/2+1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table:formula="of:=(1-[.$A26])/2" office:value-type="float" office:value="0.88" calcext:value-type="float">
            <text:p>0.88</text:p>
          </table:table-cell>
          <table:table-cell table:formula="of:=([.$A26]-1)/2+1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table:formula="of:=(1-[.$A27])/2" office:value-type="float" office:value="0.875" calcext:value-type="float">
            <text:p>0.875</text:p>
          </table:table-cell>
          <table:table-cell table:formula="of:=([.$A27]-1)/2+1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table:formula="of:=(1-[.$A28])/2" office:value-type="float" office:value="0.87" calcext:value-type="float">
            <text:p>0.87</text:p>
          </table:table-cell>
          <table:table-cell table:formula="of:=([.$A28]-1)/2+1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-0.73" calcext:value-type="float">
            <text:p>-0.73</text:p>
          </table:table-cell>
          <table:table-cell table:formula="of:=(1-[.$A29])/2" office:value-type="float" office:value="0.865" calcext:value-type="float">
            <text:p>0.865</text:p>
          </table:table-cell>
          <table:table-cell table:formula="of:=([.$A29]-1)/2+1"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table:formula="of:=(1-[.$A30])/2" office:value-type="float" office:value="0.86" calcext:value-type="float">
            <text:p>0.86</text:p>
          </table:table-cell>
          <table:table-cell table:formula="of:=([.$A30]-1)/2+1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-0.71" calcext:value-type="float">
            <text:p>-0.71</text:p>
          </table:table-cell>
          <table:table-cell table:formula="of:=(1-[.$A31])/2" office:value-type="float" office:value="0.855" calcext:value-type="float">
            <text:p>0.855</text:p>
          </table:table-cell>
          <table:table-cell table:formula="of:=([.$A31]-1)/2+1"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(1-[.$A32])/2" office:value-type="float" office:value="0.85" calcext:value-type="float">
            <text:p>0.85</text:p>
          </table:table-cell>
          <table:table-cell table:formula="of:=([.$A32]-1)/2+1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69" calcext:value-type="float">
            <text:p>-0.69</text:p>
          </table:table-cell>
          <table:table-cell table:formula="of:=(1-[.$A33])/2" office:value-type="float" office:value="0.845" calcext:value-type="float">
            <text:p>0.845</text:p>
          </table:table-cell>
          <table:table-cell table:formula="of:=([.$A33]-1)/2+1"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table:formula="of:=(1-[.$A34])/2" office:value-type="float" office:value="0.84" calcext:value-type="float">
            <text:p>0.84</text:p>
          </table:table-cell>
          <table:table-cell table:formula="of:=([.$A34]-1)/2+1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67" calcext:value-type="float">
            <text:p>-0.67</text:p>
          </table:table-cell>
          <table:table-cell table:formula="of:=(1-[.$A35])/2" office:value-type="float" office:value="0.835" calcext:value-type="float">
            <text:p>0.835</text:p>
          </table:table-cell>
          <table:table-cell table:formula="of:=([.$A35]-1)/2+1"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-0.66" calcext:value-type="float">
            <text:p>-0.66</text:p>
          </table:table-cell>
          <table:table-cell table:formula="of:=(1-[.$A36])/2" office:value-type="float" office:value="0.83" calcext:value-type="float">
            <text:p>0.83</text:p>
          </table:table-cell>
          <table:table-cell table:formula="of:=([.$A36]-1)/2+1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-0.65" calcext:value-type="float">
            <text:p>-0.65</text:p>
          </table:table-cell>
          <table:table-cell table:formula="of:=(1-[.$A37])/2" office:value-type="float" office:value="0.825" calcext:value-type="float">
            <text:p>0.825</text:p>
          </table:table-cell>
          <table:table-cell table:formula="of:=([.$A37]-1)/2+1"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table:formula="of:=(1-[.$A38])/2" office:value-type="float" office:value="0.82" calcext:value-type="float">
            <text:p>0.82</text:p>
          </table:table-cell>
          <table:table-cell table:formula="of:=([.$A38]-1)/2+1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-0.63" calcext:value-type="float">
            <text:p>-0.63</text:p>
          </table:table-cell>
          <table:table-cell table:formula="of:=(1-[.$A39])/2" office:value-type="float" office:value="0.815" calcext:value-type="float">
            <text:p>0.815</text:p>
          </table:table-cell>
          <table:table-cell table:formula="of:=([.$A39]-1)/2+1"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-0.62" calcext:value-type="float">
            <text:p>-0.62</text:p>
          </table:table-cell>
          <table:table-cell table:formula="of:=(1-[.$A40])/2" office:value-type="float" office:value="0.81" calcext:value-type="float">
            <text:p>0.81</text:p>
          </table:table-cell>
          <table:table-cell table:formula="of:=([.$A40]-1)/2+1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-0.61" calcext:value-type="float">
            <text:p>-0.61</text:p>
          </table:table-cell>
          <table:table-cell table:formula="of:=(1-[.$A41])/2" office:value-type="float" office:value="0.805" calcext:value-type="float">
            <text:p>0.805</text:p>
          </table:table-cell>
          <table:table-cell table:formula="of:=([.$A41]-1)/2+1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(1-[.$A42])/2" office:value-type="float" office:value="0.8" calcext:value-type="float">
            <text:p>0.8</text:p>
          </table:table-cell>
          <table:table-cell table:formula="of:=([.$A42]-1)/2+1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59" calcext:value-type="float">
            <text:p>-0.59</text:p>
          </table:table-cell>
          <table:table-cell table:formula="of:=(1-[.$A43])/2" office:value-type="float" office:value="0.795" calcext:value-type="float">
            <text:p>0.795</text:p>
          </table:table-cell>
          <table:table-cell table:formula="of:=([.$A43]-1)/2+1" office:value-type="float" office:value="0.205" calcext:value-type="float">
            <text:p>0.205</text:p>
          </table:table-cell>
        </table:table-row>
        <table:table-row table:style-name="ro1">
          <table:table-cell office:value-type="float" office:value="-0.58" calcext:value-type="float">
            <text:p>-0.58</text:p>
          </table:table-cell>
          <table:table-cell table:formula="of:=(1-[.$A44])/2" office:value-type="float" office:value="0.79" calcext:value-type="float">
            <text:p>0.79</text:p>
          </table:table-cell>
          <table:table-cell table:formula="of:=([.$A44]-1)/2+1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-0.57" calcext:value-type="float">
            <text:p>-0.57</text:p>
          </table:table-cell>
          <table:table-cell table:formula="of:=(1-[.$A45])/2" office:value-type="float" office:value="0.785" calcext:value-type="float">
            <text:p>0.785</text:p>
          </table:table-cell>
          <table:table-cell table:formula="of:=([.$A45]-1)/2+1"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table:formula="of:=(1-[.$A46])/2" office:value-type="float" office:value="0.78" calcext:value-type="float">
            <text:p>0.78</text:p>
          </table:table-cell>
          <table:table-cell table:formula="of:=([.$A46]-1)/2+1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table:formula="of:=(1-[.$A47])/2" office:value-type="float" office:value="0.775" calcext:value-type="float">
            <text:p>0.775</text:p>
          </table:table-cell>
          <table:table-cell table:formula="of:=([.$A47]-1)/2+1"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table:formula="of:=(1-[.$A48])/2" office:value-type="float" office:value="0.77" calcext:value-type="float">
            <text:p>0.77</text:p>
          </table:table-cell>
          <table:table-cell table:formula="of:=([.$A48]-1)/2+1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-0.53" calcext:value-type="float">
            <text:p>-0.53</text:p>
          </table:table-cell>
          <table:table-cell table:formula="of:=(1-[.$A49])/2" office:value-type="float" office:value="0.765" calcext:value-type="float">
            <text:p>0.765</text:p>
          </table:table-cell>
          <table:table-cell table:formula="of:=([.$A49]-1)/2+1" office:value-type="float" office:value="0.235" calcext:value-type="float">
            <text:p>0.235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table:formula="of:=(1-[.$A50])/2" office:value-type="float" office:value="0.76" calcext:value-type="float">
            <text:p>0.76</text:p>
          </table:table-cell>
          <table:table-cell table:formula="of:=([.$A50]-1)/2+1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51" calcext:value-type="float">
            <text:p>-0.51</text:p>
          </table:table-cell>
          <table:table-cell table:formula="of:=(1-[.$A51])/2" office:value-type="float" office:value="0.755" calcext:value-type="float">
            <text:p>0.755</text:p>
          </table:table-cell>
          <table:table-cell table:formula="of:=([.$A51]-1)/2+1"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(1-[.$A52])/2" office:value-type="float" office:value="0.75" calcext:value-type="float">
            <text:p>0.75</text:p>
          </table:table-cell>
          <table:table-cell table:formula="of:=([.$A52]-1)/2+1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-0.49" calcext:value-type="float">
            <text:p>-0.49</text:p>
          </table:table-cell>
          <table:table-cell table:formula="of:=(1-[.$A53])/2" office:value-type="float" office:value="0.745" calcext:value-type="float">
            <text:p>0.745</text:p>
          </table:table-cell>
          <table:table-cell table:formula="of:=([.$A53]-1)/2+1"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table:formula="of:=(1-[.$A54])/2" office:value-type="float" office:value="0.74" calcext:value-type="float">
            <text:p>0.74</text:p>
          </table:table-cell>
          <table:table-cell table:formula="of:=([.$A54]-1)/2+1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-0.47" calcext:value-type="float">
            <text:p>-0.47</text:p>
          </table:table-cell>
          <table:table-cell table:formula="of:=(1-[.$A55])/2" office:value-type="float" office:value="0.735" calcext:value-type="float">
            <text:p>0.735</text:p>
          </table:table-cell>
          <table:table-cell table:formula="of:=([.$A55]-1)/2+1"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-0.46" calcext:value-type="float">
            <text:p>-0.46</text:p>
          </table:table-cell>
          <table:table-cell table:formula="of:=(1-[.$A56])/2" office:value-type="float" office:value="0.73" calcext:value-type="float">
            <text:p>0.73</text:p>
          </table:table-cell>
          <table:table-cell table:formula="of:=([.$A56]-1)/2+1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table:formula="of:=(1-[.$A57])/2" office:value-type="float" office:value="0.725" calcext:value-type="float">
            <text:p>0.725</text:p>
          </table:table-cell>
          <table:table-cell table:formula="of:=([.$A57]-1)/2+1"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table:formula="of:=(1-[.$A58])/2" office:value-type="float" office:value="0.72" calcext:value-type="float">
            <text:p>0.72</text:p>
          </table:table-cell>
          <table:table-cell table:formula="of:=([.$A58]-1)/2+1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429999999999999" calcext:value-type="float">
            <text:p>-0.43</text:p>
          </table:table-cell>
          <table:table-cell table:formula="of:=(1-[.$A59])/2" office:value-type="float" office:value="0.715" calcext:value-type="float">
            <text:p>0.715</text:p>
          </table:table-cell>
          <table:table-cell table:formula="of:=([.$A59]-1)/2+1"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table:formula="of:=(1-[.$A60])/2" office:value-type="float" office:value="0.71" calcext:value-type="float">
            <text:p>0.71</text:p>
          </table:table-cell>
          <table:table-cell table:formula="of:=([.$A60]-1)/2+1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409999999999999" calcext:value-type="float">
            <text:p>-0.41</text:p>
          </table:table-cell>
          <table:table-cell table:formula="of:=(1-[.$A61])/2" office:value-type="float" office:value="0.704999999999999" calcext:value-type="float">
            <text:p>0.705</text:p>
          </table:table-cell>
          <table:table-cell table:formula="of:=([.$A61]-1)/2+1"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(1-[.$A62])/2" office:value-type="float" office:value="0.7" calcext:value-type="float">
            <text:p>0.7</text:p>
          </table:table-cell>
          <table:table-cell table:formula="of:=([.$A62]-1)/2+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-0.389999999999999" calcext:value-type="float">
            <text:p>-0.39</text:p>
          </table:table-cell>
          <table:table-cell table:formula="of:=(1-[.$A63])/2" office:value-type="float" office:value="0.695" calcext:value-type="float">
            <text:p>0.695</text:p>
          </table:table-cell>
          <table:table-cell table:formula="of:=([.$A63]-1)/2+1"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-0.379999999999999" calcext:value-type="float">
            <text:p>-0.38</text:p>
          </table:table-cell>
          <table:table-cell table:formula="of:=(1-[.$A64])/2" office:value-type="float" office:value="0.69" calcext:value-type="float">
            <text:p>0.69</text:p>
          </table:table-cell>
          <table:table-cell table:formula="of:=([.$A64]-1)/2+1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-0.369999999999999" calcext:value-type="float">
            <text:p>-0.37</text:p>
          </table:table-cell>
          <table:table-cell table:formula="of:=(1-[.$A65])/2" office:value-type="float" office:value="0.684999999999999" calcext:value-type="float">
            <text:p>0.685</text:p>
          </table:table-cell>
          <table:table-cell table:formula="of:=([.$A65]-1)/2+1" office:value-type="float" office:value="0.315" calcext:value-type="float">
            <text:p>0.315</text:p>
          </table:table-cell>
        </table:table-row>
        <table:table-row table:style-name="ro1">
          <table:table-cell office:value-type="float" office:value="-0.359999999999999" calcext:value-type="float">
            <text:p>-0.36</text:p>
          </table:table-cell>
          <table:table-cell table:formula="of:=(1-[.$A66])/2" office:value-type="float" office:value="0.679999999999999" calcext:value-type="float">
            <text:p>0.68</text:p>
          </table:table-cell>
          <table:table-cell table:formula="of:=([.$A66]-1)/2+1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349999999999999" calcext:value-type="float">
            <text:p>-0.35</text:p>
          </table:table-cell>
          <table:table-cell table:formula="of:=(1-[.$A67])/2" office:value-type="float" office:value="0.675" calcext:value-type="float">
            <text:p>0.675</text:p>
          </table:table-cell>
          <table:table-cell table:formula="of:=([.$A67]-1)/2+1"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-0.339999999999999" calcext:value-type="float">
            <text:p>-0.34</text:p>
          </table:table-cell>
          <table:table-cell table:formula="of:=(1-[.$A68])/2" office:value-type="float" office:value="0.67" calcext:value-type="float">
            <text:p>0.67</text:p>
          </table:table-cell>
          <table:table-cell table:formula="of:=([.$A68]-1)/2+1" office:value-type="float" office:value="0.330000000000001" calcext:value-type="float">
            <text:p>0.33</text:p>
          </table:table-cell>
        </table:table-row>
        <table:table-row table:style-name="ro1">
          <table:table-cell office:value-type="float" office:value="-0.329999999999999" calcext:value-type="float">
            <text:p>-0.33</text:p>
          </table:table-cell>
          <table:table-cell table:formula="of:=(1-[.$A69])/2" office:value-type="float" office:value="0.664999999999999" calcext:value-type="float">
            <text:p>0.665</text:p>
          </table:table-cell>
          <table:table-cell table:formula="of:=([.$A69]-1)/2+1" office:value-type="float" office:value="0.335" calcext:value-type="float">
            <text:p>0.335</text:p>
          </table:table-cell>
        </table:table-row>
        <table:table-row table:style-name="ro1">
          <table:table-cell office:value-type="float" office:value="-0.319999999999999" calcext:value-type="float">
            <text:p>-0.32</text:p>
          </table:table-cell>
          <table:table-cell table:formula="of:=(1-[.$A70])/2" office:value-type="float" office:value="0.659999999999999" calcext:value-type="float">
            <text:p>0.66</text:p>
          </table:table-cell>
          <table:table-cell table:formula="of:=([.$A70]-1)/2+1" office:value-type="float" office:value="0.340000000000001" calcext:value-type="float">
            <text:p>0.34</text:p>
          </table:table-cell>
        </table:table-row>
        <table:table-row table:style-name="ro1">
          <table:table-cell office:value-type="float" office:value="-0.309999999999999" calcext:value-type="float">
            <text:p>-0.31</text:p>
          </table:table-cell>
          <table:table-cell table:formula="of:=(1-[.$A71])/2" office:value-type="float" office:value="0.654999999999999" calcext:value-type="float">
            <text:p>0.655</text:p>
          </table:table-cell>
          <table:table-cell table:formula="of:=([.$A71]-1)/2+1"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-0.299999999999999" calcext:value-type="float">
            <text:p>-0.3</text:p>
          </table:table-cell>
          <table:table-cell table:formula="of:=(1-[.$A72])/2" office:value-type="float" office:value="0.65" calcext:value-type="float">
            <text:p>0.65</text:p>
          </table:table-cell>
          <table:table-cell table:formula="of:=([.$A72]-1)/2+1" office:value-type="float" office:value="0.350000000000001" calcext:value-type="float">
            <text:p>0.35</text:p>
          </table:table-cell>
        </table:table-row>
        <table:table-row table:style-name="ro1">
          <table:table-cell office:value-type="float" office:value="-0.289999999999999" calcext:value-type="float">
            <text:p>-0.29</text:p>
          </table:table-cell>
          <table:table-cell table:formula="of:=(1-[.$A73])/2" office:value-type="float" office:value="0.645" calcext:value-type="float">
            <text:p>0.645</text:p>
          </table:table-cell>
          <table:table-cell table:formula="of:=([.$A73]-1)/2+1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-0.279999999999999" calcext:value-type="float">
            <text:p>-0.28</text:p>
          </table:table-cell>
          <table:table-cell table:formula="of:=(1-[.$A74])/2" office:value-type="float" office:value="0.639999999999999" calcext:value-type="float">
            <text:p>0.64</text:p>
          </table:table-cell>
          <table:table-cell table:formula="of:=([.$A74]-1)/2+1" office:value-type="float" office:value="0.360000000000001" calcext:value-type="float">
            <text:p>0.36</text:p>
          </table:table-cell>
        </table:table-row>
        <table:table-row table:style-name="ro1">
          <table:table-cell office:value-type="float" office:value="-0.269999999999999" calcext:value-type="float">
            <text:p>-0.27</text:p>
          </table:table-cell>
          <table:table-cell table:formula="of:=(1-[.$A75])/2" office:value-type="float" office:value="0.635" calcext:value-type="float">
            <text:p>0.635</text:p>
          </table:table-cell>
          <table:table-cell table:formula="of:=([.$A75]-1)/2+1" office:value-type="float" office:value="0.365" calcext:value-type="float">
            <text:p>0.365</text:p>
          </table:table-cell>
        </table:table-row>
        <table:table-row table:style-name="ro1">
          <table:table-cell office:value-type="float" office:value="-0.259999999999999" calcext:value-type="float">
            <text:p>-0.26</text:p>
          </table:table-cell>
          <table:table-cell table:formula="of:=(1-[.$A76])/2" office:value-type="float" office:value="0.629999999999999" calcext:value-type="float">
            <text:p>0.63</text:p>
          </table:table-cell>
          <table:table-cell table:formula="of:=([.$A76]-1)/2+1" office:value-type="float" office:value="0.370000000000001" calcext:value-type="float">
            <text:p>0.37</text:p>
          </table:table-cell>
        </table:table-row>
        <table:table-row table:style-name="ro1">
          <table:table-cell office:value-type="float" office:value="-0.249999999999999" calcext:value-type="float">
            <text:p>-0.25</text:p>
          </table:table-cell>
          <table:table-cell table:formula="of:=(1-[.$A77])/2" office:value-type="float" office:value="0.625" calcext:value-type="float">
            <text:p>0.625</text:p>
          </table:table-cell>
          <table:table-cell table:formula="of:=([.$A77]-1)/2+1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-0.239999999999999" calcext:value-type="float">
            <text:p>-0.24</text:p>
          </table:table-cell>
          <table:table-cell table:formula="of:=(1-[.$A78])/2" office:value-type="float" office:value="0.62" calcext:value-type="float">
            <text:p>0.62</text:p>
          </table:table-cell>
          <table:table-cell table:formula="of:=([.$A78]-1)/2+1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-0.229999999999999" calcext:value-type="float">
            <text:p>-0.23</text:p>
          </table:table-cell>
          <table:table-cell table:formula="of:=(1-[.$A79])/2" office:value-type="float" office:value="0.615" calcext:value-type="float">
            <text:p>0.615</text:p>
          </table:table-cell>
          <table:table-cell table:formula="of:=([.$A79]-1)/2+1"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-0.219999999999999" calcext:value-type="float">
            <text:p>-0.22</text:p>
          </table:table-cell>
          <table:table-cell table:formula="of:=(1-[.$A80])/2" office:value-type="float" office:value="0.61" calcext:value-type="float">
            <text:p>0.61</text:p>
          </table:table-cell>
          <table:table-cell table:formula="of:=([.$A80]-1)/2+1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-0.209999999999999" calcext:value-type="float">
            <text:p>-0.21</text:p>
          </table:table-cell>
          <table:table-cell table:formula="of:=(1-[.$A81])/2" office:value-type="float" office:value="0.605" calcext:value-type="float">
            <text:p>0.605</text:p>
          </table:table-cell>
          <table:table-cell table:formula="of:=([.$A81]-1)/2+1" office:value-type="float" office:value="0.395" calcext:value-type="float">
            <text:p>0.395</text:p>
          </table:table-cell>
        </table:table-row>
        <table:table-row table:style-name="ro1">
          <table:table-cell office:value-type="float" office:value="-0.199999999999999" calcext:value-type="float">
            <text:p>-0.2</text:p>
          </table:table-cell>
          <table:table-cell table:formula="of:=(1-[.$A82])/2" office:value-type="float" office:value="0.6" calcext:value-type="float">
            <text:p>0.6</text:p>
          </table:table-cell>
          <table:table-cell table:formula="of:=([.$A82]-1)/2+1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189999999999999" calcext:value-type="float">
            <text:p>-0.19</text:p>
          </table:table-cell>
          <table:table-cell table:formula="of:=(1-[.$A83])/2" office:value-type="float" office:value="0.595" calcext:value-type="float">
            <text:p>0.595</text:p>
          </table:table-cell>
          <table:table-cell table:formula="of:=([.$A83]-1)/2+1"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-0.179999999999999" calcext:value-type="float">
            <text:p>-0.18</text:p>
          </table:table-cell>
          <table:table-cell table:formula="of:=(1-[.$A84])/2" office:value-type="float" office:value="0.59" calcext:value-type="float">
            <text:p>0.59</text:p>
          </table:table-cell>
          <table:table-cell table:formula="of:=([.$A84]-1)/2+1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-0.169999999999999" calcext:value-type="float">
            <text:p>-0.17</text:p>
          </table:table-cell>
          <table:table-cell table:formula="of:=(1-[.$A85])/2" office:value-type="float" office:value="0.585" calcext:value-type="float">
            <text:p>0.585</text:p>
          </table:table-cell>
          <table:table-cell table:formula="of:=([.$A85]-1)/2+1" office:value-type="float" office:value="0.415000000000001" calcext:value-type="float">
            <text:p>0.415</text:p>
          </table:table-cell>
        </table:table-row>
        <table:table-row table:style-name="ro1">
          <table:table-cell office:value-type="float" office:value="-0.159999999999999" calcext:value-type="float">
            <text:p>-0.16</text:p>
          </table:table-cell>
          <table:table-cell table:formula="of:=(1-[.$A86])/2" office:value-type="float" office:value="0.579999999999999" calcext:value-type="float">
            <text:p>0.58</text:p>
          </table:table-cell>
          <table:table-cell table:formula="of:=([.$A86]-1)/2+1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-0.149999999999999" calcext:value-type="float">
            <text:p>-0.15</text:p>
          </table:table-cell>
          <table:table-cell table:formula="of:=(1-[.$A87])/2" office:value-type="float" office:value="0.575" calcext:value-type="float">
            <text:p>0.575</text:p>
          </table:table-cell>
          <table:table-cell table:formula="of:=([.$A87]-1)/2+1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-0.139999999999999" calcext:value-type="float">
            <text:p>-0.14</text:p>
          </table:table-cell>
          <table:table-cell table:formula="of:=(1-[.$A88])/2" office:value-type="float" office:value="0.57" calcext:value-type="float">
            <text:p>0.57</text:p>
          </table:table-cell>
          <table:table-cell table:formula="of:=([.$A88]-1)/2+1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-0.129999999999999" calcext:value-type="float">
            <text:p>-0.13</text:p>
          </table:table-cell>
          <table:table-cell table:formula="of:=(1-[.$A89])/2" office:value-type="float" office:value="0.565" calcext:value-type="float">
            <text:p>0.565</text:p>
          </table:table-cell>
          <table:table-cell table:formula="of:=([.$A89]-1)/2+1" office:value-type="float" office:value="0.435000000000001" calcext:value-type="float">
            <text:p>0.435</text:p>
          </table:table-cell>
        </table:table-row>
        <table:table-row table:style-name="ro1">
          <table:table-cell office:value-type="float" office:value="-0.119999999999999" calcext:value-type="float">
            <text:p>-0.12</text:p>
          </table:table-cell>
          <table:table-cell table:formula="of:=(1-[.$A90])/2" office:value-type="float" office:value="0.559999999999999" calcext:value-type="float">
            <text:p>0.56</text:p>
          </table:table-cell>
          <table:table-cell table:formula="of:=([.$A90]-1)/2+1" office:value-type="float" office:value="0.440000000000001" calcext:value-type="float">
            <text:p>0.44</text:p>
          </table:table-cell>
        </table:table-row>
        <table:table-row table:style-name="ro1">
          <table:table-cell office:value-type="float" office:value="-0.109999999999999" calcext:value-type="float">
            <text:p>-0.11</text:p>
          </table:table-cell>
          <table:table-cell table:formula="of:=(1-[.$A91])/2" office:value-type="float" office:value="0.554999999999999" calcext:value-type="float">
            <text:p>0.555</text:p>
          </table:table-cell>
          <table:table-cell table:formula="of:=([.$A91]-1)/2+1"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-0.0999999999999992" calcext:value-type="float">
            <text:p>-0.1</text:p>
          </table:table-cell>
          <table:table-cell table:formula="of:=(1-[.$A92])/2" office:value-type="float" office:value="0.55" calcext:value-type="float">
            <text:p>0.55</text:p>
          </table:table-cell>
          <table:table-cell table:formula="of:=([.$A92]-1)/2+1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-0.0899999999999992" calcext:value-type="float">
            <text:p>-0.09</text:p>
          </table:table-cell>
          <table:table-cell table:formula="of:=(1-[.$A93])/2" office:value-type="float" office:value="0.545" calcext:value-type="float">
            <text:p>0.545</text:p>
          </table:table-cell>
          <table:table-cell table:formula="of:=([.$A93]-1)/2+1"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-0.0799999999999992" calcext:value-type="float">
            <text:p>-0.08</text:p>
          </table:table-cell>
          <table:table-cell table:formula="of:=(1-[.$A94])/2" office:value-type="float" office:value="0.54" calcext:value-type="float">
            <text:p>0.54</text:p>
          </table:table-cell>
          <table:table-cell table:formula="of:=([.$A94]-1)/2+1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-0.0699999999999992" calcext:value-type="float">
            <text:p>-0.07</text:p>
          </table:table-cell>
          <table:table-cell table:formula="of:=(1-[.$A95])/2" office:value-type="float" office:value="0.535" calcext:value-type="float">
            <text:p>0.535</text:p>
          </table:table-cell>
          <table:table-cell table:formula="of:=([.$A95]-1)/2+1"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-0.0599999999999992" calcext:value-type="float">
            <text:p>-0.06</text:p>
          </table:table-cell>
          <table:table-cell table:formula="of:=(1-[.$A96])/2" office:value-type="float" office:value="0.53" calcext:value-type="float">
            <text:p>0.53</text:p>
          </table:table-cell>
          <table:table-cell table:formula="of:=([.$A96]-1)/2+1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-0.0499999999999992" calcext:value-type="float">
            <text:p>-0.05</text:p>
          </table:table-cell>
          <table:table-cell table:formula="of:=(1-[.$A97])/2" office:value-type="float" office:value="0.525" calcext:value-type="float">
            <text:p>0.525</text:p>
          </table:table-cell>
          <table:table-cell table:formula="of:=([.$A97]-1)/2+1"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-0.0399999999999991" calcext:value-type="float">
            <text:p>-0.04</text:p>
          </table:table-cell>
          <table:table-cell table:formula="of:=(1-[.$A98])/2" office:value-type="float" office:value="0.52" calcext:value-type="float">
            <text:p>0.52</text:p>
          </table:table-cell>
          <table:table-cell table:formula="of:=([.$A98]-1)/2+1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0.0299999999999991" calcext:value-type="float">
            <text:p>-0.03</text:p>
          </table:table-cell>
          <table:table-cell table:formula="of:=(1-[.$A99])/2" office:value-type="float" office:value="0.515" calcext:value-type="float">
            <text:p>0.515</text:p>
          </table:table-cell>
          <table:table-cell table:formula="of:=([.$A99]-1)/2+1"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-0.0199999999999991" calcext:value-type="float">
            <text:p>-0.02</text:p>
          </table:table-cell>
          <table:table-cell table:formula="of:=(1-[.$A100])/2" office:value-type="float" office:value="0.51" calcext:value-type="float">
            <text:p>0.51</text:p>
          </table:table-cell>
          <table:table-cell table:formula="of:=([.$A100]-1)/2+1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-0.00999999999999912" calcext:value-type="float">
            <text:p>-0.01</text:p>
          </table:table-cell>
          <table:table-cell table:formula="of:=(1-[.$A101])/2" office:value-type="float" office:value="0.505" calcext:value-type="float">
            <text:p>0.505</text:p>
          </table:table-cell>
          <table:table-cell table:formula="of:=([.$A101]-1)/2+1"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8.88178419700125E-016" calcext:value-type="float">
            <text:p>8.88178419700125E-016</text:p>
          </table:table-cell>
          <table:table-cell table:formula="of:=(1-[.$A102])/2" office:value-type="float" office:value="0.5" calcext:value-type="float">
            <text:p>0.5</text:p>
          </table:table-cell>
          <table:table-cell table:formula="of:=([.$A102]-1)/2+1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0100000000000009" calcext:value-type="float">
            <text:p>0.01</text:p>
          </table:table-cell>
          <table:table-cell table:formula="of:=(1-[.$A103])/2" office:value-type="float" office:value="0.495" calcext:value-type="float">
            <text:p>0.495</text:p>
          </table:table-cell>
          <table:table-cell table:formula="of:=([.$A103]-1)/2+1"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0.0200000000000009" calcext:value-type="float">
            <text:p>0.02</text:p>
          </table:table-cell>
          <table:table-cell table:formula="of:=(1-[.$A104])/2" office:value-type="float" office:value="0.49" calcext:value-type="float">
            <text:p>0.49</text:p>
          </table:table-cell>
          <table:table-cell table:formula="of:=([.$A104]-1)/2+1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0300000000000009" calcext:value-type="float">
            <text:p>0.03</text:p>
          </table:table-cell>
          <table:table-cell table:formula="of:=(1-[.$A105])/2" office:value-type="float" office:value="0.485" calcext:value-type="float">
            <text:p>0.485</text:p>
          </table:table-cell>
          <table:table-cell table:formula="of:=([.$A105]-1)/2+1"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0.0400000000000009" calcext:value-type="float">
            <text:p>0.04</text:p>
          </table:table-cell>
          <table:table-cell table:formula="of:=(1-[.$A106])/2" office:value-type="float" office:value="0.48" calcext:value-type="float">
            <text:p>0.48</text:p>
          </table:table-cell>
          <table:table-cell table:formula="of:=([.$A106]-1)/2+1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0500000000000009" calcext:value-type="float">
            <text:p>0.05</text:p>
          </table:table-cell>
          <table:table-cell table:formula="of:=(1-[.$A107])/2" office:value-type="float" office:value="0.475" calcext:value-type="float">
            <text:p>0.475</text:p>
          </table:table-cell>
          <table:table-cell table:formula="of:=([.$A107]-1)/2+1"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0600000000000009" calcext:value-type="float">
            <text:p>0.06</text:p>
          </table:table-cell>
          <table:table-cell table:formula="of:=(1-[.$A108])/2" office:value-type="float" office:value="0.47" calcext:value-type="float">
            <text:p>0.47</text:p>
          </table:table-cell>
          <table:table-cell table:formula="of:=([.$A108]-1)/2+1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070000000000001" calcext:value-type="float">
            <text:p>0.07</text:p>
          </table:table-cell>
          <table:table-cell table:formula="of:=(1-[.$A109])/2" office:value-type="float" office:value="0.465" calcext:value-type="float">
            <text:p>0.465</text:p>
          </table:table-cell>
          <table:table-cell table:formula="of:=([.$A109]-1)/2+1"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080000000000001" calcext:value-type="float">
            <text:p>0.08</text:p>
          </table:table-cell>
          <table:table-cell table:formula="of:=(1-[.$A110])/2" office:value-type="float" office:value="0.46" calcext:value-type="float">
            <text:p>0.46</text:p>
          </table:table-cell>
          <table:table-cell table:formula="of:=([.$A110]-1)/2+1" office:value-type="float" office:value="0.540000000000001" calcext:value-type="float">
            <text:p>0.54</text:p>
          </table:table-cell>
        </table:table-row>
        <table:table-row table:style-name="ro1">
          <table:table-cell office:value-type="float" office:value="0.090000000000001" calcext:value-type="float">
            <text:p>0.09</text:p>
          </table:table-cell>
          <table:table-cell table:formula="of:=(1-[.$A111])/2" office:value-type="float" office:value="0.454999999999999" calcext:value-type="float">
            <text:p>0.455</text:p>
          </table:table-cell>
          <table:table-cell table:formula="of:=([.$A111]-1)/2+1"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100000000000001" calcext:value-type="float">
            <text:p>0.1</text:p>
          </table:table-cell>
          <table:table-cell table:formula="of:=(1-[.$A112])/2" office:value-type="float" office:value="0.45" calcext:value-type="float">
            <text:p>0.45</text:p>
          </table:table-cell>
          <table:table-cell table:formula="of:=([.$A112]-1)/2+1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110000000000001" calcext:value-type="float">
            <text:p>0.11</text:p>
          </table:table-cell>
          <table:table-cell table:formula="of:=(1-[.$A113])/2" office:value-type="float" office:value="0.445" calcext:value-type="float">
            <text:p>0.445</text:p>
          </table:table-cell>
          <table:table-cell table:formula="of:=([.$A113]-1)/2+1"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120000000000001" calcext:value-type="float">
            <text:p>0.12</text:p>
          </table:table-cell>
          <table:table-cell table:formula="of:=(1-[.$A114])/2" office:value-type="float" office:value="0.44" calcext:value-type="float">
            <text:p>0.44</text:p>
          </table:table-cell>
          <table:table-cell table:formula="of:=([.$A114]-1)/2+1" office:value-type="float" office:value="0.560000000000001" calcext:value-type="float">
            <text:p>0.56</text:p>
          </table:table-cell>
        </table:table-row>
        <table:table-row table:style-name="ro1">
          <table:table-cell office:value-type="float" office:value="0.130000000000001" calcext:value-type="float">
            <text:p>0.13</text:p>
          </table:table-cell>
          <table:table-cell table:formula="of:=(1-[.$A115])/2" office:value-type="float" office:value="0.434999999999999" calcext:value-type="float">
            <text:p>0.435</text:p>
          </table:table-cell>
          <table:table-cell table:formula="of:=([.$A115]-1)/2+1" office:value-type="float" office:value="0.565000000000001" calcext:value-type="float">
            <text:p>0.565</text:p>
          </table:table-cell>
        </table:table-row>
        <table:table-row table:style-name="ro1">
          <table:table-cell office:value-type="float" office:value="0.140000000000001" calcext:value-type="float">
            <text:p>0.14</text:p>
          </table:table-cell>
          <table:table-cell table:formula="of:=(1-[.$A116])/2" office:value-type="float" office:value="0.429999999999999" calcext:value-type="float">
            <text:p>0.43</text:p>
          </table:table-cell>
          <table:table-cell table:formula="of:=([.$A116]-1)/2+1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150000000000001" calcext:value-type="float">
            <text:p>0.15</text:p>
          </table:table-cell>
          <table:table-cell table:formula="of:=(1-[.$A117])/2" office:value-type="float" office:value="0.425" calcext:value-type="float">
            <text:p>0.425</text:p>
          </table:table-cell>
          <table:table-cell table:formula="of:=([.$A117]-1)/2+1"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0.160000000000001" calcext:value-type="float">
            <text:p>0.16</text:p>
          </table:table-cell>
          <table:table-cell table:formula="of:=(1-[.$A118])/2" office:value-type="float" office:value="0.42" calcext:value-type="float">
            <text:p>0.42</text:p>
          </table:table-cell>
          <table:table-cell table:formula="of:=([.$A118]-1)/2+1" office:value-type="float" office:value="0.580000000000001" calcext:value-type="float">
            <text:p>0.58</text:p>
          </table:table-cell>
        </table:table-row>
        <table:table-row table:style-name="ro1">
          <table:table-cell office:value-type="float" office:value="0.170000000000001" calcext:value-type="float">
            <text:p>0.17</text:p>
          </table:table-cell>
          <table:table-cell table:formula="of:=(1-[.$A119])/2" office:value-type="float" office:value="0.414999999999999" calcext:value-type="float">
            <text:p>0.415</text:p>
          </table:table-cell>
          <table:table-cell table:formula="of:=([.$A119]-1)/2+1" office:value-type="float" office:value="0.585000000000001" calcext:value-type="float">
            <text:p>0.585</text:p>
          </table:table-cell>
        </table:table-row>
        <table:table-row table:style-name="ro1">
          <table:table-cell office:value-type="float" office:value="0.180000000000001" calcext:value-type="float">
            <text:p>0.18</text:p>
          </table:table-cell>
          <table:table-cell table:formula="of:=(1-[.$A120])/2" office:value-type="float" office:value="0.409999999999999" calcext:value-type="float">
            <text:p>0.41</text:p>
          </table:table-cell>
          <table:table-cell table:formula="of:=([.$A120]-1)/2+1" office:value-type="float" office:value="0.590000000000001" calcext:value-type="float">
            <text:p>0.59</text:p>
          </table:table-cell>
        </table:table-row>
        <table:table-row table:style-name="ro1">
          <table:table-cell office:value-type="float" office:value="0.190000000000001" calcext:value-type="float">
            <text:p>0.19</text:p>
          </table:table-cell>
          <table:table-cell table:formula="of:=(1-[.$A121])/2" office:value-type="float" office:value="0.404999999999999" calcext:value-type="float">
            <text:p>0.405</text:p>
          </table:table-cell>
          <table:table-cell table:formula="of:=([.$A121]-1)/2+1" office:value-type="float" office:value="0.595" calcext:value-type="float">
            <text:p>0.595</text:p>
          </table:table-cell>
        </table:table-row>
        <table:table-row table:style-name="ro1">
          <table:table-cell office:value-type="float" office:value="0.200000000000001" calcext:value-type="float">
            <text:p>0.2</text:p>
          </table:table-cell>
          <table:table-cell table:formula="of:=(1-[.$A122])/2" office:value-type="float" office:value="0.4" calcext:value-type="float">
            <text:p>0.4</text:p>
          </table:table-cell>
          <table:table-cell table:formula="of:=([.$A122]-1)/2+1" office:value-type="float" office:value="0.600000000000001" calcext:value-type="float">
            <text:p>0.6</text:p>
          </table:table-cell>
        </table:table-row>
        <table:table-row table:style-name="ro1">
          <table:table-cell office:value-type="float" office:value="0.210000000000001" calcext:value-type="float">
            <text:p>0.21</text:p>
          </table:table-cell>
          <table:table-cell table:formula="of:=(1-[.$A123])/2" office:value-type="float" office:value="0.394999999999999" calcext:value-type="float">
            <text:p>0.395</text:p>
          </table:table-cell>
          <table:table-cell table:formula="of:=([.$A123]-1)/2+1" office:value-type="float" office:value="0.605000000000001" calcext:value-type="float">
            <text:p>0.605</text:p>
          </table:table-cell>
        </table:table-row>
        <table:table-row table:style-name="ro1">
          <table:table-cell office:value-type="float" office:value="0.220000000000001" calcext:value-type="float">
            <text:p>0.22</text:p>
          </table:table-cell>
          <table:table-cell table:formula="of:=(1-[.$A124])/2" office:value-type="float" office:value="0.389999999999999" calcext:value-type="float">
            <text:p>0.39</text:p>
          </table:table-cell>
          <table:table-cell table:formula="of:=([.$A124]-1)/2+1" office:value-type="float" office:value="0.610000000000001" calcext:value-type="float">
            <text:p>0.61</text:p>
          </table:table-cell>
        </table:table-row>
        <table:table-row table:style-name="ro1">
          <table:table-cell office:value-type="float" office:value="0.230000000000001" calcext:value-type="float">
            <text:p>0.23</text:p>
          </table:table-cell>
          <table:table-cell table:formula="of:=(1-[.$A125])/2" office:value-type="float" office:value="0.384999999999999" calcext:value-type="float">
            <text:p>0.385</text:p>
          </table:table-cell>
          <table:table-cell table:formula="of:=([.$A125]-1)/2+1" office:value-type="float" office:value="0.615" calcext:value-type="float">
            <text:p>0.615</text:p>
          </table:table-cell>
        </table:table-row>
        <table:table-row table:style-name="ro1">
          <table:table-cell office:value-type="float" office:value="0.240000000000001" calcext:value-type="float">
            <text:p>0.24</text:p>
          </table:table-cell>
          <table:table-cell table:formula="of:=(1-[.$A126])/2" office:value-type="float" office:value="0.379999999999999" calcext:value-type="float">
            <text:p>0.38</text:p>
          </table:table-cell>
          <table:table-cell table:formula="of:=([.$A126]-1)/2+1" office:value-type="float" office:value="0.620000000000001" calcext:value-type="float">
            <text:p>0.62</text:p>
          </table:table-cell>
        </table:table-row>
        <table:table-row table:style-name="ro1">
          <table:table-cell office:value-type="float" office:value="0.250000000000001" calcext:value-type="float">
            <text:p>0.25</text:p>
          </table:table-cell>
          <table:table-cell table:formula="of:=(1-[.$A127])/2" office:value-type="float" office:value="0.374999999999999" calcext:value-type="float">
            <text:p>0.375</text:p>
          </table:table-cell>
          <table:table-cell table:formula="of:=([.$A127]-1)/2+1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.260000000000001" calcext:value-type="float">
            <text:p>0.26</text:p>
          </table:table-cell>
          <table:table-cell table:formula="of:=(1-[.$A128])/2" office:value-type="float" office:value="0.369999999999999" calcext:value-type="float">
            <text:p>0.37</text:p>
          </table:table-cell>
          <table:table-cell table:formula="of:=([.$A128]-1)/2+1" office:value-type="float" office:value="0.630000000000001" calcext:value-type="float">
            <text:p>0.63</text:p>
          </table:table-cell>
        </table:table-row>
        <table:table-row table:style-name="ro1">
          <table:table-cell office:value-type="float" office:value="0.270000000000001" calcext:value-type="float">
            <text:p>0.27</text:p>
          </table:table-cell>
          <table:table-cell table:formula="of:=(1-[.$A129])/2" office:value-type="float" office:value="0.364999999999999" calcext:value-type="float">
            <text:p>0.365</text:p>
          </table:table-cell>
          <table:table-cell table:formula="of:=([.$A129]-1)/2+1" office:value-type="float" office:value="0.635" calcext:value-type="float">
            <text:p>0.635</text:p>
          </table:table-cell>
        </table:table-row>
        <table:table-row table:style-name="ro1">
          <table:table-cell office:value-type="float" office:value="0.280000000000001" calcext:value-type="float">
            <text:p>0.28</text:p>
          </table:table-cell>
          <table:table-cell table:formula="of:=(1-[.$A130])/2" office:value-type="float" office:value="0.359999999999999" calcext:value-type="float">
            <text:p>0.36</text:p>
          </table:table-cell>
          <table:table-cell table:formula="of:=([.$A130]-1)/2+1" office:value-type="float" office:value="0.640000000000001" calcext:value-type="float">
            <text:p>0.64</text:p>
          </table:table-cell>
        </table:table-row>
        <table:table-row table:style-name="ro1">
          <table:table-cell office:value-type="float" office:value="0.290000000000001" calcext:value-type="float">
            <text:p>0.29</text:p>
          </table:table-cell>
          <table:table-cell table:formula="of:=(1-[.$A131])/2" office:value-type="float" office:value="0.354999999999999" calcext:value-type="float">
            <text:p>0.355</text:p>
          </table:table-cell>
          <table:table-cell table:formula="of:=([.$A131]-1)/2+1" office:value-type="float" office:value="0.645" calcext:value-type="float">
            <text:p>0.645</text:p>
          </table:table-cell>
        </table:table-row>
        <table:table-row table:style-name="ro1">
          <table:table-cell office:value-type="float" office:value="0.300000000000001" calcext:value-type="float">
            <text:p>0.3</text:p>
          </table:table-cell>
          <table:table-cell table:formula="of:=(1-[.$A132])/2" office:value-type="float" office:value="0.349999999999999" calcext:value-type="float">
            <text:p>0.35</text:p>
          </table:table-cell>
          <table:table-cell table:formula="of:=([.$A132]-1)/2+1" office:value-type="float" office:value="0.650000000000001" calcext:value-type="float">
            <text:p>0.65</text:p>
          </table:table-cell>
        </table:table-row>
        <table:table-row table:style-name="ro1">
          <table:table-cell office:value-type="float" office:value="0.310000000000001" calcext:value-type="float">
            <text:p>0.31</text:p>
          </table:table-cell>
          <table:table-cell table:formula="of:=(1-[.$A133])/2" office:value-type="float" office:value="0.345" calcext:value-type="float">
            <text:p>0.345</text:p>
          </table:table-cell>
          <table:table-cell table:formula="of:=([.$A133]-1)/2+1" office:value-type="float" office:value="0.655" calcext:value-type="float">
            <text:p>0.655</text:p>
          </table:table-cell>
        </table:table-row>
        <table:table-row table:style-name="ro1">
          <table:table-cell office:value-type="float" office:value="0.320000000000001" calcext:value-type="float">
            <text:p>0.32</text:p>
          </table:table-cell>
          <table:table-cell table:formula="of:=(1-[.$A134])/2" office:value-type="float" office:value="0.34" calcext:value-type="float">
            <text:p>0.34</text:p>
          </table:table-cell>
          <table:table-cell table:formula="of:=([.$A134]-1)/2+1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330000000000001" calcext:value-type="float">
            <text:p>0.33</text:p>
          </table:table-cell>
          <table:table-cell table:formula="of:=(1-[.$A135])/2" office:value-type="float" office:value="0.335" calcext:value-type="float">
            <text:p>0.335</text:p>
          </table:table-cell>
          <table:table-cell table:formula="of:=([.$A135]-1)/2+1" office:value-type="float" office:value="0.665000000000001" calcext:value-type="float">
            <text:p>0.665</text:p>
          </table:table-cell>
        </table:table-row>
        <table:table-row table:style-name="ro1">
          <table:table-cell office:value-type="float" office:value="0.340000000000001" calcext:value-type="float">
            <text:p>0.34</text:p>
          </table:table-cell>
          <table:table-cell table:formula="of:=(1-[.$A136])/2" office:value-type="float" office:value="0.329999999999999" calcext:value-type="float">
            <text:p>0.33</text:p>
          </table:table-cell>
          <table:table-cell table:formula="of:=([.$A136]-1)/2+1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350000000000001" calcext:value-type="float">
            <text:p>0.35</text:p>
          </table:table-cell>
          <table:table-cell table:formula="of:=(1-[.$A137])/2" office:value-type="float" office:value="0.325" calcext:value-type="float">
            <text:p>0.325</text:p>
          </table:table-cell>
          <table:table-cell table:formula="of:=([.$A137]-1)/2+1"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0.360000000000001" calcext:value-type="float">
            <text:p>0.36</text:p>
          </table:table-cell>
          <table:table-cell table:formula="of:=(1-[.$A138])/2" office:value-type="float" office:value="0.319999999999999" calcext:value-type="float">
            <text:p>0.32</text:p>
          </table:table-cell>
          <table:table-cell table:formula="of:=([.$A138]-1)/2+1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370000000000001" calcext:value-type="float">
            <text:p>0.37</text:p>
          </table:table-cell>
          <table:table-cell table:formula="of:=(1-[.$A139])/2" office:value-type="float" office:value="0.314999999999999" calcext:value-type="float">
            <text:p>0.315</text:p>
          </table:table-cell>
          <table:table-cell table:formula="of:=([.$A139]-1)/2+1" office:value-type="float" office:value="0.685000000000001" calcext:value-type="float">
            <text:p>0.685</text:p>
          </table:table-cell>
        </table:table-row>
        <table:table-row table:style-name="ro1">
          <table:table-cell office:value-type="float" office:value="0.380000000000001" calcext:value-type="float">
            <text:p>0.38</text:p>
          </table:table-cell>
          <table:table-cell table:formula="of:=(1-[.$A140])/2" office:value-type="float" office:value="0.309999999999999" calcext:value-type="float">
            <text:p>0.31</text:p>
          </table:table-cell>
          <table:table-cell table:formula="of:=([.$A140]-1)/2+1" office:value-type="float" office:value="0.690000000000001" calcext:value-type="float">
            <text:p>0.69</text:p>
          </table:table-cell>
        </table:table-row>
        <table:table-row table:style-name="ro1">
          <table:table-cell office:value-type="float" office:value="0.390000000000001" calcext:value-type="float">
            <text:p>0.39</text:p>
          </table:table-cell>
          <table:table-cell table:formula="of:=(1-[.$A141])/2" office:value-type="float" office:value="0.304999999999999" calcext:value-type="float">
            <text:p>0.305</text:p>
          </table:table-cell>
          <table:table-cell table:formula="of:=([.$A141]-1)/2+1"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0.400000000000001" calcext:value-type="float">
            <text:p>0.4</text:p>
          </table:table-cell>
          <table:table-cell table:formula="of:=(1-[.$A142])/2" office:value-type="float" office:value="0.3" calcext:value-type="float">
            <text:p>0.3</text:p>
          </table:table-cell>
          <table:table-cell table:formula="of:=([.$A142]-1)/2+1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410000000000001" calcext:value-type="float">
            <text:p>0.41</text:p>
          </table:table-cell>
          <table:table-cell table:formula="of:=(1-[.$A143])/2" office:value-type="float" office:value="0.294999999999999" calcext:value-type="float">
            <text:p>0.295</text:p>
          </table:table-cell>
          <table:table-cell table:formula="of:=([.$A143]-1)/2+1" office:value-type="float" office:value="0.705000000000001" calcext:value-type="float">
            <text:p>0.705</text:p>
          </table:table-cell>
        </table:table-row>
        <table:table-row table:style-name="ro1">
          <table:table-cell office:value-type="float" office:value="0.420000000000001" calcext:value-type="float">
            <text:p>0.42</text:p>
          </table:table-cell>
          <table:table-cell table:formula="of:=(1-[.$A144])/2" office:value-type="float" office:value="0.289999999999999" calcext:value-type="float">
            <text:p>0.29</text:p>
          </table:table-cell>
          <table:table-cell table:formula="of:=([.$A144]-1)/2+1" office:value-type="float" office:value="0.710000000000001" calcext:value-type="float">
            <text:p>0.71</text:p>
          </table:table-cell>
        </table:table-row>
        <table:table-row table:style-name="ro1">
          <table:table-cell office:value-type="float" office:value="0.430000000000001" calcext:value-type="float">
            <text:p>0.43</text:p>
          </table:table-cell>
          <table:table-cell table:formula="of:=(1-[.$A145])/2" office:value-type="float" office:value="0.284999999999999" calcext:value-type="float">
            <text:p>0.285</text:p>
          </table:table-cell>
          <table:table-cell table:formula="of:=([.$A145]-1)/2+1" office:value-type="float" office:value="0.715000000000001" calcext:value-type="float">
            <text:p>0.715</text:p>
          </table:table-cell>
        </table:table-row>
        <table:table-row table:style-name="ro1">
          <table:table-cell office:value-type="float" office:value="0.440000000000001" calcext:value-type="float">
            <text:p>0.44</text:p>
          </table:table-cell>
          <table:table-cell table:formula="of:=(1-[.$A146])/2" office:value-type="float" office:value="0.279999999999999" calcext:value-type="float">
            <text:p>0.28</text:p>
          </table:table-cell>
          <table:table-cell table:formula="of:=([.$A146]-1)/2+1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50000000000001" calcext:value-type="float">
            <text:p>0.45</text:p>
          </table:table-cell>
          <table:table-cell table:formula="of:=(1-[.$A147])/2" office:value-type="float" office:value="0.274999999999999" calcext:value-type="float">
            <text:p>0.275</text:p>
          </table:table-cell>
          <table:table-cell table:formula="of:=([.$A147]-1)/2+1" office:value-type="float" office:value="0.725000000000001" calcext:value-type="float">
            <text:p>0.725</text:p>
          </table:table-cell>
        </table:table-row>
        <table:table-row table:style-name="ro1">
          <table:table-cell office:value-type="float" office:value="0.460000000000001" calcext:value-type="float">
            <text:p>0.46</text:p>
          </table:table-cell>
          <table:table-cell table:formula="of:=(1-[.$A148])/2" office:value-type="float" office:value="0.269999999999999" calcext:value-type="float">
            <text:p>0.27</text:p>
          </table:table-cell>
          <table:table-cell table:formula="of:=([.$A148]-1)/2+1" office:value-type="float" office:value="0.730000000000001" calcext:value-type="float">
            <text:p>0.73</text:p>
          </table:table-cell>
        </table:table-row>
        <table:table-row table:style-name="ro1">
          <table:table-cell office:value-type="float" office:value="0.470000000000001" calcext:value-type="float">
            <text:p>0.47</text:p>
          </table:table-cell>
          <table:table-cell table:formula="of:=(1-[.$A149])/2" office:value-type="float" office:value="0.264999999999999" calcext:value-type="float">
            <text:p>0.265</text:p>
          </table:table-cell>
          <table:table-cell table:formula="of:=([.$A149]-1)/2+1" office:value-type="float" office:value="0.735000000000001" calcext:value-type="float">
            <text:p>0.735</text:p>
          </table:table-cell>
        </table:table-row>
        <table:table-row table:style-name="ro1">
          <table:table-cell office:value-type="float" office:value="0.480000000000001" calcext:value-type="float">
            <text:p>0.48</text:p>
          </table:table-cell>
          <table:table-cell table:formula="of:=(1-[.$A150])/2" office:value-type="float" office:value="0.259999999999999" calcext:value-type="float">
            <text:p>0.26</text:p>
          </table:table-cell>
          <table:table-cell table:formula="of:=([.$A150]-1)/2+1" office:value-type="float" office:value="0.740000000000001" calcext:value-type="float">
            <text:p>0.74</text:p>
          </table:table-cell>
        </table:table-row>
        <table:table-row table:style-name="ro1">
          <table:table-cell office:value-type="float" office:value="0.490000000000001" calcext:value-type="float">
            <text:p>0.49</text:p>
          </table:table-cell>
          <table:table-cell table:formula="of:=(1-[.$A151])/2" office:value-type="float" office:value="0.254999999999999" calcext:value-type="float">
            <text:p>0.255</text:p>
          </table:table-cell>
          <table:table-cell table:formula="of:=([.$A151]-1)/2+1" office:value-type="float" office:value="0.745000000000001" calcext:value-type="float">
            <text:p>0.745</text:p>
          </table:table-cell>
        </table:table-row>
        <table:table-row table:style-name="ro1">
          <table:table-cell office:value-type="float" office:value="0.500000000000001" calcext:value-type="float">
            <text:p>0.5</text:p>
          </table:table-cell>
          <table:table-cell table:formula="of:=(1-[.$A152])/2" office:value-type="float" office:value="0.249999999999999" calcext:value-type="float">
            <text:p>0.25</text:p>
          </table:table-cell>
          <table:table-cell table:formula="of:=([.$A152]-1)/2+1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510000000000001" calcext:value-type="float">
            <text:p>0.51</text:p>
          </table:table-cell>
          <table:table-cell table:formula="of:=(1-[.$A153])/2" office:value-type="float" office:value="0.244999999999999" calcext:value-type="float">
            <text:p>0.245</text:p>
          </table:table-cell>
          <table:table-cell table:formula="of:=([.$A153]-1)/2+1" office:value-type="float" office:value="0.755000000000001" calcext:value-type="float">
            <text:p>0.755</text:p>
          </table:table-cell>
        </table:table-row>
        <table:table-row table:style-name="ro1">
          <table:table-cell office:value-type="float" office:value="0.520000000000001" calcext:value-type="float">
            <text:p>0.52</text:p>
          </table:table-cell>
          <table:table-cell table:formula="of:=(1-[.$A154])/2" office:value-type="float" office:value="0.239999999999999" calcext:value-type="float">
            <text:p>0.24</text:p>
          </table:table-cell>
          <table:table-cell table:formula="of:=([.$A154]-1)/2+1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0.530000000000001" calcext:value-type="float">
            <text:p>0.53</text:p>
          </table:table-cell>
          <table:table-cell table:formula="of:=(1-[.$A155])/2" office:value-type="float" office:value="0.234999999999999" calcext:value-type="float">
            <text:p>0.235</text:p>
          </table:table-cell>
          <table:table-cell table:formula="of:=([.$A155]-1)/2+1" office:value-type="float" office:value="0.765000000000001" calcext:value-type="float">
            <text:p>0.765</text:p>
          </table:table-cell>
        </table:table-row>
        <table:table-row table:style-name="ro1">
          <table:table-cell office:value-type="float" office:value="0.540000000000001" calcext:value-type="float">
            <text:p>0.54</text:p>
          </table:table-cell>
          <table:table-cell table:formula="of:=(1-[.$A156])/2" office:value-type="float" office:value="0.229999999999999" calcext:value-type="float">
            <text:p>0.23</text:p>
          </table:table-cell>
          <table:table-cell table:formula="of:=([.$A156]-1)/2+1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0.550000000000001" calcext:value-type="float">
            <text:p>0.55</text:p>
          </table:table-cell>
          <table:table-cell table:formula="of:=(1-[.$A157])/2" office:value-type="float" office:value="0.224999999999999" calcext:value-type="float">
            <text:p>0.225</text:p>
          </table:table-cell>
          <table:table-cell table:formula="of:=([.$A157]-1)/2+1" office:value-type="float" office:value="0.775000000000001" calcext:value-type="float">
            <text:p>0.775</text:p>
          </table:table-cell>
        </table:table-row>
        <table:table-row table:style-name="ro1">
          <table:table-cell office:value-type="float" office:value="0.560000000000001" calcext:value-type="float">
            <text:p>0.56</text:p>
          </table:table-cell>
          <table:table-cell table:formula="of:=(1-[.$A158])/2" office:value-type="float" office:value="0.219999999999999" calcext:value-type="float">
            <text:p>0.22</text:p>
          </table:table-cell>
          <table:table-cell table:formula="of:=([.$A158]-1)/2+1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0.570000000000001" calcext:value-type="float">
            <text:p>0.57</text:p>
          </table:table-cell>
          <table:table-cell table:formula="of:=(1-[.$A159])/2" office:value-type="float" office:value="0.214999999999999" calcext:value-type="float">
            <text:p>0.215</text:p>
          </table:table-cell>
          <table:table-cell table:formula="of:=([.$A159]-1)/2+1" office:value-type="float" office:value="0.785000000000001" calcext:value-type="float">
            <text:p>0.785</text:p>
          </table:table-cell>
        </table:table-row>
        <table:table-row table:style-name="ro1">
          <table:table-cell office:value-type="float" office:value="0.580000000000001" calcext:value-type="float">
            <text:p>0.58</text:p>
          </table:table-cell>
          <table:table-cell table:formula="of:=(1-[.$A160])/2" office:value-type="float" office:value="0.209999999999999" calcext:value-type="float">
            <text:p>0.21</text:p>
          </table:table-cell>
          <table:table-cell table:formula="of:=([.$A160]-1)/2+1" office:value-type="float" office:value="0.790000000000001" calcext:value-type="float">
            <text:p>0.79</text:p>
          </table:table-cell>
        </table:table-row>
        <table:table-row table:style-name="ro1">
          <table:table-cell office:value-type="float" office:value="0.590000000000001" calcext:value-type="float">
            <text:p>0.59</text:p>
          </table:table-cell>
          <table:table-cell table:formula="of:=(1-[.$A161])/2" office:value-type="float" office:value="0.204999999999999" calcext:value-type="float">
            <text:p>0.205</text:p>
          </table:table-cell>
          <table:table-cell table:formula="of:=([.$A161]-1)/2+1" office:value-type="float" office:value="0.795000000000001" calcext:value-type="float">
            <text:p>0.795</text:p>
          </table:table-cell>
        </table:table-row>
        <table:table-row table:style-name="ro1">
          <table:table-cell office:value-type="float" office:value="0.600000000000001" calcext:value-type="float">
            <text:p>0.6</text:p>
          </table:table-cell>
          <table:table-cell table:formula="of:=(1-[.$A162])/2" office:value-type="float" office:value="0.2" calcext:value-type="float">
            <text:p>0.2</text:p>
          </table:table-cell>
          <table:table-cell table:formula="of:=([.$A162]-1)/2+1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610000000000001" calcext:value-type="float">
            <text:p>0.61</text:p>
          </table:table-cell>
          <table:table-cell table:formula="of:=(1-[.$A163])/2" office:value-type="float" office:value="0.194999999999999" calcext:value-type="float">
            <text:p>0.195</text:p>
          </table:table-cell>
          <table:table-cell table:formula="of:=([.$A163]-1)/2+1" office:value-type="float" office:value="0.805000000000001" calcext:value-type="float">
            <text:p>0.805</text:p>
          </table:table-cell>
        </table:table-row>
        <table:table-row table:style-name="ro1">
          <table:table-cell office:value-type="float" office:value="0.620000000000001" calcext:value-type="float">
            <text:p>0.62</text:p>
          </table:table-cell>
          <table:table-cell table:formula="of:=(1-[.$A164])/2" office:value-type="float" office:value="0.19" calcext:value-type="float">
            <text:p>0.19</text:p>
          </table:table-cell>
          <table:table-cell table:formula="of:=([.$A164]-1)/2+1" office:value-type="float" office:value="0.810000000000001" calcext:value-type="float">
            <text:p>0.81</text:p>
          </table:table-cell>
        </table:table-row>
        <table:table-row table:style-name="ro1">
          <table:table-cell office:value-type="float" office:value="0.630000000000001" calcext:value-type="float">
            <text:p>0.63</text:p>
          </table:table-cell>
          <table:table-cell table:formula="of:=(1-[.$A165])/2" office:value-type="float" office:value="0.185" calcext:value-type="float">
            <text:p>0.185</text:p>
          </table:table-cell>
          <table:table-cell table:formula="of:=([.$A165]-1)/2+1" office:value-type="float" office:value="0.815" calcext:value-type="float">
            <text:p>0.815</text:p>
          </table:table-cell>
        </table:table-row>
        <table:table-row table:style-name="ro1">
          <table:table-cell office:value-type="float" office:value="0.640000000000001" calcext:value-type="float">
            <text:p>0.64</text:p>
          </table:table-cell>
          <table:table-cell table:formula="of:=(1-[.$A166])/2" office:value-type="float" office:value="0.18" calcext:value-type="float">
            <text:p>0.18</text:p>
          </table:table-cell>
          <table:table-cell table:formula="of:=([.$A166]-1)/2+1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650000000000001" calcext:value-type="float">
            <text:p>0.65</text:p>
          </table:table-cell>
          <table:table-cell table:formula="of:=(1-[.$A167])/2" office:value-type="float" office:value="0.175" calcext:value-type="float">
            <text:p>0.175</text:p>
          </table:table-cell>
          <table:table-cell table:formula="of:=([.$A167]-1)/2+1" office:value-type="float" office:value="0.825000000000001" calcext:value-type="float">
            <text:p>0.825</text:p>
          </table:table-cell>
        </table:table-row>
        <table:table-row table:style-name="ro1">
          <table:table-cell office:value-type="float" office:value="0.660000000000002" calcext:value-type="float">
            <text:p>0.66</text:p>
          </table:table-cell>
          <table:table-cell table:formula="of:=(1-[.$A168])/2" office:value-type="float" office:value="0.169999999999999" calcext:value-type="float">
            <text:p>0.17</text:p>
          </table:table-cell>
          <table:table-cell table:formula="of:=([.$A168]-1)/2+1" office:value-type="float" office:value="0.830000000000001" calcext:value-type="float">
            <text:p>0.83</text:p>
          </table:table-cell>
        </table:table-row>
        <table:table-row table:style-name="ro1">
          <table:table-cell office:value-type="float" office:value="0.670000000000001" calcext:value-type="float">
            <text:p>0.67</text:p>
          </table:table-cell>
          <table:table-cell table:formula="of:=(1-[.$A169])/2" office:value-type="float" office:value="0.164999999999999" calcext:value-type="float">
            <text:p>0.165</text:p>
          </table:table-cell>
          <table:table-cell table:formula="of:=([.$A169]-1)/2+1" office:value-type="float" office:value="0.835000000000001" calcext:value-type="float">
            <text:p>0.835</text:p>
          </table:table-cell>
        </table:table-row>
        <table:table-row table:style-name="ro1">
          <table:table-cell office:value-type="float" office:value="0.680000000000002" calcext:value-type="float">
            <text:p>0.68</text:p>
          </table:table-cell>
          <table:table-cell table:formula="of:=(1-[.$A170])/2" office:value-type="float" office:value="0.159999999999999" calcext:value-type="float">
            <text:p>0.16</text:p>
          </table:table-cell>
          <table:table-cell table:formula="of:=([.$A170]-1)/2+1" office:value-type="float" office:value="0.840000000000001" calcext:value-type="float">
            <text:p>0.84</text:p>
          </table:table-cell>
        </table:table-row>
        <table:table-row table:style-name="ro1">
          <table:table-cell office:value-type="float" office:value="0.690000000000001" calcext:value-type="float">
            <text:p>0.69</text:p>
          </table:table-cell>
          <table:table-cell table:formula="of:=(1-[.$A171])/2" office:value-type="float" office:value="0.154999999999999" calcext:value-type="float">
            <text:p>0.155</text:p>
          </table:table-cell>
          <table:table-cell table:formula="of:=([.$A171]-1)/2+1"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0.700000000000002" calcext:value-type="float">
            <text:p>0.7</text:p>
          </table:table-cell>
          <table:table-cell table:formula="of:=(1-[.$A172])/2" office:value-type="float" office:value="0.149999999999999" calcext:value-type="float">
            <text:p>0.15</text:p>
          </table:table-cell>
          <table:table-cell table:formula="of:=([.$A172]-1)/2+1" office:value-type="float" office:value="0.850000000000001" calcext:value-type="float">
            <text:p>0.85</text:p>
          </table:table-cell>
        </table:table-row>
        <table:table-row table:style-name="ro1">
          <table:table-cell office:value-type="float" office:value="0.710000000000002" calcext:value-type="float">
            <text:p>0.71</text:p>
          </table:table-cell>
          <table:table-cell table:formula="of:=(1-[.$A173])/2" office:value-type="float" office:value="0.144999999999999" calcext:value-type="float">
            <text:p>0.145</text:p>
          </table:table-cell>
          <table:table-cell table:formula="of:=([.$A173]-1)/2+1" office:value-type="float" office:value="0.855000000000001" calcext:value-type="float">
            <text:p>0.855</text:p>
          </table:table-cell>
        </table:table-row>
        <table:table-row table:style-name="ro1">
          <table:table-cell office:value-type="float" office:value="0.720000000000002" calcext:value-type="float">
            <text:p>0.72</text:p>
          </table:table-cell>
          <table:table-cell table:formula="of:=(1-[.$A174])/2" office:value-type="float" office:value="0.139999999999999" calcext:value-type="float">
            <text:p>0.14</text:p>
          </table:table-cell>
          <table:table-cell table:formula="of:=([.$A174]-1)/2+1" office:value-type="float" office:value="0.860000000000001" calcext:value-type="float">
            <text:p>0.86</text:p>
          </table:table-cell>
        </table:table-row>
        <table:table-row table:style-name="ro1">
          <table:table-cell office:value-type="float" office:value="0.730000000000002" calcext:value-type="float">
            <text:p>0.73</text:p>
          </table:table-cell>
          <table:table-cell table:formula="of:=(1-[.$A175])/2" office:value-type="float" office:value="0.134999999999999" calcext:value-type="float">
            <text:p>0.135</text:p>
          </table:table-cell>
          <table:table-cell table:formula="of:=([.$A175]-1)/2+1" office:value-type="float" office:value="0.865000000000001" calcext:value-type="float">
            <text:p>0.865</text:p>
          </table:table-cell>
        </table:table-row>
        <table:table-row table:style-name="ro1">
          <table:table-cell office:value-type="float" office:value="0.740000000000002" calcext:value-type="float">
            <text:p>0.74</text:p>
          </table:table-cell>
          <table:table-cell table:formula="of:=(1-[.$A176])/2" office:value-type="float" office:value="0.129999999999999" calcext:value-type="float">
            <text:p>0.13</text:p>
          </table:table-cell>
          <table:table-cell table:formula="of:=([.$A176]-1)/2+1" office:value-type="float" office:value="0.870000000000001" calcext:value-type="float">
            <text:p>0.87</text:p>
          </table:table-cell>
        </table:table-row>
        <table:table-row table:style-name="ro1">
          <table:table-cell office:value-type="float" office:value="0.750000000000002" calcext:value-type="float">
            <text:p>0.75</text:p>
          </table:table-cell>
          <table:table-cell table:formula="of:=(1-[.$A177])/2" office:value-type="float" office:value="0.124999999999999" calcext:value-type="float">
            <text:p>0.125</text:p>
          </table:table-cell>
          <table:table-cell table:formula="of:=([.$A177]-1)/2+1" office:value-type="float" office:value="0.875000000000001" calcext:value-type="float">
            <text:p>0.875</text:p>
          </table:table-cell>
        </table:table-row>
        <table:table-row table:style-name="ro1">
          <table:table-cell office:value-type="float" office:value="0.760000000000002" calcext:value-type="float">
            <text:p>0.76</text:p>
          </table:table-cell>
          <table:table-cell table:formula="of:=(1-[.$A178])/2" office:value-type="float" office:value="0.119999999999999" calcext:value-type="float">
            <text:p>0.12</text:p>
          </table:table-cell>
          <table:table-cell table:formula="of:=([.$A178]-1)/2+1" office:value-type="float" office:value="0.880000000000001" calcext:value-type="float">
            <text:p>0.88</text:p>
          </table:table-cell>
        </table:table-row>
        <table:table-row table:style-name="ro1">
          <table:table-cell office:value-type="float" office:value="0.770000000000002" calcext:value-type="float">
            <text:p>0.77</text:p>
          </table:table-cell>
          <table:table-cell table:formula="of:=(1-[.$A179])/2" office:value-type="float" office:value="0.114999999999999" calcext:value-type="float">
            <text:p>0.115</text:p>
          </table:table-cell>
          <table:table-cell table:formula="of:=([.$A179]-1)/2+1" office:value-type="float" office:value="0.885000000000001" calcext:value-type="float">
            <text:p>0.885</text:p>
          </table:table-cell>
        </table:table-row>
        <table:table-row table:style-name="ro1">
          <table:table-cell office:value-type="float" office:value="0.780000000000002" calcext:value-type="float">
            <text:p>0.78</text:p>
          </table:table-cell>
          <table:table-cell table:formula="of:=(1-[.$A180])/2" office:value-type="float" office:value="0.109999999999999" calcext:value-type="float">
            <text:p>0.11</text:p>
          </table:table-cell>
          <table:table-cell table:formula="of:=([.$A180]-1)/2+1" office:value-type="float" office:value="0.890000000000001" calcext:value-type="float">
            <text:p>0.89</text:p>
          </table:table-cell>
        </table:table-row>
        <table:table-row table:style-name="ro1">
          <table:table-cell office:value-type="float" office:value="0.790000000000002" calcext:value-type="float">
            <text:p>0.79</text:p>
          </table:table-cell>
          <table:table-cell table:formula="of:=(1-[.$A181])/2" office:value-type="float" office:value="0.104999999999999" calcext:value-type="float">
            <text:p>0.105</text:p>
          </table:table-cell>
          <table:table-cell table:formula="of:=([.$A181]-1)/2+1" office:value-type="float" office:value="0.895000000000001" calcext:value-type="float">
            <text:p>0.895</text:p>
          </table:table-cell>
        </table:table-row>
        <table:table-row table:style-name="ro1">
          <table:table-cell office:value-type="float" office:value="0.800000000000002" calcext:value-type="float">
            <text:p>0.8</text:p>
          </table:table-cell>
          <table:table-cell table:formula="of:=(1-[.$A182])/2" office:value-type="float" office:value="0.099999999999999" calcext:value-type="float">
            <text:p>0.1</text:p>
          </table:table-cell>
          <table:table-cell table:formula="of:=([.$A182]-1)/2+1" office:value-type="float" office:value="0.900000000000001" calcext:value-type="float">
            <text:p>0.9</text:p>
          </table:table-cell>
        </table:table-row>
        <table:table-row table:style-name="ro1">
          <table:table-cell office:value-type="float" office:value="0.810000000000002" calcext:value-type="float">
            <text:p>0.81</text:p>
          </table:table-cell>
          <table:table-cell table:formula="of:=(1-[.$A183])/2" office:value-type="float" office:value="0.094999999999999" calcext:value-type="float">
            <text:p>0.095</text:p>
          </table:table-cell>
          <table:table-cell table:formula="of:=([.$A183]-1)/2+1" office:value-type="float" office:value="0.905000000000001" calcext:value-type="float">
            <text:p>0.905</text:p>
          </table:table-cell>
        </table:table-row>
        <table:table-row table:style-name="ro1">
          <table:table-cell office:value-type="float" office:value="0.820000000000002" calcext:value-type="float">
            <text:p>0.82</text:p>
          </table:table-cell>
          <table:table-cell table:formula="of:=(1-[.$A184])/2" office:value-type="float" office:value="0.089999999999999" calcext:value-type="float">
            <text:p>0.09</text:p>
          </table:table-cell>
          <table:table-cell table:formula="of:=([.$A184]-1)/2+1" office:value-type="float" office:value="0.910000000000001" calcext:value-type="float">
            <text:p>0.91</text:p>
          </table:table-cell>
        </table:table-row>
        <table:table-row table:style-name="ro1">
          <table:table-cell office:value-type="float" office:value="0.830000000000002" calcext:value-type="float">
            <text:p>0.83</text:p>
          </table:table-cell>
          <table:table-cell table:formula="of:=(1-[.$A185])/2" office:value-type="float" office:value="0.084999999999999" calcext:value-type="float">
            <text:p>0.085</text:p>
          </table:table-cell>
          <table:table-cell table:formula="of:=([.$A185]-1)/2+1" office:value-type="float" office:value="0.915000000000001" calcext:value-type="float">
            <text:p>0.915</text:p>
          </table:table-cell>
        </table:table-row>
        <table:table-row table:style-name="ro1">
          <table:table-cell office:value-type="float" office:value="0.840000000000002" calcext:value-type="float">
            <text:p>0.84</text:p>
          </table:table-cell>
          <table:table-cell table:formula="of:=(1-[.$A186])/2" office:value-type="float" office:value="0.079999999999999" calcext:value-type="float">
            <text:p>0.08</text:p>
          </table:table-cell>
          <table:table-cell table:formula="of:=([.$A186]-1)/2+1" office:value-type="float" office:value="0.920000000000001" calcext:value-type="float">
            <text:p>0.92</text:p>
          </table:table-cell>
        </table:table-row>
        <table:table-row table:style-name="ro1">
          <table:table-cell office:value-type="float" office:value="0.850000000000002" calcext:value-type="float">
            <text:p>0.85</text:p>
          </table:table-cell>
          <table:table-cell table:formula="of:=(1-[.$A187])/2" office:value-type="float" office:value="0.074999999999999" calcext:value-type="float">
            <text:p>0.075</text:p>
          </table:table-cell>
          <table:table-cell table:formula="of:=([.$A187]-1)/2+1" office:value-type="float" office:value="0.925000000000001" calcext:value-type="float">
            <text:p>0.925</text:p>
          </table:table-cell>
        </table:table-row>
        <table:table-row table:style-name="ro1">
          <table:table-cell office:value-type="float" office:value="0.860000000000002" calcext:value-type="float">
            <text:p>0.86</text:p>
          </table:table-cell>
          <table:table-cell table:formula="of:=(1-[.$A188])/2" office:value-type="float" office:value="0.069999999999999" calcext:value-type="float">
            <text:p>0.07</text:p>
          </table:table-cell>
          <table:table-cell table:formula="of:=([.$A188]-1)/2+1" office:value-type="float" office:value="0.930000000000001" calcext:value-type="float">
            <text:p>0.93</text:p>
          </table:table-cell>
        </table:table-row>
        <table:table-row table:style-name="ro1">
          <table:table-cell office:value-type="float" office:value="0.870000000000002" calcext:value-type="float">
            <text:p>0.87</text:p>
          </table:table-cell>
          <table:table-cell table:formula="of:=(1-[.$A189])/2" office:value-type="float" office:value="0.0649999999999989" calcext:value-type="float">
            <text:p>0.065</text:p>
          </table:table-cell>
          <table:table-cell table:formula="of:=([.$A189]-1)/2+1" office:value-type="float" office:value="0.935000000000001" calcext:value-type="float">
            <text:p>0.935</text:p>
          </table:table-cell>
        </table:table-row>
        <table:table-row table:style-name="ro1">
          <table:table-cell office:value-type="float" office:value="0.880000000000002" calcext:value-type="float">
            <text:p>0.88</text:p>
          </table:table-cell>
          <table:table-cell table:formula="of:=(1-[.$A190])/2" office:value-type="float" office:value="0.0599999999999989" calcext:value-type="float">
            <text:p>0.06</text:p>
          </table:table-cell>
          <table:table-cell table:formula="of:=([.$A190]-1)/2+1" office:value-type="float" office:value="0.940000000000001" calcext:value-type="float">
            <text:p>0.94</text:p>
          </table:table-cell>
        </table:table-row>
        <table:table-row table:style-name="ro1">
          <table:table-cell office:value-type="float" office:value="0.890000000000002" calcext:value-type="float">
            <text:p>0.89</text:p>
          </table:table-cell>
          <table:table-cell table:formula="of:=(1-[.$A191])/2" office:value-type="float" office:value="0.0549999999999989" calcext:value-type="float">
            <text:p>0.055</text:p>
          </table:table-cell>
          <table:table-cell table:formula="of:=([.$A191]-1)/2+1" office:value-type="float" office:value="0.945000000000001" calcext:value-type="float">
            <text:p>0.945</text:p>
          </table:table-cell>
        </table:table-row>
        <table:table-row table:style-name="ro1">
          <table:table-cell office:value-type="float" office:value="0.900000000000002" calcext:value-type="float">
            <text:p>0.9</text:p>
          </table:table-cell>
          <table:table-cell table:formula="of:=(1-[.$A192])/2" office:value-type="float" office:value="0.049999999999999" calcext:value-type="float">
            <text:p>0.05</text:p>
          </table:table-cell>
          <table:table-cell table:formula="of:=([.$A192]-1)/2+1" office:value-type="float" office:value="0.950000000000001" calcext:value-type="float">
            <text:p>0.95</text:p>
          </table:table-cell>
        </table:table-row>
        <table:table-row table:style-name="ro1">
          <table:table-cell office:value-type="float" office:value="0.910000000000002" calcext:value-type="float">
            <text:p>0.91</text:p>
          </table:table-cell>
          <table:table-cell table:formula="of:=(1-[.$A193])/2" office:value-type="float" office:value="0.044999999999999" calcext:value-type="float">
            <text:p>0.045</text:p>
          </table:table-cell>
          <table:table-cell table:formula="of:=([.$A193]-1)/2+1" office:value-type="float" office:value="0.955000000000001" calcext:value-type="float">
            <text:p>0.955</text:p>
          </table:table-cell>
        </table:table-row>
        <table:table-row table:style-name="ro1">
          <table:table-cell office:value-type="float" office:value="0.920000000000002" calcext:value-type="float">
            <text:p>0.92</text:p>
          </table:table-cell>
          <table:table-cell table:formula="of:=(1-[.$A194])/2" office:value-type="float" office:value="0.039999999999999" calcext:value-type="float">
            <text:p>0.04</text:p>
          </table:table-cell>
          <table:table-cell table:formula="of:=([.$A194]-1)/2+1" office:value-type="float" office:value="0.960000000000001" calcext:value-type="float">
            <text:p>0.96</text:p>
          </table:table-cell>
        </table:table-row>
        <table:table-row table:style-name="ro1">
          <table:table-cell office:value-type="float" office:value="0.930000000000002" calcext:value-type="float">
            <text:p>0.93</text:p>
          </table:table-cell>
          <table:table-cell table:formula="of:=(1-[.$A195])/2" office:value-type="float" office:value="0.034999999999999" calcext:value-type="float">
            <text:p>0.035</text:p>
          </table:table-cell>
          <table:table-cell table:formula="of:=([.$A195]-1)/2+1" office:value-type="float" office:value="0.965000000000001" calcext:value-type="float">
            <text:p>0.965</text:p>
          </table:table-cell>
        </table:table-row>
        <table:table-row table:style-name="ro1">
          <table:table-cell office:value-type="float" office:value="0.940000000000002" calcext:value-type="float">
            <text:p>0.94</text:p>
          </table:table-cell>
          <table:table-cell table:formula="of:=(1-[.$A196])/2" office:value-type="float" office:value="0.029999999999999" calcext:value-type="float">
            <text:p>0.03</text:p>
          </table:table-cell>
          <table:table-cell table:formula="of:=([.$A196]-1)/2+1" office:value-type="float" office:value="0.970000000000001" calcext:value-type="float">
            <text:p>0.97</text:p>
          </table:table-cell>
        </table:table-row>
        <table:table-row table:style-name="ro1">
          <table:table-cell office:value-type="float" office:value="0.950000000000002" calcext:value-type="float">
            <text:p>0.95</text:p>
          </table:table-cell>
          <table:table-cell table:formula="of:=(1-[.$A197])/2" office:value-type="float" office:value="0.024999999999999" calcext:value-type="float">
            <text:p>0.025</text:p>
          </table:table-cell>
          <table:table-cell table:formula="of:=([.$A197]-1)/2+1" office:value-type="float" office:value="0.975000000000001" calcext:value-type="float">
            <text:p>0.975</text:p>
          </table:table-cell>
        </table:table-row>
        <table:table-row table:style-name="ro1">
          <table:table-cell office:value-type="float" office:value="0.960000000000002" calcext:value-type="float">
            <text:p>0.96</text:p>
          </table:table-cell>
          <table:table-cell table:formula="of:=(1-[.$A198])/2" office:value-type="float" office:value="0.019999999999999" calcext:value-type="float">
            <text:p>0.02</text:p>
          </table:table-cell>
          <table:table-cell table:formula="of:=([.$A198]-1)/2+1" office:value-type="float" office:value="0.980000000000001" calcext:value-type="float">
            <text:p>0.98</text:p>
          </table:table-cell>
        </table:table-row>
        <table:table-row table:style-name="ro1">
          <table:table-cell office:value-type="float" office:value="0.970000000000002" calcext:value-type="float">
            <text:p>0.97</text:p>
          </table:table-cell>
          <table:table-cell table:formula="of:=(1-[.$A199])/2" office:value-type="float" office:value="0.014999999999999" calcext:value-type="float">
            <text:p>0.015</text:p>
          </table:table-cell>
          <table:table-cell table:formula="of:=([.$A199]-1)/2+1" office:value-type="float" office:value="0.985000000000001" calcext:value-type="float">
            <text:p>0.985</text:p>
          </table:table-cell>
        </table:table-row>
        <table:table-row table:style-name="ro1">
          <table:table-cell office:value-type="float" office:value="0.980000000000002" calcext:value-type="float">
            <text:p>0.98</text:p>
          </table:table-cell>
          <table:table-cell table:formula="of:=(1-[.$A200])/2" office:value-type="float" office:value="0.00999999999999895" calcext:value-type="float">
            <text:p>0.01</text:p>
          </table:table-cell>
          <table:table-cell table:formula="of:=([.$A200]-1)/2+1" office:value-type="float" office:value="0.990000000000001" calcext:value-type="float">
            <text:p>0.99</text:p>
          </table:table-cell>
        </table:table-row>
        <table:table-row table:style-name="ro1">
          <table:table-cell office:value-type="float" office:value="0.990000000000002" calcext:value-type="float">
            <text:p>0.99</text:p>
          </table:table-cell>
          <table:table-cell table:formula="of:=(1-[.$A201])/2" office:value-type="float" office:value="0.00499999999999895" calcext:value-type="float">
            <text:p>0.005</text:p>
          </table:table-cell>
          <table:table-cell table:formula="of:=([.$A201]-1)/2+1" office:value-type="float" office:value="0.995000000000001" calcext:value-type="float">
            <text:p>0.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-[.$A202])/2" office:value-type="float" office:value="0" calcext:value-type="float">
            <text:p>0</text:p>
          </table:table-cell>
          <table:table-cell table:formula="of:=([.$A202]-1)/2+1" office:value-type="float" office:value="1" calcext:value-type="float">
            <text:p>1</text:p>
          </table:table-cell>
        </table:table-row>
      </table:table>
      <table:table table:name="2nd" table:style-name="ta1">
        <table:shapes>
          <draw:frame draw:z-index="0" draw:style-name="gr1" draw:text-style-name="P1" svg:width="4.5732in" svg:height="2.5in" svg:x="3.5953in" svg:y="0.0394in">
            <draw:object draw:notify-on-update-of-ranges="2nd.A2:2nd.A202 2nd.B1:2nd.B1 2nd.B2:2nd.B202 2nd.A2:2nd.A202 2nd.C1:2nd.C1 2nd.C2:2nd.C202 2nd.A2:2nd.A202 2nd.D1:2nd.D1 2nd.D2:2nd.D2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]*([.$A2]-1)/2" office:value-type="float" office:value="1" calcext:value-type="float">
            <text:p>1</text:p>
          </table:table-cell>
          <table:table-cell table:formula="of:=([.$A2]+1)*(1-[.$A2])" office:value-type="float" office:value="0" calcext:value-type="float">
            <text:p>0</text:p>
          </table:table-cell>
          <table:table-cell table:formula="of:=[.$A2]*([.$A2]+1)/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99" calcext:value-type="float">
            <text:p>-0.99</text:p>
          </table:table-cell>
          <table:table-cell table:formula="of:=[.$A3]*([.$A3]-1)/2" office:value-type="float" office:value="0.98505" calcext:value-type="float">
            <text:p>0.98505</text:p>
          </table:table-cell>
          <table:table-cell table:formula="of:=([.$A3]+1)*(1-[.$A3])" office:value-type="float" office:value="0.0199" calcext:value-type="float">
            <text:p>0.0199</text:p>
          </table:table-cell>
          <table:table-cell table:formula="of:=[.$A3]*([.$A3]+1)/2" office:value-type="float" office:value="-0.00495" calcext:value-type="float">
            <text:p>-0.0049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table:formula="of:=[.$A4]*([.$A4]-1)/2" office:value-type="float" office:value="0.9702" calcext:value-type="float">
            <text:p>0.9702</text:p>
          </table:table-cell>
          <table:table-cell table:formula="of:=([.$A4]+1)*(1-[.$A4])" office:value-type="float" office:value="0.0396" calcext:value-type="float">
            <text:p>0.0396</text:p>
          </table:table-cell>
          <table:table-cell table:formula="of:=[.$A4]*([.$A4]+1)/2" office:value-type="float" office:value="-0.00980000000000001" calcext:value-type="float">
            <text:p>-0.0098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table:formula="of:=[.$A5]*([.$A5]-1)/2" office:value-type="float" office:value="0.95545" calcext:value-type="float">
            <text:p>0.95545</text:p>
          </table:table-cell>
          <table:table-cell table:formula="of:=([.$A5]+1)*(1-[.$A5])" office:value-type="float" office:value="0.0591" calcext:value-type="float">
            <text:p>0.0591</text:p>
          </table:table-cell>
          <table:table-cell table:formula="of:=[.$A5]*([.$A5]+1)/2" office:value-type="float" office:value="-0.01455" calcext:value-type="float">
            <text:p>-0.01455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table:formula="of:=[.$A6]*([.$A6]-1)/2" office:value-type="float" office:value="0.9408" calcext:value-type="float">
            <text:p>0.9408</text:p>
          </table:table-cell>
          <table:table-cell table:formula="of:=([.$A6]+1)*(1-[.$A6])" office:value-type="float" office:value="0.0784000000000001" calcext:value-type="float">
            <text:p>0.0784</text:p>
          </table:table-cell>
          <table:table-cell table:formula="of:=[.$A6]*([.$A6]+1)/2" office:value-type="float" office:value="-0.0192" calcext:value-type="float">
            <text:p>-0.0192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table:formula="of:=[.$A7]*([.$A7]-1)/2" office:value-type="float" office:value="0.92625" calcext:value-type="float">
            <text:p>0.92625</text:p>
          </table:table-cell>
          <table:table-cell table:formula="of:=([.$A7]+1)*(1-[.$A7])" office:value-type="float" office:value="0.0974999999999999" calcext:value-type="float">
            <text:p>0.0975</text:p>
          </table:table-cell>
          <table:table-cell table:formula="of:=[.$A7]*([.$A7]+1)/2" office:value-type="float" office:value="-0.02375" calcext:value-type="float">
            <text:p>-0.02375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table:formula="of:=[.$A8]*([.$A8]-1)/2" office:value-type="float" office:value="0.9118" calcext:value-type="float">
            <text:p>0.9118</text:p>
          </table:table-cell>
          <table:table-cell table:formula="of:=([.$A8]+1)*(1-[.$A8])" office:value-type="float" office:value="0.1164" calcext:value-type="float">
            <text:p>0.1164</text:p>
          </table:table-cell>
          <table:table-cell table:formula="of:=[.$A8]*([.$A8]+1)/2" office:value-type="float" office:value="-0.0282" calcext:value-type="float">
            <text:p>-0.0282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table:formula="of:=[.$A9]*([.$A9]-1)/2" office:value-type="float" office:value="0.89745" calcext:value-type="float">
            <text:p>0.89745</text:p>
          </table:table-cell>
          <table:table-cell table:formula="of:=([.$A9]+1)*(1-[.$A9])" office:value-type="float" office:value="0.1351" calcext:value-type="float">
            <text:p>0.1351</text:p>
          </table:table-cell>
          <table:table-cell table:formula="of:=[.$A9]*([.$A9]+1)/2" office:value-type="float" office:value="-0.03255" calcext:value-type="float">
            <text:p>-0.03255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table:formula="of:=[.$A10]*([.$A10]-1)/2" office:value-type="float" office:value="0.8832" calcext:value-type="float">
            <text:p>0.8832</text:p>
          </table:table-cell>
          <table:table-cell table:formula="of:=([.$A10]+1)*(1-[.$A10])" office:value-type="float" office:value="0.1536" calcext:value-type="float">
            <text:p>0.1536</text:p>
          </table:table-cell>
          <table:table-cell table:formula="of:=[.$A10]*([.$A10]+1)/2" office:value-type="float" office:value="-0.0368" calcext:value-type="float">
            <text:p>-0.0368</text:p>
          </table:table-cell>
        </table:table-row>
        <table:table-row table:style-name="ro1">
          <table:table-cell office:value-type="float" office:value="-0.91" calcext:value-type="float">
            <text:p>-0.91</text:p>
          </table:table-cell>
          <table:table-cell table:formula="of:=[.$A11]*([.$A11]-1)/2" office:value-type="float" office:value="0.86905" calcext:value-type="float">
            <text:p>0.86905</text:p>
          </table:table-cell>
          <table:table-cell table:formula="of:=([.$A11]+1)*(1-[.$A11])" office:value-type="float" office:value="0.1719" calcext:value-type="float">
            <text:p>0.1719</text:p>
          </table:table-cell>
          <table:table-cell table:formula="of:=[.$A11]*([.$A11]+1)/2" office:value-type="float" office:value="-0.04095" calcext:value-type="float">
            <text:p>-0.04095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[.$A12]*([.$A12]-1)/2" office:value-type="float" office:value="0.855" calcext:value-type="float">
            <text:p>0.855</text:p>
          </table:table-cell>
          <table:table-cell table:formula="of:=([.$A12]+1)*(1-[.$A12])" office:value-type="float" office:value="0.19" calcext:value-type="float">
            <text:p>0.19</text:p>
          </table:table-cell>
          <table:table-cell table:formula="of:=[.$A12]*([.$A12]+1)/2"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89" calcext:value-type="float">
            <text:p>-0.89</text:p>
          </table:table-cell>
          <table:table-cell table:formula="of:=[.$A13]*([.$A13]-1)/2" office:value-type="float" office:value="0.84105" calcext:value-type="float">
            <text:p>0.84105</text:p>
          </table:table-cell>
          <table:table-cell table:formula="of:=([.$A13]+1)*(1-[.$A13])" office:value-type="float" office:value="0.2079" calcext:value-type="float">
            <text:p>0.2079</text:p>
          </table:table-cell>
          <table:table-cell table:formula="of:=[.$A13]*([.$A13]+1)/2" office:value-type="float" office:value="-0.04895" calcext:value-type="float">
            <text:p>-0.04895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table:formula="of:=[.$A14]*([.$A14]-1)/2" office:value-type="float" office:value="0.8272" calcext:value-type="float">
            <text:p>0.8272</text:p>
          </table:table-cell>
          <table:table-cell table:formula="of:=([.$A14]+1)*(1-[.$A14])" office:value-type="float" office:value="0.2256" calcext:value-type="float">
            <text:p>0.2256</text:p>
          </table:table-cell>
          <table:table-cell table:formula="of:=[.$A14]*([.$A14]+1)/2" office:value-type="float" office:value="-0.0528" calcext:value-type="float">
            <text:p>-0.0528</text:p>
          </table:table-cell>
        </table:table-row>
        <table:table-row table:style-name="ro1">
          <table:table-cell office:value-type="float" office:value="-0.87" calcext:value-type="float">
            <text:p>-0.87</text:p>
          </table:table-cell>
          <table:table-cell table:formula="of:=[.$A15]*([.$A15]-1)/2" office:value-type="float" office:value="0.81345" calcext:value-type="float">
            <text:p>0.81345</text:p>
          </table:table-cell>
          <table:table-cell table:formula="of:=([.$A15]+1)*(1-[.$A15])" office:value-type="float" office:value="0.2431" calcext:value-type="float">
            <text:p>0.2431</text:p>
          </table:table-cell>
          <table:table-cell table:formula="of:=[.$A15]*([.$A15]+1)/2" office:value-type="float" office:value="-0.05655" calcext:value-type="float">
            <text:p>-0.05655</text:p>
          </table:table-cell>
        </table:table-row>
        <table:table-row table:style-name="ro1">
          <table:table-cell office:value-type="float" office:value="-0.86" calcext:value-type="float">
            <text:p>-0.86</text:p>
          </table:table-cell>
          <table:table-cell table:formula="of:=[.$A16]*([.$A16]-1)/2" office:value-type="float" office:value="0.7998" calcext:value-type="float">
            <text:p>0.7998</text:p>
          </table:table-cell>
          <table:table-cell table:formula="of:=([.$A16]+1)*(1-[.$A16])" office:value-type="float" office:value="0.2604" calcext:value-type="float">
            <text:p>0.2604</text:p>
          </table:table-cell>
          <table:table-cell table:formula="of:=[.$A16]*([.$A16]+1)/2" office:value-type="float" office:value="-0.0602" calcext:value-type="float">
            <text:p>-0.0602</text:p>
          </table:table-cell>
        </table:table-row>
        <table:table-row table:style-name="ro1">
          <table:table-cell office:value-type="float" office:value="-0.85" calcext:value-type="float">
            <text:p>-0.85</text:p>
          </table:table-cell>
          <table:table-cell table:formula="of:=[.$A17]*([.$A17]-1)/2" office:value-type="float" office:value="0.78625" calcext:value-type="float">
            <text:p>0.78625</text:p>
          </table:table-cell>
          <table:table-cell table:formula="of:=([.$A17]+1)*(1-[.$A17])" office:value-type="float" office:value="0.2775" calcext:value-type="float">
            <text:p>0.2775</text:p>
          </table:table-cell>
          <table:table-cell table:formula="of:=[.$A17]*([.$A17]+1)/2" office:value-type="float" office:value="-0.06375" calcext:value-type="float">
            <text:p>-0.06375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table:formula="of:=[.$A18]*([.$A18]-1)/2" office:value-type="float" office:value="0.7728" calcext:value-type="float">
            <text:p>0.7728</text:p>
          </table:table-cell>
          <table:table-cell table:formula="of:=([.$A18]+1)*(1-[.$A18])" office:value-type="float" office:value="0.2944" calcext:value-type="float">
            <text:p>0.2944</text:p>
          </table:table-cell>
          <table:table-cell table:formula="of:=[.$A18]*([.$A18]+1)/2" office:value-type="float" office:value="-0.0672" calcext:value-type="float">
            <text:p>-0.0672</text:p>
          </table:table-cell>
        </table:table-row>
        <table:table-row table:style-name="ro1">
          <table:table-cell office:value-type="float" office:value="-0.83" calcext:value-type="float">
            <text:p>-0.83</text:p>
          </table:table-cell>
          <table:table-cell table:formula="of:=[.$A19]*([.$A19]-1)/2" office:value-type="float" office:value="0.75945" calcext:value-type="float">
            <text:p>0.75945</text:p>
          </table:table-cell>
          <table:table-cell table:formula="of:=([.$A19]+1)*(1-[.$A19])" office:value-type="float" office:value="0.3111" calcext:value-type="float">
            <text:p>0.3111</text:p>
          </table:table-cell>
          <table:table-cell table:formula="of:=[.$A19]*([.$A19]+1)/2" office:value-type="float" office:value="-0.07055" calcext:value-type="float">
            <text:p>-0.07055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table:formula="of:=[.$A20]*([.$A20]-1)/2" office:value-type="float" office:value="0.7462" calcext:value-type="float">
            <text:p>0.7462</text:p>
          </table:table-cell>
          <table:table-cell table:formula="of:=([.$A20]+1)*(1-[.$A20])" office:value-type="float" office:value="0.3276" calcext:value-type="float">
            <text:p>0.3276</text:p>
          </table:table-cell>
          <table:table-cell table:formula="of:=[.$A20]*([.$A20]+1)/2" office:value-type="float" office:value="-0.0738" calcext:value-type="float">
            <text:p>-0.0738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table:formula="of:=[.$A21]*([.$A21]-1)/2" office:value-type="float" office:value="0.73305" calcext:value-type="float">
            <text:p>0.73305</text:p>
          </table:table-cell>
          <table:table-cell table:formula="of:=([.$A21]+1)*(1-[.$A21])" office:value-type="float" office:value="0.3439" calcext:value-type="float">
            <text:p>0.3439</text:p>
          </table:table-cell>
          <table:table-cell table:formula="of:=[.$A21]*([.$A21]+1)/2" office:value-type="float" office:value="-0.07695" calcext:value-type="float">
            <text:p>-0.07695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[.$A22]*([.$A22]-1)/2" office:value-type="float" office:value="0.72" calcext:value-type="float">
            <text:p>0.72</text:p>
          </table:table-cell>
          <table:table-cell table:formula="of:=([.$A22]+1)*(1-[.$A22])" office:value-type="float" office:value="0.36" calcext:value-type="float">
            <text:p>0.36</text:p>
          </table:table-cell>
          <table:table-cell table:formula="of:=[.$A22]*([.$A22]+1)/2"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table:formula="of:=[.$A23]*([.$A23]-1)/2" office:value-type="float" office:value="0.70705" calcext:value-type="float">
            <text:p>0.70705</text:p>
          </table:table-cell>
          <table:table-cell table:formula="of:=([.$A23]+1)*(1-[.$A23])" office:value-type="float" office:value="0.3759" calcext:value-type="float">
            <text:p>0.3759</text:p>
          </table:table-cell>
          <table:table-cell table:formula="of:=[.$A23]*([.$A23]+1)/2" office:value-type="float" office:value="-0.08295" calcext:value-type="float">
            <text:p>-0.08295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table:formula="of:=[.$A24]*([.$A24]-1)/2" office:value-type="float" office:value="0.6942" calcext:value-type="float">
            <text:p>0.6942</text:p>
          </table:table-cell>
          <table:table-cell table:formula="of:=([.$A24]+1)*(1-[.$A24])" office:value-type="float" office:value="0.3916" calcext:value-type="float">
            <text:p>0.3916</text:p>
          </table:table-cell>
          <table:table-cell table:formula="of:=[.$A24]*([.$A24]+1)/2" office:value-type="float" office:value="-0.0858" calcext:value-type="float">
            <text:p>-0.0858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table:formula="of:=[.$A25]*([.$A25]-1)/2" office:value-type="float" office:value="0.68145" calcext:value-type="float">
            <text:p>0.68145</text:p>
          </table:table-cell>
          <table:table-cell table:formula="of:=([.$A25]+1)*(1-[.$A25])" office:value-type="float" office:value="0.4071" calcext:value-type="float">
            <text:p>0.4071</text:p>
          </table:table-cell>
          <table:table-cell table:formula="of:=[.$A25]*([.$A25]+1)/2" office:value-type="float" office:value="-0.08855" calcext:value-type="float">
            <text:p>-0.08855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table:formula="of:=[.$A26]*([.$A26]-1)/2" office:value-type="float" office:value="0.6688" calcext:value-type="float">
            <text:p>0.6688</text:p>
          </table:table-cell>
          <table:table-cell table:formula="of:=([.$A26]+1)*(1-[.$A26])" office:value-type="float" office:value="0.4224" calcext:value-type="float">
            <text:p>0.4224</text:p>
          </table:table-cell>
          <table:table-cell table:formula="of:=[.$A26]*([.$A26]+1)/2" office:value-type="float" office:value="-0.0912" calcext:value-type="float">
            <text:p>-0.0912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table:formula="of:=[.$A27]*([.$A27]-1)/2" office:value-type="float" office:value="0.65625" calcext:value-type="float">
            <text:p>0.65625</text:p>
          </table:table-cell>
          <table:table-cell table:formula="of:=([.$A27]+1)*(1-[.$A27])" office:value-type="float" office:value="0.4375" calcext:value-type="float">
            <text:p>0.4375</text:p>
          </table:table-cell>
          <table:table-cell table:formula="of:=[.$A27]*([.$A27]+1)/2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table:formula="of:=[.$A28]*([.$A28]-1)/2" office:value-type="float" office:value="0.6438" calcext:value-type="float">
            <text:p>0.6438</text:p>
          </table:table-cell>
          <table:table-cell table:formula="of:=([.$A28]+1)*(1-[.$A28])" office:value-type="float" office:value="0.4524" calcext:value-type="float">
            <text:p>0.4524</text:p>
          </table:table-cell>
          <table:table-cell table:formula="of:=[.$A28]*([.$A28]+1)/2" office:value-type="float" office:value="-0.0962" calcext:value-type="float">
            <text:p>-0.0962</text:p>
          </table:table-cell>
        </table:table-row>
        <table:table-row table:style-name="ro1">
          <table:table-cell office:value-type="float" office:value="-0.73" calcext:value-type="float">
            <text:p>-0.73</text:p>
          </table:table-cell>
          <table:table-cell table:formula="of:=[.$A29]*([.$A29]-1)/2" office:value-type="float" office:value="0.63145" calcext:value-type="float">
            <text:p>0.63145</text:p>
          </table:table-cell>
          <table:table-cell table:formula="of:=([.$A29]+1)*(1-[.$A29])" office:value-type="float" office:value="0.4671" calcext:value-type="float">
            <text:p>0.4671</text:p>
          </table:table-cell>
          <table:table-cell table:formula="of:=[.$A29]*([.$A29]+1)/2" office:value-type="float" office:value="-0.09855" calcext:value-type="float">
            <text:p>-0.09855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table:formula="of:=[.$A30]*([.$A30]-1)/2" office:value-type="float" office:value="0.6192" calcext:value-type="float">
            <text:p>0.6192</text:p>
          </table:table-cell>
          <table:table-cell table:formula="of:=([.$A30]+1)*(1-[.$A30])" office:value-type="float" office:value="0.4816" calcext:value-type="float">
            <text:p>0.4816</text:p>
          </table:table-cell>
          <table:table-cell table:formula="of:=[.$A30]*([.$A30]+1)/2" office:value-type="float" office:value="-0.1008" calcext:value-type="float">
            <text:p>-0.1008</text:p>
          </table:table-cell>
        </table:table-row>
        <table:table-row table:style-name="ro1">
          <table:table-cell office:value-type="float" office:value="-0.71" calcext:value-type="float">
            <text:p>-0.71</text:p>
          </table:table-cell>
          <table:table-cell table:formula="of:=[.$A31]*([.$A31]-1)/2" office:value-type="float" office:value="0.60705" calcext:value-type="float">
            <text:p>0.60705</text:p>
          </table:table-cell>
          <table:table-cell table:formula="of:=([.$A31]+1)*(1-[.$A31])" office:value-type="float" office:value="0.4959" calcext:value-type="float">
            <text:p>0.4959</text:p>
          </table:table-cell>
          <table:table-cell table:formula="of:=[.$A31]*([.$A31]+1)/2" office:value-type="float" office:value="-0.10295" calcext:value-type="float">
            <text:p>-0.10295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[.$A32]*([.$A32]-1)/2" office:value-type="float" office:value="0.595" calcext:value-type="float">
            <text:p>0.595</text:p>
          </table:table-cell>
          <table:table-cell table:formula="of:=([.$A32]+1)*(1-[.$A32])" office:value-type="float" office:value="0.51" calcext:value-type="float">
            <text:p>0.51</text:p>
          </table:table-cell>
          <table:table-cell table:formula="of:=[.$A32]*([.$A32]+1)/2" office:value-type="float" office:value="-0.105" calcext:value-type="float">
            <text:p>-0.105</text:p>
          </table:table-cell>
        </table:table-row>
        <table:table-row table:style-name="ro1">
          <table:table-cell office:value-type="float" office:value="-0.69" calcext:value-type="float">
            <text:p>-0.69</text:p>
          </table:table-cell>
          <table:table-cell table:formula="of:=[.$A33]*([.$A33]-1)/2" office:value-type="float" office:value="0.58305" calcext:value-type="float">
            <text:p>0.58305</text:p>
          </table:table-cell>
          <table:table-cell table:formula="of:=([.$A33]+1)*(1-[.$A33])" office:value-type="float" office:value="0.5239" calcext:value-type="float">
            <text:p>0.5239</text:p>
          </table:table-cell>
          <table:table-cell table:formula="of:=[.$A33]*([.$A33]+1)/2" office:value-type="float" office:value="-0.10695" calcext:value-type="float">
            <text:p>-0.10695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table:formula="of:=[.$A34]*([.$A34]-1)/2" office:value-type="float" office:value="0.5712" calcext:value-type="float">
            <text:p>0.5712</text:p>
          </table:table-cell>
          <table:table-cell table:formula="of:=([.$A34]+1)*(1-[.$A34])" office:value-type="float" office:value="0.5376" calcext:value-type="float">
            <text:p>0.5376</text:p>
          </table:table-cell>
          <table:table-cell table:formula="of:=[.$A34]*([.$A34]+1)/2" office:value-type="float" office:value="-0.1088" calcext:value-type="float">
            <text:p>-0.1088</text:p>
          </table:table-cell>
        </table:table-row>
        <table:table-row table:style-name="ro1">
          <table:table-cell office:value-type="float" office:value="-0.67" calcext:value-type="float">
            <text:p>-0.67</text:p>
          </table:table-cell>
          <table:table-cell table:formula="of:=[.$A35]*([.$A35]-1)/2" office:value-type="float" office:value="0.55945" calcext:value-type="float">
            <text:p>0.55945</text:p>
          </table:table-cell>
          <table:table-cell table:formula="of:=([.$A35]+1)*(1-[.$A35])" office:value-type="float" office:value="0.5511" calcext:value-type="float">
            <text:p>0.5511</text:p>
          </table:table-cell>
          <table:table-cell table:formula="of:=[.$A35]*([.$A35]+1)/2" office:value-type="float" office:value="-0.11055" calcext:value-type="float">
            <text:p>-0.11055</text:p>
          </table:table-cell>
        </table:table-row>
        <table:table-row table:style-name="ro1">
          <table:table-cell office:value-type="float" office:value="-0.66" calcext:value-type="float">
            <text:p>-0.66</text:p>
          </table:table-cell>
          <table:table-cell table:formula="of:=[.$A36]*([.$A36]-1)/2" office:value-type="float" office:value="0.5478" calcext:value-type="float">
            <text:p>0.5478</text:p>
          </table:table-cell>
          <table:table-cell table:formula="of:=([.$A36]+1)*(1-[.$A36])" office:value-type="float" office:value="0.5644" calcext:value-type="float">
            <text:p>0.5644</text:p>
          </table:table-cell>
          <table:table-cell table:formula="of:=[.$A36]*([.$A36]+1)/2" office:value-type="float" office:value="-0.1122" calcext:value-type="float">
            <text:p>-0.1122</text:p>
          </table:table-cell>
        </table:table-row>
        <table:table-row table:style-name="ro1">
          <table:table-cell office:value-type="float" office:value="-0.65" calcext:value-type="float">
            <text:p>-0.65</text:p>
          </table:table-cell>
          <table:table-cell table:formula="of:=[.$A37]*([.$A37]-1)/2" office:value-type="float" office:value="0.53625" calcext:value-type="float">
            <text:p>0.53625</text:p>
          </table:table-cell>
          <table:table-cell table:formula="of:=([.$A37]+1)*(1-[.$A37])" office:value-type="float" office:value="0.5775" calcext:value-type="float">
            <text:p>0.5775</text:p>
          </table:table-cell>
          <table:table-cell table:formula="of:=[.$A37]*([.$A37]+1)/2" office:value-type="float" office:value="-0.11375" calcext:value-type="float">
            <text:p>-0.11375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table:formula="of:=[.$A38]*([.$A38]-1)/2" office:value-type="float" office:value="0.5248" calcext:value-type="float">
            <text:p>0.5248</text:p>
          </table:table-cell>
          <table:table-cell table:formula="of:=([.$A38]+1)*(1-[.$A38])" office:value-type="float" office:value="0.5904" calcext:value-type="float">
            <text:p>0.5904</text:p>
          </table:table-cell>
          <table:table-cell table:formula="of:=[.$A38]*([.$A38]+1)/2" office:value-type="float" office:value="-0.1152" calcext:value-type="float">
            <text:p>-0.1152</text:p>
          </table:table-cell>
        </table:table-row>
        <table:table-row table:style-name="ro1">
          <table:table-cell office:value-type="float" office:value="-0.63" calcext:value-type="float">
            <text:p>-0.63</text:p>
          </table:table-cell>
          <table:table-cell table:formula="of:=[.$A39]*([.$A39]-1)/2" office:value-type="float" office:value="0.51345" calcext:value-type="float">
            <text:p>0.51345</text:p>
          </table:table-cell>
          <table:table-cell table:formula="of:=([.$A39]+1)*(1-[.$A39])" office:value-type="float" office:value="0.6031" calcext:value-type="float">
            <text:p>0.6031</text:p>
          </table:table-cell>
          <table:table-cell table:formula="of:=[.$A39]*([.$A39]+1)/2" office:value-type="float" office:value="-0.11655" calcext:value-type="float">
            <text:p>-0.11655</text:p>
          </table:table-cell>
        </table:table-row>
        <table:table-row table:style-name="ro1">
          <table:table-cell office:value-type="float" office:value="-0.62" calcext:value-type="float">
            <text:p>-0.62</text:p>
          </table:table-cell>
          <table:table-cell table:formula="of:=[.$A40]*([.$A40]-1)/2" office:value-type="float" office:value="0.5022" calcext:value-type="float">
            <text:p>0.5022</text:p>
          </table:table-cell>
          <table:table-cell table:formula="of:=([.$A40]+1)*(1-[.$A40])" office:value-type="float" office:value="0.6156" calcext:value-type="float">
            <text:p>0.6156</text:p>
          </table:table-cell>
          <table:table-cell table:formula="of:=[.$A40]*([.$A40]+1)/2" office:value-type="float" office:value="-0.1178" calcext:value-type="float">
            <text:p>-0.1178</text:p>
          </table:table-cell>
        </table:table-row>
        <table:table-row table:style-name="ro1">
          <table:table-cell office:value-type="float" office:value="-0.61" calcext:value-type="float">
            <text:p>-0.61</text:p>
          </table:table-cell>
          <table:table-cell table:formula="of:=[.$A41]*([.$A41]-1)/2" office:value-type="float" office:value="0.49105" calcext:value-type="float">
            <text:p>0.49105</text:p>
          </table:table-cell>
          <table:table-cell table:formula="of:=([.$A41]+1)*(1-[.$A41])" office:value-type="float" office:value="0.6279" calcext:value-type="float">
            <text:p>0.6279</text:p>
          </table:table-cell>
          <table:table-cell table:formula="of:=[.$A41]*([.$A41]+1)/2" office:value-type="float" office:value="-0.11895" calcext:value-type="float">
            <text:p>-0.11895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[.$A42]*([.$A42]-1)/2" office:value-type="float" office:value="0.48" calcext:value-type="float">
            <text:p>0.48</text:p>
          </table:table-cell>
          <table:table-cell table:formula="of:=([.$A42]+1)*(1-[.$A42])" office:value-type="float" office:value="0.64" calcext:value-type="float">
            <text:p>0.64</text:p>
          </table:table-cell>
          <table:table-cell table:formula="of:=[.$A42]*([.$A42]+1)/2"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59" calcext:value-type="float">
            <text:p>-0.59</text:p>
          </table:table-cell>
          <table:table-cell table:formula="of:=[.$A43]*([.$A43]-1)/2" office:value-type="float" office:value="0.46905" calcext:value-type="float">
            <text:p>0.46905</text:p>
          </table:table-cell>
          <table:table-cell table:formula="of:=([.$A43]+1)*(1-[.$A43])" office:value-type="float" office:value="0.6519" calcext:value-type="float">
            <text:p>0.6519</text:p>
          </table:table-cell>
          <table:table-cell table:formula="of:=[.$A43]*([.$A43]+1)/2" office:value-type="float" office:value="-0.12095" calcext:value-type="float">
            <text:p>-0.12095</text:p>
          </table:table-cell>
        </table:table-row>
        <table:table-row table:style-name="ro1">
          <table:table-cell office:value-type="float" office:value="-0.58" calcext:value-type="float">
            <text:p>-0.58</text:p>
          </table:table-cell>
          <table:table-cell table:formula="of:=[.$A44]*([.$A44]-1)/2" office:value-type="float" office:value="0.4582" calcext:value-type="float">
            <text:p>0.4582</text:p>
          </table:table-cell>
          <table:table-cell table:formula="of:=([.$A44]+1)*(1-[.$A44])" office:value-type="float" office:value="0.6636" calcext:value-type="float">
            <text:p>0.6636</text:p>
          </table:table-cell>
          <table:table-cell table:formula="of:=[.$A44]*([.$A44]+1)/2" office:value-type="float" office:value="-0.1218" calcext:value-type="float">
            <text:p>-0.1218</text:p>
          </table:table-cell>
        </table:table-row>
        <table:table-row table:style-name="ro1">
          <table:table-cell office:value-type="float" office:value="-0.57" calcext:value-type="float">
            <text:p>-0.57</text:p>
          </table:table-cell>
          <table:table-cell table:formula="of:=[.$A45]*([.$A45]-1)/2" office:value-type="float" office:value="0.44745" calcext:value-type="float">
            <text:p>0.44745</text:p>
          </table:table-cell>
          <table:table-cell table:formula="of:=([.$A45]+1)*(1-[.$A45])" office:value-type="float" office:value="0.6751" calcext:value-type="float">
            <text:p>0.6751</text:p>
          </table:table-cell>
          <table:table-cell table:formula="of:=[.$A45]*([.$A45]+1)/2" office:value-type="float" office:value="-0.12255" calcext:value-type="float">
            <text:p>-0.12255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table:formula="of:=[.$A46]*([.$A46]-1)/2" office:value-type="float" office:value="0.4368" calcext:value-type="float">
            <text:p>0.4368</text:p>
          </table:table-cell>
          <table:table-cell table:formula="of:=([.$A46]+1)*(1-[.$A46])" office:value-type="float" office:value="0.6864" calcext:value-type="float">
            <text:p>0.6864</text:p>
          </table:table-cell>
          <table:table-cell table:formula="of:=[.$A46]*([.$A46]+1)/2" office:value-type="float" office:value="-0.1232" calcext:value-type="float">
            <text:p>-0.1232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table:formula="of:=[.$A47]*([.$A47]-1)/2" office:value-type="float" office:value="0.42625" calcext:value-type="float">
            <text:p>0.42625</text:p>
          </table:table-cell>
          <table:table-cell table:formula="of:=([.$A47]+1)*(1-[.$A47])" office:value-type="float" office:value="0.6975" calcext:value-type="float">
            <text:p>0.6975</text:p>
          </table:table-cell>
          <table:table-cell table:formula="of:=[.$A47]*([.$A47]+1)/2" office:value-type="float" office:value="-0.12375" calcext:value-type="float">
            <text:p>-0.12375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table:formula="of:=[.$A48]*([.$A48]-1)/2" office:value-type="float" office:value="0.4158" calcext:value-type="float">
            <text:p>0.4158</text:p>
          </table:table-cell>
          <table:table-cell table:formula="of:=([.$A48]+1)*(1-[.$A48])" office:value-type="float" office:value="0.7084" calcext:value-type="float">
            <text:p>0.7084</text:p>
          </table:table-cell>
          <table:table-cell table:formula="of:=[.$A48]*([.$A48]+1)/2" office:value-type="float" office:value="-0.1242" calcext:value-type="float">
            <text:p>-0.1242</text:p>
          </table:table-cell>
        </table:table-row>
        <table:table-row table:style-name="ro1">
          <table:table-cell office:value-type="float" office:value="-0.53" calcext:value-type="float">
            <text:p>-0.53</text:p>
          </table:table-cell>
          <table:table-cell table:formula="of:=[.$A49]*([.$A49]-1)/2" office:value-type="float" office:value="0.40545" calcext:value-type="float">
            <text:p>0.40545</text:p>
          </table:table-cell>
          <table:table-cell table:formula="of:=([.$A49]+1)*(1-[.$A49])" office:value-type="float" office:value="0.7191" calcext:value-type="float">
            <text:p>0.7191</text:p>
          </table:table-cell>
          <table:table-cell table:formula="of:=[.$A49]*([.$A49]+1)/2" office:value-type="float" office:value="-0.12455" calcext:value-type="float">
            <text:p>-0.12455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table:formula="of:=[.$A50]*([.$A50]-1)/2" office:value-type="float" office:value="0.3952" calcext:value-type="float">
            <text:p>0.3952</text:p>
          </table:table-cell>
          <table:table-cell table:formula="of:=([.$A50]+1)*(1-[.$A50])" office:value-type="float" office:value="0.7296" calcext:value-type="float">
            <text:p>0.7296</text:p>
          </table:table-cell>
          <table:table-cell table:formula="of:=[.$A50]*([.$A50]+1)/2" office:value-type="float" office:value="-0.1248" calcext:value-type="float">
            <text:p>-0.1248</text:p>
          </table:table-cell>
        </table:table-row>
        <table:table-row table:style-name="ro1">
          <table:table-cell office:value-type="float" office:value="-0.51" calcext:value-type="float">
            <text:p>-0.51</text:p>
          </table:table-cell>
          <table:table-cell table:formula="of:=[.$A51]*([.$A51]-1)/2" office:value-type="float" office:value="0.38505" calcext:value-type="float">
            <text:p>0.38505</text:p>
          </table:table-cell>
          <table:table-cell table:formula="of:=([.$A51]+1)*(1-[.$A51])" office:value-type="float" office:value="0.7399" calcext:value-type="float">
            <text:p>0.7399</text:p>
          </table:table-cell>
          <table:table-cell table:formula="of:=[.$A51]*([.$A51]+1)/2" office:value-type="float" office:value="-0.12495" calcext:value-type="float">
            <text:p>-0.1249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[.$A52]*([.$A52]-1)/2" office:value-type="float" office:value="0.375" calcext:value-type="float">
            <text:p>0.375</text:p>
          </table:table-cell>
          <table:table-cell table:formula="of:=([.$A52]+1)*(1-[.$A52])" office:value-type="float" office:value="0.75" calcext:value-type="float">
            <text:p>0.75</text:p>
          </table:table-cell>
          <table:table-cell table:formula="of:=[.$A52]*([.$A52]+1)/2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-0.49" calcext:value-type="float">
            <text:p>-0.49</text:p>
          </table:table-cell>
          <table:table-cell table:formula="of:=[.$A53]*([.$A53]-1)/2" office:value-type="float" office:value="0.36505" calcext:value-type="float">
            <text:p>0.36505</text:p>
          </table:table-cell>
          <table:table-cell table:formula="of:=([.$A53]+1)*(1-[.$A53])" office:value-type="float" office:value="0.7599" calcext:value-type="float">
            <text:p>0.7599</text:p>
          </table:table-cell>
          <table:table-cell table:formula="of:=[.$A53]*([.$A53]+1)/2" office:value-type="float" office:value="-0.12495" calcext:value-type="float">
            <text:p>-0.12495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table:formula="of:=[.$A54]*([.$A54]-1)/2" office:value-type="float" office:value="0.3552" calcext:value-type="float">
            <text:p>0.3552</text:p>
          </table:table-cell>
          <table:table-cell table:formula="of:=([.$A54]+1)*(1-[.$A54])" office:value-type="float" office:value="0.7696" calcext:value-type="float">
            <text:p>0.7696</text:p>
          </table:table-cell>
          <table:table-cell table:formula="of:=[.$A54]*([.$A54]+1)/2" office:value-type="float" office:value="-0.1248" calcext:value-type="float">
            <text:p>-0.1248</text:p>
          </table:table-cell>
        </table:table-row>
        <table:table-row table:style-name="ro1">
          <table:table-cell office:value-type="float" office:value="-0.47" calcext:value-type="float">
            <text:p>-0.47</text:p>
          </table:table-cell>
          <table:table-cell table:formula="of:=[.$A55]*([.$A55]-1)/2" office:value-type="float" office:value="0.34545" calcext:value-type="float">
            <text:p>0.34545</text:p>
          </table:table-cell>
          <table:table-cell table:formula="of:=([.$A55]+1)*(1-[.$A55])" office:value-type="float" office:value="0.7791" calcext:value-type="float">
            <text:p>0.7791</text:p>
          </table:table-cell>
          <table:table-cell table:formula="of:=[.$A55]*([.$A55]+1)/2" office:value-type="float" office:value="-0.12455" calcext:value-type="float">
            <text:p>-0.12455</text:p>
          </table:table-cell>
        </table:table-row>
        <table:table-row table:style-name="ro1">
          <table:table-cell office:value-type="float" office:value="-0.46" calcext:value-type="float">
            <text:p>-0.46</text:p>
          </table:table-cell>
          <table:table-cell table:formula="of:=[.$A56]*([.$A56]-1)/2" office:value-type="float" office:value="0.3358" calcext:value-type="float">
            <text:p>0.3358</text:p>
          </table:table-cell>
          <table:table-cell table:formula="of:=([.$A56]+1)*(1-[.$A56])" office:value-type="float" office:value="0.7884" calcext:value-type="float">
            <text:p>0.7884</text:p>
          </table:table-cell>
          <table:table-cell table:formula="of:=[.$A56]*([.$A56]+1)/2" office:value-type="float" office:value="-0.1242" calcext:value-type="float">
            <text:p>-0.1242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table:formula="of:=[.$A57]*([.$A57]-1)/2" office:value-type="float" office:value="0.32625" calcext:value-type="float">
            <text:p>0.32625</text:p>
          </table:table-cell>
          <table:table-cell table:formula="of:=([.$A57]+1)*(1-[.$A57])" office:value-type="float" office:value="0.7975" calcext:value-type="float">
            <text:p>0.7975</text:p>
          </table:table-cell>
          <table:table-cell table:formula="of:=[.$A57]*([.$A57]+1)/2" office:value-type="float" office:value="-0.12375" calcext:value-type="float">
            <text:p>-0.12375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table:formula="of:=[.$A58]*([.$A58]-1)/2" office:value-type="float" office:value="0.3168" calcext:value-type="float">
            <text:p>0.3168</text:p>
          </table:table-cell>
          <table:table-cell table:formula="of:=([.$A58]+1)*(1-[.$A58])" office:value-type="float" office:value="0.8064" calcext:value-type="float">
            <text:p>0.8064</text:p>
          </table:table-cell>
          <table:table-cell table:formula="of:=[.$A58]*([.$A58]+1)/2" office:value-type="float" office:value="-0.1232" calcext:value-type="float">
            <text:p>-0.1232</text:p>
          </table:table-cell>
        </table:table-row>
        <table:table-row table:style-name="ro1">
          <table:table-cell office:value-type="float" office:value="-0.429999999999999" calcext:value-type="float">
            <text:p>-0.43</text:p>
          </table:table-cell>
          <table:table-cell table:formula="of:=[.$A59]*([.$A59]-1)/2" office:value-type="float" office:value="0.307449999999999" calcext:value-type="float">
            <text:p>0.30745</text:p>
          </table:table-cell>
          <table:table-cell table:formula="of:=([.$A59]+1)*(1-[.$A59])" office:value-type="float" office:value="0.815100000000001" calcext:value-type="float">
            <text:p>0.8151</text:p>
          </table:table-cell>
          <table:table-cell table:formula="of:=[.$A59]*([.$A59]+1)/2" office:value-type="float" office:value="-0.12255" calcext:value-type="float">
            <text:p>-0.12255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table:formula="of:=[.$A60]*([.$A60]-1)/2" office:value-type="float" office:value="0.2982" calcext:value-type="float">
            <text:p>0.2982</text:p>
          </table:table-cell>
          <table:table-cell table:formula="of:=([.$A60]+1)*(1-[.$A60])" office:value-type="float" office:value="0.8236" calcext:value-type="float">
            <text:p>0.8236</text:p>
          </table:table-cell>
          <table:table-cell table:formula="of:=[.$A60]*([.$A60]+1)/2" office:value-type="float" office:value="-0.1218" calcext:value-type="float">
            <text:p>-0.1218</text:p>
          </table:table-cell>
        </table:table-row>
        <table:table-row table:style-name="ro1">
          <table:table-cell office:value-type="float" office:value="-0.409999999999999" calcext:value-type="float">
            <text:p>-0.41</text:p>
          </table:table-cell>
          <table:table-cell table:formula="of:=[.$A61]*([.$A61]-1)/2" office:value-type="float" office:value="0.289049999999999" calcext:value-type="float">
            <text:p>0.28905</text:p>
          </table:table-cell>
          <table:table-cell table:formula="of:=([.$A61]+1)*(1-[.$A61])" office:value-type="float" office:value="0.831900000000001" calcext:value-type="float">
            <text:p>0.8319</text:p>
          </table:table-cell>
          <table:table-cell table:formula="of:=[.$A61]*([.$A61]+1)/2" office:value-type="float" office:value="-0.12095" calcext:value-type="float">
            <text:p>-0.12095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[.$A62]*([.$A62]-1)/2" office:value-type="float" office:value="0.28" calcext:value-type="float">
            <text:p>0.28</text:p>
          </table:table-cell>
          <table:table-cell table:formula="of:=([.$A62]+1)*(1-[.$A62])" office:value-type="float" office:value="0.84" calcext:value-type="float">
            <text:p>0.84</text:p>
          </table:table-cell>
          <table:table-cell table:formula="of:=[.$A62]*([.$A62]+1)/2"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389999999999999" calcext:value-type="float">
            <text:p>-0.39</text:p>
          </table:table-cell>
          <table:table-cell table:formula="of:=[.$A63]*([.$A63]-1)/2" office:value-type="float" office:value="0.271049999999999" calcext:value-type="float">
            <text:p>0.27105</text:p>
          </table:table-cell>
          <table:table-cell table:formula="of:=([.$A63]+1)*(1-[.$A63])" office:value-type="float" office:value="0.847900000000001" calcext:value-type="float">
            <text:p>0.8479</text:p>
          </table:table-cell>
          <table:table-cell table:formula="of:=[.$A63]*([.$A63]+1)/2" office:value-type="float" office:value="-0.11895" calcext:value-type="float">
            <text:p>-0.11895</text:p>
          </table:table-cell>
        </table:table-row>
        <table:table-row table:style-name="ro1">
          <table:table-cell office:value-type="float" office:value="-0.379999999999999" calcext:value-type="float">
            <text:p>-0.38</text:p>
          </table:table-cell>
          <table:table-cell table:formula="of:=[.$A64]*([.$A64]-1)/2" office:value-type="float" office:value="0.262199999999999" calcext:value-type="float">
            <text:p>0.2622</text:p>
          </table:table-cell>
          <table:table-cell table:formula="of:=([.$A64]+1)*(1-[.$A64])" office:value-type="float" office:value="0.855600000000001" calcext:value-type="float">
            <text:p>0.8556</text:p>
          </table:table-cell>
          <table:table-cell table:formula="of:=[.$A64]*([.$A64]+1)/2" office:value-type="float" office:value="-0.1178" calcext:value-type="float">
            <text:p>-0.1178</text:p>
          </table:table-cell>
        </table:table-row>
        <table:table-row table:style-name="ro1">
          <table:table-cell office:value-type="float" office:value="-0.369999999999999" calcext:value-type="float">
            <text:p>-0.37</text:p>
          </table:table-cell>
          <table:table-cell table:formula="of:=[.$A65]*([.$A65]-1)/2" office:value-type="float" office:value="0.253449999999999" calcext:value-type="float">
            <text:p>0.25345</text:p>
          </table:table-cell>
          <table:table-cell table:formula="of:=([.$A65]+1)*(1-[.$A65])" office:value-type="float" office:value="0.863100000000001" calcext:value-type="float">
            <text:p>0.8631</text:p>
          </table:table-cell>
          <table:table-cell table:formula="of:=[.$A65]*([.$A65]+1)/2" office:value-type="float" office:value="-0.11655" calcext:value-type="float">
            <text:p>-0.11655</text:p>
          </table:table-cell>
        </table:table-row>
        <table:table-row table:style-name="ro1">
          <table:table-cell office:value-type="float" office:value="-0.359999999999999" calcext:value-type="float">
            <text:p>-0.36</text:p>
          </table:table-cell>
          <table:table-cell table:formula="of:=[.$A66]*([.$A66]-1)/2" office:value-type="float" office:value="0.244799999999999" calcext:value-type="float">
            <text:p>0.2448</text:p>
          </table:table-cell>
          <table:table-cell table:formula="of:=([.$A66]+1)*(1-[.$A66])" office:value-type="float" office:value="0.870400000000001" calcext:value-type="float">
            <text:p>0.8704</text:p>
          </table:table-cell>
          <table:table-cell table:formula="of:=[.$A66]*([.$A66]+1)/2" office:value-type="float" office:value="-0.1152" calcext:value-type="float">
            <text:p>-0.1152</text:p>
          </table:table-cell>
        </table:table-row>
        <table:table-row table:style-name="ro1">
          <table:table-cell office:value-type="float" office:value="-0.349999999999999" calcext:value-type="float">
            <text:p>-0.35</text:p>
          </table:table-cell>
          <table:table-cell table:formula="of:=[.$A67]*([.$A67]-1)/2" office:value-type="float" office:value="0.236249999999999" calcext:value-type="float">
            <text:p>0.23625</text:p>
          </table:table-cell>
          <table:table-cell table:formula="of:=([.$A67]+1)*(1-[.$A67])" office:value-type="float" office:value="0.877500000000001" calcext:value-type="float">
            <text:p>0.8775</text:p>
          </table:table-cell>
          <table:table-cell table:formula="of:=[.$A67]*([.$A67]+1)/2" office:value-type="float" office:value="-0.11375" calcext:value-type="float">
            <text:p>-0.11375</text:p>
          </table:table-cell>
        </table:table-row>
        <table:table-row table:style-name="ro1">
          <table:table-cell office:value-type="float" office:value="-0.339999999999999" calcext:value-type="float">
            <text:p>-0.34</text:p>
          </table:table-cell>
          <table:table-cell table:formula="of:=[.$A68]*([.$A68]-1)/2" office:value-type="float" office:value="0.227799999999999" calcext:value-type="float">
            <text:p>0.2278</text:p>
          </table:table-cell>
          <table:table-cell table:formula="of:=([.$A68]+1)*(1-[.$A68])" office:value-type="float" office:value="0.884400000000001" calcext:value-type="float">
            <text:p>0.8844</text:p>
          </table:table-cell>
          <table:table-cell table:formula="of:=[.$A68]*([.$A68]+1)/2" office:value-type="float" office:value="-0.1122" calcext:value-type="float">
            <text:p>-0.1122</text:p>
          </table:table-cell>
        </table:table-row>
        <table:table-row table:style-name="ro1">
          <table:table-cell office:value-type="float" office:value="-0.329999999999999" calcext:value-type="float">
            <text:p>-0.33</text:p>
          </table:table-cell>
          <table:table-cell table:formula="of:=[.$A69]*([.$A69]-1)/2" office:value-type="float" office:value="0.219449999999999" calcext:value-type="float">
            <text:p>0.21945</text:p>
          </table:table-cell>
          <table:table-cell table:formula="of:=([.$A69]+1)*(1-[.$A69])" office:value-type="float" office:value="0.891100000000001" calcext:value-type="float">
            <text:p>0.8911</text:p>
          </table:table-cell>
          <table:table-cell table:formula="of:=[.$A69]*([.$A69]+1)/2" office:value-type="float" office:value="-0.11055" calcext:value-type="float">
            <text:p>-0.11055</text:p>
          </table:table-cell>
        </table:table-row>
        <table:table-row table:style-name="ro1">
          <table:table-cell office:value-type="float" office:value="-0.319999999999999" calcext:value-type="float">
            <text:p>-0.32</text:p>
          </table:table-cell>
          <table:table-cell table:formula="of:=[.$A70]*([.$A70]-1)/2" office:value-type="float" office:value="0.211199999999999" calcext:value-type="float">
            <text:p>0.2112</text:p>
          </table:table-cell>
          <table:table-cell table:formula="of:=([.$A70]+1)*(1-[.$A70])" office:value-type="float" office:value="0.897600000000001" calcext:value-type="float">
            <text:p>0.8976</text:p>
          </table:table-cell>
          <table:table-cell table:formula="of:=[.$A70]*([.$A70]+1)/2" office:value-type="float" office:value="-0.1088" calcext:value-type="float">
            <text:p>-0.1088</text:p>
          </table:table-cell>
        </table:table-row>
        <table:table-row table:style-name="ro1">
          <table:table-cell office:value-type="float" office:value="-0.309999999999999" calcext:value-type="float">
            <text:p>-0.31</text:p>
          </table:table-cell>
          <table:table-cell table:formula="of:=[.$A71]*([.$A71]-1)/2" office:value-type="float" office:value="0.203049999999999" calcext:value-type="float">
            <text:p>0.20305</text:p>
          </table:table-cell>
          <table:table-cell table:formula="of:=([.$A71]+1)*(1-[.$A71])" office:value-type="float" office:value="0.903900000000001" calcext:value-type="float">
            <text:p>0.9039</text:p>
          </table:table-cell>
          <table:table-cell table:formula="of:=[.$A71]*([.$A71]+1)/2" office:value-type="float" office:value="-0.10695" calcext:value-type="float">
            <text:p>-0.10695</text:p>
          </table:table-cell>
        </table:table-row>
        <table:table-row table:style-name="ro1">
          <table:table-cell office:value-type="float" office:value="-0.299999999999999" calcext:value-type="float">
            <text:p>-0.3</text:p>
          </table:table-cell>
          <table:table-cell table:formula="of:=[.$A72]*([.$A72]-1)/2" office:value-type="float" office:value="0.194999999999999" calcext:value-type="float">
            <text:p>0.195</text:p>
          </table:table-cell>
          <table:table-cell table:formula="of:=([.$A72]+1)*(1-[.$A72])" office:value-type="float" office:value="0.910000000000001" calcext:value-type="float">
            <text:p>0.91</text:p>
          </table:table-cell>
          <table:table-cell table:formula="of:=[.$A72]*([.$A72]+1)/2" office:value-type="float" office:value="-0.105" calcext:value-type="float">
            <text:p>-0.105</text:p>
          </table:table-cell>
        </table:table-row>
        <table:table-row table:style-name="ro1">
          <table:table-cell office:value-type="float" office:value="-0.289999999999999" calcext:value-type="float">
            <text:p>-0.29</text:p>
          </table:table-cell>
          <table:table-cell table:formula="of:=[.$A73]*([.$A73]-1)/2" office:value-type="float" office:value="0.187049999999999" calcext:value-type="float">
            <text:p>0.18705</text:p>
          </table:table-cell>
          <table:table-cell table:formula="of:=([.$A73]+1)*(1-[.$A73])" office:value-type="float" office:value="0.915900000000001" calcext:value-type="float">
            <text:p>0.9159</text:p>
          </table:table-cell>
          <table:table-cell table:formula="of:=[.$A73]*([.$A73]+1)/2" office:value-type="float" office:value="-0.10295" calcext:value-type="float">
            <text:p>-0.10295</text:p>
          </table:table-cell>
        </table:table-row>
        <table:table-row table:style-name="ro1">
          <table:table-cell office:value-type="float" office:value="-0.279999999999999" calcext:value-type="float">
            <text:p>-0.28</text:p>
          </table:table-cell>
          <table:table-cell table:formula="of:=[.$A74]*([.$A74]-1)/2" office:value-type="float" office:value="0.179199999999999" calcext:value-type="float">
            <text:p>0.1792</text:p>
          </table:table-cell>
          <table:table-cell table:formula="of:=([.$A74]+1)*(1-[.$A74])" office:value-type="float" office:value="0.9216" calcext:value-type="float">
            <text:p>0.9216</text:p>
          </table:table-cell>
          <table:table-cell table:formula="of:=[.$A74]*([.$A74]+1)/2" office:value-type="float" office:value="-0.1008" calcext:value-type="float">
            <text:p>-0.1008</text:p>
          </table:table-cell>
        </table:table-row>
        <table:table-row table:style-name="ro1">
          <table:table-cell office:value-type="float" office:value="-0.269999999999999" calcext:value-type="float">
            <text:p>-0.27</text:p>
          </table:table-cell>
          <table:table-cell table:formula="of:=[.$A75]*([.$A75]-1)/2" office:value-type="float" office:value="0.171449999999999" calcext:value-type="float">
            <text:p>0.17145</text:p>
          </table:table-cell>
          <table:table-cell table:formula="of:=([.$A75]+1)*(1-[.$A75])" office:value-type="float" office:value="0.927100000000001" calcext:value-type="float">
            <text:p>0.9271</text:p>
          </table:table-cell>
          <table:table-cell table:formula="of:=[.$A75]*([.$A75]+1)/2" office:value-type="float" office:value="-0.0985499999999998" calcext:value-type="float">
            <text:p>-0.09855</text:p>
          </table:table-cell>
        </table:table-row>
        <table:table-row table:style-name="ro1">
          <table:table-cell office:value-type="float" office:value="-0.259999999999999" calcext:value-type="float">
            <text:p>-0.26</text:p>
          </table:table-cell>
          <table:table-cell table:formula="of:=[.$A76]*([.$A76]-1)/2" office:value-type="float" office:value="0.163799999999999" calcext:value-type="float">
            <text:p>0.1638</text:p>
          </table:table-cell>
          <table:table-cell table:formula="of:=([.$A76]+1)*(1-[.$A76])" office:value-type="float" office:value="0.9324" calcext:value-type="float">
            <text:p>0.9324</text:p>
          </table:table-cell>
          <table:table-cell table:formula="of:=[.$A76]*([.$A76]+1)/2" office:value-type="float" office:value="-0.0961999999999998" calcext:value-type="float">
            <text:p>-0.0962</text:p>
          </table:table-cell>
        </table:table-row>
        <table:table-row table:style-name="ro1">
          <table:table-cell office:value-type="float" office:value="-0.249999999999999" calcext:value-type="float">
            <text:p>-0.25</text:p>
          </table:table-cell>
          <table:table-cell table:formula="of:=[.$A77]*([.$A77]-1)/2" office:value-type="float" office:value="0.156249999999999" calcext:value-type="float">
            <text:p>0.15625</text:p>
          </table:table-cell>
          <table:table-cell table:formula="of:=([.$A77]+1)*(1-[.$A77])" office:value-type="float" office:value="0.937500000000001" calcext:value-type="float">
            <text:p>0.9375</text:p>
          </table:table-cell>
          <table:table-cell table:formula="of:=[.$A77]*([.$A77]+1)/2" office:value-type="float" office:value="-0.0937499999999998" calcext:value-type="float">
            <text:p>-0.09375</text:p>
          </table:table-cell>
        </table:table-row>
        <table:table-row table:style-name="ro1">
          <table:table-cell office:value-type="float" office:value="-0.239999999999999" calcext:value-type="float">
            <text:p>-0.24</text:p>
          </table:table-cell>
          <table:table-cell table:formula="of:=[.$A78]*([.$A78]-1)/2" office:value-type="float" office:value="0.148799999999999" calcext:value-type="float">
            <text:p>0.1488</text:p>
          </table:table-cell>
          <table:table-cell table:formula="of:=([.$A78]+1)*(1-[.$A78])" office:value-type="float" office:value="0.942400000000001" calcext:value-type="float">
            <text:p>0.9424</text:p>
          </table:table-cell>
          <table:table-cell table:formula="of:=[.$A78]*([.$A78]+1)/2" office:value-type="float" office:value="-0.0911999999999997" calcext:value-type="float">
            <text:p>-0.0912</text:p>
          </table:table-cell>
        </table:table-row>
        <table:table-row table:style-name="ro1">
          <table:table-cell office:value-type="float" office:value="-0.229999999999999" calcext:value-type="float">
            <text:p>-0.23</text:p>
          </table:table-cell>
          <table:table-cell table:formula="of:=[.$A79]*([.$A79]-1)/2" office:value-type="float" office:value="0.141449999999999" calcext:value-type="float">
            <text:p>0.14145</text:p>
          </table:table-cell>
          <table:table-cell table:formula="of:=([.$A79]+1)*(1-[.$A79])" office:value-type="float" office:value="0.947100000000001" calcext:value-type="float">
            <text:p>0.9471</text:p>
          </table:table-cell>
          <table:table-cell table:formula="of:=[.$A79]*([.$A79]+1)/2" office:value-type="float" office:value="-0.0885499999999997" calcext:value-type="float">
            <text:p>-0.08855</text:p>
          </table:table-cell>
        </table:table-row>
        <table:table-row table:style-name="ro1">
          <table:table-cell office:value-type="float" office:value="-0.219999999999999" calcext:value-type="float">
            <text:p>-0.22</text:p>
          </table:table-cell>
          <table:table-cell table:formula="of:=[.$A80]*([.$A80]-1)/2" office:value-type="float" office:value="0.134199999999999" calcext:value-type="float">
            <text:p>0.1342</text:p>
          </table:table-cell>
          <table:table-cell table:formula="of:=([.$A80]+1)*(1-[.$A80])" office:value-type="float" office:value="0.9516" calcext:value-type="float">
            <text:p>0.9516</text:p>
          </table:table-cell>
          <table:table-cell table:formula="of:=[.$A80]*([.$A80]+1)/2" office:value-type="float" office:value="-0.0857999999999997" calcext:value-type="float">
            <text:p>-0.0858</text:p>
          </table:table-cell>
        </table:table-row>
        <table:table-row table:style-name="ro1">
          <table:table-cell office:value-type="float" office:value="-0.209999999999999" calcext:value-type="float">
            <text:p>-0.21</text:p>
          </table:table-cell>
          <table:table-cell table:formula="of:=[.$A81]*([.$A81]-1)/2" office:value-type="float" office:value="0.127049999999999" calcext:value-type="float">
            <text:p>0.12705</text:p>
          </table:table-cell>
          <table:table-cell table:formula="of:=([.$A81]+1)*(1-[.$A81])" office:value-type="float" office:value="0.9559" calcext:value-type="float">
            <text:p>0.9559</text:p>
          </table:table-cell>
          <table:table-cell table:formula="of:=[.$A81]*([.$A81]+1)/2" office:value-type="float" office:value="-0.0829499999999997" calcext:value-type="float">
            <text:p>-0.08295</text:p>
          </table:table-cell>
        </table:table-row>
        <table:table-row table:style-name="ro1">
          <table:table-cell office:value-type="float" office:value="-0.199999999999999" calcext:value-type="float">
            <text:p>-0.2</text:p>
          </table:table-cell>
          <table:table-cell table:formula="of:=[.$A82]*([.$A82]-1)/2" office:value-type="float" office:value="0.119999999999999" calcext:value-type="float">
            <text:p>0.12</text:p>
          </table:table-cell>
          <table:table-cell table:formula="of:=([.$A82]+1)*(1-[.$A82])" office:value-type="float" office:value="0.96" calcext:value-type="float">
            <text:p>0.96</text:p>
          </table:table-cell>
          <table:table-cell table:formula="of:=[.$A82]*([.$A82]+1)/2" office:value-type="float" office:value="-0.0799999999999997" calcext:value-type="float">
            <text:p>-0.08</text:p>
          </table:table-cell>
        </table:table-row>
        <table:table-row table:style-name="ro1">
          <table:table-cell office:value-type="float" office:value="-0.189999999999999" calcext:value-type="float">
            <text:p>-0.19</text:p>
          </table:table-cell>
          <table:table-cell table:formula="of:=[.$A83]*([.$A83]-1)/2" office:value-type="float" office:value="0.113049999999999" calcext:value-type="float">
            <text:p>0.11305</text:p>
          </table:table-cell>
          <table:table-cell table:formula="of:=([.$A83]+1)*(1-[.$A83])" office:value-type="float" office:value="0.9639" calcext:value-type="float">
            <text:p>0.9639</text:p>
          </table:table-cell>
          <table:table-cell table:formula="of:=[.$A83]*([.$A83]+1)/2" office:value-type="float" office:value="-0.0769499999999997" calcext:value-type="float">
            <text:p>-0.07695</text:p>
          </table:table-cell>
        </table:table-row>
        <table:table-row table:style-name="ro1">
          <table:table-cell office:value-type="float" office:value="-0.179999999999999" calcext:value-type="float">
            <text:p>-0.18</text:p>
          </table:table-cell>
          <table:table-cell table:formula="of:=[.$A84]*([.$A84]-1)/2" office:value-type="float" office:value="0.106199999999999" calcext:value-type="float">
            <text:p>0.1062</text:p>
          </table:table-cell>
          <table:table-cell table:formula="of:=([.$A84]+1)*(1-[.$A84])" office:value-type="float" office:value="0.9676" calcext:value-type="float">
            <text:p>0.9676</text:p>
          </table:table-cell>
          <table:table-cell table:formula="of:=[.$A84]*([.$A84]+1)/2" office:value-type="float" office:value="-0.0737999999999997" calcext:value-type="float">
            <text:p>-0.0738</text:p>
          </table:table-cell>
        </table:table-row>
        <table:table-row table:style-name="ro1">
          <table:table-cell office:value-type="float" office:value="-0.169999999999999" calcext:value-type="float">
            <text:p>-0.17</text:p>
          </table:table-cell>
          <table:table-cell table:formula="of:=[.$A85]*([.$A85]-1)/2" office:value-type="float" office:value="0.0994499999999993" calcext:value-type="float">
            <text:p>0.09945</text:p>
          </table:table-cell>
          <table:table-cell table:formula="of:=([.$A85]+1)*(1-[.$A85])" office:value-type="float" office:value="0.9711" calcext:value-type="float">
            <text:p>0.9711</text:p>
          </table:table-cell>
          <table:table-cell table:formula="of:=[.$A85]*([.$A85]+1)/2" office:value-type="float" office:value="-0.0705499999999997" calcext:value-type="float">
            <text:p>-0.07055</text:p>
          </table:table-cell>
        </table:table-row>
        <table:table-row table:style-name="ro1">
          <table:table-cell office:value-type="float" office:value="-0.159999999999999" calcext:value-type="float">
            <text:p>-0.16</text:p>
          </table:table-cell>
          <table:table-cell table:formula="of:=[.$A86]*([.$A86]-1)/2" office:value-type="float" office:value="0.0927999999999993" calcext:value-type="float">
            <text:p>0.0928</text:p>
          </table:table-cell>
          <table:table-cell table:formula="of:=([.$A86]+1)*(1-[.$A86])" office:value-type="float" office:value="0.9744" calcext:value-type="float">
            <text:p>0.9744</text:p>
          </table:table-cell>
          <table:table-cell table:formula="of:=[.$A86]*([.$A86]+1)/2" office:value-type="float" office:value="-0.0671999999999997" calcext:value-type="float">
            <text:p>-0.0672</text:p>
          </table:table-cell>
        </table:table-row>
        <table:table-row table:style-name="ro1">
          <table:table-cell office:value-type="float" office:value="-0.149999999999999" calcext:value-type="float">
            <text:p>-0.15</text:p>
          </table:table-cell>
          <table:table-cell table:formula="of:=[.$A87]*([.$A87]-1)/2" office:value-type="float" office:value="0.0862499999999994" calcext:value-type="float">
            <text:p>0.08625</text:p>
          </table:table-cell>
          <table:table-cell table:formula="of:=([.$A87]+1)*(1-[.$A87])" office:value-type="float" office:value="0.9775" calcext:value-type="float">
            <text:p>0.9775</text:p>
          </table:table-cell>
          <table:table-cell table:formula="of:=[.$A87]*([.$A87]+1)/2" office:value-type="float" office:value="-0.0637499999999997" calcext:value-type="float">
            <text:p>-0.06375</text:p>
          </table:table-cell>
        </table:table-row>
        <table:table-row table:style-name="ro1">
          <table:table-cell office:value-type="float" office:value="-0.139999999999999" calcext:value-type="float">
            <text:p>-0.14</text:p>
          </table:table-cell>
          <table:table-cell table:formula="of:=[.$A88]*([.$A88]-1)/2" office:value-type="float" office:value="0.0797999999999994" calcext:value-type="float">
            <text:p>0.0798</text:p>
          </table:table-cell>
          <table:table-cell table:formula="of:=([.$A88]+1)*(1-[.$A88])" office:value-type="float" office:value="0.9804" calcext:value-type="float">
            <text:p>0.9804</text:p>
          </table:table-cell>
          <table:table-cell table:formula="of:=[.$A88]*([.$A88]+1)/2" office:value-type="float" office:value="-0.0601999999999996" calcext:value-type="float">
            <text:p>-0.0602</text:p>
          </table:table-cell>
        </table:table-row>
        <table:table-row table:style-name="ro1">
          <table:table-cell office:value-type="float" office:value="-0.129999999999999" calcext:value-type="float">
            <text:p>-0.13</text:p>
          </table:table-cell>
          <table:table-cell table:formula="of:=[.$A89]*([.$A89]-1)/2" office:value-type="float" office:value="0.0734499999999994" calcext:value-type="float">
            <text:p>0.07345</text:p>
          </table:table-cell>
          <table:table-cell table:formula="of:=([.$A89]+1)*(1-[.$A89])" office:value-type="float" office:value="0.9831" calcext:value-type="float">
            <text:p>0.9831</text:p>
          </table:table-cell>
          <table:table-cell table:formula="of:=[.$A89]*([.$A89]+1)/2" office:value-type="float" office:value="-0.0565499999999996" calcext:value-type="float">
            <text:p>-0.05655</text:p>
          </table:table-cell>
        </table:table-row>
        <table:table-row table:style-name="ro1">
          <table:table-cell office:value-type="float" office:value="-0.119999999999999" calcext:value-type="float">
            <text:p>-0.12</text:p>
          </table:table-cell>
          <table:table-cell table:formula="of:=[.$A90]*([.$A90]-1)/2" office:value-type="float" office:value="0.0671999999999994" calcext:value-type="float">
            <text:p>0.0672</text:p>
          </table:table-cell>
          <table:table-cell table:formula="of:=([.$A90]+1)*(1-[.$A90])" office:value-type="float" office:value="0.9856" calcext:value-type="float">
            <text:p>0.9856</text:p>
          </table:table-cell>
          <table:table-cell table:formula="of:=[.$A90]*([.$A90]+1)/2" office:value-type="float" office:value="-0.0527999999999996" calcext:value-type="float">
            <text:p>-0.0528</text:p>
          </table:table-cell>
        </table:table-row>
        <table:table-row table:style-name="ro1">
          <table:table-cell office:value-type="float" office:value="-0.109999999999999" calcext:value-type="float">
            <text:p>-0.11</text:p>
          </table:table-cell>
          <table:table-cell table:formula="of:=[.$A91]*([.$A91]-1)/2" office:value-type="float" office:value="0.0610499999999994" calcext:value-type="float">
            <text:p>0.06105</text:p>
          </table:table-cell>
          <table:table-cell table:formula="of:=([.$A91]+1)*(1-[.$A91])" office:value-type="float" office:value="0.9879" calcext:value-type="float">
            <text:p>0.9879</text:p>
          </table:table-cell>
          <table:table-cell table:formula="of:=[.$A91]*([.$A91]+1)/2" office:value-type="float" office:value="-0.0489499999999996" calcext:value-type="float">
            <text:p>-0.04895</text:p>
          </table:table-cell>
        </table:table-row>
        <table:table-row table:style-name="ro1">
          <table:table-cell office:value-type="float" office:value="-0.0999999999999992" calcext:value-type="float">
            <text:p>-0.1</text:p>
          </table:table-cell>
          <table:table-cell table:formula="of:=[.$A92]*([.$A92]-1)/2" office:value-type="float" office:value="0.0549999999999995" calcext:value-type="float">
            <text:p>0.055</text:p>
          </table:table-cell>
          <table:table-cell table:formula="of:=([.$A92]+1)*(1-[.$A92])" office:value-type="float" office:value="0.99" calcext:value-type="float">
            <text:p>0.99</text:p>
          </table:table-cell>
          <table:table-cell table:formula="of:=[.$A92]*([.$A92]+1)/2" office:value-type="float" office:value="-0.0449999999999997" calcext:value-type="float">
            <text:p>-0.045</text:p>
          </table:table-cell>
        </table:table-row>
        <table:table-row table:style-name="ro1">
          <table:table-cell office:value-type="float" office:value="-0.0899999999999992" calcext:value-type="float">
            <text:p>-0.09</text:p>
          </table:table-cell>
          <table:table-cell table:formula="of:=[.$A93]*([.$A93]-1)/2" office:value-type="float" office:value="0.0490499999999995" calcext:value-type="float">
            <text:p>0.04905</text:p>
          </table:table-cell>
          <table:table-cell table:formula="of:=([.$A93]+1)*(1-[.$A93])" office:value-type="float" office:value="0.9919" calcext:value-type="float">
            <text:p>0.9919</text:p>
          </table:table-cell>
          <table:table-cell table:formula="of:=[.$A93]*([.$A93]+1)/2" office:value-type="float" office:value="-0.0409499999999997" calcext:value-type="float">
            <text:p>-0.04095</text:p>
          </table:table-cell>
        </table:table-row>
        <table:table-row table:style-name="ro1">
          <table:table-cell office:value-type="float" office:value="-0.0799999999999992" calcext:value-type="float">
            <text:p>-0.08</text:p>
          </table:table-cell>
          <table:table-cell table:formula="of:=[.$A94]*([.$A94]-1)/2" office:value-type="float" office:value="0.0431999999999995" calcext:value-type="float">
            <text:p>0.0432</text:p>
          </table:table-cell>
          <table:table-cell table:formula="of:=([.$A94]+1)*(1-[.$A94])" office:value-type="float" office:value="0.9936" calcext:value-type="float">
            <text:p>0.9936</text:p>
          </table:table-cell>
          <table:table-cell table:formula="of:=[.$A94]*([.$A94]+1)/2" office:value-type="float" office:value="-0.0367999999999997" calcext:value-type="float">
            <text:p>-0.0368</text:p>
          </table:table-cell>
        </table:table-row>
        <table:table-row table:style-name="ro1">
          <table:table-cell office:value-type="float" office:value="-0.0699999999999992" calcext:value-type="float">
            <text:p>-0.07</text:p>
          </table:table-cell>
          <table:table-cell table:formula="of:=[.$A95]*([.$A95]-1)/2" office:value-type="float" office:value="0.0374499999999995" calcext:value-type="float">
            <text:p>0.03745</text:p>
          </table:table-cell>
          <table:table-cell table:formula="of:=([.$A95]+1)*(1-[.$A95])" office:value-type="float" office:value="0.9951" calcext:value-type="float">
            <text:p>0.9951</text:p>
          </table:table-cell>
          <table:table-cell table:formula="of:=[.$A95]*([.$A95]+1)/2" office:value-type="float" office:value="-0.0325499999999997" calcext:value-type="float">
            <text:p>-0.03255</text:p>
          </table:table-cell>
        </table:table-row>
        <table:table-row table:style-name="ro1">
          <table:table-cell office:value-type="float" office:value="-0.0599999999999992" calcext:value-type="float">
            <text:p>-0.06</text:p>
          </table:table-cell>
          <table:table-cell table:formula="of:=[.$A96]*([.$A96]-1)/2" office:value-type="float" office:value="0.0317999999999995" calcext:value-type="float">
            <text:p>0.0318</text:p>
          </table:table-cell>
          <table:table-cell table:formula="of:=([.$A96]+1)*(1-[.$A96])" office:value-type="float" office:value="0.9964" calcext:value-type="float">
            <text:p>0.9964</text:p>
          </table:table-cell>
          <table:table-cell table:formula="of:=[.$A96]*([.$A96]+1)/2" office:value-type="float" office:value="-0.0281999999999996" calcext:value-type="float">
            <text:p>-0.0282</text:p>
          </table:table-cell>
        </table:table-row>
        <table:table-row table:style-name="ro1">
          <table:table-cell office:value-type="float" office:value="-0.0499999999999992" calcext:value-type="float">
            <text:p>-0.05</text:p>
          </table:table-cell>
          <table:table-cell table:formula="of:=[.$A97]*([.$A97]-1)/2" office:value-type="float" office:value="0.0262499999999996" calcext:value-type="float">
            <text:p>0.02625</text:p>
          </table:table-cell>
          <table:table-cell table:formula="of:=([.$A97]+1)*(1-[.$A97])" office:value-type="float" office:value="0.9975" calcext:value-type="float">
            <text:p>0.9975</text:p>
          </table:table-cell>
          <table:table-cell table:formula="of:=[.$A97]*([.$A97]+1)/2" office:value-type="float" office:value="-0.0237499999999996" calcext:value-type="float">
            <text:p>-0.02375</text:p>
          </table:table-cell>
        </table:table-row>
        <table:table-row table:style-name="ro1">
          <table:table-cell office:value-type="float" office:value="-0.0399999999999991" calcext:value-type="float">
            <text:p>-0.04</text:p>
          </table:table-cell>
          <table:table-cell table:formula="of:=[.$A98]*([.$A98]-1)/2" office:value-type="float" office:value="0.0207999999999995" calcext:value-type="float">
            <text:p>0.0208</text:p>
          </table:table-cell>
          <table:table-cell table:formula="of:=([.$A98]+1)*(1-[.$A98])" office:value-type="float" office:value="0.9984" calcext:value-type="float">
            <text:p>0.9984</text:p>
          </table:table-cell>
          <table:table-cell table:formula="of:=[.$A98]*([.$A98]+1)/2" office:value-type="float" office:value="-0.0191999999999996" calcext:value-type="float">
            <text:p>-0.0192</text:p>
          </table:table-cell>
        </table:table-row>
        <table:table-row table:style-name="ro1">
          <table:table-cell office:value-type="float" office:value="-0.0299999999999991" calcext:value-type="float">
            <text:p>-0.03</text:p>
          </table:table-cell>
          <table:table-cell table:formula="of:=[.$A99]*([.$A99]-1)/2" office:value-type="float" office:value="0.0154499999999995" calcext:value-type="float">
            <text:p>0.01545</text:p>
          </table:table-cell>
          <table:table-cell table:formula="of:=([.$A99]+1)*(1-[.$A99])" office:value-type="float" office:value="0.9991" calcext:value-type="float">
            <text:p>0.9991</text:p>
          </table:table-cell>
          <table:table-cell table:formula="of:=[.$A99]*([.$A99]+1)/2" office:value-type="float" office:value="-0.0145499999999996" calcext:value-type="float">
            <text:p>-0.01455</text:p>
          </table:table-cell>
        </table:table-row>
        <table:table-row table:style-name="ro1">
          <table:table-cell office:value-type="float" office:value="-0.0199999999999991" calcext:value-type="float">
            <text:p>-0.02</text:p>
          </table:table-cell>
          <table:table-cell table:formula="of:=[.$A100]*([.$A100]-1)/2" office:value-type="float" office:value="0.0101999999999995" calcext:value-type="float">
            <text:p>0.0102</text:p>
          </table:table-cell>
          <table:table-cell table:formula="of:=([.$A100]+1)*(1-[.$A100])" office:value-type="float" office:value="0.9996" calcext:value-type="float">
            <text:p>0.9996</text:p>
          </table:table-cell>
          <table:table-cell table:formula="of:=[.$A100]*([.$A100]+1)/2" office:value-type="float" office:value="-0.00979999999999957" calcext:value-type="float">
            <text:p>-0.0098</text:p>
          </table:table-cell>
        </table:table-row>
        <table:table-row table:style-name="ro1">
          <table:table-cell office:value-type="float" office:value="-0.00999999999999912" calcext:value-type="float">
            <text:p>-0.01</text:p>
          </table:table-cell>
          <table:table-cell table:formula="of:=[.$A101]*([.$A101]-1)/2" office:value-type="float" office:value="0.00504999999999955" calcext:value-type="float">
            <text:p>0.00505</text:p>
          </table:table-cell>
          <table:table-cell table:formula="of:=([.$A101]+1)*(1-[.$A101])" office:value-type="float" office:value="0.9999" calcext:value-type="float">
            <text:p>0.9999</text:p>
          </table:table-cell>
          <table:table-cell table:formula="of:=[.$A101]*([.$A101]+1)/2" office:value-type="float" office:value="-0.00494999999999957" calcext:value-type="float">
            <text:p>-0.00495</text:p>
          </table:table-cell>
        </table:table-row>
        <table:table-row table:style-name="ro1">
          <table:table-cell office:value-type="float" office:value="8.88178419700125E-016" calcext:value-type="float">
            <text:p>8.88178419700125E-016</text:p>
          </table:table-cell>
          <table:table-cell table:formula="of:=[.$A102]*([.$A102]-1)/2" office:value-type="float" office:value="-4.44089209850062E-016" calcext:value-type="float">
            <text:p>-4.44089209850062E-016</text:p>
          </table:table-cell>
          <table:table-cell table:formula="of:=([.$A102]+1)*(1-[.$A102])" office:value-type="float" office:value="1" calcext:value-type="float">
            <text:p>1</text:p>
          </table:table-cell>
          <table:table-cell table:formula="of:=[.$A102]*([.$A102]+1)/2" office:value-type="float" office:value="4.44089209850063E-016" calcext:value-type="float">
            <text:p>4.44089209850063E-016</text:p>
          </table:table-cell>
        </table:table-row>
        <table:table-row table:style-name="ro1">
          <table:table-cell office:value-type="float" office:value="0.0100000000000009" calcext:value-type="float">
            <text:p>0.01</text:p>
          </table:table-cell>
          <table:table-cell table:formula="of:=[.$A103]*([.$A103]-1)/2" office:value-type="float" office:value="-0.00495000000000044" calcext:value-type="float">
            <text:p>-0.00495</text:p>
          </table:table-cell>
          <table:table-cell table:formula="of:=([.$A103]+1)*(1-[.$A103])" office:value-type="float" office:value="0.9999" calcext:value-type="float">
            <text:p>0.9999</text:p>
          </table:table-cell>
          <table:table-cell table:formula="of:=[.$A103]*([.$A103]+1)/2" office:value-type="float" office:value="0.00505000000000046" calcext:value-type="float">
            <text:p>0.00505</text:p>
          </table:table-cell>
        </table:table-row>
        <table:table-row table:style-name="ro1">
          <table:table-cell office:value-type="float" office:value="0.0200000000000009" calcext:value-type="float">
            <text:p>0.02</text:p>
          </table:table-cell>
          <table:table-cell table:formula="of:=[.$A104]*([.$A104]-1)/2" office:value-type="float" office:value="-0.00980000000000043" calcext:value-type="float">
            <text:p>-0.0098</text:p>
          </table:table-cell>
          <table:table-cell table:formula="of:=([.$A104]+1)*(1-[.$A104])" office:value-type="float" office:value="0.9996" calcext:value-type="float">
            <text:p>0.9996</text:p>
          </table:table-cell>
          <table:table-cell table:formula="of:=[.$A104]*([.$A104]+1)/2" office:value-type="float" office:value="0.0102000000000005" calcext:value-type="float">
            <text:p>0.0102</text:p>
          </table:table-cell>
        </table:table-row>
        <table:table-row table:style-name="ro1">
          <table:table-cell office:value-type="float" office:value="0.0300000000000009" calcext:value-type="float">
            <text:p>0.03</text:p>
          </table:table-cell>
          <table:table-cell table:formula="of:=[.$A105]*([.$A105]-1)/2" office:value-type="float" office:value="-0.0145500000000004" calcext:value-type="float">
            <text:p>-0.01455</text:p>
          </table:table-cell>
          <table:table-cell table:formula="of:=([.$A105]+1)*(1-[.$A105])" office:value-type="float" office:value="0.9991" calcext:value-type="float">
            <text:p>0.9991</text:p>
          </table:table-cell>
          <table:table-cell table:formula="of:=[.$A105]*([.$A105]+1)/2" office:value-type="float" office:value="0.0154500000000005" calcext:value-type="float">
            <text:p>0.01545</text:p>
          </table:table-cell>
        </table:table-row>
        <table:table-row table:style-name="ro1">
          <table:table-cell office:value-type="float" office:value="0.0400000000000009" calcext:value-type="float">
            <text:p>0.04</text:p>
          </table:table-cell>
          <table:table-cell table:formula="of:=[.$A106]*([.$A106]-1)/2" office:value-type="float" office:value="-0.0192000000000004" calcext:value-type="float">
            <text:p>-0.0192</text:p>
          </table:table-cell>
          <table:table-cell table:formula="of:=([.$A106]+1)*(1-[.$A106])" office:value-type="float" office:value="0.9984" calcext:value-type="float">
            <text:p>0.9984</text:p>
          </table:table-cell>
          <table:table-cell table:formula="of:=[.$A106]*([.$A106]+1)/2" office:value-type="float" office:value="0.0208000000000005" calcext:value-type="float">
            <text:p>0.0208</text:p>
          </table:table-cell>
        </table:table-row>
        <table:table-row table:style-name="ro1">
          <table:table-cell office:value-type="float" office:value="0.0500000000000009" calcext:value-type="float">
            <text:p>0.05</text:p>
          </table:table-cell>
          <table:table-cell table:formula="of:=[.$A107]*([.$A107]-1)/2" office:value-type="float" office:value="-0.0237500000000004" calcext:value-type="float">
            <text:p>-0.02375</text:p>
          </table:table-cell>
          <table:table-cell table:formula="of:=([.$A107]+1)*(1-[.$A107])" office:value-type="float" office:value="0.9975" calcext:value-type="float">
            <text:p>0.9975</text:p>
          </table:table-cell>
          <table:table-cell table:formula="of:=[.$A107]*([.$A107]+1)/2" office:value-type="float" office:value="0.0262500000000005" calcext:value-type="float">
            <text:p>0.02625</text:p>
          </table:table-cell>
        </table:table-row>
        <table:table-row table:style-name="ro1">
          <table:table-cell office:value-type="float" office:value="0.0600000000000009" calcext:value-type="float">
            <text:p>0.06</text:p>
          </table:table-cell>
          <table:table-cell table:formula="of:=[.$A108]*([.$A108]-1)/2" office:value-type="float" office:value="-0.0282000000000004" calcext:value-type="float">
            <text:p>-0.0282</text:p>
          </table:table-cell>
          <table:table-cell table:formula="of:=([.$A108]+1)*(1-[.$A108])" office:value-type="float" office:value="0.9964" calcext:value-type="float">
            <text:p>0.9964</text:p>
          </table:table-cell>
          <table:table-cell table:formula="of:=[.$A108]*([.$A108]+1)/2" office:value-type="float" office:value="0.0318000000000005" calcext:value-type="float">
            <text:p>0.0318</text:p>
          </table:table-cell>
        </table:table-row>
        <table:table-row table:style-name="ro1">
          <table:table-cell office:value-type="float" office:value="0.070000000000001" calcext:value-type="float">
            <text:p>0.07</text:p>
          </table:table-cell>
          <table:table-cell table:formula="of:=[.$A109]*([.$A109]-1)/2" office:value-type="float" office:value="-0.0325500000000004" calcext:value-type="float">
            <text:p>-0.03255</text:p>
          </table:table-cell>
          <table:table-cell table:formula="of:=([.$A109]+1)*(1-[.$A109])" office:value-type="float" office:value="0.9951" calcext:value-type="float">
            <text:p>0.9951</text:p>
          </table:table-cell>
          <table:table-cell table:formula="of:=[.$A109]*([.$A109]+1)/2" office:value-type="float" office:value="0.0374500000000006" calcext:value-type="float">
            <text:p>0.03745</text:p>
          </table:table-cell>
        </table:table-row>
        <table:table-row table:style-name="ro1">
          <table:table-cell office:value-type="float" office:value="0.080000000000001" calcext:value-type="float">
            <text:p>0.08</text:p>
          </table:table-cell>
          <table:table-cell table:formula="of:=[.$A110]*([.$A110]-1)/2" office:value-type="float" office:value="-0.0368000000000004" calcext:value-type="float">
            <text:p>-0.0368</text:p>
          </table:table-cell>
          <table:table-cell table:formula="of:=([.$A110]+1)*(1-[.$A110])" office:value-type="float" office:value="0.9936" calcext:value-type="float">
            <text:p>0.9936</text:p>
          </table:table-cell>
          <table:table-cell table:formula="of:=[.$A110]*([.$A110]+1)/2" office:value-type="float" office:value="0.0432000000000006" calcext:value-type="float">
            <text:p>0.0432</text:p>
          </table:table-cell>
        </table:table-row>
        <table:table-row table:style-name="ro1">
          <table:table-cell office:value-type="float" office:value="0.090000000000001" calcext:value-type="float">
            <text:p>0.09</text:p>
          </table:table-cell>
          <table:table-cell table:formula="of:=[.$A111]*([.$A111]-1)/2" office:value-type="float" office:value="-0.0409500000000004" calcext:value-type="float">
            <text:p>-0.04095</text:p>
          </table:table-cell>
          <table:table-cell table:formula="of:=([.$A111]+1)*(1-[.$A111])" office:value-type="float" office:value="0.9919" calcext:value-type="float">
            <text:p>0.9919</text:p>
          </table:table-cell>
          <table:table-cell table:formula="of:=[.$A111]*([.$A111]+1)/2" office:value-type="float" office:value="0.0490500000000006" calcext:value-type="float">
            <text:p>0.04905</text:p>
          </table:table-cell>
        </table:table-row>
        <table:table-row table:style-name="ro1">
          <table:table-cell office:value-type="float" office:value="0.100000000000001" calcext:value-type="float">
            <text:p>0.1</text:p>
          </table:table-cell>
          <table:table-cell table:formula="of:=[.$A112]*([.$A112]-1)/2" office:value-type="float" office:value="-0.0450000000000004" calcext:value-type="float">
            <text:p>-0.045</text:p>
          </table:table-cell>
          <table:table-cell table:formula="of:=([.$A112]+1)*(1-[.$A112])" office:value-type="float" office:value="0.99" calcext:value-type="float">
            <text:p>0.99</text:p>
          </table:table-cell>
          <table:table-cell table:formula="of:=[.$A112]*([.$A112]+1)/2" office:value-type="float" office:value="0.0550000000000006" calcext:value-type="float">
            <text:p>0.055</text:p>
          </table:table-cell>
        </table:table-row>
        <table:table-row table:style-name="ro1">
          <table:table-cell office:value-type="float" office:value="0.110000000000001" calcext:value-type="float">
            <text:p>0.11</text:p>
          </table:table-cell>
          <table:table-cell table:formula="of:=[.$A113]*([.$A113]-1)/2" office:value-type="float" office:value="-0.0489500000000004" calcext:value-type="float">
            <text:p>-0.04895</text:p>
          </table:table-cell>
          <table:table-cell table:formula="of:=([.$A113]+1)*(1-[.$A113])" office:value-type="float" office:value="0.9879" calcext:value-type="float">
            <text:p>0.9879</text:p>
          </table:table-cell>
          <table:table-cell table:formula="of:=[.$A113]*([.$A113]+1)/2" office:value-type="float" office:value="0.0610500000000006" calcext:value-type="float">
            <text:p>0.06105</text:p>
          </table:table-cell>
        </table:table-row>
        <table:table-row table:style-name="ro1">
          <table:table-cell office:value-type="float" office:value="0.120000000000001" calcext:value-type="float">
            <text:p>0.12</text:p>
          </table:table-cell>
          <table:table-cell table:formula="of:=[.$A114]*([.$A114]-1)/2" office:value-type="float" office:value="-0.0528000000000004" calcext:value-type="float">
            <text:p>-0.0528</text:p>
          </table:table-cell>
          <table:table-cell table:formula="of:=([.$A114]+1)*(1-[.$A114])" office:value-type="float" office:value="0.9856" calcext:value-type="float">
            <text:p>0.9856</text:p>
          </table:table-cell>
          <table:table-cell table:formula="of:=[.$A114]*([.$A114]+1)/2" office:value-type="float" office:value="0.0672000000000006" calcext:value-type="float">
            <text:p>0.0672</text:p>
          </table:table-cell>
        </table:table-row>
        <table:table-row table:style-name="ro1">
          <table:table-cell office:value-type="float" office:value="0.130000000000001" calcext:value-type="float">
            <text:p>0.13</text:p>
          </table:table-cell>
          <table:table-cell table:formula="of:=[.$A115]*([.$A115]-1)/2" office:value-type="float" office:value="-0.0565500000000004" calcext:value-type="float">
            <text:p>-0.05655</text:p>
          </table:table-cell>
          <table:table-cell table:formula="of:=([.$A115]+1)*(1-[.$A115])" office:value-type="float" office:value="0.9831" calcext:value-type="float">
            <text:p>0.9831</text:p>
          </table:table-cell>
          <table:table-cell table:formula="of:=[.$A115]*([.$A115]+1)/2" office:value-type="float" office:value="0.0734500000000006" calcext:value-type="float">
            <text:p>0.07345</text:p>
          </table:table-cell>
        </table:table-row>
        <table:table-row table:style-name="ro1">
          <table:table-cell office:value-type="float" office:value="0.140000000000001" calcext:value-type="float">
            <text:p>0.14</text:p>
          </table:table-cell>
          <table:table-cell table:formula="of:=[.$A116]*([.$A116]-1)/2" office:value-type="float" office:value="-0.0602000000000004" calcext:value-type="float">
            <text:p>-0.0602</text:p>
          </table:table-cell>
          <table:table-cell table:formula="of:=([.$A116]+1)*(1-[.$A116])" office:value-type="float" office:value="0.9804" calcext:value-type="float">
            <text:p>0.9804</text:p>
          </table:table-cell>
          <table:table-cell table:formula="of:=[.$A116]*([.$A116]+1)/2" office:value-type="float" office:value="0.0798000000000006" calcext:value-type="float">
            <text:p>0.0798</text:p>
          </table:table-cell>
        </table:table-row>
        <table:table-row table:style-name="ro1">
          <table:table-cell office:value-type="float" office:value="0.150000000000001" calcext:value-type="float">
            <text:p>0.15</text:p>
          </table:table-cell>
          <table:table-cell table:formula="of:=[.$A117]*([.$A117]-1)/2" office:value-type="float" office:value="-0.0637500000000004" calcext:value-type="float">
            <text:p>-0.06375</text:p>
          </table:table-cell>
          <table:table-cell table:formula="of:=([.$A117]+1)*(1-[.$A117])" office:value-type="float" office:value="0.9775" calcext:value-type="float">
            <text:p>0.9775</text:p>
          </table:table-cell>
          <table:table-cell table:formula="of:=[.$A117]*([.$A117]+1)/2" office:value-type="float" office:value="0.0862500000000007" calcext:value-type="float">
            <text:p>0.08625</text:p>
          </table:table-cell>
        </table:table-row>
        <table:table-row table:style-name="ro1">
          <table:table-cell office:value-type="float" office:value="0.160000000000001" calcext:value-type="float">
            <text:p>0.16</text:p>
          </table:table-cell>
          <table:table-cell table:formula="of:=[.$A118]*([.$A118]-1)/2" office:value-type="float" office:value="-0.0672000000000003" calcext:value-type="float">
            <text:p>-0.0672</text:p>
          </table:table-cell>
          <table:table-cell table:formula="of:=([.$A118]+1)*(1-[.$A118])" office:value-type="float" office:value="0.9744" calcext:value-type="float">
            <text:p>0.9744</text:p>
          </table:table-cell>
          <table:table-cell table:formula="of:=[.$A118]*([.$A118]+1)/2" office:value-type="float" office:value="0.0928000000000007" calcext:value-type="float">
            <text:p>0.0928</text:p>
          </table:table-cell>
        </table:table-row>
        <table:table-row table:style-name="ro1">
          <table:table-cell office:value-type="float" office:value="0.170000000000001" calcext:value-type="float">
            <text:p>0.17</text:p>
          </table:table-cell>
          <table:table-cell table:formula="of:=[.$A119]*([.$A119]-1)/2" office:value-type="float" office:value="-0.0705500000000003" calcext:value-type="float">
            <text:p>-0.07055</text:p>
          </table:table-cell>
          <table:table-cell table:formula="of:=([.$A119]+1)*(1-[.$A119])" office:value-type="float" office:value="0.9711" calcext:value-type="float">
            <text:p>0.9711</text:p>
          </table:table-cell>
          <table:table-cell table:formula="of:=[.$A119]*([.$A119]+1)/2" office:value-type="float" office:value="0.0994500000000007" calcext:value-type="float">
            <text:p>0.09945</text:p>
          </table:table-cell>
        </table:table-row>
        <table:table-row table:style-name="ro1">
          <table:table-cell office:value-type="float" office:value="0.180000000000001" calcext:value-type="float">
            <text:p>0.18</text:p>
          </table:table-cell>
          <table:table-cell table:formula="of:=[.$A120]*([.$A120]-1)/2" office:value-type="float" office:value="-0.0738000000000003" calcext:value-type="float">
            <text:p>-0.0738</text:p>
          </table:table-cell>
          <table:table-cell table:formula="of:=([.$A120]+1)*(1-[.$A120])" office:value-type="float" office:value="0.9676" calcext:value-type="float">
            <text:p>0.9676</text:p>
          </table:table-cell>
          <table:table-cell table:formula="of:=[.$A120]*([.$A120]+1)/2" office:value-type="float" office:value="0.106200000000001" calcext:value-type="float">
            <text:p>0.1062</text:p>
          </table:table-cell>
        </table:table-row>
        <table:table-row table:style-name="ro1">
          <table:table-cell office:value-type="float" office:value="0.190000000000001" calcext:value-type="float">
            <text:p>0.19</text:p>
          </table:table-cell>
          <table:table-cell table:formula="of:=[.$A121]*([.$A121]-1)/2" office:value-type="float" office:value="-0.0769500000000003" calcext:value-type="float">
            <text:p>-0.07695</text:p>
          </table:table-cell>
          <table:table-cell table:formula="of:=([.$A121]+1)*(1-[.$A121])" office:value-type="float" office:value="0.9639" calcext:value-type="float">
            <text:p>0.9639</text:p>
          </table:table-cell>
          <table:table-cell table:formula="of:=[.$A121]*([.$A121]+1)/2" office:value-type="float" office:value="0.113050000000001" calcext:value-type="float">
            <text:p>0.11305</text:p>
          </table:table-cell>
        </table:table-row>
        <table:table-row table:style-name="ro1">
          <table:table-cell office:value-type="float" office:value="0.200000000000001" calcext:value-type="float">
            <text:p>0.2</text:p>
          </table:table-cell>
          <table:table-cell table:formula="of:=[.$A122]*([.$A122]-1)/2" office:value-type="float" office:value="-0.0800000000000003" calcext:value-type="float">
            <text:p>-0.08</text:p>
          </table:table-cell>
          <table:table-cell table:formula="of:=([.$A122]+1)*(1-[.$A122])" office:value-type="float" office:value="0.959999999999999" calcext:value-type="float">
            <text:p>0.96</text:p>
          </table:table-cell>
          <table:table-cell table:formula="of:=[.$A122]*([.$A122]+1)/2" office:value-type="float" office:value="0.120000000000001" calcext:value-type="float">
            <text:p>0.12</text:p>
          </table:table-cell>
        </table:table-row>
        <table:table-row table:style-name="ro1">
          <table:table-cell office:value-type="float" office:value="0.210000000000001" calcext:value-type="float">
            <text:p>0.21</text:p>
          </table:table-cell>
          <table:table-cell table:formula="of:=[.$A123]*([.$A123]-1)/2" office:value-type="float" office:value="-0.0829500000000003" calcext:value-type="float">
            <text:p>-0.08295</text:p>
          </table:table-cell>
          <table:table-cell table:formula="of:=([.$A123]+1)*(1-[.$A123])" office:value-type="float" office:value="0.955899999999999" calcext:value-type="float">
            <text:p>0.9559</text:p>
          </table:table-cell>
          <table:table-cell table:formula="of:=[.$A123]*([.$A123]+1)/2" office:value-type="float" office:value="0.127050000000001" calcext:value-type="float">
            <text:p>0.12705</text:p>
          </table:table-cell>
        </table:table-row>
        <table:table-row table:style-name="ro1">
          <table:table-cell office:value-type="float" office:value="0.220000000000001" calcext:value-type="float">
            <text:p>0.22</text:p>
          </table:table-cell>
          <table:table-cell table:formula="of:=[.$A124]*([.$A124]-1)/2" office:value-type="float" office:value="-0.0858000000000003" calcext:value-type="float">
            <text:p>-0.0858</text:p>
          </table:table-cell>
          <table:table-cell table:formula="of:=([.$A124]+1)*(1-[.$A124])" office:value-type="float" office:value="0.9516" calcext:value-type="float">
            <text:p>0.9516</text:p>
          </table:table-cell>
          <table:table-cell table:formula="of:=[.$A124]*([.$A124]+1)/2" office:value-type="float" office:value="0.134200000000001" calcext:value-type="float">
            <text:p>0.1342</text:p>
          </table:table-cell>
        </table:table-row>
        <table:table-row table:style-name="ro1">
          <table:table-cell office:value-type="float" office:value="0.230000000000001" calcext:value-type="float">
            <text:p>0.23</text:p>
          </table:table-cell>
          <table:table-cell table:formula="of:=[.$A125]*([.$A125]-1)/2" office:value-type="float" office:value="-0.0885500000000003" calcext:value-type="float">
            <text:p>-0.08855</text:p>
          </table:table-cell>
          <table:table-cell table:formula="of:=([.$A125]+1)*(1-[.$A125])" office:value-type="float" office:value="0.9471" calcext:value-type="float">
            <text:p>0.9471</text:p>
          </table:table-cell>
          <table:table-cell table:formula="of:=[.$A125]*([.$A125]+1)/2" office:value-type="float" office:value="0.141450000000001" calcext:value-type="float">
            <text:p>0.14145</text:p>
          </table:table-cell>
        </table:table-row>
        <table:table-row table:style-name="ro1">
          <table:table-cell office:value-type="float" office:value="0.240000000000001" calcext:value-type="float">
            <text:p>0.24</text:p>
          </table:table-cell>
          <table:table-cell table:formula="of:=[.$A126]*([.$A126]-1)/2" office:value-type="float" office:value="-0.0912000000000003" calcext:value-type="float">
            <text:p>-0.0912</text:p>
          </table:table-cell>
          <table:table-cell table:formula="of:=([.$A126]+1)*(1-[.$A126])" office:value-type="float" office:value="0.9424" calcext:value-type="float">
            <text:p>0.9424</text:p>
          </table:table-cell>
          <table:table-cell table:formula="of:=[.$A126]*([.$A126]+1)/2" office:value-type="float" office:value="0.148800000000001" calcext:value-type="float">
            <text:p>0.1488</text:p>
          </table:table-cell>
        </table:table-row>
        <table:table-row table:style-name="ro1">
          <table:table-cell office:value-type="float" office:value="0.250000000000001" calcext:value-type="float">
            <text:p>0.25</text:p>
          </table:table-cell>
          <table:table-cell table:formula="of:=[.$A127]*([.$A127]-1)/2" office:value-type="float" office:value="-0.0937500000000003" calcext:value-type="float">
            <text:p>-0.09375</text:p>
          </table:table-cell>
          <table:table-cell table:formula="of:=([.$A127]+1)*(1-[.$A127])" office:value-type="float" office:value="0.9375" calcext:value-type="float">
            <text:p>0.9375</text:p>
          </table:table-cell>
          <table:table-cell table:formula="of:=[.$A127]*([.$A127]+1)/2" office:value-type="float" office:value="0.156250000000001" calcext:value-type="float">
            <text:p>0.15625</text:p>
          </table:table-cell>
        </table:table-row>
        <table:table-row table:style-name="ro1">
          <table:table-cell office:value-type="float" office:value="0.260000000000001" calcext:value-type="float">
            <text:p>0.26</text:p>
          </table:table-cell>
          <table:table-cell table:formula="of:=[.$A128]*([.$A128]-1)/2" office:value-type="float" office:value="-0.0962000000000002" calcext:value-type="float">
            <text:p>-0.0962</text:p>
          </table:table-cell>
          <table:table-cell table:formula="of:=([.$A128]+1)*(1-[.$A128])" office:value-type="float" office:value="0.932399999999999" calcext:value-type="float">
            <text:p>0.9324</text:p>
          </table:table-cell>
          <table:table-cell table:formula="of:=[.$A128]*([.$A128]+1)/2" office:value-type="float" office:value="0.163800000000001" calcext:value-type="float">
            <text:p>0.1638</text:p>
          </table:table-cell>
        </table:table-row>
        <table:table-row table:style-name="ro1">
          <table:table-cell office:value-type="float" office:value="0.270000000000001" calcext:value-type="float">
            <text:p>0.27</text:p>
          </table:table-cell>
          <table:table-cell table:formula="of:=[.$A129]*([.$A129]-1)/2" office:value-type="float" office:value="-0.0985500000000002" calcext:value-type="float">
            <text:p>-0.09855</text:p>
          </table:table-cell>
          <table:table-cell table:formula="of:=([.$A129]+1)*(1-[.$A129])" office:value-type="float" office:value="0.927099999999999" calcext:value-type="float">
            <text:p>0.9271</text:p>
          </table:table-cell>
          <table:table-cell table:formula="of:=[.$A129]*([.$A129]+1)/2" office:value-type="float" office:value="0.171450000000001" calcext:value-type="float">
            <text:p>0.17145</text:p>
          </table:table-cell>
        </table:table-row>
        <table:table-row table:style-name="ro1">
          <table:table-cell office:value-type="float" office:value="0.280000000000001" calcext:value-type="float">
            <text:p>0.28</text:p>
          </table:table-cell>
          <table:table-cell table:formula="of:=[.$A130]*([.$A130]-1)/2" office:value-type="float" office:value="-0.1008" calcext:value-type="float">
            <text:p>-0.1008</text:p>
          </table:table-cell>
          <table:table-cell table:formula="of:=([.$A130]+1)*(1-[.$A130])" office:value-type="float" office:value="0.921599999999999" calcext:value-type="float">
            <text:p>0.9216</text:p>
          </table:table-cell>
          <table:table-cell table:formula="of:=[.$A130]*([.$A130]+1)/2" office:value-type="float" office:value="0.179200000000001" calcext:value-type="float">
            <text:p>0.1792</text:p>
          </table:table-cell>
        </table:table-row>
        <table:table-row table:style-name="ro1">
          <table:table-cell office:value-type="float" office:value="0.290000000000001" calcext:value-type="float">
            <text:p>0.29</text:p>
          </table:table-cell>
          <table:table-cell table:formula="of:=[.$A131]*([.$A131]-1)/2" office:value-type="float" office:value="-0.10295" calcext:value-type="float">
            <text:p>-0.10295</text:p>
          </table:table-cell>
          <table:table-cell table:formula="of:=([.$A131]+1)*(1-[.$A131])" office:value-type="float" office:value="0.915899999999999" calcext:value-type="float">
            <text:p>0.9159</text:p>
          </table:table-cell>
          <table:table-cell table:formula="of:=[.$A131]*([.$A131]+1)/2" office:value-type="float" office:value="0.187050000000001" calcext:value-type="float">
            <text:p>0.18705</text:p>
          </table:table-cell>
        </table:table-row>
        <table:table-row table:style-name="ro1">
          <table:table-cell office:value-type="float" office:value="0.300000000000001" calcext:value-type="float">
            <text:p>0.3</text:p>
          </table:table-cell>
          <table:table-cell table:formula="of:=[.$A132]*([.$A132]-1)/2" office:value-type="float" office:value="-0.105" calcext:value-type="float">
            <text:p>-0.105</text:p>
          </table:table-cell>
          <table:table-cell table:formula="of:=([.$A132]+1)*(1-[.$A132])" office:value-type="float" office:value="0.909999999999999" calcext:value-type="float">
            <text:p>0.91</text:p>
          </table:table-cell>
          <table:table-cell table:formula="of:=[.$A132]*([.$A132]+1)/2" office:value-type="float" office:value="0.195000000000001" calcext:value-type="float">
            <text:p>0.195</text:p>
          </table:table-cell>
        </table:table-row>
        <table:table-row table:style-name="ro1">
          <table:table-cell office:value-type="float" office:value="0.310000000000001" calcext:value-type="float">
            <text:p>0.31</text:p>
          </table:table-cell>
          <table:table-cell table:formula="of:=[.$A133]*([.$A133]-1)/2" office:value-type="float" office:value="-0.10695" calcext:value-type="float">
            <text:p>-0.10695</text:p>
          </table:table-cell>
          <table:table-cell table:formula="of:=([.$A133]+1)*(1-[.$A133])" office:value-type="float" office:value="0.903899999999999" calcext:value-type="float">
            <text:p>0.9039</text:p>
          </table:table-cell>
          <table:table-cell table:formula="of:=[.$A133]*([.$A133]+1)/2" office:value-type="float" office:value="0.203050000000001" calcext:value-type="float">
            <text:p>0.20305</text:p>
          </table:table-cell>
        </table:table-row>
        <table:table-row table:style-name="ro1">
          <table:table-cell office:value-type="float" office:value="0.320000000000001" calcext:value-type="float">
            <text:p>0.32</text:p>
          </table:table-cell>
          <table:table-cell table:formula="of:=[.$A134]*([.$A134]-1)/2" office:value-type="float" office:value="-0.1088" calcext:value-type="float">
            <text:p>-0.1088</text:p>
          </table:table-cell>
          <table:table-cell table:formula="of:=([.$A134]+1)*(1-[.$A134])" office:value-type="float" office:value="0.897599999999999" calcext:value-type="float">
            <text:p>0.8976</text:p>
          </table:table-cell>
          <table:table-cell table:formula="of:=[.$A134]*([.$A134]+1)/2" office:value-type="float" office:value="0.211200000000001" calcext:value-type="float">
            <text:p>0.2112</text:p>
          </table:table-cell>
        </table:table-row>
        <table:table-row table:style-name="ro1">
          <table:table-cell office:value-type="float" office:value="0.330000000000001" calcext:value-type="float">
            <text:p>0.33</text:p>
          </table:table-cell>
          <table:table-cell table:formula="of:=[.$A135]*([.$A135]-1)/2" office:value-type="float" office:value="-0.11055" calcext:value-type="float">
            <text:p>-0.11055</text:p>
          </table:table-cell>
          <table:table-cell table:formula="of:=([.$A135]+1)*(1-[.$A135])" office:value-type="float" office:value="0.891099999999999" calcext:value-type="float">
            <text:p>0.8911</text:p>
          </table:table-cell>
          <table:table-cell table:formula="of:=[.$A135]*([.$A135]+1)/2" office:value-type="float" office:value="0.219450000000001" calcext:value-type="float">
            <text:p>0.21945</text:p>
          </table:table-cell>
        </table:table-row>
        <table:table-row table:style-name="ro1">
          <table:table-cell office:value-type="float" office:value="0.340000000000001" calcext:value-type="float">
            <text:p>0.34</text:p>
          </table:table-cell>
          <table:table-cell table:formula="of:=[.$A136]*([.$A136]-1)/2" office:value-type="float" office:value="-0.1122" calcext:value-type="float">
            <text:p>-0.1122</text:p>
          </table:table-cell>
          <table:table-cell table:formula="of:=([.$A136]+1)*(1-[.$A136])" office:value-type="float" office:value="0.884399999999999" calcext:value-type="float">
            <text:p>0.8844</text:p>
          </table:table-cell>
          <table:table-cell table:formula="of:=[.$A136]*([.$A136]+1)/2" office:value-type="float" office:value="0.227800000000001" calcext:value-type="float">
            <text:p>0.2278</text:p>
          </table:table-cell>
        </table:table-row>
        <table:table-row table:style-name="ro1">
          <table:table-cell office:value-type="float" office:value="0.350000000000001" calcext:value-type="float">
            <text:p>0.35</text:p>
          </table:table-cell>
          <table:table-cell table:formula="of:=[.$A137]*([.$A137]-1)/2" office:value-type="float" office:value="-0.11375" calcext:value-type="float">
            <text:p>-0.11375</text:p>
          </table:table-cell>
          <table:table-cell table:formula="of:=([.$A137]+1)*(1-[.$A137])" office:value-type="float" office:value="0.877499999999999" calcext:value-type="float">
            <text:p>0.8775</text:p>
          </table:table-cell>
          <table:table-cell table:formula="of:=[.$A137]*([.$A137]+1)/2" office:value-type="float" office:value="0.236250000000001" calcext:value-type="float">
            <text:p>0.23625</text:p>
          </table:table-cell>
        </table:table-row>
        <table:table-row table:style-name="ro1">
          <table:table-cell office:value-type="float" office:value="0.360000000000001" calcext:value-type="float">
            <text:p>0.36</text:p>
          </table:table-cell>
          <table:table-cell table:formula="of:=[.$A138]*([.$A138]-1)/2" office:value-type="float" office:value="-0.1152" calcext:value-type="float">
            <text:p>-0.1152</text:p>
          </table:table-cell>
          <table:table-cell table:formula="of:=([.$A138]+1)*(1-[.$A138])" office:value-type="float" office:value="0.870399999999999" calcext:value-type="float">
            <text:p>0.8704</text:p>
          </table:table-cell>
          <table:table-cell table:formula="of:=[.$A138]*([.$A138]+1)/2" office:value-type="float" office:value="0.244800000000001" calcext:value-type="float">
            <text:p>0.2448</text:p>
          </table:table-cell>
        </table:table-row>
        <table:table-row table:style-name="ro1">
          <table:table-cell office:value-type="float" office:value="0.370000000000001" calcext:value-type="float">
            <text:p>0.37</text:p>
          </table:table-cell>
          <table:table-cell table:formula="of:=[.$A139]*([.$A139]-1)/2" office:value-type="float" office:value="-0.11655" calcext:value-type="float">
            <text:p>-0.11655</text:p>
          </table:table-cell>
          <table:table-cell table:formula="of:=([.$A139]+1)*(1-[.$A139])" office:value-type="float" office:value="0.863099999999999" calcext:value-type="float">
            <text:p>0.8631</text:p>
          </table:table-cell>
          <table:table-cell table:formula="of:=[.$A139]*([.$A139]+1)/2" office:value-type="float" office:value="0.253450000000001" calcext:value-type="float">
            <text:p>0.25345</text:p>
          </table:table-cell>
        </table:table-row>
        <table:table-row table:style-name="ro1">
          <table:table-cell office:value-type="float" office:value="0.380000000000001" calcext:value-type="float">
            <text:p>0.38</text:p>
          </table:table-cell>
          <table:table-cell table:formula="of:=[.$A140]*([.$A140]-1)/2" office:value-type="float" office:value="-0.1178" calcext:value-type="float">
            <text:p>-0.1178</text:p>
          </table:table-cell>
          <table:table-cell table:formula="of:=([.$A140]+1)*(1-[.$A140])" office:value-type="float" office:value="0.855599999999999" calcext:value-type="float">
            <text:p>0.8556</text:p>
          </table:table-cell>
          <table:table-cell table:formula="of:=[.$A140]*([.$A140]+1)/2" office:value-type="float" office:value="0.262200000000001" calcext:value-type="float">
            <text:p>0.2622</text:p>
          </table:table-cell>
        </table:table-row>
        <table:table-row table:style-name="ro1">
          <table:table-cell office:value-type="float" office:value="0.390000000000001" calcext:value-type="float">
            <text:p>0.39</text:p>
          </table:table-cell>
          <table:table-cell table:formula="of:=[.$A141]*([.$A141]-1)/2" office:value-type="float" office:value="-0.11895" calcext:value-type="float">
            <text:p>-0.11895</text:p>
          </table:table-cell>
          <table:table-cell table:formula="of:=([.$A141]+1)*(1-[.$A141])" office:value-type="float" office:value="0.847899999999999" calcext:value-type="float">
            <text:p>0.8479</text:p>
          </table:table-cell>
          <table:table-cell table:formula="of:=[.$A141]*([.$A141]+1)/2" office:value-type="float" office:value="0.271050000000001" calcext:value-type="float">
            <text:p>0.27105</text:p>
          </table:table-cell>
        </table:table-row>
        <table:table-row table:style-name="ro1">
          <table:table-cell office:value-type="float" office:value="0.400000000000001" calcext:value-type="float">
            <text:p>0.4</text:p>
          </table:table-cell>
          <table:table-cell table:formula="of:=[.$A142]*([.$A142]-1)/2" office:value-type="float" office:value="-0.12" calcext:value-type="float">
            <text:p>-0.12</text:p>
          </table:table-cell>
          <table:table-cell table:formula="of:=([.$A142]+1)*(1-[.$A142])" office:value-type="float" office:value="0.839999999999999" calcext:value-type="float">
            <text:p>0.84</text:p>
          </table:table-cell>
          <table:table-cell table:formula="of:=[.$A142]*([.$A142]+1)/2" office:value-type="float" office:value="0.280000000000001" calcext:value-type="float">
            <text:p>0.28</text:p>
          </table:table-cell>
        </table:table-row>
        <table:table-row table:style-name="ro1">
          <table:table-cell office:value-type="float" office:value="0.410000000000001" calcext:value-type="float">
            <text:p>0.41</text:p>
          </table:table-cell>
          <table:table-cell table:formula="of:=[.$A143]*([.$A143]-1)/2" office:value-type="float" office:value="-0.12095" calcext:value-type="float">
            <text:p>-0.12095</text:p>
          </table:table-cell>
          <table:table-cell table:formula="of:=([.$A143]+1)*(1-[.$A143])" office:value-type="float" office:value="0.831899999999999" calcext:value-type="float">
            <text:p>0.8319</text:p>
          </table:table-cell>
          <table:table-cell table:formula="of:=[.$A143]*([.$A143]+1)/2" office:value-type="float" office:value="0.289050000000001" calcext:value-type="float">
            <text:p>0.28905</text:p>
          </table:table-cell>
        </table:table-row>
        <table:table-row table:style-name="ro1">
          <table:table-cell office:value-type="float" office:value="0.420000000000001" calcext:value-type="float">
            <text:p>0.42</text:p>
          </table:table-cell>
          <table:table-cell table:formula="of:=[.$A144]*([.$A144]-1)/2" office:value-type="float" office:value="-0.1218" calcext:value-type="float">
            <text:p>-0.1218</text:p>
          </table:table-cell>
          <table:table-cell table:formula="of:=([.$A144]+1)*(1-[.$A144])" office:value-type="float" office:value="0.823599999999999" calcext:value-type="float">
            <text:p>0.8236</text:p>
          </table:table-cell>
          <table:table-cell table:formula="of:=[.$A144]*([.$A144]+1)/2" office:value-type="float" office:value="0.298200000000001" calcext:value-type="float">
            <text:p>0.2982</text:p>
          </table:table-cell>
        </table:table-row>
        <table:table-row table:style-name="ro1">
          <table:table-cell office:value-type="float" office:value="0.430000000000001" calcext:value-type="float">
            <text:p>0.43</text:p>
          </table:table-cell>
          <table:table-cell table:formula="of:=[.$A145]*([.$A145]-1)/2" office:value-type="float" office:value="-0.12255" calcext:value-type="float">
            <text:p>-0.12255</text:p>
          </table:table-cell>
          <table:table-cell table:formula="of:=([.$A145]+1)*(1-[.$A145])" office:value-type="float" office:value="0.815099999999999" calcext:value-type="float">
            <text:p>0.8151</text:p>
          </table:table-cell>
          <table:table-cell table:formula="of:=[.$A145]*([.$A145]+1)/2" office:value-type="float" office:value="0.307450000000001" calcext:value-type="float">
            <text:p>0.30745</text:p>
          </table:table-cell>
        </table:table-row>
        <table:table-row table:style-name="ro1">
          <table:table-cell office:value-type="float" office:value="0.440000000000001" calcext:value-type="float">
            <text:p>0.44</text:p>
          </table:table-cell>
          <table:table-cell table:formula="of:=[.$A146]*([.$A146]-1)/2" office:value-type="float" office:value="-0.1232" calcext:value-type="float">
            <text:p>-0.1232</text:p>
          </table:table-cell>
          <table:table-cell table:formula="of:=([.$A146]+1)*(1-[.$A146])" office:value-type="float" office:value="0.806399999999999" calcext:value-type="float">
            <text:p>0.8064</text:p>
          </table:table-cell>
          <table:table-cell table:formula="of:=[.$A146]*([.$A146]+1)/2" office:value-type="float" office:value="0.316800000000001" calcext:value-type="float">
            <text:p>0.3168</text:p>
          </table:table-cell>
        </table:table-row>
        <table:table-row table:style-name="ro1">
          <table:table-cell office:value-type="float" office:value="0.450000000000001" calcext:value-type="float">
            <text:p>0.45</text:p>
          </table:table-cell>
          <table:table-cell table:formula="of:=[.$A147]*([.$A147]-1)/2" office:value-type="float" office:value="-0.12375" calcext:value-type="float">
            <text:p>-0.12375</text:p>
          </table:table-cell>
          <table:table-cell table:formula="of:=([.$A147]+1)*(1-[.$A147])" office:value-type="float" office:value="0.797499999999999" calcext:value-type="float">
            <text:p>0.7975</text:p>
          </table:table-cell>
          <table:table-cell table:formula="of:=[.$A147]*([.$A147]+1)/2" office:value-type="float" office:value="0.326250000000001" calcext:value-type="float">
            <text:p>0.32625</text:p>
          </table:table-cell>
        </table:table-row>
        <table:table-row table:style-name="ro1">
          <table:table-cell office:value-type="float" office:value="0.460000000000001" calcext:value-type="float">
            <text:p>0.46</text:p>
          </table:table-cell>
          <table:table-cell table:formula="of:=[.$A148]*([.$A148]-1)/2" office:value-type="float" office:value="-0.1242" calcext:value-type="float">
            <text:p>-0.1242</text:p>
          </table:table-cell>
          <table:table-cell table:formula="of:=([.$A148]+1)*(1-[.$A148])" office:value-type="float" office:value="0.788399999999999" calcext:value-type="float">
            <text:p>0.7884</text:p>
          </table:table-cell>
          <table:table-cell table:formula="of:=[.$A148]*([.$A148]+1)/2" office:value-type="float" office:value="0.335800000000001" calcext:value-type="float">
            <text:p>0.3358</text:p>
          </table:table-cell>
        </table:table-row>
        <table:table-row table:style-name="ro1">
          <table:table-cell office:value-type="float" office:value="0.470000000000001" calcext:value-type="float">
            <text:p>0.47</text:p>
          </table:table-cell>
          <table:table-cell table:formula="of:=[.$A149]*([.$A149]-1)/2" office:value-type="float" office:value="-0.12455" calcext:value-type="float">
            <text:p>-0.12455</text:p>
          </table:table-cell>
          <table:table-cell table:formula="of:=([.$A149]+1)*(1-[.$A149])" office:value-type="float" office:value="0.779099999999999" calcext:value-type="float">
            <text:p>0.7791</text:p>
          </table:table-cell>
          <table:table-cell table:formula="of:=[.$A149]*([.$A149]+1)/2" office:value-type="float" office:value="0.345450000000001" calcext:value-type="float">
            <text:p>0.34545</text:p>
          </table:table-cell>
        </table:table-row>
        <table:table-row table:style-name="ro1">
          <table:table-cell office:value-type="float" office:value="0.480000000000001" calcext:value-type="float">
            <text:p>0.48</text:p>
          </table:table-cell>
          <table:table-cell table:formula="of:=[.$A150]*([.$A150]-1)/2" office:value-type="float" office:value="-0.1248" calcext:value-type="float">
            <text:p>-0.1248</text:p>
          </table:table-cell>
          <table:table-cell table:formula="of:=([.$A150]+1)*(1-[.$A150])" office:value-type="float" office:value="0.769599999999999" calcext:value-type="float">
            <text:p>0.7696</text:p>
          </table:table-cell>
          <table:table-cell table:formula="of:=[.$A150]*([.$A150]+1)/2" office:value-type="float" office:value="0.355200000000001" calcext:value-type="float">
            <text:p>0.3552</text:p>
          </table:table-cell>
        </table:table-row>
        <table:table-row table:style-name="ro1">
          <table:table-cell office:value-type="float" office:value="0.490000000000001" calcext:value-type="float">
            <text:p>0.49</text:p>
          </table:table-cell>
          <table:table-cell table:formula="of:=[.$A151]*([.$A151]-1)/2" office:value-type="float" office:value="-0.12495" calcext:value-type="float">
            <text:p>-0.12495</text:p>
          </table:table-cell>
          <table:table-cell table:formula="of:=([.$A151]+1)*(1-[.$A151])" office:value-type="float" office:value="0.759899999999999" calcext:value-type="float">
            <text:p>0.7599</text:p>
          </table:table-cell>
          <table:table-cell table:formula="of:=[.$A151]*([.$A151]+1)/2" office:value-type="float" office:value="0.365050000000001" calcext:value-type="float">
            <text:p>0.36505</text:p>
          </table:table-cell>
        </table:table-row>
        <table:table-row table:style-name="ro1">
          <table:table-cell office:value-type="float" office:value="0.500000000000001" calcext:value-type="float">
            <text:p>0.5</text:p>
          </table:table-cell>
          <table:table-cell table:formula="of:=[.$A152]*([.$A152]-1)/2" office:value-type="float" office:value="-0.125" calcext:value-type="float">
            <text:p>-0.125</text:p>
          </table:table-cell>
          <table:table-cell table:formula="of:=([.$A152]+1)*(1-[.$A152])" office:value-type="float" office:value="0.749999999999999" calcext:value-type="float">
            <text:p>0.75</text:p>
          </table:table-cell>
          <table:table-cell table:formula="of:=[.$A152]*([.$A152]+1)/2" office:value-type="float" office:value="0.375000000000001" calcext:value-type="float">
            <text:p>0.375</text:p>
          </table:table-cell>
        </table:table-row>
        <table:table-row table:style-name="ro1">
          <table:table-cell office:value-type="float" office:value="0.510000000000001" calcext:value-type="float">
            <text:p>0.51</text:p>
          </table:table-cell>
          <table:table-cell table:formula="of:=[.$A153]*([.$A153]-1)/2" office:value-type="float" office:value="-0.12495" calcext:value-type="float">
            <text:p>-0.12495</text:p>
          </table:table-cell>
          <table:table-cell table:formula="of:=([.$A153]+1)*(1-[.$A153])" office:value-type="float" office:value="0.739899999999999" calcext:value-type="float">
            <text:p>0.7399</text:p>
          </table:table-cell>
          <table:table-cell table:formula="of:=[.$A153]*([.$A153]+1)/2" office:value-type="float" office:value="0.385050000000001" calcext:value-type="float">
            <text:p>0.38505</text:p>
          </table:table-cell>
        </table:table-row>
        <table:table-row table:style-name="ro1">
          <table:table-cell office:value-type="float" office:value="0.520000000000001" calcext:value-type="float">
            <text:p>0.52</text:p>
          </table:table-cell>
          <table:table-cell table:formula="of:=[.$A154]*([.$A154]-1)/2" office:value-type="float" office:value="-0.1248" calcext:value-type="float">
            <text:p>-0.1248</text:p>
          </table:table-cell>
          <table:table-cell table:formula="of:=([.$A154]+1)*(1-[.$A154])" office:value-type="float" office:value="0.729599999999999" calcext:value-type="float">
            <text:p>0.7296</text:p>
          </table:table-cell>
          <table:table-cell table:formula="of:=[.$A154]*([.$A154]+1)/2" office:value-type="float" office:value="0.395200000000001" calcext:value-type="float">
            <text:p>0.3952</text:p>
          </table:table-cell>
        </table:table-row>
        <table:table-row table:style-name="ro1">
          <table:table-cell office:value-type="float" office:value="0.530000000000001" calcext:value-type="float">
            <text:p>0.53</text:p>
          </table:table-cell>
          <table:table-cell table:formula="of:=[.$A155]*([.$A155]-1)/2" office:value-type="float" office:value="-0.12455" calcext:value-type="float">
            <text:p>-0.12455</text:p>
          </table:table-cell>
          <table:table-cell table:formula="of:=([.$A155]+1)*(1-[.$A155])" office:value-type="float" office:value="0.719099999999999" calcext:value-type="float">
            <text:p>0.7191</text:p>
          </table:table-cell>
          <table:table-cell table:formula="of:=[.$A155]*([.$A155]+1)/2" office:value-type="float" office:value="0.405450000000001" calcext:value-type="float">
            <text:p>0.40545</text:p>
          </table:table-cell>
        </table:table-row>
        <table:table-row table:style-name="ro1">
          <table:table-cell office:value-type="float" office:value="0.540000000000001" calcext:value-type="float">
            <text:p>0.54</text:p>
          </table:table-cell>
          <table:table-cell table:formula="of:=[.$A156]*([.$A156]-1)/2" office:value-type="float" office:value="-0.1242" calcext:value-type="float">
            <text:p>-0.1242</text:p>
          </table:table-cell>
          <table:table-cell table:formula="of:=([.$A156]+1)*(1-[.$A156])" office:value-type="float" office:value="0.708399999999999" calcext:value-type="float">
            <text:p>0.7084</text:p>
          </table:table-cell>
          <table:table-cell table:formula="of:=[.$A156]*([.$A156]+1)/2" office:value-type="float" office:value="0.415800000000001" calcext:value-type="float">
            <text:p>0.4158</text:p>
          </table:table-cell>
        </table:table-row>
        <table:table-row table:style-name="ro1">
          <table:table-cell office:value-type="float" office:value="0.550000000000001" calcext:value-type="float">
            <text:p>0.55</text:p>
          </table:table-cell>
          <table:table-cell table:formula="of:=[.$A157]*([.$A157]-1)/2" office:value-type="float" office:value="-0.12375" calcext:value-type="float">
            <text:p>-0.12375</text:p>
          </table:table-cell>
          <table:table-cell table:formula="of:=([.$A157]+1)*(1-[.$A157])" office:value-type="float" office:value="0.697499999999999" calcext:value-type="float">
            <text:p>0.6975</text:p>
          </table:table-cell>
          <table:table-cell table:formula="of:=[.$A157]*([.$A157]+1)/2" office:value-type="float" office:value="0.426250000000001" calcext:value-type="float">
            <text:p>0.42625</text:p>
          </table:table-cell>
        </table:table-row>
        <table:table-row table:style-name="ro1">
          <table:table-cell office:value-type="float" office:value="0.560000000000001" calcext:value-type="float">
            <text:p>0.56</text:p>
          </table:table-cell>
          <table:table-cell table:formula="of:=[.$A158]*([.$A158]-1)/2" office:value-type="float" office:value="-0.1232" calcext:value-type="float">
            <text:p>-0.1232</text:p>
          </table:table-cell>
          <table:table-cell table:formula="of:=([.$A158]+1)*(1-[.$A158])" office:value-type="float" office:value="0.686399999999999" calcext:value-type="float">
            <text:p>0.6864</text:p>
          </table:table-cell>
          <table:table-cell table:formula="of:=[.$A158]*([.$A158]+1)/2" office:value-type="float" office:value="0.436800000000001" calcext:value-type="float">
            <text:p>0.4368</text:p>
          </table:table-cell>
        </table:table-row>
        <table:table-row table:style-name="ro1">
          <table:table-cell office:value-type="float" office:value="0.570000000000001" calcext:value-type="float">
            <text:p>0.57</text:p>
          </table:table-cell>
          <table:table-cell table:formula="of:=[.$A159]*([.$A159]-1)/2" office:value-type="float" office:value="-0.12255" calcext:value-type="float">
            <text:p>-0.12255</text:p>
          </table:table-cell>
          <table:table-cell table:formula="of:=([.$A159]+1)*(1-[.$A159])" office:value-type="float" office:value="0.675099999999999" calcext:value-type="float">
            <text:p>0.6751</text:p>
          </table:table-cell>
          <table:table-cell table:formula="of:=[.$A159]*([.$A159]+1)/2" office:value-type="float" office:value="0.447450000000001" calcext:value-type="float">
            <text:p>0.44745</text:p>
          </table:table-cell>
        </table:table-row>
        <table:table-row table:style-name="ro1">
          <table:table-cell office:value-type="float" office:value="0.580000000000001" calcext:value-type="float">
            <text:p>0.58</text:p>
          </table:table-cell>
          <table:table-cell table:formula="of:=[.$A160]*([.$A160]-1)/2" office:value-type="float" office:value="-0.1218" calcext:value-type="float">
            <text:p>-0.1218</text:p>
          </table:table-cell>
          <table:table-cell table:formula="of:=([.$A160]+1)*(1-[.$A160])" office:value-type="float" office:value="0.663599999999999" calcext:value-type="float">
            <text:p>0.6636</text:p>
          </table:table-cell>
          <table:table-cell table:formula="of:=[.$A160]*([.$A160]+1)/2" office:value-type="float" office:value="0.458200000000001" calcext:value-type="float">
            <text:p>0.4582</text:p>
          </table:table-cell>
        </table:table-row>
        <table:table-row table:style-name="ro1">
          <table:table-cell office:value-type="float" office:value="0.590000000000001" calcext:value-type="float">
            <text:p>0.59</text:p>
          </table:table-cell>
          <table:table-cell table:formula="of:=[.$A161]*([.$A161]-1)/2" office:value-type="float" office:value="-0.12095" calcext:value-type="float">
            <text:p>-0.12095</text:p>
          </table:table-cell>
          <table:table-cell table:formula="of:=([.$A161]+1)*(1-[.$A161])" office:value-type="float" office:value="0.651899999999999" calcext:value-type="float">
            <text:p>0.6519</text:p>
          </table:table-cell>
          <table:table-cell table:formula="of:=[.$A161]*([.$A161]+1)/2" office:value-type="float" office:value="0.469050000000001" calcext:value-type="float">
            <text:p>0.46905</text:p>
          </table:table-cell>
        </table:table-row>
        <table:table-row table:style-name="ro1">
          <table:table-cell office:value-type="float" office:value="0.600000000000001" calcext:value-type="float">
            <text:p>0.6</text:p>
          </table:table-cell>
          <table:table-cell table:formula="of:=[.$A162]*([.$A162]-1)/2" office:value-type="float" office:value="-0.12" calcext:value-type="float">
            <text:p>-0.12</text:p>
          </table:table-cell>
          <table:table-cell table:formula="of:=([.$A162]+1)*(1-[.$A162])" office:value-type="float" office:value="0.639999999999999" calcext:value-type="float">
            <text:p>0.64</text:p>
          </table:table-cell>
          <table:table-cell table:formula="of:=[.$A162]*([.$A162]+1)/2" office:value-type="float" office:value="0.480000000000001" calcext:value-type="float">
            <text:p>0.48</text:p>
          </table:table-cell>
        </table:table-row>
        <table:table-row table:style-name="ro1">
          <table:table-cell office:value-type="float" office:value="0.610000000000001" calcext:value-type="float">
            <text:p>0.61</text:p>
          </table:table-cell>
          <table:table-cell table:formula="of:=[.$A163]*([.$A163]-1)/2" office:value-type="float" office:value="-0.11895" calcext:value-type="float">
            <text:p>-0.11895</text:p>
          </table:table-cell>
          <table:table-cell table:formula="of:=([.$A163]+1)*(1-[.$A163])" office:value-type="float" office:value="0.627899999999999" calcext:value-type="float">
            <text:p>0.6279</text:p>
          </table:table-cell>
          <table:table-cell table:formula="of:=[.$A163]*([.$A163]+1)/2" office:value-type="float" office:value="0.491050000000001" calcext:value-type="float">
            <text:p>0.49105</text:p>
          </table:table-cell>
        </table:table-row>
        <table:table-row table:style-name="ro1">
          <table:table-cell office:value-type="float" office:value="0.620000000000001" calcext:value-type="float">
            <text:p>0.62</text:p>
          </table:table-cell>
          <table:table-cell table:formula="of:=[.$A164]*([.$A164]-1)/2" office:value-type="float" office:value="-0.1178" calcext:value-type="float">
            <text:p>-0.1178</text:p>
          </table:table-cell>
          <table:table-cell table:formula="of:=([.$A164]+1)*(1-[.$A164])" office:value-type="float" office:value="0.615599999999999" calcext:value-type="float">
            <text:p>0.6156</text:p>
          </table:table-cell>
          <table:table-cell table:formula="of:=[.$A164]*([.$A164]+1)/2" office:value-type="float" office:value="0.502200000000001" calcext:value-type="float">
            <text:p>0.5022</text:p>
          </table:table-cell>
        </table:table-row>
        <table:table-row table:style-name="ro1">
          <table:table-cell office:value-type="float" office:value="0.630000000000001" calcext:value-type="float">
            <text:p>0.63</text:p>
          </table:table-cell>
          <table:table-cell table:formula="of:=[.$A165]*([.$A165]-1)/2" office:value-type="float" office:value="-0.11655" calcext:value-type="float">
            <text:p>-0.11655</text:p>
          </table:table-cell>
          <table:table-cell table:formula="of:=([.$A165]+1)*(1-[.$A165])" office:value-type="float" office:value="0.603099999999999" calcext:value-type="float">
            <text:p>0.6031</text:p>
          </table:table-cell>
          <table:table-cell table:formula="of:=[.$A165]*([.$A165]+1)/2" office:value-type="float" office:value="0.513450000000001" calcext:value-type="float">
            <text:p>0.51345</text:p>
          </table:table-cell>
        </table:table-row>
        <table:table-row table:style-name="ro1">
          <table:table-cell office:value-type="float" office:value="0.640000000000001" calcext:value-type="float">
            <text:p>0.64</text:p>
          </table:table-cell>
          <table:table-cell table:formula="of:=[.$A166]*([.$A166]-1)/2" office:value-type="float" office:value="-0.1152" calcext:value-type="float">
            <text:p>-0.1152</text:p>
          </table:table-cell>
          <table:table-cell table:formula="of:=([.$A166]+1)*(1-[.$A166])" office:value-type="float" office:value="0.590399999999999" calcext:value-type="float">
            <text:p>0.5904</text:p>
          </table:table-cell>
          <table:table-cell table:formula="of:=[.$A166]*([.$A166]+1)/2" office:value-type="float" office:value="0.524800000000001" calcext:value-type="float">
            <text:p>0.5248</text:p>
          </table:table-cell>
        </table:table-row>
        <table:table-row table:style-name="ro1">
          <table:table-cell office:value-type="float" office:value="0.650000000000001" calcext:value-type="float">
            <text:p>0.65</text:p>
          </table:table-cell>
          <table:table-cell table:formula="of:=[.$A167]*([.$A167]-1)/2" office:value-type="float" office:value="-0.11375" calcext:value-type="float">
            <text:p>-0.11375</text:p>
          </table:table-cell>
          <table:table-cell table:formula="of:=([.$A167]+1)*(1-[.$A167])" office:value-type="float" office:value="0.577499999999999" calcext:value-type="float">
            <text:p>0.5775</text:p>
          </table:table-cell>
          <table:table-cell table:formula="of:=[.$A167]*([.$A167]+1)/2" office:value-type="float" office:value="0.536250000000001" calcext:value-type="float">
            <text:p>0.53625</text:p>
          </table:table-cell>
        </table:table-row>
        <table:table-row table:style-name="ro1">
          <table:table-cell office:value-type="float" office:value="0.660000000000002" calcext:value-type="float">
            <text:p>0.66</text:p>
          </table:table-cell>
          <table:table-cell table:formula="of:=[.$A168]*([.$A168]-1)/2" office:value-type="float" office:value="-0.1122" calcext:value-type="float">
            <text:p>-0.1122</text:p>
          </table:table-cell>
          <table:table-cell table:formula="of:=([.$A168]+1)*(1-[.$A168])" office:value-type="float" office:value="0.564399999999997" calcext:value-type="float">
            <text:p>0.5644</text:p>
          </table:table-cell>
          <table:table-cell table:formula="of:=[.$A168]*([.$A168]+1)/2" office:value-type="float" office:value="0.547800000000002" calcext:value-type="float">
            <text:p>0.5478</text:p>
          </table:table-cell>
        </table:table-row>
        <table:table-row table:style-name="ro1">
          <table:table-cell office:value-type="float" office:value="0.670000000000001" calcext:value-type="float">
            <text:p>0.67</text:p>
          </table:table-cell>
          <table:table-cell table:formula="of:=[.$A169]*([.$A169]-1)/2" office:value-type="float" office:value="-0.11055" calcext:value-type="float">
            <text:p>-0.11055</text:p>
          </table:table-cell>
          <table:table-cell table:formula="of:=([.$A169]+1)*(1-[.$A169])" office:value-type="float" office:value="0.551099999999999" calcext:value-type="float">
            <text:p>0.5511</text:p>
          </table:table-cell>
          <table:table-cell table:formula="of:=[.$A169]*([.$A169]+1)/2" office:value-type="float" office:value="0.559450000000001" calcext:value-type="float">
            <text:p>0.55945</text:p>
          </table:table-cell>
        </table:table-row>
        <table:table-row table:style-name="ro1">
          <table:table-cell office:value-type="float" office:value="0.680000000000002" calcext:value-type="float">
            <text:p>0.68</text:p>
          </table:table-cell>
          <table:table-cell table:formula="of:=[.$A170]*([.$A170]-1)/2" office:value-type="float" office:value="-0.1088" calcext:value-type="float">
            <text:p>-0.1088</text:p>
          </table:table-cell>
          <table:table-cell table:formula="of:=([.$A170]+1)*(1-[.$A170])" office:value-type="float" office:value="0.537599999999997" calcext:value-type="float">
            <text:p>0.5376</text:p>
          </table:table-cell>
          <table:table-cell table:formula="of:=[.$A170]*([.$A170]+1)/2" office:value-type="float" office:value="0.571200000000002" calcext:value-type="float">
            <text:p>0.5712</text:p>
          </table:table-cell>
        </table:table-row>
        <table:table-row table:style-name="ro1">
          <table:table-cell office:value-type="float" office:value="0.690000000000001" calcext:value-type="float">
            <text:p>0.69</text:p>
          </table:table-cell>
          <table:table-cell table:formula="of:=[.$A171]*([.$A171]-1)/2" office:value-type="float" office:value="-0.10695" calcext:value-type="float">
            <text:p>-0.10695</text:p>
          </table:table-cell>
          <table:table-cell table:formula="of:=([.$A171]+1)*(1-[.$A171])" office:value-type="float" office:value="0.523899999999999" calcext:value-type="float">
            <text:p>0.5239</text:p>
          </table:table-cell>
          <table:table-cell table:formula="of:=[.$A171]*([.$A171]+1)/2" office:value-type="float" office:value="0.583050000000001" calcext:value-type="float">
            <text:p>0.58305</text:p>
          </table:table-cell>
        </table:table-row>
        <table:table-row table:style-name="ro1">
          <table:table-cell office:value-type="float" office:value="0.700000000000002" calcext:value-type="float">
            <text:p>0.7</text:p>
          </table:table-cell>
          <table:table-cell table:formula="of:=[.$A172]*([.$A172]-1)/2" office:value-type="float" office:value="-0.105" calcext:value-type="float">
            <text:p>-0.105</text:p>
          </table:table-cell>
          <table:table-cell table:formula="of:=([.$A172]+1)*(1-[.$A172])" office:value-type="float" office:value="0.509999999999997" calcext:value-type="float">
            <text:p>0.51</text:p>
          </table:table-cell>
          <table:table-cell table:formula="of:=[.$A172]*([.$A172]+1)/2" office:value-type="float" office:value="0.595000000000002" calcext:value-type="float">
            <text:p>0.595</text:p>
          </table:table-cell>
        </table:table-row>
        <table:table-row table:style-name="ro1">
          <table:table-cell office:value-type="float" office:value="0.710000000000002" calcext:value-type="float">
            <text:p>0.71</text:p>
          </table:table-cell>
          <table:table-cell table:formula="of:=[.$A173]*([.$A173]-1)/2" office:value-type="float" office:value="-0.10295" calcext:value-type="float">
            <text:p>-0.10295</text:p>
          </table:table-cell>
          <table:table-cell table:formula="of:=([.$A173]+1)*(1-[.$A173])" office:value-type="float" office:value="0.495899999999997" calcext:value-type="float">
            <text:p>0.4959</text:p>
          </table:table-cell>
          <table:table-cell table:formula="of:=[.$A173]*([.$A173]+1)/2" office:value-type="float" office:value="0.607050000000003" calcext:value-type="float">
            <text:p>0.60705</text:p>
          </table:table-cell>
        </table:table-row>
        <table:table-row table:style-name="ro1">
          <table:table-cell office:value-type="float" office:value="0.720000000000002" calcext:value-type="float">
            <text:p>0.72</text:p>
          </table:table-cell>
          <table:table-cell table:formula="of:=[.$A174]*([.$A174]-1)/2" office:value-type="float" office:value="-0.1008" calcext:value-type="float">
            <text:p>-0.1008</text:p>
          </table:table-cell>
          <table:table-cell table:formula="of:=([.$A174]+1)*(1-[.$A174])" office:value-type="float" office:value="0.481599999999997" calcext:value-type="float">
            <text:p>0.4816</text:p>
          </table:table-cell>
          <table:table-cell table:formula="of:=[.$A174]*([.$A174]+1)/2" office:value-type="float" office:value="0.619200000000003" calcext:value-type="float">
            <text:p>0.6192</text:p>
          </table:table-cell>
        </table:table-row>
        <table:table-row table:style-name="ro1">
          <table:table-cell office:value-type="float" office:value="0.730000000000002" calcext:value-type="float">
            <text:p>0.73</text:p>
          </table:table-cell>
          <table:table-cell table:formula="of:=[.$A175]*([.$A175]-1)/2" office:value-type="float" office:value="-0.0985499999999995" calcext:value-type="float">
            <text:p>-0.09855</text:p>
          </table:table-cell>
          <table:table-cell table:formula="of:=([.$A175]+1)*(1-[.$A175])" office:value-type="float" office:value="0.467099999999997" calcext:value-type="float">
            <text:p>0.4671</text:p>
          </table:table-cell>
          <table:table-cell table:formula="of:=[.$A175]*([.$A175]+1)/2" office:value-type="float" office:value="0.631450000000003" calcext:value-type="float">
            <text:p>0.63145</text:p>
          </table:table-cell>
        </table:table-row>
        <table:table-row table:style-name="ro1">
          <table:table-cell office:value-type="float" office:value="0.740000000000002" calcext:value-type="float">
            <text:p>0.74</text:p>
          </table:table-cell>
          <table:table-cell table:formula="of:=[.$A176]*([.$A176]-1)/2" office:value-type="float" office:value="-0.0961999999999995" calcext:value-type="float">
            <text:p>-0.0962</text:p>
          </table:table-cell>
          <table:table-cell table:formula="of:=([.$A176]+1)*(1-[.$A176])" office:value-type="float" office:value="0.452399999999997" calcext:value-type="float">
            <text:p>0.4524</text:p>
          </table:table-cell>
          <table:table-cell table:formula="of:=[.$A176]*([.$A176]+1)/2" office:value-type="float" office:value="0.643800000000003" calcext:value-type="float">
            <text:p>0.6438</text:p>
          </table:table-cell>
        </table:table-row>
        <table:table-row table:style-name="ro1">
          <table:table-cell office:value-type="float" office:value="0.750000000000002" calcext:value-type="float">
            <text:p>0.75</text:p>
          </table:table-cell>
          <table:table-cell table:formula="of:=[.$A177]*([.$A177]-1)/2" office:value-type="float" office:value="-0.0937499999999995" calcext:value-type="float">
            <text:p>-0.09375</text:p>
          </table:table-cell>
          <table:table-cell table:formula="of:=([.$A177]+1)*(1-[.$A177])" office:value-type="float" office:value="0.437499999999997" calcext:value-type="float">
            <text:p>0.4375</text:p>
          </table:table-cell>
          <table:table-cell table:formula="of:=[.$A177]*([.$A177]+1)/2" office:value-type="float" office:value="0.656250000000003" calcext:value-type="float">
            <text:p>0.65625</text:p>
          </table:table-cell>
        </table:table-row>
        <table:table-row table:style-name="ro1">
          <table:table-cell office:value-type="float" office:value="0.760000000000002" calcext:value-type="float">
            <text:p>0.76</text:p>
          </table:table-cell>
          <table:table-cell table:formula="of:=[.$A178]*([.$A178]-1)/2" office:value-type="float" office:value="-0.0911999999999995" calcext:value-type="float">
            <text:p>-0.0912</text:p>
          </table:table-cell>
          <table:table-cell table:formula="of:=([.$A178]+1)*(1-[.$A178])" office:value-type="float" office:value="0.422399999999997" calcext:value-type="float">
            <text:p>0.4224</text:p>
          </table:table-cell>
          <table:table-cell table:formula="of:=[.$A178]*([.$A178]+1)/2" office:value-type="float" office:value="0.668800000000002" calcext:value-type="float">
            <text:p>0.6688</text:p>
          </table:table-cell>
        </table:table-row>
        <table:table-row table:style-name="ro1">
          <table:table-cell office:value-type="float" office:value="0.770000000000002" calcext:value-type="float">
            <text:p>0.77</text:p>
          </table:table-cell>
          <table:table-cell table:formula="of:=[.$A179]*([.$A179]-1)/2" office:value-type="float" office:value="-0.0885499999999995" calcext:value-type="float">
            <text:p>-0.08855</text:p>
          </table:table-cell>
          <table:table-cell table:formula="of:=([.$A179]+1)*(1-[.$A179])" office:value-type="float" office:value="0.407099999999997" calcext:value-type="float">
            <text:p>0.4071</text:p>
          </table:table-cell>
          <table:table-cell table:formula="of:=[.$A179]*([.$A179]+1)/2" office:value-type="float" office:value="0.681450000000003" calcext:value-type="float">
            <text:p>0.68145</text:p>
          </table:table-cell>
        </table:table-row>
        <table:table-row table:style-name="ro1">
          <table:table-cell office:value-type="float" office:value="0.780000000000002" calcext:value-type="float">
            <text:p>0.78</text:p>
          </table:table-cell>
          <table:table-cell table:formula="of:=[.$A180]*([.$A180]-1)/2" office:value-type="float" office:value="-0.0857999999999994" calcext:value-type="float">
            <text:p>-0.0858</text:p>
          </table:table-cell>
          <table:table-cell table:formula="of:=([.$A180]+1)*(1-[.$A180])" office:value-type="float" office:value="0.391599999999997" calcext:value-type="float">
            <text:p>0.3916</text:p>
          </table:table-cell>
          <table:table-cell table:formula="of:=[.$A180]*([.$A180]+1)/2" office:value-type="float" office:value="0.694200000000003" calcext:value-type="float">
            <text:p>0.6942</text:p>
          </table:table-cell>
        </table:table-row>
        <table:table-row table:style-name="ro1">
          <table:table-cell office:value-type="float" office:value="0.790000000000002" calcext:value-type="float">
            <text:p>0.79</text:p>
          </table:table-cell>
          <table:table-cell table:formula="of:=[.$A181]*([.$A181]-1)/2" office:value-type="float" office:value="-0.0829499999999994" calcext:value-type="float">
            <text:p>-0.08295</text:p>
          </table:table-cell>
          <table:table-cell table:formula="of:=([.$A181]+1)*(1-[.$A181])" office:value-type="float" office:value="0.375899999999997" calcext:value-type="float">
            <text:p>0.3759</text:p>
          </table:table-cell>
          <table:table-cell table:formula="of:=[.$A181]*([.$A181]+1)/2" office:value-type="float" office:value="0.707050000000003" calcext:value-type="float">
            <text:p>0.70705</text:p>
          </table:table-cell>
        </table:table-row>
        <table:table-row table:style-name="ro1">
          <table:table-cell office:value-type="float" office:value="0.800000000000002" calcext:value-type="float">
            <text:p>0.8</text:p>
          </table:table-cell>
          <table:table-cell table:formula="of:=[.$A182]*([.$A182]-1)/2" office:value-type="float" office:value="-0.0799999999999994" calcext:value-type="float">
            <text:p>-0.08</text:p>
          </table:table-cell>
          <table:table-cell table:formula="of:=([.$A182]+1)*(1-[.$A182])" office:value-type="float" office:value="0.359999999999997" calcext:value-type="float">
            <text:p>0.36</text:p>
          </table:table-cell>
          <table:table-cell table:formula="of:=[.$A182]*([.$A182]+1)/2" office:value-type="float" office:value="0.720000000000003" calcext:value-type="float">
            <text:p>0.72</text:p>
          </table:table-cell>
        </table:table-row>
        <table:table-row table:style-name="ro1">
          <table:table-cell office:value-type="float" office:value="0.810000000000002" calcext:value-type="float">
            <text:p>0.81</text:p>
          </table:table-cell>
          <table:table-cell table:formula="of:=[.$A183]*([.$A183]-1)/2" office:value-type="float" office:value="-0.0769499999999994" calcext:value-type="float">
            <text:p>-0.07695</text:p>
          </table:table-cell>
          <table:table-cell table:formula="of:=([.$A183]+1)*(1-[.$A183])" office:value-type="float" office:value="0.343899999999997" calcext:value-type="float">
            <text:p>0.3439</text:p>
          </table:table-cell>
          <table:table-cell table:formula="of:=[.$A183]*([.$A183]+1)/2" office:value-type="float" office:value="0.733050000000003" calcext:value-type="float">
            <text:p>0.73305</text:p>
          </table:table-cell>
        </table:table-row>
        <table:table-row table:style-name="ro1">
          <table:table-cell office:value-type="float" office:value="0.820000000000002" calcext:value-type="float">
            <text:p>0.82</text:p>
          </table:table-cell>
          <table:table-cell table:formula="of:=[.$A184]*([.$A184]-1)/2" office:value-type="float" office:value="-0.0737999999999993" calcext:value-type="float">
            <text:p>-0.0738</text:p>
          </table:table-cell>
          <table:table-cell table:formula="of:=([.$A184]+1)*(1-[.$A184])" office:value-type="float" office:value="0.327599999999997" calcext:value-type="float">
            <text:p>0.3276</text:p>
          </table:table-cell>
          <table:table-cell table:formula="of:=[.$A184]*([.$A184]+1)/2" office:value-type="float" office:value="0.746200000000003" calcext:value-type="float">
            <text:p>0.7462</text:p>
          </table:table-cell>
        </table:table-row>
        <table:table-row table:style-name="ro1">
          <table:table-cell office:value-type="float" office:value="0.830000000000002" calcext:value-type="float">
            <text:p>0.83</text:p>
          </table:table-cell>
          <table:table-cell table:formula="of:=[.$A185]*([.$A185]-1)/2" office:value-type="float" office:value="-0.0705499999999993" calcext:value-type="float">
            <text:p>-0.07055</text:p>
          </table:table-cell>
          <table:table-cell table:formula="of:=([.$A185]+1)*(1-[.$A185])" office:value-type="float" office:value="0.311099999999997" calcext:value-type="float">
            <text:p>0.3111</text:p>
          </table:table-cell>
          <table:table-cell table:formula="of:=[.$A185]*([.$A185]+1)/2" office:value-type="float" office:value="0.759450000000003" calcext:value-type="float">
            <text:p>0.75945</text:p>
          </table:table-cell>
        </table:table-row>
        <table:table-row table:style-name="ro1">
          <table:table-cell office:value-type="float" office:value="0.840000000000002" calcext:value-type="float">
            <text:p>0.84</text:p>
          </table:table-cell>
          <table:table-cell table:formula="of:=[.$A186]*([.$A186]-1)/2" office:value-type="float" office:value="-0.0671999999999993" calcext:value-type="float">
            <text:p>-0.0672</text:p>
          </table:table-cell>
          <table:table-cell table:formula="of:=([.$A186]+1)*(1-[.$A186])" office:value-type="float" office:value="0.294399999999996" calcext:value-type="float">
            <text:p>0.2944</text:p>
          </table:table-cell>
          <table:table-cell table:formula="of:=[.$A186]*([.$A186]+1)/2" office:value-type="float" office:value="0.772800000000003" calcext:value-type="float">
            <text:p>0.7728</text:p>
          </table:table-cell>
        </table:table-row>
        <table:table-row table:style-name="ro1">
          <table:table-cell office:value-type="float" office:value="0.850000000000002" calcext:value-type="float">
            <text:p>0.85</text:p>
          </table:table-cell>
          <table:table-cell table:formula="of:=[.$A187]*([.$A187]-1)/2" office:value-type="float" office:value="-0.0637499999999993" calcext:value-type="float">
            <text:p>-0.06375</text:p>
          </table:table-cell>
          <table:table-cell table:formula="of:=([.$A187]+1)*(1-[.$A187])" office:value-type="float" office:value="0.277499999999996" calcext:value-type="float">
            <text:p>0.2775</text:p>
          </table:table-cell>
          <table:table-cell table:formula="of:=[.$A187]*([.$A187]+1)/2" office:value-type="float" office:value="0.786250000000003" calcext:value-type="float">
            <text:p>0.78625</text:p>
          </table:table-cell>
        </table:table-row>
        <table:table-row table:style-name="ro1">
          <table:table-cell office:value-type="float" office:value="0.860000000000002" calcext:value-type="float">
            <text:p>0.86</text:p>
          </table:table-cell>
          <table:table-cell table:formula="of:=[.$A188]*([.$A188]-1)/2" office:value-type="float" office:value="-0.0601999999999993" calcext:value-type="float">
            <text:p>-0.0602</text:p>
          </table:table-cell>
          <table:table-cell table:formula="of:=([.$A188]+1)*(1-[.$A188])" office:value-type="float" office:value="0.260399999999996" calcext:value-type="float">
            <text:p>0.2604</text:p>
          </table:table-cell>
          <table:table-cell table:formula="of:=[.$A188]*([.$A188]+1)/2" office:value-type="float" office:value="0.799800000000003" calcext:value-type="float">
            <text:p>0.7998</text:p>
          </table:table-cell>
        </table:table-row>
        <table:table-row table:style-name="ro1">
          <table:table-cell office:value-type="float" office:value="0.870000000000002" calcext:value-type="float">
            <text:p>0.87</text:p>
          </table:table-cell>
          <table:table-cell table:formula="of:=[.$A189]*([.$A189]-1)/2" office:value-type="float" office:value="-0.0565499999999992" calcext:value-type="float">
            <text:p>-0.05655</text:p>
          </table:table-cell>
          <table:table-cell table:formula="of:=([.$A189]+1)*(1-[.$A189])" office:value-type="float" office:value="0.243099999999996" calcext:value-type="float">
            <text:p>0.2431</text:p>
          </table:table-cell>
          <table:table-cell table:formula="of:=[.$A189]*([.$A189]+1)/2" office:value-type="float" office:value="0.813450000000003" calcext:value-type="float">
            <text:p>0.81345</text:p>
          </table:table-cell>
        </table:table-row>
        <table:table-row table:style-name="ro1">
          <table:table-cell office:value-type="float" office:value="0.880000000000002" calcext:value-type="float">
            <text:p>0.88</text:p>
          </table:table-cell>
          <table:table-cell table:formula="of:=[.$A190]*([.$A190]-1)/2" office:value-type="float" office:value="-0.0527999999999992" calcext:value-type="float">
            <text:p>-0.0528</text:p>
          </table:table-cell>
          <table:table-cell table:formula="of:=([.$A190]+1)*(1-[.$A190])" office:value-type="float" office:value="0.225599999999996" calcext:value-type="float">
            <text:p>0.2256</text:p>
          </table:table-cell>
          <table:table-cell table:formula="of:=[.$A190]*([.$A190]+1)/2" office:value-type="float" office:value="0.827200000000003" calcext:value-type="float">
            <text:p>0.8272</text:p>
          </table:table-cell>
        </table:table-row>
        <table:table-row table:style-name="ro1">
          <table:table-cell office:value-type="float" office:value="0.890000000000002" calcext:value-type="float">
            <text:p>0.89</text:p>
          </table:table-cell>
          <table:table-cell table:formula="of:=[.$A191]*([.$A191]-1)/2" office:value-type="float" office:value="-0.0489499999999992" calcext:value-type="float">
            <text:p>-0.04895</text:p>
          </table:table-cell>
          <table:table-cell table:formula="of:=([.$A191]+1)*(1-[.$A191])" office:value-type="float" office:value="0.207899999999996" calcext:value-type="float">
            <text:p>0.2079</text:p>
          </table:table-cell>
          <table:table-cell table:formula="of:=[.$A191]*([.$A191]+1)/2" office:value-type="float" office:value="0.841050000000003" calcext:value-type="float">
            <text:p>0.84105</text:p>
          </table:table-cell>
        </table:table-row>
        <table:table-row table:style-name="ro1">
          <table:table-cell office:value-type="float" office:value="0.900000000000002" calcext:value-type="float">
            <text:p>0.9</text:p>
          </table:table-cell>
          <table:table-cell table:formula="of:=[.$A192]*([.$A192]-1)/2" office:value-type="float" office:value="-0.0449999999999992" calcext:value-type="float">
            <text:p>-0.045</text:p>
          </table:table-cell>
          <table:table-cell table:formula="of:=([.$A192]+1)*(1-[.$A192])" office:value-type="float" office:value="0.189999999999996" calcext:value-type="float">
            <text:p>0.19</text:p>
          </table:table-cell>
          <table:table-cell table:formula="of:=[.$A192]*([.$A192]+1)/2" office:value-type="float" office:value="0.855000000000003" calcext:value-type="float">
            <text:p>0.855</text:p>
          </table:table-cell>
        </table:table-row>
        <table:table-row table:style-name="ro1">
          <table:table-cell office:value-type="float" office:value="0.910000000000002" calcext:value-type="float">
            <text:p>0.91</text:p>
          </table:table-cell>
          <table:table-cell table:formula="of:=[.$A193]*([.$A193]-1)/2" office:value-type="float" office:value="-0.0409499999999992" calcext:value-type="float">
            <text:p>-0.04095</text:p>
          </table:table-cell>
          <table:table-cell table:formula="of:=([.$A193]+1)*(1-[.$A193])" office:value-type="float" office:value="0.171899999999996" calcext:value-type="float">
            <text:p>0.1719</text:p>
          </table:table-cell>
          <table:table-cell table:formula="of:=[.$A193]*([.$A193]+1)/2" office:value-type="float" office:value="0.869050000000003" calcext:value-type="float">
            <text:p>0.86905</text:p>
          </table:table-cell>
        </table:table-row>
        <table:table-row table:style-name="ro1">
          <table:table-cell office:value-type="float" office:value="0.920000000000002" calcext:value-type="float">
            <text:p>0.92</text:p>
          </table:table-cell>
          <table:table-cell table:formula="of:=[.$A194]*([.$A194]-1)/2" office:value-type="float" office:value="-0.0367999999999991" calcext:value-type="float">
            <text:p>-0.0368</text:p>
          </table:table-cell>
          <table:table-cell table:formula="of:=([.$A194]+1)*(1-[.$A194])" office:value-type="float" office:value="0.153599999999996" calcext:value-type="float">
            <text:p>0.1536</text:p>
          </table:table-cell>
          <table:table-cell table:formula="of:=[.$A194]*([.$A194]+1)/2" office:value-type="float" office:value="0.883200000000003" calcext:value-type="float">
            <text:p>0.8832</text:p>
          </table:table-cell>
        </table:table-row>
        <table:table-row table:style-name="ro1">
          <table:table-cell office:value-type="float" office:value="0.930000000000002" calcext:value-type="float">
            <text:p>0.93</text:p>
          </table:table-cell>
          <table:table-cell table:formula="of:=[.$A195]*([.$A195]-1)/2" office:value-type="float" office:value="-0.0325499999999991" calcext:value-type="float">
            <text:p>-0.03255</text:p>
          </table:table-cell>
          <table:table-cell table:formula="of:=([.$A195]+1)*(1-[.$A195])" office:value-type="float" office:value="0.135099999999996" calcext:value-type="float">
            <text:p>0.1351</text:p>
          </table:table-cell>
          <table:table-cell table:formula="of:=[.$A195]*([.$A195]+1)/2" office:value-type="float" office:value="0.897450000000003" calcext:value-type="float">
            <text:p>0.89745</text:p>
          </table:table-cell>
        </table:table-row>
        <table:table-row table:style-name="ro1">
          <table:table-cell office:value-type="float" office:value="0.940000000000002" calcext:value-type="float">
            <text:p>0.94</text:p>
          </table:table-cell>
          <table:table-cell table:formula="of:=[.$A196]*([.$A196]-1)/2" office:value-type="float" office:value="-0.0281999999999991" calcext:value-type="float">
            <text:p>-0.0282</text:p>
          </table:table-cell>
          <table:table-cell table:formula="of:=([.$A196]+1)*(1-[.$A196])" office:value-type="float" office:value="0.116399999999996" calcext:value-type="float">
            <text:p>0.1164</text:p>
          </table:table-cell>
          <table:table-cell table:formula="of:=[.$A196]*([.$A196]+1)/2" office:value-type="float" office:value="0.911800000000003" calcext:value-type="float">
            <text:p>0.9118</text:p>
          </table:table-cell>
        </table:table-row>
        <table:table-row table:style-name="ro1">
          <table:table-cell office:value-type="float" office:value="0.950000000000002" calcext:value-type="float">
            <text:p>0.95</text:p>
          </table:table-cell>
          <table:table-cell table:formula="of:=[.$A197]*([.$A197]-1)/2" office:value-type="float" office:value="-0.0237499999999991" calcext:value-type="float">
            <text:p>-0.02375</text:p>
          </table:table-cell>
          <table:table-cell table:formula="of:=([.$A197]+1)*(1-[.$A197])" office:value-type="float" office:value="0.0974999999999961" calcext:value-type="float">
            <text:p>0.0975</text:p>
          </table:table-cell>
          <table:table-cell table:formula="of:=[.$A197]*([.$A197]+1)/2" office:value-type="float" office:value="0.926250000000003" calcext:value-type="float">
            <text:p>0.92625</text:p>
          </table:table-cell>
        </table:table-row>
        <table:table-row table:style-name="ro1">
          <table:table-cell office:value-type="float" office:value="0.960000000000002" calcext:value-type="float">
            <text:p>0.96</text:p>
          </table:table-cell>
          <table:table-cell table:formula="of:=[.$A198]*([.$A198]-1)/2" office:value-type="float" office:value="-0.019199999999999" calcext:value-type="float">
            <text:p>-0.0192</text:p>
          </table:table-cell>
          <table:table-cell table:formula="of:=([.$A198]+1)*(1-[.$A198])" office:value-type="float" office:value="0.078399999999996" calcext:value-type="float">
            <text:p>0.0784</text:p>
          </table:table-cell>
          <table:table-cell table:formula="of:=[.$A198]*([.$A198]+1)/2" office:value-type="float" office:value="0.940800000000003" calcext:value-type="float">
            <text:p>0.9408</text:p>
          </table:table-cell>
        </table:table-row>
        <table:table-row table:style-name="ro1">
          <table:table-cell office:value-type="float" office:value="0.970000000000002" calcext:value-type="float">
            <text:p>0.97</text:p>
          </table:table-cell>
          <table:table-cell table:formula="of:=[.$A199]*([.$A199]-1)/2" office:value-type="float" office:value="-0.014549999999999" calcext:value-type="float">
            <text:p>-0.01455</text:p>
          </table:table-cell>
          <table:table-cell table:formula="of:=([.$A199]+1)*(1-[.$A199])" office:value-type="float" office:value="0.059099999999996" calcext:value-type="float">
            <text:p>0.0591</text:p>
          </table:table-cell>
          <table:table-cell table:formula="of:=[.$A199]*([.$A199]+1)/2" office:value-type="float" office:value="0.955450000000003" calcext:value-type="float">
            <text:p>0.95545</text:p>
          </table:table-cell>
        </table:table-row>
        <table:table-row table:style-name="ro1">
          <table:table-cell office:value-type="float" office:value="0.980000000000002" calcext:value-type="float">
            <text:p>0.98</text:p>
          </table:table-cell>
          <table:table-cell table:formula="of:=[.$A200]*([.$A200]-1)/2" office:value-type="float" office:value="-0.009799999999999" calcext:value-type="float">
            <text:p>-0.0098</text:p>
          </table:table-cell>
          <table:table-cell table:formula="of:=([.$A200]+1)*(1-[.$A200])" office:value-type="float" office:value="0.0395999999999959" calcext:value-type="float">
            <text:p>0.0396</text:p>
          </table:table-cell>
          <table:table-cell table:formula="of:=[.$A200]*([.$A200]+1)/2" office:value-type="float" office:value="0.970200000000003" calcext:value-type="float">
            <text:p>0.9702</text:p>
          </table:table-cell>
        </table:table-row>
        <table:table-row table:style-name="ro1">
          <table:table-cell office:value-type="float" office:value="0.990000000000002" calcext:value-type="float">
            <text:p>0.99</text:p>
          </table:table-cell>
          <table:table-cell table:formula="of:=[.$A201]*([.$A201]-1)/2" office:value-type="float" office:value="-0.00494999999999897" calcext:value-type="float">
            <text:p>-0.00495</text:p>
          </table:table-cell>
          <table:table-cell table:formula="of:=([.$A201]+1)*(1-[.$A201])" office:value-type="float" office:value="0.0198999999999958" calcext:value-type="float">
            <text:p>0.0199</text:p>
          </table:table-cell>
          <table:table-cell table:formula="of:=[.$A201]*([.$A201]+1)/2" office:value-type="float" office:value="0.985050000000003" calcext:value-type="float">
            <text:p>0.98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02]*([.$A202]-1)/2" office:value-type="float" office:value="0" calcext:value-type="float">
            <text:p>0</text:p>
          </table:table-cell>
          <table:table-cell table:formula="of:=([.$A202]+1)*(1-[.$A202])" office:value-type="float" office:value="0" calcext:value-type="float">
            <text:p>0</text:p>
          </table:table-cell>
          <table:table-cell table:formula="of:=[.$A202]*([.$A202]+1)/2" office:value-type="float" office:value="1" calcext:value-type="float">
            <text:p>1</text:p>
          </table:table-cell>
        </table:table-row>
      </table:table>
      <table:table table:name="3rd" table:style-name="ta1">
        <table:shapes>
          <draw:frame draw:z-index="0" draw:style-name="gr1" draw:text-style-name="P1" svg:width="4.5732in" svg:height="2.5in" svg:x="4.4748in" svg:y="0.0673in">
            <draw:object draw:notify-on-update-of-ranges="3rd.A2:3rd.A202 3rd.B1:3rd.B1 3rd.B2:3rd.B202 3rd.A2:3rd.A202 3rd.C1:3rd.C1 3rd.C2:3rd.C202 3rd.A2:3rd.A202 3rd.D1:3rd.D1 3rd.D2:3rd.D202 3rd.A2:3rd.A202 3rd.E1:3rd.E1 3rd.E2:3rd.E2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-([.$A2]-1)*(3*[.$A2]-1)*(3*[.$A2]+1)/16" office:value-type="float" office:value="1" calcext:value-type="float">
            <text:p>1</text:p>
          </table:table-cell>
          <table:table-cell table:formula="of:=([.$A2]-1)*([.$A2]+1)*(3*[.$A2]-1)/2.25" office:value-type="float" office:value="0" calcext:value-type="float">
            <text:p>0</text:p>
          </table:table-cell>
          <table:table-cell table:formula="of:=-([.$A2]-1)*([.$A2]+1)*(3*[.$A2]+1)/2.25" office:value-type="float" office:value="-0" calcext:value-type="float">
            <text:p>0</text:p>
          </table:table-cell>
          <table:table-cell table:formula="of:=([.$A2]+1)*(3*[.$A2]-1)*(3*[.$A2]+1)/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" calcext:value-type="float">
            <text:p>-0.99</text:p>
          </table:table-cell>
          <table:table-cell table:formula="of:=-([.$A3]-1)*(3*[.$A3]-1)*(3*[.$A3]+1)/16" office:value-type="float" office:value="0.9727244375" calcext:value-type="float">
            <text:p>0.9727244375</text:p>
          </table:table-cell>
          <table:table-cell table:formula="of:=([.$A3]-1)*([.$A3]+1)*(3*[.$A3]-1)/2.25" office:value-type="float" office:value="0.0351124444444445" calcext:value-type="float">
            <text:p>0.0351124444</text:p>
          </table:table-cell>
          <table:table-cell table:formula="of:=-([.$A3]-1)*([.$A3]+1)*(3*[.$A3]+1)/2.25" office:value-type="float" office:value="-0.0174235555555556" calcext:value-type="float">
            <text:p>-0.0174235556</text:p>
          </table:table-cell>
          <table:table-cell table:formula="of:=([.$A3]+1)*(3*[.$A3]-1)*(3*[.$A3]+1)/16" office:value-type="float" office:value="0.0048880625" calcext:value-type="float">
            <text:p>0.004888062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table:formula="of:=-([.$A4]-1)*(3*[.$A4]-1)*(3*[.$A4]+1)/16" office:value-type="float" office:value="0.9458955" calcext:value-type="float">
            <text:p>0.9458955</text:p>
          </table:table-cell>
          <table:table-cell table:formula="of:=([.$A4]-1)*([.$A4]+1)*(3*[.$A4]-1)/2.25" office:value-type="float" office:value="0.0693440000000001" calcext:value-type="float">
            <text:p>0.069344</text:p>
          </table:table-cell>
          <table:table-cell table:formula="of:=-([.$A4]-1)*([.$A4]+1)*(3*[.$A4]+1)/2.25" office:value-type="float" office:value="-0.034144" calcext:value-type="float">
            <text:p>-0.034144</text:p>
          </table:table-cell>
          <table:table-cell table:formula="of:=([.$A4]+1)*(3*[.$A4]-1)*(3*[.$A4]+1)/16" office:value-type="float" office:value="0.00955450000000001" calcext:value-type="float">
            <text:p>0.0095545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table:formula="of:=-([.$A5]-1)*(3*[.$A5]-1)*(3*[.$A5]+1)/16" office:value-type="float" office:value="0.9195098125" calcext:value-type="float">
            <text:p>0.9195098125</text:p>
          </table:table-cell>
          <table:table-cell table:formula="of:=([.$A5]-1)*([.$A5]+1)*(3*[.$A5]-1)/2.25" office:value-type="float" office:value="0.102702666666667" calcext:value-type="float">
            <text:p>0.1027026667</text:p>
          </table:table-cell>
          <table:table-cell table:formula="of:=-([.$A5]-1)*([.$A5]+1)*(3*[.$A5]+1)/2.25" office:value-type="float" office:value="-0.0501693333333334" calcext:value-type="float">
            <text:p>-0.0501693333</text:p>
          </table:table-cell>
          <table:table-cell table:formula="of:=([.$A5]+1)*(3*[.$A5]-1)*(3*[.$A5]+1)/16" office:value-type="float" office:value="0.0140026875" calcext:value-type="float">
            <text:p>0.0140026875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table:formula="of:=-([.$A6]-1)*(3*[.$A6]-1)*(3*[.$A6]+1)/16" office:value-type="float" office:value="0.893564" calcext:value-type="float">
            <text:p>0.893564</text:p>
          </table:table-cell>
          <table:table-cell table:formula="of:=([.$A6]-1)*([.$A6]+1)*(3*[.$A6]-1)/2.25" office:value-type="float" office:value="0.135196444444445" calcext:value-type="float">
            <text:p>0.1351964444</text:p>
          </table:table-cell>
          <table:table-cell table:formula="of:=-([.$A6]-1)*([.$A6]+1)*(3*[.$A6]+1)/2.25" office:value-type="float" office:value="-0.0655075555555556" calcext:value-type="float">
            <text:p>-0.0655075556</text:p>
          </table:table-cell>
          <table:table-cell table:formula="of:=([.$A6]+1)*(3*[.$A6]-1)*(3*[.$A6]+1)/16" office:value-type="float" office:value="0.018236" calcext:value-type="float">
            <text:p>0.018236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table:formula="of:=-([.$A7]-1)*(3*[.$A7]-1)*(3*[.$A7]+1)/16" office:value-type="float" office:value="0.8680546875" calcext:value-type="float">
            <text:p>0.8680546875</text:p>
          </table:table-cell>
          <table:table-cell table:formula="of:=([.$A7]-1)*([.$A7]+1)*(3*[.$A7]-1)/2.25" office:value-type="float" office:value="0.166833333333333" calcext:value-type="float">
            <text:p>0.1668333333</text:p>
          </table:table-cell>
          <table:table-cell table:formula="of:=-([.$A7]-1)*([.$A7]+1)*(3*[.$A7]+1)/2.25" office:value-type="float" office:value="-0.0801666666666666" calcext:value-type="float">
            <text:p>-0.0801666667</text:p>
          </table:table-cell>
          <table:table-cell table:formula="of:=([.$A7]+1)*(3*[.$A7]-1)*(3*[.$A7]+1)/16" office:value-type="float" office:value="0.0222578125" calcext:value-type="float">
            <text:p>0.0222578125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table:formula="of:=-([.$A8]-1)*(3*[.$A8]-1)*(3*[.$A8]+1)/16" office:value-type="float" office:value="0.8429785" calcext:value-type="float">
            <text:p>0.8429785</text:p>
          </table:table-cell>
          <table:table-cell table:formula="of:=([.$A8]-1)*([.$A8]+1)*(3*[.$A8]-1)/2.25" office:value-type="float" office:value="0.197621333333333" calcext:value-type="float">
            <text:p>0.1976213333</text:p>
          </table:table-cell>
          <table:table-cell table:formula="of:=-([.$A8]-1)*([.$A8]+1)*(3*[.$A8]+1)/2.25" office:value-type="float" office:value="-0.0941546666666666" calcext:value-type="float">
            <text:p>-0.0941546667</text:p>
          </table:table-cell>
          <table:table-cell table:formula="of:=([.$A8]+1)*(3*[.$A8]-1)*(3*[.$A8]+1)/16" office:value-type="float" office:value="0.0260715" calcext:value-type="float">
            <text:p>0.0260715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table:formula="of:=-([.$A9]-1)*(3*[.$A9]-1)*(3*[.$A9]+1)/16" office:value-type="float" office:value="0.8183320625" calcext:value-type="float">
            <text:p>0.8183320625</text:p>
          </table:table-cell>
          <table:table-cell table:formula="of:=([.$A9]-1)*([.$A9]+1)*(3*[.$A9]-1)/2.25" office:value-type="float" office:value="0.227568444444444" calcext:value-type="float">
            <text:p>0.2275684444</text:p>
          </table:table-cell>
          <table:table-cell table:formula="of:=-([.$A9]-1)*([.$A9]+1)*(3*[.$A9]+1)/2.25" office:value-type="float" office:value="-0.107479555555555" calcext:value-type="float">
            <text:p>-0.1074795556</text:p>
          </table:table-cell>
          <table:table-cell table:formula="of:=([.$A9]+1)*(3*[.$A9]-1)*(3*[.$A9]+1)/16" office:value-type="float" office:value="0.0296804375" calcext:value-type="float">
            <text:p>0.0296804375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table:formula="of:=-([.$A10]-1)*(3*[.$A10]-1)*(3*[.$A10]+1)/16" office:value-type="float" office:value="0.794112" calcext:value-type="float">
            <text:p>0.794112</text:p>
          </table:table-cell>
          <table:table-cell table:formula="of:=([.$A10]-1)*([.$A10]+1)*(3*[.$A10]-1)/2.25" office:value-type="float" office:value="0.256682666666667" calcext:value-type="float">
            <text:p>0.2566826667</text:p>
          </table:table-cell>
          <table:table-cell table:formula="of:=-([.$A10]-1)*([.$A10]+1)*(3*[.$A10]+1)/2.25" office:value-type="float" office:value="-0.120149333333333" calcext:value-type="float">
            <text:p>-0.1201493333</text:p>
          </table:table-cell>
          <table:table-cell table:formula="of:=([.$A10]+1)*(3*[.$A10]-1)*(3*[.$A10]+1)/16" office:value-type="float" office:value="0.033088" calcext:value-type="float">
            <text:p>0.033088</text:p>
          </table:table-cell>
        </table:table-row>
        <table:table-row table:style-name="ro1">
          <table:table-cell office:value-type="float" office:value="-0.91" calcext:value-type="float">
            <text:p>-0.91</text:p>
          </table:table-cell>
          <table:table-cell table:formula="of:=-([.$A11]-1)*(3*[.$A11]-1)*(3*[.$A11]+1)/16" office:value-type="float" office:value="0.7703149375" calcext:value-type="float">
            <text:p>0.7703149375</text:p>
          </table:table-cell>
          <table:table-cell table:formula="of:=([.$A11]-1)*([.$A11]+1)*(3*[.$A11]-1)/2.25" office:value-type="float" office:value="0.284972" calcext:value-type="float">
            <text:p>0.284972</text:p>
          </table:table-cell>
          <table:table-cell table:formula="of:=-([.$A11]-1)*([.$A11]+1)*(3*[.$A11]+1)/2.25" office:value-type="float" office:value="-0.132172" calcext:value-type="float">
            <text:p>-0.132172</text:p>
          </table:table-cell>
          <table:table-cell table:formula="of:=([.$A11]+1)*(3*[.$A11]-1)*(3*[.$A11]+1)/16" office:value-type="float" office:value="0.0362975625" calcext:value-type="float">
            <text:p>0.0362975625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-([.$A12]-1)*(3*[.$A12]-1)*(3*[.$A12]+1)/16" office:value-type="float" office:value="0.7469375" calcext:value-type="float">
            <text:p>0.7469375</text:p>
          </table:table-cell>
          <table:table-cell table:formula="of:=([.$A12]-1)*([.$A12]+1)*(3*[.$A12]-1)/2.25" office:value-type="float" office:value="0.312444444444444" calcext:value-type="float">
            <text:p>0.3124444444</text:p>
          </table:table-cell>
          <table:table-cell table:formula="of:=-([.$A12]-1)*([.$A12]+1)*(3*[.$A12]+1)/2.25" office:value-type="float" office:value="-0.143555555555556" calcext:value-type="float">
            <text:p>-0.1435555556</text:p>
          </table:table-cell>
          <table:table-cell table:formula="of:=([.$A12]+1)*(3*[.$A12]-1)*(3*[.$A12]+1)/16" office:value-type="float" office:value="0.0393125" calcext:value-type="float">
            <text:p>0.0393125</text:p>
          </table:table-cell>
        </table:table-row>
        <table:table-row table:style-name="ro1">
          <table:table-cell office:value-type="float" office:value="-0.89" calcext:value-type="float">
            <text:p>-0.89</text:p>
          </table:table-cell>
          <table:table-cell table:formula="of:=-([.$A13]-1)*(3*[.$A13]-1)*(3*[.$A13]+1)/16" office:value-type="float" office:value="0.7239763125" calcext:value-type="float">
            <text:p>0.7239763125</text:p>
          </table:table-cell>
          <table:table-cell table:formula="of:=([.$A13]-1)*([.$A13]+1)*(3*[.$A13]-1)/2.25" office:value-type="float" office:value="0.339108" calcext:value-type="float">
            <text:p>0.339108</text:p>
          </table:table-cell>
          <table:table-cell table:formula="of:=-([.$A13]-1)*([.$A13]+1)*(3*[.$A13]+1)/2.25" office:value-type="float" office:value="-0.154308" calcext:value-type="float">
            <text:p>-0.154308</text:p>
          </table:table-cell>
          <table:table-cell table:formula="of:=([.$A13]+1)*(3*[.$A13]-1)*(3*[.$A13]+1)/16" office:value-type="float" office:value="0.0421361875" calcext:value-type="float">
            <text:p>0.0421361875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table:formula="of:=-([.$A14]-1)*(3*[.$A14]-1)*(3*[.$A14]+1)/16" office:value-type="float" office:value="0.701428" calcext:value-type="float">
            <text:p>0.701428</text:p>
          </table:table-cell>
          <table:table-cell table:formula="of:=([.$A14]-1)*([.$A14]+1)*(3*[.$A14]-1)/2.25" office:value-type="float" office:value="0.364970666666667" calcext:value-type="float">
            <text:p>0.3649706667</text:p>
          </table:table-cell>
          <table:table-cell table:formula="of:=-([.$A14]-1)*([.$A14]+1)*(3*[.$A14]+1)/2.25" office:value-type="float" office:value="-0.164437333333333" calcext:value-type="float">
            <text:p>-0.1644373333</text:p>
          </table:table-cell>
          <table:table-cell table:formula="of:=([.$A14]+1)*(3*[.$A14]-1)*(3*[.$A14]+1)/16" office:value-type="float" office:value="0.044772" calcext:value-type="float">
            <text:p>0.044772</text:p>
          </table:table-cell>
        </table:table-row>
        <table:table-row table:style-name="ro1">
          <table:table-cell office:value-type="float" office:value="-0.87" calcext:value-type="float">
            <text:p>-0.87</text:p>
          </table:table-cell>
          <table:table-cell table:formula="of:=-([.$A15]-1)*(3*[.$A15]-1)*(3*[.$A15]+1)/16" office:value-type="float" office:value="0.6792891875" calcext:value-type="float">
            <text:p>0.6792891875</text:p>
          </table:table-cell>
          <table:table-cell table:formula="of:=([.$A15]-1)*([.$A15]+1)*(3*[.$A15]-1)/2.25" office:value-type="float" office:value="0.390040444444444" calcext:value-type="float">
            <text:p>0.3900404444</text:p>
          </table:table-cell>
          <table:table-cell table:formula="of:=-([.$A15]-1)*([.$A15]+1)*(3*[.$A15]+1)/2.25" office:value-type="float" office:value="-0.173951555555556" calcext:value-type="float">
            <text:p>-0.1739515556</text:p>
          </table:table-cell>
          <table:table-cell table:formula="of:=([.$A15]+1)*(3*[.$A15]-1)*(3*[.$A15]+1)/16" office:value-type="float" office:value="0.0472233125" calcext:value-type="float">
            <text:p>0.0472233125</text:p>
          </table:table-cell>
        </table:table-row>
        <table:table-row table:style-name="ro1">
          <table:table-cell office:value-type="float" office:value="-0.86" calcext:value-type="float">
            <text:p>-0.86</text:p>
          </table:table-cell>
          <table:table-cell table:formula="of:=-([.$A16]-1)*(3*[.$A16]-1)*(3*[.$A16]+1)/16" office:value-type="float" office:value="0.6575565" calcext:value-type="float">
            <text:p>0.6575565</text:p>
          </table:table-cell>
          <table:table-cell table:formula="of:=([.$A16]-1)*([.$A16]+1)*(3*[.$A16]-1)/2.25" office:value-type="float" office:value="0.414325333333333" calcext:value-type="float">
            <text:p>0.4143253333</text:p>
          </table:table-cell>
          <table:table-cell table:formula="of:=-([.$A16]-1)*([.$A16]+1)*(3*[.$A16]+1)/2.25" office:value-type="float" office:value="-0.182858666666667" calcext:value-type="float">
            <text:p>-0.1828586667</text:p>
          </table:table-cell>
          <table:table-cell table:formula="of:=([.$A16]+1)*(3*[.$A16]-1)*(3*[.$A16]+1)/16" office:value-type="float" office:value="0.0494935" calcext:value-type="float">
            <text:p>0.0494935</text:p>
          </table:table-cell>
        </table:table-row>
        <table:table-row table:style-name="ro1">
          <table:table-cell office:value-type="float" office:value="-0.85" calcext:value-type="float">
            <text:p>-0.85</text:p>
          </table:table-cell>
          <table:table-cell table:formula="of:=-([.$A17]-1)*(3*[.$A17]-1)*(3*[.$A17]+1)/16" office:value-type="float" office:value="0.6362265625" calcext:value-type="float">
            <text:p>0.6362265625</text:p>
          </table:table-cell>
          <table:table-cell table:formula="of:=([.$A17]-1)*([.$A17]+1)*(3*[.$A17]-1)/2.25" office:value-type="float" office:value="0.437833333333334" calcext:value-type="float">
            <text:p>0.4378333333</text:p>
          </table:table-cell>
          <table:table-cell table:formula="of:=-([.$A17]-1)*([.$A17]+1)*(3*[.$A17]+1)/2.25" office:value-type="float" office:value="-0.191166666666667" calcext:value-type="float">
            <text:p>-0.1911666667</text:p>
          </table:table-cell>
          <table:table-cell table:formula="of:=([.$A17]+1)*(3*[.$A17]-1)*(3*[.$A17]+1)/16" office:value-type="float" office:value="0.0515859375" calcext:value-type="float">
            <text:p>0.0515859375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table:formula="of:=-([.$A18]-1)*(3*[.$A18]-1)*(3*[.$A18]+1)/16" office:value-type="float" office:value="0.615296" calcext:value-type="float">
            <text:p>0.615296</text:p>
          </table:table-cell>
          <table:table-cell table:formula="of:=([.$A18]-1)*([.$A18]+1)*(3*[.$A18]-1)/2.25" office:value-type="float" office:value="0.460572444444445" calcext:value-type="float">
            <text:p>0.4605724444</text:p>
          </table:table-cell>
          <table:table-cell table:formula="of:=-([.$A18]-1)*([.$A18]+1)*(3*[.$A18]+1)/2.25" office:value-type="float" office:value="-0.198883555555556" calcext:value-type="float">
            <text:p>-0.1988835556</text:p>
          </table:table-cell>
          <table:table-cell table:formula="of:=([.$A18]+1)*(3*[.$A18]-1)*(3*[.$A18]+1)/16" office:value-type="float" office:value="0.053504" calcext:value-type="float">
            <text:p>0.053504</text:p>
          </table:table-cell>
        </table:table-row>
        <table:table-row table:style-name="ro1">
          <table:table-cell office:value-type="float" office:value="-0.83" calcext:value-type="float">
            <text:p>-0.83</text:p>
          </table:table-cell>
          <table:table-cell table:formula="of:=-([.$A19]-1)*(3*[.$A19]-1)*(3*[.$A19]+1)/16" office:value-type="float" office:value="0.5947614375" calcext:value-type="float">
            <text:p>0.5947614375</text:p>
          </table:table-cell>
          <table:table-cell table:formula="of:=([.$A19]-1)*([.$A19]+1)*(3*[.$A19]-1)/2.25" office:value-type="float" office:value="0.482550666666666" calcext:value-type="float">
            <text:p>0.4825506667</text:p>
          </table:table-cell>
          <table:table-cell table:formula="of:=-([.$A19]-1)*([.$A19]+1)*(3*[.$A19]+1)/2.25" office:value-type="float" office:value="-0.206017333333333" calcext:value-type="float">
            <text:p>-0.2060173333</text:p>
          </table:table-cell>
          <table:table-cell table:formula="of:=([.$A19]+1)*(3*[.$A19]-1)*(3*[.$A19]+1)/16" office:value-type="float" office:value="0.0552510625" calcext:value-type="float">
            <text:p>0.0552510625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table:formula="of:=-([.$A20]-1)*(3*[.$A20]-1)*(3*[.$A20]+1)/16" office:value-type="float" office:value="0.5746195" calcext:value-type="float">
            <text:p>0.5746195</text:p>
          </table:table-cell>
          <table:table-cell table:formula="of:=([.$A20]-1)*([.$A20]+1)*(3*[.$A20]-1)/2.25" office:value-type="float" office:value="0.503776" calcext:value-type="float">
            <text:p>0.503776</text:p>
          </table:table-cell>
          <table:table-cell table:formula="of:=-([.$A20]-1)*([.$A20]+1)*(3*[.$A20]+1)/2.25" office:value-type="float" office:value="-0.212576" calcext:value-type="float">
            <text:p>-0.212576</text:p>
          </table:table-cell>
          <table:table-cell table:formula="of:=([.$A20]+1)*(3*[.$A20]-1)*(3*[.$A20]+1)/16" office:value-type="float" office:value="0.0568305" calcext:value-type="float">
            <text:p>0.0568305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table:formula="of:=-([.$A21]-1)*(3*[.$A21]-1)*(3*[.$A21]+1)/16" office:value-type="float" office:value="0.5548668125" calcext:value-type="float">
            <text:p>0.5548668125</text:p>
          </table:table-cell>
          <table:table-cell table:formula="of:=([.$A21]-1)*([.$A21]+1)*(3*[.$A21]-1)/2.25" office:value-type="float" office:value="0.524256444444444" calcext:value-type="float">
            <text:p>0.5242564444</text:p>
          </table:table-cell>
          <table:table-cell table:formula="of:=-([.$A21]-1)*([.$A21]+1)*(3*[.$A21]+1)/2.25" office:value-type="float" office:value="-0.218567555555556" calcext:value-type="float">
            <text:p>-0.2185675556</text:p>
          </table:table-cell>
          <table:table-cell table:formula="of:=([.$A21]+1)*(3*[.$A21]-1)*(3*[.$A21]+1)/16" office:value-type="float" office:value="0.0582456875" calcext:value-type="float">
            <text:p>0.0582456875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-([.$A22]-1)*(3*[.$A22]-1)*(3*[.$A22]+1)/16" office:value-type="float" office:value="0.5355" calcext:value-type="float">
            <text:p>0.5355</text:p>
          </table:table-cell>
          <table:table-cell table:formula="of:=([.$A22]-1)*([.$A22]+1)*(3*[.$A22]-1)/2.25" office:value-type="float" office:value="0.544" calcext:value-type="float">
            <text:p>0.544</text:p>
          </table:table-cell>
          <table:table-cell table:formula="of:=-([.$A22]-1)*([.$A22]+1)*(3*[.$A22]+1)/2.25" office:value-type="float" office:value="-0.224" calcext:value-type="float">
            <text:p>-0.224</text:p>
          </table:table-cell>
          <table:table-cell table:formula="of:=([.$A22]+1)*(3*[.$A22]-1)*(3*[.$A22]+1)/16" office:value-type="float" office:value="0.0595" calcext:value-type="float">
            <text:p>0.0595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table:formula="of:=-([.$A23]-1)*(3*[.$A23]-1)*(3*[.$A23]+1)/16" office:value-type="float" office:value="0.5165156875" calcext:value-type="float">
            <text:p>0.5165156875</text:p>
          </table:table-cell>
          <table:table-cell table:formula="of:=([.$A23]-1)*([.$A23]+1)*(3*[.$A23]-1)/2.25" office:value-type="float" office:value="0.563014666666667" calcext:value-type="float">
            <text:p>0.5630146667</text:p>
          </table:table-cell>
          <table:table-cell table:formula="of:=-([.$A23]-1)*([.$A23]+1)*(3*[.$A23]+1)/2.25" office:value-type="float" office:value="-0.228881333333333" calcext:value-type="float">
            <text:p>-0.2288813333</text:p>
          </table:table-cell>
          <table:table-cell table:formula="of:=([.$A23]+1)*(3*[.$A23]-1)*(3*[.$A23]+1)/16" office:value-type="float" office:value="0.0605968125" calcext:value-type="float">
            <text:p>0.0605968125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table:formula="of:=-([.$A24]-1)*(3*[.$A24]-1)*(3*[.$A24]+1)/16" office:value-type="float" office:value="0.4979105" calcext:value-type="float">
            <text:p>0.4979105</text:p>
          </table:table-cell>
          <table:table-cell table:formula="of:=([.$A24]-1)*([.$A24]+1)*(3*[.$A24]-1)/2.25" office:value-type="float" office:value="0.581308444444444" calcext:value-type="float">
            <text:p>0.5813084444</text:p>
          </table:table-cell>
          <table:table-cell table:formula="of:=-([.$A24]-1)*([.$A24]+1)*(3*[.$A24]+1)/2.25" office:value-type="float" office:value="-0.233219555555555" calcext:value-type="float">
            <text:p>-0.2332195556</text:p>
          </table:table-cell>
          <table:table-cell table:formula="of:=([.$A24]+1)*(3*[.$A24]-1)*(3*[.$A24]+1)/16" office:value-type="float" office:value="0.0615395" calcext:value-type="float">
            <text:p>0.0615395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table:formula="of:=-([.$A25]-1)*(3*[.$A25]-1)*(3*[.$A25]+1)/16" office:value-type="float" office:value="0.4796810625" calcext:value-type="float">
            <text:p>0.4796810625</text:p>
          </table:table-cell>
          <table:table-cell table:formula="of:=([.$A25]-1)*([.$A25]+1)*(3*[.$A25]-1)/2.25" office:value-type="float" office:value="0.598889333333333" calcext:value-type="float">
            <text:p>0.5988893333</text:p>
          </table:table-cell>
          <table:table-cell table:formula="of:=-([.$A25]-1)*([.$A25]+1)*(3*[.$A25]+1)/2.25" office:value-type="float" office:value="-0.237022666666667" calcext:value-type="float">
            <text:p>-0.2370226667</text:p>
          </table:table-cell>
          <table:table-cell table:formula="of:=([.$A25]+1)*(3*[.$A25]-1)*(3*[.$A25]+1)/16" office:value-type="float" office:value="0.0623314375" calcext:value-type="float">
            <text:p>0.0623314375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table:formula="of:=-([.$A26]-1)*(3*[.$A26]-1)*(3*[.$A26]+1)/16" office:value-type="float" office:value="0.461824" calcext:value-type="float">
            <text:p>0.461824</text:p>
          </table:table-cell>
          <table:table-cell table:formula="of:=([.$A26]-1)*([.$A26]+1)*(3*[.$A26]-1)/2.25" office:value-type="float" office:value="0.615765333333333" calcext:value-type="float">
            <text:p>0.6157653333</text:p>
          </table:table-cell>
          <table:table-cell table:formula="of:=-([.$A26]-1)*([.$A26]+1)*(3*[.$A26]+1)/2.25" office:value-type="float" office:value="-0.240298666666667" calcext:value-type="float">
            <text:p>-0.2402986667</text:p>
          </table:table-cell>
          <table:table-cell table:formula="of:=([.$A26]+1)*(3*[.$A26]-1)*(3*[.$A26]+1)/16" office:value-type="float" office:value="0.062976" calcext:value-type="float">
            <text:p>0.062976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table:formula="of:=-([.$A27]-1)*(3*[.$A27]-1)*(3*[.$A27]+1)/16" office:value-type="float" office:value="0.4443359375" calcext:value-type="float">
            <text:p>0.4443359375</text:p>
          </table:table-cell>
          <table:table-cell table:formula="of:=([.$A27]-1)*([.$A27]+1)*(3*[.$A27]-1)/2.25" office:value-type="float" office:value="0.631944444444444" calcext:value-type="float">
            <text:p>0.6319444444</text:p>
          </table:table-cell>
          <table:table-cell table:formula="of:=-([.$A27]-1)*([.$A27]+1)*(3*[.$A27]+1)/2.25" office:value-type="float" office:value="-0.243055555555556" calcext:value-type="float">
            <text:p>-0.2430555556</text:p>
          </table:table-cell>
          <table:table-cell table:formula="of:=([.$A27]+1)*(3*[.$A27]-1)*(3*[.$A27]+1)/16" office:value-type="float" office:value="0.0634765625" calcext:value-type="float">
            <text:p>0.0634765625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table:formula="of:=-([.$A28]-1)*(3*[.$A28]-1)*(3*[.$A28]+1)/16" office:value-type="float" office:value="0.4272135" calcext:value-type="float">
            <text:p>0.4272135</text:p>
          </table:table-cell>
          <table:table-cell table:formula="of:=([.$A28]-1)*([.$A28]+1)*(3*[.$A28]-1)/2.25" office:value-type="float" office:value="0.647434666666667" calcext:value-type="float">
            <text:p>0.6474346667</text:p>
          </table:table-cell>
          <table:table-cell table:formula="of:=-([.$A28]-1)*([.$A28]+1)*(3*[.$A28]+1)/2.25" office:value-type="float" office:value="-0.245301333333333" calcext:value-type="float">
            <text:p>-0.2453013333</text:p>
          </table:table-cell>
          <table:table-cell table:formula="of:=([.$A28]+1)*(3*[.$A28]-1)*(3*[.$A28]+1)/16" office:value-type="float" office:value="0.0638365" calcext:value-type="float">
            <text:p>0.0638365</text:p>
          </table:table-cell>
        </table:table-row>
        <table:table-row table:style-name="ro1">
          <table:table-cell office:value-type="float" office:value="-0.73" calcext:value-type="float">
            <text:p>-0.73</text:p>
          </table:table-cell>
          <table:table-cell table:formula="of:=-([.$A29]-1)*(3*[.$A29]-1)*(3*[.$A29]+1)/16" office:value-type="float" office:value="0.4104533125" calcext:value-type="float">
            <text:p>0.4104533125</text:p>
          </table:table-cell>
          <table:table-cell table:formula="of:=([.$A29]-1)*([.$A29]+1)*(3*[.$A29]-1)/2.25" office:value-type="float" office:value="0.662244" calcext:value-type="float">
            <text:p>0.662244</text:p>
          </table:table-cell>
          <table:table-cell table:formula="of:=-([.$A29]-1)*([.$A29]+1)*(3*[.$A29]+1)/2.25" office:value-type="float" office:value="-0.247044" calcext:value-type="float">
            <text:p>-0.247044</text:p>
          </table:table-cell>
          <table:table-cell table:formula="of:=([.$A29]+1)*(3*[.$A29]-1)*(3*[.$A29]+1)/16" office:value-type="float" office:value="0.0640591875" calcext:value-type="float">
            <text:p>0.0640591875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table:formula="of:=-([.$A30]-1)*(3*[.$A30]-1)*(3*[.$A30]+1)/16" office:value-type="float" office:value="0.394052" calcext:value-type="float">
            <text:p>0.394052</text:p>
          </table:table-cell>
          <table:table-cell table:formula="of:=([.$A30]-1)*([.$A30]+1)*(3*[.$A30]-1)/2.25" office:value-type="float" office:value="0.676380444444444" calcext:value-type="float">
            <text:p>0.6763804444</text:p>
          </table:table-cell>
          <table:table-cell table:formula="of:=-([.$A30]-1)*([.$A30]+1)*(3*[.$A30]+1)/2.25" office:value-type="float" office:value="-0.248291555555556" calcext:value-type="float">
            <text:p>-0.2482915556</text:p>
          </table:table-cell>
          <table:table-cell table:formula="of:=([.$A30]+1)*(3*[.$A30]-1)*(3*[.$A30]+1)/16" office:value-type="float" office:value="0.064148" calcext:value-type="float">
            <text:p>0.064148</text:p>
          </table:table-cell>
        </table:table-row>
        <table:table-row table:style-name="ro1">
          <table:table-cell office:value-type="float" office:value="-0.71" calcext:value-type="float">
            <text:p>-0.71</text:p>
          </table:table-cell>
          <table:table-cell table:formula="of:=-([.$A31]-1)*(3*[.$A31]-1)*(3*[.$A31]+1)/16" office:value-type="float" office:value="0.3780061875" calcext:value-type="float">
            <text:p>0.3780061875</text:p>
          </table:table-cell>
          <table:table-cell table:formula="of:=([.$A31]-1)*([.$A31]+1)*(3*[.$A31]-1)/2.25" office:value-type="float" office:value="0.689852" calcext:value-type="float">
            <text:p>0.689852</text:p>
          </table:table-cell>
          <table:table-cell table:formula="of:=-([.$A31]-1)*([.$A31]+1)*(3*[.$A31]+1)/2.25" office:value-type="float" office:value="-0.249052" calcext:value-type="float">
            <text:p>-0.249052</text:p>
          </table:table-cell>
          <table:table-cell table:formula="of:=([.$A31]+1)*(3*[.$A31]-1)*(3*[.$A31]+1)/16" office:value-type="float" office:value="0.0641063125" calcext:value-type="float">
            <text:p>0.0641063125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-([.$A32]-1)*(3*[.$A32]-1)*(3*[.$A32]+1)/16" office:value-type="float" office:value="0.3623125" calcext:value-type="float">
            <text:p>0.3623125</text:p>
          </table:table-cell>
          <table:table-cell table:formula="of:=([.$A32]-1)*([.$A32]+1)*(3*[.$A32]-1)/2.25" office:value-type="float" office:value="0.702666666666667" calcext:value-type="float">
            <text:p>0.7026666667</text:p>
          </table:table-cell>
          <table:table-cell table:formula="of:=-([.$A32]-1)*([.$A32]+1)*(3*[.$A32]+1)/2.25" office:value-type="float" office:value="-0.249333333333333" calcext:value-type="float">
            <text:p>-0.2493333333</text:p>
          </table:table-cell>
          <table:table-cell table:formula="of:=([.$A32]+1)*(3*[.$A32]-1)*(3*[.$A32]+1)/16" office:value-type="float" office:value="0.0639375" calcext:value-type="float">
            <text:p>0.0639375</text:p>
          </table:table-cell>
        </table:table-row>
        <table:table-row table:style-name="ro1">
          <table:table-cell office:value-type="float" office:value="-0.69" calcext:value-type="float">
            <text:p>-0.69</text:p>
          </table:table-cell>
          <table:table-cell table:formula="of:=-([.$A33]-1)*(3*[.$A33]-1)*(3*[.$A33]+1)/16" office:value-type="float" office:value="0.3469675625" calcext:value-type="float">
            <text:p>0.3469675625</text:p>
          </table:table-cell>
          <table:table-cell table:formula="of:=([.$A33]-1)*([.$A33]+1)*(3*[.$A33]-1)/2.25" office:value-type="float" office:value="0.714832444444444" calcext:value-type="float">
            <text:p>0.7148324444</text:p>
          </table:table-cell>
          <table:table-cell table:formula="of:=-([.$A33]-1)*([.$A33]+1)*(3*[.$A33]+1)/2.25" office:value-type="float" office:value="-0.249143555555556" calcext:value-type="float">
            <text:p>-0.2491435556</text:p>
          </table:table-cell>
          <table:table-cell table:formula="of:=([.$A33]+1)*(3*[.$A33]-1)*(3*[.$A33]+1)/16" office:value-type="float" office:value="0.0636449375" calcext:value-type="float">
            <text:p>0.0636449375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table:formula="of:=-([.$A34]-1)*(3*[.$A34]-1)*(3*[.$A34]+1)/16" office:value-type="float" office:value="0.331968" calcext:value-type="float">
            <text:p>0.331968</text:p>
          </table:table-cell>
          <table:table-cell table:formula="of:=([.$A34]-1)*([.$A34]+1)*(3*[.$A34]-1)/2.25" office:value-type="float" office:value="0.726357333333333" calcext:value-type="float">
            <text:p>0.7263573333</text:p>
          </table:table-cell>
          <table:table-cell table:formula="of:=-([.$A34]-1)*([.$A34]+1)*(3*[.$A34]+1)/2.25" office:value-type="float" office:value="-0.248490666666667" calcext:value-type="float">
            <text:p>-0.2484906667</text:p>
          </table:table-cell>
          <table:table-cell table:formula="of:=([.$A34]+1)*(3*[.$A34]-1)*(3*[.$A34]+1)/16" office:value-type="float" office:value="0.063232" calcext:value-type="float">
            <text:p>0.063232</text:p>
          </table:table-cell>
        </table:table-row>
        <table:table-row table:style-name="ro1">
          <table:table-cell office:value-type="float" office:value="-0.67" calcext:value-type="float">
            <text:p>-0.67</text:p>
          </table:table-cell>
          <table:table-cell table:formula="of:=-([.$A35]-1)*(3*[.$A35]-1)*(3*[.$A35]+1)/16" office:value-type="float" office:value="0.3173104375" calcext:value-type="float">
            <text:p>0.3173104375</text:p>
          </table:table-cell>
          <table:table-cell table:formula="of:=([.$A35]-1)*([.$A35]+1)*(3*[.$A35]-1)/2.25" office:value-type="float" office:value="0.737249333333333" calcext:value-type="float">
            <text:p>0.7372493333</text:p>
          </table:table-cell>
          <table:table-cell table:formula="of:=-([.$A35]-1)*([.$A35]+1)*(3*[.$A35]+1)/2.25" office:value-type="float" office:value="-0.247382666666667" calcext:value-type="float">
            <text:p>-0.2473826667</text:p>
          </table:table-cell>
          <table:table-cell table:formula="of:=([.$A35]+1)*(3*[.$A35]-1)*(3*[.$A35]+1)/16" office:value-type="float" office:value="0.0627020625" calcext:value-type="float">
            <text:p>0.0627020625</text:p>
          </table:table-cell>
        </table:table-row>
        <table:table-row table:style-name="ro1">
          <table:table-cell office:value-type="float" office:value="-0.66" calcext:value-type="float">
            <text:p>-0.66</text:p>
          </table:table-cell>
          <table:table-cell table:formula="of:=-([.$A36]-1)*(3*[.$A36]-1)*(3*[.$A36]+1)/16" office:value-type="float" office:value="0.3029915" calcext:value-type="float">
            <text:p>0.3029915</text:p>
          </table:table-cell>
          <table:table-cell table:formula="of:=([.$A36]-1)*([.$A36]+1)*(3*[.$A36]-1)/2.25" office:value-type="float" office:value="0.747516444444444" calcext:value-type="float">
            <text:p>0.7475164444</text:p>
          </table:table-cell>
          <table:table-cell table:formula="of:=-([.$A36]-1)*([.$A36]+1)*(3*[.$A36]+1)/2.25" office:value-type="float" office:value="-0.245827555555556" calcext:value-type="float">
            <text:p>-0.2458275556</text:p>
          </table:table-cell>
          <table:table-cell table:formula="of:=([.$A36]+1)*(3*[.$A36]-1)*(3*[.$A36]+1)/16" office:value-type="float" office:value="0.0620585" calcext:value-type="float">
            <text:p>0.0620585</text:p>
          </table:table-cell>
        </table:table-row>
        <table:table-row table:style-name="ro1">
          <table:table-cell office:value-type="float" office:value="-0.65" calcext:value-type="float">
            <text:p>-0.65</text:p>
          </table:table-cell>
          <table:table-cell table:formula="of:=-([.$A37]-1)*(3*[.$A37]-1)*(3*[.$A37]+1)/16" office:value-type="float" office:value="0.2890078125" calcext:value-type="float">
            <text:p>0.2890078125</text:p>
          </table:table-cell>
          <table:table-cell table:formula="of:=([.$A37]-1)*([.$A37]+1)*(3*[.$A37]-1)/2.25" office:value-type="float" office:value="0.757166666666667" calcext:value-type="float">
            <text:p>0.7571666667</text:p>
          </table:table-cell>
          <table:table-cell table:formula="of:=-([.$A37]-1)*([.$A37]+1)*(3*[.$A37]+1)/2.25" office:value-type="float" office:value="-0.243833333333333" calcext:value-type="float">
            <text:p>-0.2438333333</text:p>
          </table:table-cell>
          <table:table-cell table:formula="of:=([.$A37]+1)*(3*[.$A37]-1)*(3*[.$A37]+1)/16" office:value-type="float" office:value="0.0613046875" calcext:value-type="float">
            <text:p>0.0613046875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table:formula="of:=-([.$A38]-1)*(3*[.$A38]-1)*(3*[.$A38]+1)/16" office:value-type="float" office:value="0.275356" calcext:value-type="float">
            <text:p>0.275356</text:p>
          </table:table-cell>
          <table:table-cell table:formula="of:=([.$A38]-1)*([.$A38]+1)*(3*[.$A38]-1)/2.25" office:value-type="float" office:value="0.766208" calcext:value-type="float">
            <text:p>0.766208</text:p>
          </table:table-cell>
          <table:table-cell table:formula="of:=-([.$A38]-1)*([.$A38]+1)*(3*[.$A38]+1)/2.25" office:value-type="float" office:value="-0.241408" calcext:value-type="float">
            <text:p>-0.241408</text:p>
          </table:table-cell>
          <table:table-cell table:formula="of:=([.$A38]+1)*(3*[.$A38]-1)*(3*[.$A38]+1)/16" office:value-type="float" office:value="0.060444" calcext:value-type="float">
            <text:p>0.060444</text:p>
          </table:table-cell>
        </table:table-row>
        <table:table-row table:style-name="ro1">
          <table:table-cell office:value-type="float" office:value="-0.63" calcext:value-type="float">
            <text:p>-0.63</text:p>
          </table:table-cell>
          <table:table-cell table:formula="of:=-([.$A39]-1)*(3*[.$A39]-1)*(3*[.$A39]+1)/16" office:value-type="float" office:value="0.2620326875" calcext:value-type="float">
            <text:p>0.2620326875</text:p>
          </table:table-cell>
          <table:table-cell table:formula="of:=([.$A39]-1)*([.$A39]+1)*(3*[.$A39]-1)/2.25" office:value-type="float" office:value="0.774648444444444" calcext:value-type="float">
            <text:p>0.7746484444</text:p>
          </table:table-cell>
          <table:table-cell table:formula="of:=-([.$A39]-1)*([.$A39]+1)*(3*[.$A39]+1)/2.25" office:value-type="float" office:value="-0.238559555555556" calcext:value-type="float">
            <text:p>-0.2385595556</text:p>
          </table:table-cell>
          <table:table-cell table:formula="of:=([.$A39]+1)*(3*[.$A39]-1)*(3*[.$A39]+1)/16" office:value-type="float" office:value="0.0594798125" calcext:value-type="float">
            <text:p>0.0594798125</text:p>
          </table:table-cell>
        </table:table-row>
        <table:table-row table:style-name="ro1">
          <table:table-cell office:value-type="float" office:value="-0.62" calcext:value-type="float">
            <text:p>-0.62</text:p>
          </table:table-cell>
          <table:table-cell table:formula="of:=-([.$A40]-1)*(3*[.$A40]-1)*(3*[.$A40]+1)/16" office:value-type="float" office:value="0.2490345" calcext:value-type="float">
            <text:p>0.2490345</text:p>
          </table:table-cell>
          <table:table-cell table:formula="of:=([.$A40]-1)*([.$A40]+1)*(3*[.$A40]-1)/2.25" office:value-type="float" office:value="0.782496" calcext:value-type="float">
            <text:p>0.782496</text:p>
          </table:table-cell>
          <table:table-cell table:formula="of:=-([.$A40]-1)*([.$A40]+1)*(3*[.$A40]+1)/2.25" office:value-type="float" office:value="-0.235296" calcext:value-type="float">
            <text:p>-0.235296</text:p>
          </table:table-cell>
          <table:table-cell table:formula="of:=([.$A40]+1)*(3*[.$A40]-1)*(3*[.$A40]+1)/16" office:value-type="float" office:value="0.0584155" calcext:value-type="float">
            <text:p>0.0584155</text:p>
          </table:table-cell>
        </table:table-row>
        <table:table-row table:style-name="ro1">
          <table:table-cell office:value-type="float" office:value="-0.61" calcext:value-type="float">
            <text:p>-0.61</text:p>
          </table:table-cell>
          <table:table-cell table:formula="of:=-([.$A41]-1)*(3*[.$A41]-1)*(3*[.$A41]+1)/16" office:value-type="float" office:value="0.2363580625" calcext:value-type="float">
            <text:p>0.2363580625</text:p>
          </table:table-cell>
          <table:table-cell table:formula="of:=([.$A41]-1)*([.$A41]+1)*(3*[.$A41]-1)/2.25" office:value-type="float" office:value="0.789758666666667" calcext:value-type="float">
            <text:p>0.7897586667</text:p>
          </table:table-cell>
          <table:table-cell table:formula="of:=-([.$A41]-1)*([.$A41]+1)*(3*[.$A41]+1)/2.25" office:value-type="float" office:value="-0.231625333333333" calcext:value-type="float">
            <text:p>-0.2316253333</text:p>
          </table:table-cell>
          <table:table-cell table:formula="of:=([.$A41]+1)*(3*[.$A41]-1)*(3*[.$A41]+1)/16" office:value-type="float" office:value="0.0572544375" calcext:value-type="float">
            <text:p>0.0572544375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-([.$A42]-1)*(3*[.$A42]-1)*(3*[.$A42]+1)/16" office:value-type="float" office:value="0.224" calcext:value-type="float">
            <text:p>0.224</text:p>
          </table:table-cell>
          <table:table-cell table:formula="of:=([.$A42]-1)*([.$A42]+1)*(3*[.$A42]-1)/2.25" office:value-type="float" office:value="0.796444444444444" calcext:value-type="float">
            <text:p>0.7964444444</text:p>
          </table:table-cell>
          <table:table-cell table:formula="of:=-([.$A42]-1)*([.$A42]+1)*(3*[.$A42]+1)/2.25" office:value-type="float" office:value="-0.227555555555556" calcext:value-type="float">
            <text:p>-0.2275555556</text:p>
          </table:table-cell>
          <table:table-cell table:formula="of:=([.$A42]+1)*(3*[.$A42]-1)*(3*[.$A42]+1)/16"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-0.59" calcext:value-type="float">
            <text:p>-0.59</text:p>
          </table:table-cell>
          <table:table-cell table:formula="of:=-([.$A43]-1)*(3*[.$A43]-1)*(3*[.$A43]+1)/16" office:value-type="float" office:value="0.2119569375" calcext:value-type="float">
            <text:p>0.2119569375</text:p>
          </table:table-cell>
          <table:table-cell table:formula="of:=([.$A43]-1)*([.$A43]+1)*(3*[.$A43]-1)/2.25" office:value-type="float" office:value="0.802561333333333" calcext:value-type="float">
            <text:p>0.8025613333</text:p>
          </table:table-cell>
          <table:table-cell table:formula="of:=-([.$A43]-1)*([.$A43]+1)*(3*[.$A43]+1)/2.25" office:value-type="float" office:value="-0.223094666666667" calcext:value-type="float">
            <text:p>-0.2230946667</text:p>
          </table:table-cell>
          <table:table-cell table:formula="of:=([.$A43]+1)*(3*[.$A43]-1)*(3*[.$A43]+1)/16" office:value-type="float" office:value="0.0546555625" calcext:value-type="float">
            <text:p>0.0546555625</text:p>
          </table:table-cell>
        </table:table-row>
        <table:table-row table:style-name="ro1">
          <table:table-cell office:value-type="float" office:value="-0.58" calcext:value-type="float">
            <text:p>-0.58</text:p>
          </table:table-cell>
          <table:table-cell table:formula="of:=-([.$A44]-1)*(3*[.$A44]-1)*(3*[.$A44]+1)/16" office:value-type="float" office:value="0.2002255" calcext:value-type="float">
            <text:p>0.2002255</text:p>
          </table:table-cell>
          <table:table-cell table:formula="of:=([.$A44]-1)*([.$A44]+1)*(3*[.$A44]-1)/2.25" office:value-type="float" office:value="0.808117333333333" calcext:value-type="float">
            <text:p>0.8081173333</text:p>
          </table:table-cell>
          <table:table-cell table:formula="of:=-([.$A44]-1)*([.$A44]+1)*(3*[.$A44]+1)/2.25" office:value-type="float" office:value="-0.218250666666667" calcext:value-type="float">
            <text:p>-0.2182506667</text:p>
          </table:table-cell>
          <table:table-cell table:formula="of:=([.$A44]+1)*(3*[.$A44]-1)*(3*[.$A44]+1)/16" office:value-type="float" office:value="0.0532245" calcext:value-type="float">
            <text:p>0.0532245</text:p>
          </table:table-cell>
        </table:table-row>
        <table:table-row table:style-name="ro1">
          <table:table-cell office:value-type="float" office:value="-0.57" calcext:value-type="float">
            <text:p>-0.57</text:p>
          </table:table-cell>
          <table:table-cell table:formula="of:=-([.$A45]-1)*(3*[.$A45]-1)*(3*[.$A45]+1)/16" office:value-type="float" office:value="0.1888023125" calcext:value-type="float">
            <text:p>0.1888023125</text:p>
          </table:table-cell>
          <table:table-cell table:formula="of:=([.$A45]-1)*([.$A45]+1)*(3*[.$A45]-1)/2.25" office:value-type="float" office:value="0.813120444444444" calcext:value-type="float">
            <text:p>0.8131204444</text:p>
          </table:table-cell>
          <table:table-cell table:formula="of:=-([.$A45]-1)*([.$A45]+1)*(3*[.$A45]+1)/2.25" office:value-type="float" office:value="-0.213031555555556" calcext:value-type="float">
            <text:p>-0.2130315556</text:p>
          </table:table-cell>
          <table:table-cell table:formula="of:=([.$A45]+1)*(3*[.$A45]-1)*(3*[.$A45]+1)/16" office:value-type="float" office:value="0.0517101875" calcext:value-type="float">
            <text:p>0.0517101875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table:formula="of:=-([.$A46]-1)*(3*[.$A46]-1)*(3*[.$A46]+1)/16" office:value-type="float" office:value="0.177684" calcext:value-type="float">
            <text:p>0.177684</text:p>
          </table:table-cell>
          <table:table-cell table:formula="of:=([.$A46]-1)*([.$A46]+1)*(3*[.$A46]-1)/2.25" office:value-type="float" office:value="0.817578666666667" calcext:value-type="float">
            <text:p>0.8175786667</text:p>
          </table:table-cell>
          <table:table-cell table:formula="of:=-([.$A46]-1)*([.$A46]+1)*(3*[.$A46]+1)/2.25" office:value-type="float" office:value="-0.207445333333333" calcext:value-type="float">
            <text:p>-0.2074453333</text:p>
          </table:table-cell>
          <table:table-cell table:formula="of:=([.$A46]+1)*(3*[.$A46]-1)*(3*[.$A46]+1)/16" office:value-type="float" office:value="0.050116" calcext:value-type="float">
            <text:p>0.050116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table:formula="of:=-([.$A47]-1)*(3*[.$A47]-1)*(3*[.$A47]+1)/16" office:value-type="float" office:value="0.1668671875" calcext:value-type="float">
            <text:p>0.1668671875</text:p>
          </table:table-cell>
          <table:table-cell table:formula="of:=([.$A47]-1)*([.$A47]+1)*(3*[.$A47]-1)/2.25" office:value-type="float" office:value="0.8215" calcext:value-type="float">
            <text:p>0.8215</text:p>
          </table:table-cell>
          <table:table-cell table:formula="of:=-([.$A47]-1)*([.$A47]+1)*(3*[.$A47]+1)/2.25" office:value-type="float" office:value="-0.2015" calcext:value-type="float">
            <text:p>-0.2015</text:p>
          </table:table-cell>
          <table:table-cell table:formula="of:=([.$A47]+1)*(3*[.$A47]-1)*(3*[.$A47]+1)/16" office:value-type="float" office:value="0.0484453125" calcext:value-type="float">
            <text:p>0.0484453125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table:formula="of:=-([.$A48]-1)*(3*[.$A48]-1)*(3*[.$A48]+1)/16" office:value-type="float" office:value="0.1563485" calcext:value-type="float">
            <text:p>0.1563485</text:p>
          </table:table-cell>
          <table:table-cell table:formula="of:=([.$A48]-1)*([.$A48]+1)*(3*[.$A48]-1)/2.25" office:value-type="float" office:value="0.824892444444444" calcext:value-type="float">
            <text:p>0.8248924444</text:p>
          </table:table-cell>
          <table:table-cell table:formula="of:=-([.$A48]-1)*([.$A48]+1)*(3*[.$A48]+1)/2.25" office:value-type="float" office:value="-0.195203555555556" calcext:value-type="float">
            <text:p>-0.1952035556</text:p>
          </table:table-cell>
          <table:table-cell table:formula="of:=([.$A48]+1)*(3*[.$A48]-1)*(3*[.$A48]+1)/16" office:value-type="float" office:value="0.0467015" calcext:value-type="float">
            <text:p>0.0467015</text:p>
          </table:table-cell>
        </table:table-row>
        <table:table-row table:style-name="ro1">
          <table:table-cell office:value-type="float" office:value="-0.53" calcext:value-type="float">
            <text:p>-0.53</text:p>
          </table:table-cell>
          <table:table-cell table:formula="of:=-([.$A49]-1)*(3*[.$A49]-1)*(3*[.$A49]+1)/16" office:value-type="float" office:value="0.1461245625" calcext:value-type="float">
            <text:p>0.1461245625</text:p>
          </table:table-cell>
          <table:table-cell table:formula="of:=([.$A49]-1)*([.$A49]+1)*(3*[.$A49]-1)/2.25" office:value-type="float" office:value="0.827764" calcext:value-type="float">
            <text:p>0.827764</text:p>
          </table:table-cell>
          <table:table-cell table:formula="of:=-([.$A49]-1)*([.$A49]+1)*(3*[.$A49]+1)/2.25" office:value-type="float" office:value="-0.188564" calcext:value-type="float">
            <text:p>-0.188564</text:p>
          </table:table-cell>
          <table:table-cell table:formula="of:=([.$A49]+1)*(3*[.$A49]-1)*(3*[.$A49]+1)/16" office:value-type="float" office:value="0.0448879375" calcext:value-type="float">
            <text:p>0.0448879375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table:formula="of:=-([.$A50]-1)*(3*[.$A50]-1)*(3*[.$A50]+1)/16" office:value-type="float" office:value="0.136192" calcext:value-type="float">
            <text:p>0.136192</text:p>
          </table:table-cell>
          <table:table-cell table:formula="of:=([.$A50]-1)*([.$A50]+1)*(3*[.$A50]-1)/2.25" office:value-type="float" office:value="0.830122666666667" calcext:value-type="float">
            <text:p>0.8301226667</text:p>
          </table:table-cell>
          <table:table-cell table:formula="of:=-([.$A50]-1)*([.$A50]+1)*(3*[.$A50]+1)/2.25" office:value-type="float" office:value="-0.181589333333333" calcext:value-type="float">
            <text:p>-0.1815893333</text:p>
          </table:table-cell>
          <table:table-cell table:formula="of:=([.$A50]+1)*(3*[.$A50]-1)*(3*[.$A50]+1)/16" office:value-type="float" office:value="0.043008" calcext:value-type="float">
            <text:p>0.043008</text:p>
          </table:table-cell>
        </table:table-row>
        <table:table-row table:style-name="ro1">
          <table:table-cell office:value-type="float" office:value="-0.51" calcext:value-type="float">
            <text:p>-0.51</text:p>
          </table:table-cell>
          <table:table-cell table:formula="of:=-([.$A51]-1)*(3*[.$A51]-1)*(3*[.$A51]+1)/16" office:value-type="float" office:value="0.1265474375" calcext:value-type="float">
            <text:p>0.1265474375</text:p>
          </table:table-cell>
          <table:table-cell table:formula="of:=([.$A51]-1)*([.$A51]+1)*(3*[.$A51]-1)/2.25" office:value-type="float" office:value="0.831976444444445" calcext:value-type="float">
            <text:p>0.8319764444</text:p>
          </table:table-cell>
          <table:table-cell table:formula="of:=-([.$A51]-1)*([.$A51]+1)*(3*[.$A51]+1)/2.25" office:value-type="float" office:value="-0.174287555555556" calcext:value-type="float">
            <text:p>-0.1742875556</text:p>
          </table:table-cell>
          <table:table-cell table:formula="of:=([.$A51]+1)*(3*[.$A51]-1)*(3*[.$A51]+1)/16" office:value-type="float" office:value="0.0410650625" calcext:value-type="float">
            <text:p>0.041065062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-([.$A52]-1)*(3*[.$A52]-1)*(3*[.$A52]+1)/16" office:value-type="float" office:value="0.1171875" calcext:value-type="float">
            <text:p>0.1171875</text:p>
          </table:table-cell>
          <table:table-cell table:formula="of:=([.$A52]-1)*([.$A52]+1)*(3*[.$A52]-1)/2.25" office:value-type="float" office:value="0.833333333333333" calcext:value-type="float">
            <text:p>0.8333333333</text:p>
          </table:table-cell>
          <table:table-cell table:formula="of:=-([.$A52]-1)*([.$A52]+1)*(3*[.$A52]+1)/2.25" office:value-type="float" office:value="-0.166666666666667" calcext:value-type="float">
            <text:p>-0.1666666667</text:p>
          </table:table-cell>
          <table:table-cell table:formula="of:=([.$A52]+1)*(3*[.$A52]-1)*(3*[.$A52]+1)/16" office:value-type="float" office:value="0.0390625" calcext:value-type="float">
            <text:p>0.0390625</text:p>
          </table:table-cell>
        </table:table-row>
        <table:table-row table:style-name="ro1">
          <table:table-cell office:value-type="float" office:value="-0.49" calcext:value-type="float">
            <text:p>-0.49</text:p>
          </table:table-cell>
          <table:table-cell table:formula="of:=-([.$A53]-1)*(3*[.$A53]-1)*(3*[.$A53]+1)/16" office:value-type="float" office:value="0.1081088125" calcext:value-type="float">
            <text:p>0.1081088125</text:p>
          </table:table-cell>
          <table:table-cell table:formula="of:=([.$A53]-1)*([.$A53]+1)*(3*[.$A53]-1)/2.25" office:value-type="float" office:value="0.834201333333333" calcext:value-type="float">
            <text:p>0.8342013333</text:p>
          </table:table-cell>
          <table:table-cell table:formula="of:=-([.$A53]-1)*([.$A53]+1)*(3*[.$A53]+1)/2.25" office:value-type="float" office:value="-0.158734666666667" calcext:value-type="float">
            <text:p>-0.1587346667</text:p>
          </table:table-cell>
          <table:table-cell table:formula="of:=([.$A53]+1)*(3*[.$A53]-1)*(3*[.$A53]+1)/16" office:value-type="float" office:value="0.0370036875" calcext:value-type="float">
            <text:p>0.0370036875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table:formula="of:=-([.$A54]-1)*(3*[.$A54]-1)*(3*[.$A54]+1)/16" office:value-type="float" office:value="0.099308" calcext:value-type="float">
            <text:p>0.099308</text:p>
          </table:table-cell>
          <table:table-cell table:formula="of:=([.$A54]-1)*([.$A54]+1)*(3*[.$A54]-1)/2.25" office:value-type="float" office:value="0.834588444444444" calcext:value-type="float">
            <text:p>0.8345884444</text:p>
          </table:table-cell>
          <table:table-cell table:formula="of:=-([.$A54]-1)*([.$A54]+1)*(3*[.$A54]+1)/2.25" office:value-type="float" office:value="-0.150499555555556" calcext:value-type="float">
            <text:p>-0.1504995556</text:p>
          </table:table-cell>
          <table:table-cell table:formula="of:=([.$A54]+1)*(3*[.$A54]-1)*(3*[.$A54]+1)/16" office:value-type="float" office:value="0.034892" calcext:value-type="float">
            <text:p>0.034892</text:p>
          </table:table-cell>
        </table:table-row>
        <table:table-row table:style-name="ro1">
          <table:table-cell office:value-type="float" office:value="-0.47" calcext:value-type="float">
            <text:p>-0.47</text:p>
          </table:table-cell>
          <table:table-cell table:formula="of:=-([.$A55]-1)*(3*[.$A55]-1)*(3*[.$A55]+1)/16" office:value-type="float" office:value="0.0907816875" calcext:value-type="float">
            <text:p>0.0907816875</text:p>
          </table:table-cell>
          <table:table-cell table:formula="of:=([.$A55]-1)*([.$A55]+1)*(3*[.$A55]-1)/2.25" office:value-type="float" office:value="0.834502666666667" calcext:value-type="float">
            <text:p>0.8345026667</text:p>
          </table:table-cell>
          <table:table-cell table:formula="of:=-([.$A55]-1)*([.$A55]+1)*(3*[.$A55]+1)/2.25" office:value-type="float" office:value="-0.141969333333333" calcext:value-type="float">
            <text:p>-0.1419693333</text:p>
          </table:table-cell>
          <table:table-cell table:formula="of:=([.$A55]+1)*(3*[.$A55]-1)*(3*[.$A55]+1)/16" office:value-type="float" office:value="0.0327308125" calcext:value-type="float">
            <text:p>0.0327308125</text:p>
          </table:table-cell>
        </table:table-row>
        <table:table-row table:style-name="ro1">
          <table:table-cell office:value-type="float" office:value="-0.46" calcext:value-type="float">
            <text:p>-0.46</text:p>
          </table:table-cell>
          <table:table-cell table:formula="of:=-([.$A56]-1)*(3*[.$A56]-1)*(3*[.$A56]+1)/16" office:value-type="float" office:value="0.0825265" calcext:value-type="float">
            <text:p>0.0825265</text:p>
          </table:table-cell>
          <table:table-cell table:formula="of:=([.$A56]-1)*([.$A56]+1)*(3*[.$A56]-1)/2.25" office:value-type="float" office:value="0.833952" calcext:value-type="float">
            <text:p>0.833952</text:p>
          </table:table-cell>
          <table:table-cell table:formula="of:=-([.$A56]-1)*([.$A56]+1)*(3*[.$A56]+1)/2.25" office:value-type="float" office:value="-0.133152" calcext:value-type="float">
            <text:p>-0.133152</text:p>
          </table:table-cell>
          <table:table-cell table:formula="of:=([.$A56]+1)*(3*[.$A56]-1)*(3*[.$A56]+1)/16" office:value-type="float" office:value="0.0305235" calcext:value-type="float">
            <text:p>0.0305235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table:formula="of:=-([.$A57]-1)*(3*[.$A57]-1)*(3*[.$A57]+1)/16" office:value-type="float" office:value="0.0745390625" calcext:value-type="float">
            <text:p>0.0745390625</text:p>
          </table:table-cell>
          <table:table-cell table:formula="of:=([.$A57]-1)*([.$A57]+1)*(3*[.$A57]-1)/2.25" office:value-type="float" office:value="0.832944444444444" calcext:value-type="float">
            <text:p>0.8329444444</text:p>
          </table:table-cell>
          <table:table-cell table:formula="of:=-([.$A57]-1)*([.$A57]+1)*(3*[.$A57]+1)/2.25" office:value-type="float" office:value="-0.124055555555556" calcext:value-type="float">
            <text:p>-0.1240555556</text:p>
          </table:table-cell>
          <table:table-cell table:formula="of:=([.$A57]+1)*(3*[.$A57]-1)*(3*[.$A57]+1)/16" office:value-type="float" office:value="0.0282734375" calcext:value-type="float">
            <text:p>0.0282734375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table:formula="of:=-([.$A58]-1)*(3*[.$A58]-1)*(3*[.$A58]+1)/16" office:value-type="float" office:value="0.066816" calcext:value-type="float">
            <text:p>0.066816</text:p>
          </table:table-cell>
          <table:table-cell table:formula="of:=([.$A58]-1)*([.$A58]+1)*(3*[.$A58]-1)/2.25" office:value-type="float" office:value="0.831488" calcext:value-type="float">
            <text:p>0.831488</text:p>
          </table:table-cell>
          <table:table-cell table:formula="of:=-([.$A58]-1)*([.$A58]+1)*(3*[.$A58]+1)/2.25" office:value-type="float" office:value="-0.114688" calcext:value-type="float">
            <text:p>-0.114688</text:p>
          </table:table-cell>
          <table:table-cell table:formula="of:=([.$A58]+1)*(3*[.$A58]-1)*(3*[.$A58]+1)/16" office:value-type="float" office:value="0.025984" calcext:value-type="float">
            <text:p>0.025984</text:p>
          </table:table-cell>
        </table:table-row>
        <table:table-row table:style-name="ro1">
          <table:table-cell office:value-type="float" office:value="-0.429999999999999" calcext:value-type="float">
            <text:p>-0.43</text:p>
          </table:table-cell>
          <table:table-cell table:formula="of:=-([.$A59]-1)*(3*[.$A59]-1)*(3*[.$A59]+1)/16" office:value-type="float" office:value="0.0593539374999993" calcext:value-type="float">
            <text:p>0.0593539375</text:p>
          </table:table-cell>
          <table:table-cell table:formula="of:=([.$A59]-1)*([.$A59]+1)*(3*[.$A59]-1)/2.25" office:value-type="float" office:value="0.829590666666667" calcext:value-type="float">
            <text:p>0.8295906667</text:p>
          </table:table-cell>
          <table:table-cell table:formula="of:=-([.$A59]-1)*([.$A59]+1)*(3*[.$A59]+1)/2.25" office:value-type="float" office:value="-0.105057333333332" calcext:value-type="float">
            <text:p>-0.1050573333</text:p>
          </table:table-cell>
          <table:table-cell table:formula="of:=([.$A59]+1)*(3*[.$A59]-1)*(3*[.$A59]+1)/16" office:value-type="float" office:value="0.0236585624999998" calcext:value-type="float">
            <text:p>0.0236585625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table:formula="of:=-([.$A60]-1)*(3*[.$A60]-1)*(3*[.$A60]+1)/16" office:value-type="float" office:value="0.0521495" calcext:value-type="float">
            <text:p>0.0521495</text:p>
          </table:table-cell>
          <table:table-cell table:formula="of:=([.$A60]-1)*([.$A60]+1)*(3*[.$A60]-1)/2.25" office:value-type="float" office:value="0.827260444444444" calcext:value-type="float">
            <text:p>0.8272604444</text:p>
          </table:table-cell>
          <table:table-cell table:formula="of:=-([.$A60]-1)*([.$A60]+1)*(3*[.$A60]+1)/2.25" office:value-type="float" office:value="-0.0951715555555556" calcext:value-type="float">
            <text:p>-0.0951715556</text:p>
          </table:table-cell>
          <table:table-cell table:formula="of:=([.$A60]+1)*(3*[.$A60]-1)*(3*[.$A60]+1)/16" office:value-type="float" office:value="0.0213005" calcext:value-type="float">
            <text:p>0.0213005</text:p>
          </table:table-cell>
        </table:table-row>
        <table:table-row table:style-name="ro1">
          <table:table-cell office:value-type="float" office:value="-0.409999999999999" calcext:value-type="float">
            <text:p>-0.41</text:p>
          </table:table-cell>
          <table:table-cell table:formula="of:=-([.$A61]-1)*(3*[.$A61]-1)*(3*[.$A61]+1)/16" office:value-type="float" office:value="0.0451993124999993" calcext:value-type="float">
            <text:p>0.0451993125</text:p>
          </table:table-cell>
          <table:table-cell table:formula="of:=([.$A61]-1)*([.$A61]+1)*(3*[.$A61]-1)/2.25" office:value-type="float" office:value="0.824505333333333" calcext:value-type="float">
            <text:p>0.8245053333</text:p>
          </table:table-cell>
          <table:table-cell table:formula="of:=-([.$A61]-1)*([.$A61]+1)*(3*[.$A61]+1)/2.25" office:value-type="float" office:value="-0.0850386666666657" calcext:value-type="float">
            <text:p>-0.0850386667</text:p>
          </table:table-cell>
          <table:table-cell table:formula="of:=([.$A61]+1)*(3*[.$A61]-1)*(3*[.$A61]+1)/16" office:value-type="float" office:value="0.0189131874999998" calcext:value-type="float">
            <text:p>0.0189131875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-([.$A62]-1)*(3*[.$A62]-1)*(3*[.$A62]+1)/16" office:value-type="float" office:value="0.0385" calcext:value-type="float">
            <text:p>0.0385</text:p>
          </table:table-cell>
          <table:table-cell table:formula="of:=([.$A62]-1)*([.$A62]+1)*(3*[.$A62]-1)/2.25" office:value-type="float" office:value="0.821333333333333" calcext:value-type="float">
            <text:p>0.8213333333</text:p>
          </table:table-cell>
          <table:table-cell table:formula="of:=-([.$A62]-1)*([.$A62]+1)*(3*[.$A62]+1)/2.25" office:value-type="float" office:value="-0.0746666666666667" calcext:value-type="float">
            <text:p>-0.0746666667</text:p>
          </table:table-cell>
          <table:table-cell table:formula="of:=([.$A62]+1)*(3*[.$A62]-1)*(3*[.$A62]+1)/16"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-0.389999999999999" calcext:value-type="float">
            <text:p>-0.39</text:p>
          </table:table-cell>
          <table:table-cell table:formula="of:=-([.$A63]-1)*(3*[.$A63]-1)*(3*[.$A63]+1)/16" office:value-type="float" office:value="0.0320481874999994" calcext:value-type="float">
            <text:p>0.0320481875</text:p>
          </table:table-cell>
          <table:table-cell table:formula="of:=([.$A63]-1)*([.$A63]+1)*(3*[.$A63]-1)/2.25" office:value-type="float" office:value="0.817752444444444" calcext:value-type="float">
            <text:p>0.8177524444</text:p>
          </table:table-cell>
          <table:table-cell table:formula="of:=-([.$A63]-1)*([.$A63]+1)*(3*[.$A63]+1)/2.25" office:value-type="float" office:value="-0.0640635555555545" calcext:value-type="float">
            <text:p>-0.0640635556</text:p>
          </table:table-cell>
          <table:table-cell table:formula="of:=([.$A63]+1)*(3*[.$A63]-1)*(3*[.$A63]+1)/16" office:value-type="float" office:value="0.0140643124999998" calcext:value-type="float">
            <text:p>0.0140643125</text:p>
          </table:table-cell>
        </table:table-row>
        <table:table-row table:style-name="ro1">
          <table:table-cell office:value-type="float" office:value="-0.379999999999999" calcext:value-type="float">
            <text:p>-0.38</text:p>
          </table:table-cell>
          <table:table-cell table:formula="of:=-([.$A64]-1)*(3*[.$A64]-1)*(3*[.$A64]+1)/16" office:value-type="float" office:value="0.0258404999999994" calcext:value-type="float">
            <text:p>0.0258405</text:p>
          </table:table-cell>
          <table:table-cell table:formula="of:=([.$A64]-1)*([.$A64]+1)*(3*[.$A64]-1)/2.25" office:value-type="float" office:value="0.813770666666666" calcext:value-type="float">
            <text:p>0.8137706667</text:p>
          </table:table-cell>
          <table:table-cell table:formula="of:=-([.$A64]-1)*([.$A64]+1)*(3*[.$A64]+1)/2.25" office:value-type="float" office:value="-0.0532373333333323" calcext:value-type="float">
            <text:p>-0.0532373333</text:p>
          </table:table-cell>
          <table:table-cell table:formula="of:=([.$A64]+1)*(3*[.$A64]-1)*(3*[.$A64]+1)/16" office:value-type="float" office:value="0.0116094999999998" calcext:value-type="float">
            <text:p>0.0116095</text:p>
          </table:table-cell>
        </table:table-row>
        <table:table-row table:style-name="ro1">
          <table:table-cell office:value-type="float" office:value="-0.369999999999999" calcext:value-type="float">
            <text:p>-0.37</text:p>
          </table:table-cell>
          <table:table-cell table:formula="of:=-([.$A65]-1)*(3*[.$A65]-1)*(3*[.$A65]+1)/16" office:value-type="float" office:value="0.0198735624999995" calcext:value-type="float">
            <text:p>0.0198735625</text:p>
          </table:table-cell>
          <table:table-cell table:formula="of:=([.$A65]-1)*([.$A65]+1)*(3*[.$A65]-1)/2.25" office:value-type="float" office:value="0.809396" calcext:value-type="float">
            <text:p>0.809396</text:p>
          </table:table-cell>
          <table:table-cell table:formula="of:=-([.$A65]-1)*([.$A65]+1)*(3*[.$A65]+1)/2.25" office:value-type="float" office:value="-0.042195999999999" calcext:value-type="float">
            <text:p>-0.042196</text:p>
          </table:table-cell>
          <table:table-cell table:formula="of:=([.$A65]+1)*(3*[.$A65]-1)*(3*[.$A65]+1)/16" office:value-type="float" office:value="0.00913893749999977" calcext:value-type="float">
            <text:p>0.0091389375</text:p>
          </table:table-cell>
        </table:table-row>
        <table:table-row table:style-name="ro1">
          <table:table-cell office:value-type="float" office:value="-0.359999999999999" calcext:value-type="float">
            <text:p>-0.36</text:p>
          </table:table-cell>
          <table:table-cell table:formula="of:=-([.$A66]-1)*(3*[.$A66]-1)*(3*[.$A66]+1)/16" office:value-type="float" office:value="0.0141439999999995" calcext:value-type="float">
            <text:p>0.014144</text:p>
          </table:table-cell>
          <table:table-cell table:formula="of:=([.$A66]-1)*([.$A66]+1)*(3*[.$A66]-1)/2.25" office:value-type="float" office:value="0.804636444444444" calcext:value-type="float">
            <text:p>0.8046364444</text:p>
          </table:table-cell>
          <table:table-cell table:formula="of:=-([.$A66]-1)*([.$A66]+1)*(3*[.$A66]+1)/2.25" office:value-type="float" office:value="-0.0309475555555545" calcext:value-type="float">
            <text:p>-0.0309475556</text:p>
          </table:table-cell>
          <table:table-cell table:formula="of:=([.$A66]+1)*(3*[.$A66]-1)*(3*[.$A66]+1)/16" office:value-type="float" office:value="0.00665599999999977" calcext:value-type="float">
            <text:p>0.006656</text:p>
          </table:table-cell>
        </table:table-row>
        <table:table-row table:style-name="ro1">
          <table:table-cell office:value-type="float" office:value="-0.349999999999999" calcext:value-type="float">
            <text:p>-0.35</text:p>
          </table:table-cell>
          <table:table-cell table:formula="of:=-([.$A67]-1)*(3*[.$A67]-1)*(3*[.$A67]+1)/16" office:value-type="float" office:value="0.00864843749999949" calcext:value-type="float">
            <text:p>0.0086484375</text:p>
          </table:table-cell>
          <table:table-cell table:formula="of:=([.$A67]-1)*([.$A67]+1)*(3*[.$A67]-1)/2.25" office:value-type="float" office:value="0.7995" calcext:value-type="float">
            <text:p>0.7995</text:p>
          </table:table-cell>
          <table:table-cell table:formula="of:=-([.$A67]-1)*([.$A67]+1)*(3*[.$A67]+1)/2.25" office:value-type="float" office:value="-0.0194999999999989" calcext:value-type="float">
            <text:p>-0.0195</text:p>
          </table:table-cell>
          <table:table-cell table:formula="of:=([.$A67]+1)*(3*[.$A67]-1)*(3*[.$A67]+1)/16" office:value-type="float" office:value="0.00416406249999976" calcext:value-type="float">
            <text:p>0.0041640625</text:p>
          </table:table-cell>
        </table:table-row>
        <table:table-row table:style-name="ro1">
          <table:table-cell office:value-type="float" office:value="-0.339999999999999" calcext:value-type="float">
            <text:p>-0.34</text:p>
          </table:table-cell>
          <table:table-cell table:formula="of:=-([.$A68]-1)*(3*[.$A68]-1)*(3*[.$A68]+1)/16" office:value-type="float" office:value="0.00338349999999951" calcext:value-type="float">
            <text:p>0.0033835</text:p>
          </table:table-cell>
          <table:table-cell table:formula="of:=([.$A68]-1)*([.$A68]+1)*(3*[.$A68]-1)/2.25" office:value-type="float" office:value="0.793994666666666" calcext:value-type="float">
            <text:p>0.7939946667</text:p>
          </table:table-cell>
          <table:table-cell table:formula="of:=-([.$A68]-1)*([.$A68]+1)*(3*[.$A68]+1)/2.25" office:value-type="float" office:value="-0.00786133333333221" calcext:value-type="float">
            <text:p>-0.0078613333</text:p>
          </table:table-cell>
          <table:table-cell table:formula="of:=([.$A68]+1)*(3*[.$A68]-1)*(3*[.$A68]+1)/16" office:value-type="float" office:value="0.00166649999999976" calcext:value-type="float">
            <text:p>0.0016665</text:p>
          </table:table-cell>
        </table:table-row>
        <table:table-row table:style-name="ro1">
          <table:table-cell office:value-type="float" office:value="-0.329999999999999" calcext:value-type="float">
            <text:p>-0.33</text:p>
          </table:table-cell>
          <table:table-cell table:formula="of:=-([.$A69]-1)*(3*[.$A69]-1)*(3*[.$A69]+1)/16" office:value-type="float" office:value="-0.00165418750000048" calcext:value-type="float">
            <text:p>-0.0016541875</text:p>
          </table:table-cell>
          <table:table-cell table:formula="of:=([.$A69]-1)*([.$A69]+1)*(3*[.$A69]-1)/2.25" office:value-type="float" office:value="0.788128444444444" calcext:value-type="float">
            <text:p>0.7881284444</text:p>
          </table:table-cell>
          <table:table-cell table:formula="of:=-([.$A69]-1)*([.$A69]+1)*(3*[.$A69]+1)/2.25" office:value-type="float" office:value="0.00396044444444559" calcext:value-type="float">
            <text:p>0.0039604444</text:p>
          </table:table-cell>
          <table:table-cell table:formula="of:=([.$A69]+1)*(3*[.$A69]-1)*(3*[.$A69]+1)/16" office:value-type="float" office:value="-0.000833312500000241" calcext:value-type="float">
            <text:p>-0.0008333125</text:p>
          </table:table-cell>
        </table:table-row>
        <table:table-row table:style-name="ro1">
          <table:table-cell office:value-type="float" office:value="-0.319999999999999" calcext:value-type="float">
            <text:p>-0.32</text:p>
          </table:table-cell>
          <table:table-cell table:formula="of:=-([.$A70]-1)*(3*[.$A70]-1)*(3*[.$A70]+1)/16" office:value-type="float" office:value="-0.00646800000000046" calcext:value-type="float">
            <text:p>-0.006468</text:p>
          </table:table-cell>
          <table:table-cell table:formula="of:=([.$A70]-1)*([.$A70]+1)*(3*[.$A70]-1)/2.25" office:value-type="float" office:value="0.781909333333333" calcext:value-type="float">
            <text:p>0.7819093333</text:p>
          </table:table-cell>
          <table:table-cell table:formula="of:=-([.$A70]-1)*([.$A70]+1)*(3*[.$A70]+1)/2.25" office:value-type="float" office:value="0.0159573333333345" calcext:value-type="float">
            <text:p>0.0159573333</text:p>
          </table:table-cell>
          <table:table-cell table:formula="of:=([.$A70]+1)*(3*[.$A70]-1)*(3*[.$A70]+1)/16" office:value-type="float" office:value="-0.00333200000000024" calcext:value-type="float">
            <text:p>-0.003332</text:p>
          </table:table-cell>
        </table:table-row>
        <table:table-row table:style-name="ro1">
          <table:table-cell office:value-type="float" office:value="-0.309999999999999" calcext:value-type="float">
            <text:p>-0.31</text:p>
          </table:table-cell>
          <table:table-cell table:formula="of:=-([.$A71]-1)*(3*[.$A71]-1)*(3*[.$A71]+1)/16" office:value-type="float" office:value="-0.0110613125000004" calcext:value-type="float">
            <text:p>-0.0110613125</text:p>
          </table:table-cell>
          <table:table-cell table:formula="of:=([.$A71]-1)*([.$A71]+1)*(3*[.$A71]-1)/2.25" office:value-type="float" office:value="0.775345333333333" calcext:value-type="float">
            <text:p>0.7753453333</text:p>
          </table:table-cell>
          <table:table-cell table:formula="of:=-([.$A71]-1)*([.$A71]+1)*(3*[.$A71]+1)/2.25" office:value-type="float" office:value="0.0281213333333345" calcext:value-type="float">
            <text:p>0.0281213333</text:p>
          </table:table-cell>
          <table:table-cell table:formula="of:=([.$A71]+1)*(3*[.$A71]-1)*(3*[.$A71]+1)/16" office:value-type="float" office:value="-0.00582618750000025" calcext:value-type="float">
            <text:p>-0.0058261875</text:p>
          </table:table-cell>
        </table:table-row>
        <table:table-row table:style-name="ro1">
          <table:table-cell office:value-type="float" office:value="-0.299999999999999" calcext:value-type="float">
            <text:p>-0.3</text:p>
          </table:table-cell>
          <table:table-cell table:formula="of:=-([.$A72]-1)*(3*[.$A72]-1)*(3*[.$A72]+1)/16" office:value-type="float" office:value="-0.0154375000000004" calcext:value-type="float">
            <text:p>-0.0154375</text:p>
          </table:table-cell>
          <table:table-cell table:formula="of:=([.$A72]-1)*([.$A72]+1)*(3*[.$A72]-1)/2.25" office:value-type="float" office:value="0.768444444444444" calcext:value-type="float">
            <text:p>0.7684444444</text:p>
          </table:table-cell>
          <table:table-cell table:formula="of:=-([.$A72]-1)*([.$A72]+1)*(3*[.$A72]+1)/2.25" office:value-type="float" office:value="0.0404444444444456" calcext:value-type="float">
            <text:p>0.0404444444</text:p>
          </table:table-cell>
          <table:table-cell table:formula="of:=([.$A72]+1)*(3*[.$A72]-1)*(3*[.$A72]+1)/16" office:value-type="float" office:value="-0.00831250000000024" calcext:value-type="float">
            <text:p>-0.0083125</text:p>
          </table:table-cell>
        </table:table-row>
        <table:table-row table:style-name="ro1">
          <table:table-cell office:value-type="float" office:value="-0.289999999999999" calcext:value-type="float">
            <text:p>-0.29</text:p>
          </table:table-cell>
          <table:table-cell table:formula="of:=-([.$A73]-1)*(3*[.$A73]-1)*(3*[.$A73]+1)/16" office:value-type="float" office:value="-0.0195999375000004" calcext:value-type="float">
            <text:p>-0.0195999375</text:p>
          </table:table-cell>
          <table:table-cell table:formula="of:=([.$A73]-1)*([.$A73]+1)*(3*[.$A73]-1)/2.25" office:value-type="float" office:value="0.761214666666666" calcext:value-type="float">
            <text:p>0.7612146667</text:p>
          </table:table-cell>
          <table:table-cell table:formula="of:=-([.$A73]-1)*([.$A73]+1)*(3*[.$A73]+1)/2.25" office:value-type="float" office:value="0.0529186666666679" calcext:value-type="float">
            <text:p>0.0529186667</text:p>
          </table:table-cell>
          <table:table-cell table:formula="of:=([.$A73]+1)*(3*[.$A73]-1)*(3*[.$A73]+1)/16" office:value-type="float" office:value="-0.0107875625000002" calcext:value-type="float">
            <text:p>-0.0107875625</text:p>
          </table:table-cell>
        </table:table-row>
        <table:table-row table:style-name="ro1">
          <table:table-cell office:value-type="float" office:value="-0.279999999999999" calcext:value-type="float">
            <text:p>-0.28</text:p>
          </table:table-cell>
          <table:table-cell table:formula="of:=-([.$A74]-1)*(3*[.$A74]-1)*(3*[.$A74]+1)/16" office:value-type="float" office:value="-0.0235520000000004" calcext:value-type="float">
            <text:p>-0.023552</text:p>
          </table:table-cell>
          <table:table-cell table:formula="of:=([.$A74]-1)*([.$A74]+1)*(3*[.$A74]-1)/2.25" office:value-type="float" office:value="0.753663999999999" calcext:value-type="float">
            <text:p>0.753664</text:p>
          </table:table-cell>
          <table:table-cell table:formula="of:=-([.$A74]-1)*([.$A74]+1)*(3*[.$A74]+1)/2.25" office:value-type="float" office:value="0.0655360000000012" calcext:value-type="float">
            <text:p>0.065536</text:p>
          </table:table-cell>
          <table:table-cell table:formula="of:=([.$A74]+1)*(3*[.$A74]-1)*(3*[.$A74]+1)/16" office:value-type="float" office:value="-0.0132480000000002" calcext:value-type="float">
            <text:p>-0.013248</text:p>
          </table:table-cell>
        </table:table-row>
        <table:table-row table:style-name="ro1">
          <table:table-cell office:value-type="float" office:value="-0.269999999999999" calcext:value-type="float">
            <text:p>-0.27</text:p>
          </table:table-cell>
          <table:table-cell table:formula="of:=-([.$A75]-1)*(3*[.$A75]-1)*(3*[.$A75]+1)/16" office:value-type="float" office:value="-0.0272970625000004" calcext:value-type="float">
            <text:p>-0.0272970625</text:p>
          </table:table-cell>
          <table:table-cell table:formula="of:=([.$A75]-1)*([.$A75]+1)*(3*[.$A75]-1)/2.25" office:value-type="float" office:value="0.745800444444444" calcext:value-type="float">
            <text:p>0.7458004444</text:p>
          </table:table-cell>
          <table:table-cell table:formula="of:=-([.$A75]-1)*([.$A75]+1)*(3*[.$A75]+1)/2.25" office:value-type="float" office:value="0.0782884444444457" calcext:value-type="float">
            <text:p>0.0782884444</text:p>
          </table:table-cell>
          <table:table-cell table:formula="of:=([.$A75]+1)*(3*[.$A75]-1)*(3*[.$A75]+1)/16" office:value-type="float" office:value="-0.0156904375000002" calcext:value-type="float">
            <text:p>-0.0156904375</text:p>
          </table:table-cell>
        </table:table-row>
        <table:table-row table:style-name="ro1">
          <table:table-cell office:value-type="float" office:value="-0.259999999999999" calcext:value-type="float">
            <text:p>-0.26</text:p>
          </table:table-cell>
          <table:table-cell table:formula="of:=-([.$A76]-1)*(3*[.$A76]-1)*(3*[.$A76]+1)/16" office:value-type="float" office:value="-0.0308385000000003" calcext:value-type="float">
            <text:p>-0.0308385</text:p>
          </table:table-cell>
          <table:table-cell table:formula="of:=([.$A76]-1)*([.$A76]+1)*(3*[.$A76]-1)/2.25" office:value-type="float" office:value="0.737631999999999" calcext:value-type="float">
            <text:p>0.737632</text:p>
          </table:table-cell>
          <table:table-cell table:formula="of:=-([.$A76]-1)*([.$A76]+1)*(3*[.$A76]+1)/2.25" office:value-type="float" office:value="0.0911680000000013" calcext:value-type="float">
            <text:p>0.091168</text:p>
          </table:table-cell>
          <table:table-cell table:formula="of:=([.$A76]+1)*(3*[.$A76]-1)*(3*[.$A76]+1)/16" office:value-type="float" office:value="-0.0181115000000002" calcext:value-type="float">
            <text:p>-0.0181115</text:p>
          </table:table-cell>
        </table:table-row>
        <table:table-row table:style-name="ro1">
          <table:table-cell office:value-type="float" office:value="-0.249999999999999" calcext:value-type="float">
            <text:p>-0.25</text:p>
          </table:table-cell>
          <table:table-cell table:formula="of:=-([.$A77]-1)*(3*[.$A77]-1)*(3*[.$A77]+1)/16" office:value-type="float" office:value="-0.0341796875000003" calcext:value-type="float">
            <text:p>-0.0341796875</text:p>
          </table:table-cell>
          <table:table-cell table:formula="of:=([.$A77]-1)*([.$A77]+1)*(3*[.$A77]-1)/2.25" office:value-type="float" office:value="0.729166666666666" calcext:value-type="float">
            <text:p>0.7291666667</text:p>
          </table:table-cell>
          <table:table-cell table:formula="of:=-([.$A77]-1)*([.$A77]+1)*(3*[.$A77]+1)/2.25" office:value-type="float" office:value="0.104166666666668" calcext:value-type="float">
            <text:p>0.1041666667</text:p>
          </table:table-cell>
          <table:table-cell table:formula="of:=([.$A77]+1)*(3*[.$A77]-1)*(3*[.$A77]+1)/16" office:value-type="float" office:value="-0.0205078125000002" calcext:value-type="float">
            <text:p>-0.0205078125</text:p>
          </table:table-cell>
        </table:table-row>
        <table:table-row table:style-name="ro1">
          <table:table-cell office:value-type="float" office:value="-0.239999999999999" calcext:value-type="float">
            <text:p>-0.24</text:p>
          </table:table-cell>
          <table:table-cell table:formula="of:=-([.$A78]-1)*(3*[.$A78]-1)*(3*[.$A78]+1)/16" office:value-type="float" office:value="-0.0373240000000003" calcext:value-type="float">
            <text:p>-0.037324</text:p>
          </table:table-cell>
          <table:table-cell table:formula="of:=([.$A78]-1)*([.$A78]+1)*(3*[.$A78]-1)/2.25" office:value-type="float" office:value="0.720412444444444" calcext:value-type="float">
            <text:p>0.7204124444</text:p>
          </table:table-cell>
          <table:table-cell table:formula="of:=-([.$A78]-1)*([.$A78]+1)*(3*[.$A78]+1)/2.25" office:value-type="float" office:value="0.117276444444446" calcext:value-type="float">
            <text:p>0.1172764444</text:p>
          </table:table-cell>
          <table:table-cell table:formula="of:=([.$A78]+1)*(3*[.$A78]-1)*(3*[.$A78]+1)/16" office:value-type="float" office:value="-0.0228760000000002" calcext:value-type="float">
            <text:p>-0.022876</text:p>
          </table:table-cell>
        </table:table-row>
        <table:table-row table:style-name="ro1">
          <table:table-cell office:value-type="float" office:value="-0.229999999999999" calcext:value-type="float">
            <text:p>-0.23</text:p>
          </table:table-cell>
          <table:table-cell table:formula="of:=-([.$A79]-1)*(3*[.$A79]-1)*(3*[.$A79]+1)/16" office:value-type="float" office:value="-0.0402748125000003" calcext:value-type="float">
            <text:p>-0.0402748125</text:p>
          </table:table-cell>
          <table:table-cell table:formula="of:=([.$A79]-1)*([.$A79]+1)*(3*[.$A79]-1)/2.25" office:value-type="float" office:value="0.711377333333333" calcext:value-type="float">
            <text:p>0.7113773333</text:p>
          </table:table-cell>
          <table:table-cell table:formula="of:=-([.$A79]-1)*([.$A79]+1)*(3*[.$A79]+1)/2.25" office:value-type="float" office:value="0.130489333333335" calcext:value-type="float">
            <text:p>0.1304893333</text:p>
          </table:table-cell>
          <table:table-cell table:formula="of:=([.$A79]+1)*(3*[.$A79]-1)*(3*[.$A79]+1)/16" office:value-type="float" office:value="-0.0252126875000002" calcext:value-type="float">
            <text:p>-0.0252126875</text:p>
          </table:table-cell>
        </table:table-row>
        <table:table-row table:style-name="ro1">
          <table:table-cell office:value-type="float" office:value="-0.219999999999999" calcext:value-type="float">
            <text:p>-0.22</text:p>
          </table:table-cell>
          <table:table-cell table:formula="of:=-([.$A80]-1)*(3*[.$A80]-1)*(3*[.$A80]+1)/16" office:value-type="float" office:value="-0.0430355000000003" calcext:value-type="float">
            <text:p>-0.0430355</text:p>
          </table:table-cell>
          <table:table-cell table:formula="of:=([.$A80]-1)*([.$A80]+1)*(3*[.$A80]-1)/2.25" office:value-type="float" office:value="0.702069333333332" calcext:value-type="float">
            <text:p>0.7020693333</text:p>
          </table:table-cell>
          <table:table-cell table:formula="of:=-([.$A80]-1)*([.$A80]+1)*(3*[.$A80]+1)/2.25" office:value-type="float" office:value="0.143797333333335" calcext:value-type="float">
            <text:p>0.1437973333</text:p>
          </table:table-cell>
          <table:table-cell table:formula="of:=([.$A80]+1)*(3*[.$A80]-1)*(3*[.$A80]+1)/16" office:value-type="float" office:value="-0.0275145000000002" calcext:value-type="float">
            <text:p>-0.0275145</text:p>
          </table:table-cell>
        </table:table-row>
        <table:table-row table:style-name="ro1">
          <table:table-cell office:value-type="float" office:value="-0.209999999999999" calcext:value-type="float">
            <text:p>-0.21</text:p>
          </table:table-cell>
          <table:table-cell table:formula="of:=-([.$A81]-1)*(3*[.$A81]-1)*(3*[.$A81]+1)/16" office:value-type="float" office:value="-0.0456094375000003" calcext:value-type="float">
            <text:p>-0.0456094375</text:p>
          </table:table-cell>
          <table:table-cell table:formula="of:=([.$A81]-1)*([.$A81]+1)*(3*[.$A81]-1)/2.25" office:value-type="float" office:value="0.692496444444443" calcext:value-type="float">
            <text:p>0.6924964444</text:p>
          </table:table-cell>
          <table:table-cell table:formula="of:=-([.$A81]-1)*([.$A81]+1)*(3*[.$A81]+1)/2.25" office:value-type="float" office:value="0.157192444444446" calcext:value-type="float">
            <text:p>0.1571924444</text:p>
          </table:table-cell>
          <table:table-cell table:formula="of:=([.$A81]+1)*(3*[.$A81]-1)*(3*[.$A81]+1)/16" office:value-type="float" office:value="-0.0297780625000002" calcext:value-type="float">
            <text:p>-0.0297780625</text:p>
          </table:table-cell>
        </table:table-row>
        <table:table-row table:style-name="ro1">
          <table:table-cell office:value-type="float" office:value="-0.199999999999999" calcext:value-type="float">
            <text:p>-0.2</text:p>
          </table:table-cell>
          <table:table-cell table:formula="of:=-([.$A82]-1)*(3*[.$A82]-1)*(3*[.$A82]+1)/16" office:value-type="float" office:value="-0.0480000000000002" calcext:value-type="float">
            <text:p>-0.048</text:p>
          </table:table-cell>
          <table:table-cell table:formula="of:=([.$A82]-1)*([.$A82]+1)*(3*[.$A82]-1)/2.25" office:value-type="float" office:value="0.682666666666666" calcext:value-type="float">
            <text:p>0.6826666667</text:p>
          </table:table-cell>
          <table:table-cell table:formula="of:=-([.$A82]-1)*([.$A82]+1)*(3*[.$A82]+1)/2.25" office:value-type="float" office:value="0.170666666666668" calcext:value-type="float">
            <text:p>0.1706666667</text:p>
          </table:table-cell>
          <table:table-cell table:formula="of:=([.$A82]+1)*(3*[.$A82]-1)*(3*[.$A82]+1)/16" office:value-type="float" office:value="-0.0320000000000002" calcext:value-type="float">
            <text:p>-0.032</text:p>
          </table:table-cell>
        </table:table-row>
        <table:table-row table:style-name="ro1">
          <table:table-cell office:value-type="float" office:value="-0.189999999999999" calcext:value-type="float">
            <text:p>-0.19</text:p>
          </table:table-cell>
          <table:table-cell table:formula="of:=-([.$A83]-1)*(3*[.$A83]-1)*(3*[.$A83]+1)/16" office:value-type="float" office:value="-0.0502105625000002" calcext:value-type="float">
            <text:p>-0.0502105625</text:p>
          </table:table-cell>
          <table:table-cell table:formula="of:=([.$A83]-1)*([.$A83]+1)*(3*[.$A83]-1)/2.25" office:value-type="float" office:value="0.672587999999999" calcext:value-type="float">
            <text:p>0.672588</text:p>
          </table:table-cell>
          <table:table-cell table:formula="of:=-([.$A83]-1)*([.$A83]+1)*(3*[.$A83]+1)/2.25" office:value-type="float" office:value="0.184212000000001" calcext:value-type="float">
            <text:p>0.184212</text:p>
          </table:table-cell>
          <table:table-cell table:formula="of:=([.$A83]+1)*(3*[.$A83]-1)*(3*[.$A83]+1)/16" office:value-type="float" office:value="-0.0341769375000002" calcext:value-type="float">
            <text:p>-0.0341769375</text:p>
          </table:table-cell>
        </table:table-row>
        <table:table-row table:style-name="ro1">
          <table:table-cell office:value-type="float" office:value="-0.179999999999999" calcext:value-type="float">
            <text:p>-0.18</text:p>
          </table:table-cell>
          <table:table-cell table:formula="of:=-([.$A84]-1)*(3*[.$A84]-1)*(3*[.$A84]+1)/16" office:value-type="float" office:value="-0.0522445000000002" calcext:value-type="float">
            <text:p>-0.0522445</text:p>
          </table:table-cell>
          <table:table-cell table:formula="of:=([.$A84]-1)*([.$A84]+1)*(3*[.$A84]-1)/2.25" office:value-type="float" office:value="0.662268444444443" calcext:value-type="float">
            <text:p>0.6622684444</text:p>
          </table:table-cell>
          <table:table-cell table:formula="of:=-([.$A84]-1)*([.$A84]+1)*(3*[.$A84]+1)/2.25" office:value-type="float" office:value="0.197820444444446" calcext:value-type="float">
            <text:p>0.1978204444</text:p>
          </table:table-cell>
          <table:table-cell table:formula="of:=([.$A84]+1)*(3*[.$A84]-1)*(3*[.$A84]+1)/16" office:value-type="float" office:value="-0.0363055000000002" calcext:value-type="float">
            <text:p>-0.0363055</text:p>
          </table:table-cell>
        </table:table-row>
        <table:table-row table:style-name="ro1">
          <table:table-cell office:value-type="float" office:value="-0.169999999999999" calcext:value-type="float">
            <text:p>-0.17</text:p>
          </table:table-cell>
          <table:table-cell table:formula="of:=-([.$A85]-1)*(3*[.$A85]-1)*(3*[.$A85]+1)/16" office:value-type="float" office:value="-0.0541051875000002" calcext:value-type="float">
            <text:p>-0.0541051875</text:p>
          </table:table-cell>
          <table:table-cell table:formula="of:=([.$A85]-1)*([.$A85]+1)*(3*[.$A85]-1)/2.25" office:value-type="float" office:value="0.651715999999999" calcext:value-type="float">
            <text:p>0.651716</text:p>
          </table:table-cell>
          <table:table-cell table:formula="of:=-([.$A85]-1)*([.$A85]+1)*(3*[.$A85]+1)/2.25" office:value-type="float" office:value="0.211484000000001" calcext:value-type="float">
            <text:p>0.211484</text:p>
          </table:table-cell>
          <table:table-cell table:formula="of:=([.$A85]+1)*(3*[.$A85]-1)*(3*[.$A85]+1)/16" office:value-type="float" office:value="-0.0383823125000002" calcext:value-type="float">
            <text:p>-0.0383823125</text:p>
          </table:table-cell>
        </table:table-row>
        <table:table-row table:style-name="ro1">
          <table:table-cell office:value-type="float" office:value="-0.159999999999999" calcext:value-type="float">
            <text:p>-0.16</text:p>
          </table:table-cell>
          <table:table-cell table:formula="of:=-([.$A86]-1)*(3*[.$A86]-1)*(3*[.$A86]+1)/16" office:value-type="float" office:value="-0.0557960000000002" calcext:value-type="float">
            <text:p>-0.055796</text:p>
          </table:table-cell>
          <table:table-cell table:formula="of:=([.$A86]-1)*([.$A86]+1)*(3*[.$A86]-1)/2.25" office:value-type="float" office:value="0.640938666666666" calcext:value-type="float">
            <text:p>0.6409386667</text:p>
          </table:table-cell>
          <table:table-cell table:formula="of:=-([.$A86]-1)*([.$A86]+1)*(3*[.$A86]+1)/2.25" office:value-type="float" office:value="0.225194666666668" calcext:value-type="float">
            <text:p>0.2251946667</text:p>
          </table:table-cell>
          <table:table-cell table:formula="of:=([.$A86]+1)*(3*[.$A86]-1)*(3*[.$A86]+1)/16" office:value-type="float" office:value="-0.0404040000000002" calcext:value-type="float">
            <text:p>-0.040404</text:p>
          </table:table-cell>
        </table:table-row>
        <table:table-row table:style-name="ro1">
          <table:table-cell office:value-type="float" office:value="-0.149999999999999" calcext:value-type="float">
            <text:p>-0.15</text:p>
          </table:table-cell>
          <table:table-cell table:formula="of:=-([.$A87]-1)*(3*[.$A87]-1)*(3*[.$A87]+1)/16" office:value-type="float" office:value="-0.0573203125000001" calcext:value-type="float">
            <text:p>-0.0573203125</text:p>
          </table:table-cell>
          <table:table-cell table:formula="of:=([.$A87]-1)*([.$A87]+1)*(3*[.$A87]-1)/2.25" office:value-type="float" office:value="0.629944444444443" calcext:value-type="float">
            <text:p>0.6299444444</text:p>
          </table:table-cell>
          <table:table-cell table:formula="of:=-([.$A87]-1)*([.$A87]+1)*(3*[.$A87]+1)/2.25" office:value-type="float" office:value="0.238944444444446" calcext:value-type="float">
            <text:p>0.2389444444</text:p>
          </table:table-cell>
          <table:table-cell table:formula="of:=([.$A87]+1)*(3*[.$A87]-1)*(3*[.$A87]+1)/16" office:value-type="float" office:value="-0.0423671875000002" calcext:value-type="float">
            <text:p>-0.0423671875</text:p>
          </table:table-cell>
        </table:table-row>
        <table:table-row table:style-name="ro1">
          <table:table-cell office:value-type="float" office:value="-0.139999999999999" calcext:value-type="float">
            <text:p>-0.14</text:p>
          </table:table-cell>
          <table:table-cell table:formula="of:=-([.$A88]-1)*(3*[.$A88]-1)*(3*[.$A88]+1)/16" office:value-type="float" office:value="-0.0586815000000001" calcext:value-type="float">
            <text:p>-0.0586815</text:p>
          </table:table-cell>
          <table:table-cell table:formula="of:=([.$A88]-1)*([.$A88]+1)*(3*[.$A88]-1)/2.25" office:value-type="float" office:value="0.618741333333332" calcext:value-type="float">
            <text:p>0.6187413333</text:p>
          </table:table-cell>
          <table:table-cell table:formula="of:=-([.$A88]-1)*([.$A88]+1)*(3*[.$A88]+1)/2.25" office:value-type="float" office:value="0.252725333333335" calcext:value-type="float">
            <text:p>0.2527253333</text:p>
          </table:table-cell>
          <table:table-cell table:formula="of:=([.$A88]+1)*(3*[.$A88]-1)*(3*[.$A88]+1)/16" office:value-type="float" office:value="-0.0442685000000002" calcext:value-type="float">
            <text:p>-0.0442685</text:p>
          </table:table-cell>
        </table:table-row>
        <table:table-row table:style-name="ro1">
          <table:table-cell office:value-type="float" office:value="-0.129999999999999" calcext:value-type="float">
            <text:p>-0.13</text:p>
          </table:table-cell>
          <table:table-cell table:formula="of:=-([.$A89]-1)*(3*[.$A89]-1)*(3*[.$A89]+1)/16" office:value-type="float" office:value="-0.0598829375000001" calcext:value-type="float">
            <text:p>-0.0598829375</text:p>
          </table:table-cell>
          <table:table-cell table:formula="of:=([.$A89]-1)*([.$A89]+1)*(3*[.$A89]-1)/2.25" office:value-type="float" office:value="0.607337333333332" calcext:value-type="float">
            <text:p>0.6073373333</text:p>
          </table:table-cell>
          <table:table-cell table:formula="of:=-([.$A89]-1)*([.$A89]+1)*(3*[.$A89]+1)/2.25" office:value-type="float" office:value="0.266529333333335" calcext:value-type="float">
            <text:p>0.2665293333</text:p>
          </table:table-cell>
          <table:table-cell table:formula="of:=([.$A89]+1)*(3*[.$A89]-1)*(3*[.$A89]+1)/16" office:value-type="float" office:value="-0.0461045625000002" calcext:value-type="float">
            <text:p>-0.0461045625</text:p>
          </table:table-cell>
        </table:table-row>
        <table:table-row table:style-name="ro1">
          <table:table-cell office:value-type="float" office:value="-0.119999999999999" calcext:value-type="float">
            <text:p>-0.12</text:p>
          </table:table-cell>
          <table:table-cell table:formula="of:=-([.$A90]-1)*(3*[.$A90]-1)*(3*[.$A90]+1)/16" office:value-type="float" office:value="-0.0609280000000001" calcext:value-type="float">
            <text:p>-0.060928</text:p>
          </table:table-cell>
          <table:table-cell table:formula="of:=([.$A90]-1)*([.$A90]+1)*(3*[.$A90]-1)/2.25" office:value-type="float" office:value="0.595740444444443" calcext:value-type="float">
            <text:p>0.5957404444</text:p>
          </table:table-cell>
          <table:table-cell table:formula="of:=-([.$A90]-1)*([.$A90]+1)*(3*[.$A90]+1)/2.25" office:value-type="float" office:value="0.280348444444446" calcext:value-type="float">
            <text:p>0.2803484444</text:p>
          </table:table-cell>
          <table:table-cell table:formula="of:=([.$A90]+1)*(3*[.$A90]-1)*(3*[.$A90]+1)/16" office:value-type="float" office:value="-0.0478720000000002" calcext:value-type="float">
            <text:p>-0.047872</text:p>
          </table:table-cell>
        </table:table-row>
        <table:table-row table:style-name="ro1">
          <table:table-cell office:value-type="float" office:value="-0.109999999999999" calcext:value-type="float">
            <text:p>-0.11</text:p>
          </table:table-cell>
          <table:table-cell table:formula="of:=-([.$A91]-1)*(3*[.$A91]-1)*(3*[.$A91]+1)/16" office:value-type="float" office:value="-0.0618200625000001" calcext:value-type="float">
            <text:p>-0.0618200625</text:p>
          </table:table-cell>
          <table:table-cell table:formula="of:=([.$A91]-1)*([.$A91]+1)*(3*[.$A91]-1)/2.25" office:value-type="float" office:value="0.583958666666665" calcext:value-type="float">
            <text:p>0.5839586667</text:p>
          </table:table-cell>
          <table:table-cell table:formula="of:=-([.$A91]-1)*([.$A91]+1)*(3*[.$A91]+1)/2.25" office:value-type="float" office:value="0.294174666666668" calcext:value-type="float">
            <text:p>0.2941746667</text:p>
          </table:table-cell>
          <table:table-cell table:formula="of:=([.$A91]+1)*(3*[.$A91]-1)*(3*[.$A91]+1)/16" office:value-type="float" office:value="-0.0495674375000002" calcext:value-type="float">
            <text:p>-0.0495674375</text:p>
          </table:table-cell>
        </table:table-row>
        <table:table-row table:style-name="ro1">
          <table:table-cell office:value-type="float" office:value="-0.0999999999999992" calcext:value-type="float">
            <text:p>-0.1</text:p>
          </table:table-cell>
          <table:table-cell table:formula="of:=-([.$A92]-1)*(3*[.$A92]-1)*(3*[.$A92]+1)/16" office:value-type="float" office:value="-0.0625625000000001" calcext:value-type="float">
            <text:p>-0.0625625</text:p>
          </table:table-cell>
          <table:table-cell table:formula="of:=([.$A92]-1)*([.$A92]+1)*(3*[.$A92]-1)/2.25" office:value-type="float" office:value="0.571999999999999" calcext:value-type="float">
            <text:p>0.572</text:p>
          </table:table-cell>
          <table:table-cell table:formula="of:=-([.$A92]-1)*([.$A92]+1)*(3*[.$A92]+1)/2.25" office:value-type="float" office:value="0.308000000000001" calcext:value-type="float">
            <text:p>0.308</text:p>
          </table:table-cell>
          <table:table-cell table:formula="of:=([.$A92]+1)*(3*[.$A92]-1)*(3*[.$A92]+1)/16" office:value-type="float" office:value="-0.0511875000000001" calcext:value-type="float">
            <text:p>-0.0511875</text:p>
          </table:table-cell>
        </table:table-row>
        <table:table-row table:style-name="ro1">
          <table:table-cell office:value-type="float" office:value="-0.0899999999999992" calcext:value-type="float">
            <text:p>-0.09</text:p>
          </table:table-cell>
          <table:table-cell table:formula="of:=-([.$A93]-1)*(3*[.$A93]-1)*(3*[.$A93]+1)/16" office:value-type="float" office:value="-0.0631586875" calcext:value-type="float">
            <text:p>-0.0631586875</text:p>
          </table:table-cell>
          <table:table-cell table:formula="of:=([.$A93]-1)*([.$A93]+1)*(3*[.$A93]-1)/2.25" office:value-type="float" office:value="0.559872444444443" calcext:value-type="float">
            <text:p>0.5598724444</text:p>
          </table:table-cell>
          <table:table-cell table:formula="of:=-([.$A93]-1)*([.$A93]+1)*(3*[.$A93]+1)/2.25" office:value-type="float" office:value="0.321816444444446" calcext:value-type="float">
            <text:p>0.3218164444</text:p>
          </table:table-cell>
          <table:table-cell table:formula="of:=([.$A93]+1)*(3*[.$A93]-1)*(3*[.$A93]+1)/16" office:value-type="float" office:value="-0.0527288125000001" calcext:value-type="float">
            <text:p>-0.0527288125</text:p>
          </table:table-cell>
        </table:table-row>
        <table:table-row table:style-name="ro1">
          <table:table-cell office:value-type="float" office:value="-0.0799999999999992" calcext:value-type="float">
            <text:p>-0.08</text:p>
          </table:table-cell>
          <table:table-cell table:formula="of:=-([.$A94]-1)*(3*[.$A94]-1)*(3*[.$A94]+1)/16" office:value-type="float" office:value="-0.063612" calcext:value-type="float">
            <text:p>-0.063612</text:p>
          </table:table-cell>
          <table:table-cell table:formula="of:=([.$A94]-1)*([.$A94]+1)*(3*[.$A94]-1)/2.25" office:value-type="float" office:value="0.547583999999999" calcext:value-type="float">
            <text:p>0.547584</text:p>
          </table:table-cell>
          <table:table-cell table:formula="of:=-([.$A94]-1)*([.$A94]+1)*(3*[.$A94]+1)/2.25" office:value-type="float" office:value="0.335616000000001" calcext:value-type="float">
            <text:p>0.335616</text:p>
          </table:table-cell>
          <table:table-cell table:formula="of:=([.$A94]+1)*(3*[.$A94]-1)*(3*[.$A94]+1)/16" office:value-type="float" office:value="-0.0541880000000001" calcext:value-type="float">
            <text:p>-0.054188</text:p>
          </table:table-cell>
        </table:table-row>
        <table:table-row table:style-name="ro1">
          <table:table-cell office:value-type="float" office:value="-0.0699999999999992" calcext:value-type="float">
            <text:p>-0.07</text:p>
          </table:table-cell>
          <table:table-cell table:formula="of:=-([.$A95]-1)*(3*[.$A95]-1)*(3*[.$A95]+1)/16" office:value-type="float" office:value="-0.0639258125" calcext:value-type="float">
            <text:p>-0.0639258125</text:p>
          </table:table-cell>
          <table:table-cell table:formula="of:=([.$A95]-1)*([.$A95]+1)*(3*[.$A95]-1)/2.25" office:value-type="float" office:value="0.535142666666666" calcext:value-type="float">
            <text:p>0.5351426667</text:p>
          </table:table-cell>
          <table:table-cell table:formula="of:=-([.$A95]-1)*([.$A95]+1)*(3*[.$A95]+1)/2.25" office:value-type="float" office:value="0.349390666666668" calcext:value-type="float">
            <text:p>0.3493906667</text:p>
          </table:table-cell>
          <table:table-cell table:formula="of:=([.$A95]+1)*(3*[.$A95]-1)*(3*[.$A95]+1)/16" office:value-type="float" office:value="-0.0555616875000001" calcext:value-type="float">
            <text:p>-0.0555616875</text:p>
          </table:table-cell>
        </table:table-row>
        <table:table-row table:style-name="ro1">
          <table:table-cell office:value-type="float" office:value="-0.0599999999999992" calcext:value-type="float">
            <text:p>-0.06</text:p>
          </table:table-cell>
          <table:table-cell table:formula="of:=-([.$A96]-1)*(3*[.$A96]-1)*(3*[.$A96]+1)/16" office:value-type="float" office:value="-0.0641035" calcext:value-type="float">
            <text:p>-0.0641035</text:p>
          </table:table-cell>
          <table:table-cell table:formula="of:=([.$A96]-1)*([.$A96]+1)*(3*[.$A96]-1)/2.25" office:value-type="float" office:value="0.522556444444443" calcext:value-type="float">
            <text:p>0.5225564444</text:p>
          </table:table-cell>
          <table:table-cell table:formula="of:=-([.$A96]-1)*([.$A96]+1)*(3*[.$A96]+1)/2.25" office:value-type="float" office:value="0.363132444444446" calcext:value-type="float">
            <text:p>0.3631324444</text:p>
          </table:table-cell>
          <table:table-cell table:formula="of:=([.$A96]+1)*(3*[.$A96]-1)*(3*[.$A96]+1)/16" office:value-type="float" office:value="-0.0568465000000001" calcext:value-type="float">
            <text:p>-0.0568465</text:p>
          </table:table-cell>
        </table:table-row>
        <table:table-row table:style-name="ro1">
          <table:table-cell office:value-type="float" office:value="-0.0499999999999992" calcext:value-type="float">
            <text:p>-0.05</text:p>
          </table:table-cell>
          <table:table-cell table:formula="of:=-([.$A97]-1)*(3*[.$A97]-1)*(3*[.$A97]+1)/16" office:value-type="float" office:value="-0.0641484375" calcext:value-type="float">
            <text:p>-0.0641484375</text:p>
          </table:table-cell>
          <table:table-cell table:formula="of:=([.$A97]-1)*([.$A97]+1)*(3*[.$A97]-1)/2.25" office:value-type="float" office:value="0.509833333333332" calcext:value-type="float">
            <text:p>0.5098333333</text:p>
          </table:table-cell>
          <table:table-cell table:formula="of:=-([.$A97]-1)*([.$A97]+1)*(3*[.$A97]+1)/2.25" office:value-type="float" office:value="0.376833333333334" calcext:value-type="float">
            <text:p>0.3768333333</text:p>
          </table:table-cell>
          <table:table-cell table:formula="of:=([.$A97]+1)*(3*[.$A97]-1)*(3*[.$A97]+1)/16" office:value-type="float" office:value="-0.0580390625000001" calcext:value-type="float">
            <text:p>-0.0580390625</text:p>
          </table:table-cell>
        </table:table-row>
        <table:table-row table:style-name="ro1">
          <table:table-cell office:value-type="float" office:value="-0.0399999999999991" calcext:value-type="float">
            <text:p>-0.04</text:p>
          </table:table-cell>
          <table:table-cell table:formula="of:=-([.$A98]-1)*(3*[.$A98]-1)*(3*[.$A98]+1)/16" office:value-type="float" office:value="-0.064064" calcext:value-type="float">
            <text:p>-0.064064</text:p>
          </table:table-cell>
          <table:table-cell table:formula="of:=([.$A98]-1)*([.$A98]+1)*(3*[.$A98]-1)/2.25" office:value-type="float" office:value="0.496981333333332" calcext:value-type="float">
            <text:p>0.4969813333</text:p>
          </table:table-cell>
          <table:table-cell table:formula="of:=-([.$A98]-1)*([.$A98]+1)*(3*[.$A98]+1)/2.25" office:value-type="float" office:value="0.390485333333334" calcext:value-type="float">
            <text:p>0.3904853333</text:p>
          </table:table-cell>
          <table:table-cell table:formula="of:=([.$A98]+1)*(3*[.$A98]-1)*(3*[.$A98]+1)/16" office:value-type="float" office:value="-0.0591360000000001" calcext:value-type="float">
            <text:p>-0.059136</text:p>
          </table:table-cell>
        </table:table-row>
        <table:table-row table:style-name="ro1">
          <table:table-cell office:value-type="float" office:value="-0.0299999999999991" calcext:value-type="float">
            <text:p>-0.03</text:p>
          </table:table-cell>
          <table:table-cell table:formula="of:=-([.$A99]-1)*(3*[.$A99]-1)*(3*[.$A99]+1)/16" office:value-type="float" office:value="-0.0638535625" calcext:value-type="float">
            <text:p>-0.0638535625</text:p>
          </table:table-cell>
          <table:table-cell table:formula="of:=([.$A99]-1)*([.$A99]+1)*(3*[.$A99]-1)/2.25" office:value-type="float" office:value="0.484008444444443" calcext:value-type="float">
            <text:p>0.4840084444</text:p>
          </table:table-cell>
          <table:table-cell table:formula="of:=-([.$A99]-1)*([.$A99]+1)*(3*[.$A99]+1)/2.25" office:value-type="float" office:value="0.404080444444446" calcext:value-type="float">
            <text:p>0.4040804444</text:p>
          </table:table-cell>
          <table:table-cell table:formula="of:=([.$A99]+1)*(3*[.$A99]-1)*(3*[.$A99]+1)/16" office:value-type="float" office:value="-0.0601339375000001" calcext:value-type="float">
            <text:p>-0.0601339375</text:p>
          </table:table-cell>
        </table:table-row>
        <table:table-row table:style-name="ro1">
          <table:table-cell office:value-type="float" office:value="-0.0199999999999991" calcext:value-type="float">
            <text:p>-0.02</text:p>
          </table:table-cell>
          <table:table-cell table:formula="of:=-([.$A100]-1)*(3*[.$A100]-1)*(3*[.$A100]+1)/16" office:value-type="float" office:value="-0.0635205" calcext:value-type="float">
            <text:p>-0.0635205</text:p>
          </table:table-cell>
          <table:table-cell table:formula="of:=([.$A100]-1)*([.$A100]+1)*(3*[.$A100]-1)/2.25" office:value-type="float" office:value="0.470922666666665" calcext:value-type="float">
            <text:p>0.4709226667</text:p>
          </table:table-cell>
          <table:table-cell table:formula="of:=-([.$A100]-1)*([.$A100]+1)*(3*[.$A100]+1)/2.25" office:value-type="float" office:value="0.417610666666668" calcext:value-type="float">
            <text:p>0.4176106667</text:p>
          </table:table-cell>
          <table:table-cell table:formula="of:=([.$A100]+1)*(3*[.$A100]-1)*(3*[.$A100]+1)/16" office:value-type="float" office:value="-0.0610295000000001" calcext:value-type="float">
            <text:p>-0.0610295</text:p>
          </table:table-cell>
        </table:table-row>
        <table:table-row table:style-name="ro1">
          <table:table-cell office:value-type="float" office:value="-0.00999999999999912" calcext:value-type="float">
            <text:p>-0.01</text:p>
          </table:table-cell>
          <table:table-cell table:formula="of:=-([.$A101]-1)*(3*[.$A101]-1)*(3*[.$A101]+1)/16" office:value-type="float" office:value="-0.0630681875" calcext:value-type="float">
            <text:p>-0.0630681875</text:p>
          </table:table-cell>
          <table:table-cell table:formula="of:=([.$A101]-1)*([.$A101]+1)*(3*[.$A101]-1)/2.25" office:value-type="float" office:value="0.457731999999999" calcext:value-type="float">
            <text:p>0.457732</text:p>
          </table:table-cell>
          <table:table-cell table:formula="of:=-([.$A101]-1)*([.$A101]+1)*(3*[.$A101]+1)/2.25" office:value-type="float" office:value="0.431068000000001" calcext:value-type="float">
            <text:p>0.431068</text:p>
          </table:table-cell>
          <table:table-cell table:formula="of:=([.$A101]+1)*(3*[.$A101]-1)*(3*[.$A101]+1)/16" office:value-type="float" office:value="-0.0618193125000001" calcext:value-type="float">
            <text:p>-0.0618193125</text:p>
          </table:table-cell>
        </table:table-row>
        <table:table-row table:style-name="ro1">
          <table:table-cell office:value-type="float" office:value="8.88178419700125E-016" calcext:value-type="float">
            <text:p>8.88178419700125E-016</text:p>
          </table:table-cell>
          <table:table-cell table:formula="of:=-([.$A102]-1)*(3*[.$A102]-1)*(3*[.$A102]+1)/16" office:value-type="float" office:value="-0.0625" calcext:value-type="float">
            <text:p>-0.0625</text:p>
          </table:table-cell>
          <table:table-cell table:formula="of:=([.$A102]-1)*([.$A102]+1)*(3*[.$A102]-1)/2.25" office:value-type="float" office:value="0.444444444444443" calcext:value-type="float">
            <text:p>0.4444444444</text:p>
          </table:table-cell>
          <table:table-cell table:formula="of:=-([.$A102]-1)*([.$A102]+1)*(3*[.$A102]+1)/2.25" office:value-type="float" office:value="0.444444444444446" calcext:value-type="float">
            <text:p>0.4444444444</text:p>
          </table:table-cell>
          <table:table-cell table:formula="of:=([.$A102]+1)*(3*[.$A102]-1)*(3*[.$A102]+1)/16" office:value-type="float" office:value="-0.0625000000000001" calcext:value-type="float">
            <text:p>-0.0625</text:p>
          </table:table-cell>
        </table:table-row>
        <table:table-row table:style-name="ro1">
          <table:table-cell office:value-type="float" office:value="0.0100000000000009" calcext:value-type="float">
            <text:p>0.01</text:p>
          </table:table-cell>
          <table:table-cell table:formula="of:=-([.$A103]-1)*(3*[.$A103]-1)*(3*[.$A103]+1)/16" office:value-type="float" office:value="-0.0618193124999999" calcext:value-type="float">
            <text:p>-0.0618193125</text:p>
          </table:table-cell>
          <table:table-cell table:formula="of:=([.$A103]-1)*([.$A103]+1)*(3*[.$A103]-1)/2.25" office:value-type="float" office:value="0.431067999999999" calcext:value-type="float">
            <text:p>0.431068</text:p>
          </table:table-cell>
          <table:table-cell table:formula="of:=-([.$A103]-1)*([.$A103]+1)*(3*[.$A103]+1)/2.25" office:value-type="float" office:value="0.457732000000001" calcext:value-type="float">
            <text:p>0.457732</text:p>
          </table:table-cell>
          <table:table-cell table:formula="of:=([.$A103]+1)*(3*[.$A103]-1)*(3*[.$A103]+1)/16" office:value-type="float" office:value="-0.0630681875" calcext:value-type="float">
            <text:p>-0.0630681875</text:p>
          </table:table-cell>
        </table:table-row>
        <table:table-row table:style-name="ro1">
          <table:table-cell office:value-type="float" office:value="0.0200000000000009" calcext:value-type="float">
            <text:p>0.02</text:p>
          </table:table-cell>
          <table:table-cell table:formula="of:=-([.$A104]-1)*(3*[.$A104]-1)*(3*[.$A104]+1)/16" office:value-type="float" office:value="-0.0610294999999999" calcext:value-type="float">
            <text:p>-0.0610295</text:p>
          </table:table-cell>
          <table:table-cell table:formula="of:=([.$A104]-1)*([.$A104]+1)*(3*[.$A104]-1)/2.25" office:value-type="float" office:value="0.417610666666665" calcext:value-type="float">
            <text:p>0.4176106667</text:p>
          </table:table-cell>
          <table:table-cell table:formula="of:=-([.$A104]-1)*([.$A104]+1)*(3*[.$A104]+1)/2.25" office:value-type="float" office:value="0.470922666666668" calcext:value-type="float">
            <text:p>0.4709226667</text:p>
          </table:table-cell>
          <table:table-cell table:formula="of:=([.$A104]+1)*(3*[.$A104]-1)*(3*[.$A104]+1)/16" office:value-type="float" office:value="-0.0635205" calcext:value-type="float">
            <text:p>-0.0635205</text:p>
          </table:table-cell>
        </table:table-row>
        <table:table-row table:style-name="ro1">
          <table:table-cell office:value-type="float" office:value="0.0300000000000009" calcext:value-type="float">
            <text:p>0.03</text:p>
          </table:table-cell>
          <table:table-cell table:formula="of:=-([.$A105]-1)*(3*[.$A105]-1)*(3*[.$A105]+1)/16" office:value-type="float" office:value="-0.0601339374999999" calcext:value-type="float">
            <text:p>-0.0601339375</text:p>
          </table:table-cell>
          <table:table-cell table:formula="of:=([.$A105]-1)*([.$A105]+1)*(3*[.$A105]-1)/2.25" office:value-type="float" office:value="0.404080444444443" calcext:value-type="float">
            <text:p>0.4040804444</text:p>
          </table:table-cell>
          <table:table-cell table:formula="of:=-([.$A105]-1)*([.$A105]+1)*(3*[.$A105]+1)/2.25" office:value-type="float" office:value="0.484008444444446" calcext:value-type="float">
            <text:p>0.4840084444</text:p>
          </table:table-cell>
          <table:table-cell table:formula="of:=([.$A105]+1)*(3*[.$A105]-1)*(3*[.$A105]+1)/16" office:value-type="float" office:value="-0.0638535625" calcext:value-type="float">
            <text:p>-0.0638535625</text:p>
          </table:table-cell>
        </table:table-row>
        <table:table-row table:style-name="ro1">
          <table:table-cell office:value-type="float" office:value="0.0400000000000009" calcext:value-type="float">
            <text:p>0.04</text:p>
          </table:table-cell>
          <table:table-cell table:formula="of:=-([.$A106]-1)*(3*[.$A106]-1)*(3*[.$A106]+1)/16" office:value-type="float" office:value="-0.0591359999999999" calcext:value-type="float">
            <text:p>-0.059136</text:p>
          </table:table-cell>
          <table:table-cell table:formula="of:=([.$A106]-1)*([.$A106]+1)*(3*[.$A106]-1)/2.25" office:value-type="float" office:value="0.390485333333332" calcext:value-type="float">
            <text:p>0.3904853333</text:p>
          </table:table-cell>
          <table:table-cell table:formula="of:=-([.$A106]-1)*([.$A106]+1)*(3*[.$A106]+1)/2.25" office:value-type="float" office:value="0.496981333333335" calcext:value-type="float">
            <text:p>0.4969813333</text:p>
          </table:table-cell>
          <table:table-cell table:formula="of:=([.$A106]+1)*(3*[.$A106]-1)*(3*[.$A106]+1)/16" office:value-type="float" office:value="-0.064064" calcext:value-type="float">
            <text:p>-0.064064</text:p>
          </table:table-cell>
        </table:table-row>
        <table:table-row table:style-name="ro1">
          <table:table-cell office:value-type="float" office:value="0.0500000000000009" calcext:value-type="float">
            <text:p>0.05</text:p>
          </table:table-cell>
          <table:table-cell table:formula="of:=-([.$A107]-1)*(3*[.$A107]-1)*(3*[.$A107]+1)/16" office:value-type="float" office:value="-0.0580390624999999" calcext:value-type="float">
            <text:p>-0.0580390625</text:p>
          </table:table-cell>
          <table:table-cell table:formula="of:=([.$A107]-1)*([.$A107]+1)*(3*[.$A107]-1)/2.25" office:value-type="float" office:value="0.376833333333332" calcext:value-type="float">
            <text:p>0.3768333333</text:p>
          </table:table-cell>
          <table:table-cell table:formula="of:=-([.$A107]-1)*([.$A107]+1)*(3*[.$A107]+1)/2.25" office:value-type="float" office:value="0.509833333333334" calcext:value-type="float">
            <text:p>0.5098333333</text:p>
          </table:table-cell>
          <table:table-cell table:formula="of:=([.$A107]+1)*(3*[.$A107]-1)*(3*[.$A107]+1)/16" office:value-type="float" office:value="-0.0641484375" calcext:value-type="float">
            <text:p>-0.0641484375</text:p>
          </table:table-cell>
        </table:table-row>
        <table:table-row table:style-name="ro1">
          <table:table-cell office:value-type="float" office:value="0.0600000000000009" calcext:value-type="float">
            <text:p>0.06</text:p>
          </table:table-cell>
          <table:table-cell table:formula="of:=-([.$A108]-1)*(3*[.$A108]-1)*(3*[.$A108]+1)/16" office:value-type="float" office:value="-0.0568464999999999" calcext:value-type="float">
            <text:p>-0.0568465</text:p>
          </table:table-cell>
          <table:table-cell table:formula="of:=([.$A108]-1)*([.$A108]+1)*(3*[.$A108]-1)/2.25" office:value-type="float" office:value="0.363132444444443" calcext:value-type="float">
            <text:p>0.3631324444</text:p>
          </table:table-cell>
          <table:table-cell table:formula="of:=-([.$A108]-1)*([.$A108]+1)*(3*[.$A108]+1)/2.25" office:value-type="float" office:value="0.522556444444446" calcext:value-type="float">
            <text:p>0.5225564444</text:p>
          </table:table-cell>
          <table:table-cell table:formula="of:=([.$A108]+1)*(3*[.$A108]-1)*(3*[.$A108]+1)/16" office:value-type="float" office:value="-0.0641035" calcext:value-type="float">
            <text:p>-0.0641035</text:p>
          </table:table-cell>
        </table:table-row>
        <table:table-row table:style-name="ro1">
          <table:table-cell office:value-type="float" office:value="0.070000000000001" calcext:value-type="float">
            <text:p>0.07</text:p>
          </table:table-cell>
          <table:table-cell table:formula="of:=-([.$A109]-1)*(3*[.$A109]-1)*(3*[.$A109]+1)/16" office:value-type="float" office:value="-0.0555616874999999" calcext:value-type="float">
            <text:p>-0.0555616875</text:p>
          </table:table-cell>
          <table:table-cell table:formula="of:=([.$A109]-1)*([.$A109]+1)*(3*[.$A109]-1)/2.25" office:value-type="float" office:value="0.349390666666665" calcext:value-type="float">
            <text:p>0.3493906667</text:p>
          </table:table-cell>
          <table:table-cell table:formula="of:=-([.$A109]-1)*([.$A109]+1)*(3*[.$A109]+1)/2.25" office:value-type="float" office:value="0.535142666666668" calcext:value-type="float">
            <text:p>0.5351426667</text:p>
          </table:table-cell>
          <table:table-cell table:formula="of:=([.$A109]+1)*(3*[.$A109]-1)*(3*[.$A109]+1)/16" office:value-type="float" office:value="-0.0639258125" calcext:value-type="float">
            <text:p>-0.0639258125</text:p>
          </table:table-cell>
        </table:table-row>
        <table:table-row table:style-name="ro1">
          <table:table-cell office:value-type="float" office:value="0.080000000000001" calcext:value-type="float">
            <text:p>0.08</text:p>
          </table:table-cell>
          <table:table-cell table:formula="of:=-([.$A110]-1)*(3*[.$A110]-1)*(3*[.$A110]+1)/16" office:value-type="float" office:value="-0.0541879999999999" calcext:value-type="float">
            <text:p>-0.054188</text:p>
          </table:table-cell>
          <table:table-cell table:formula="of:=([.$A110]-1)*([.$A110]+1)*(3*[.$A110]-1)/2.25" office:value-type="float" office:value="0.335615999999999" calcext:value-type="float">
            <text:p>0.335616</text:p>
          </table:table-cell>
          <table:table-cell table:formula="of:=-([.$A110]-1)*([.$A110]+1)*(3*[.$A110]+1)/2.25" office:value-type="float" office:value="0.547584000000001" calcext:value-type="float">
            <text:p>0.547584</text:p>
          </table:table-cell>
          <table:table-cell table:formula="of:=([.$A110]+1)*(3*[.$A110]-1)*(3*[.$A110]+1)/16" office:value-type="float" office:value="-0.063612" calcext:value-type="float">
            <text:p>-0.063612</text:p>
          </table:table-cell>
        </table:table-row>
        <table:table-row table:style-name="ro1">
          <table:table-cell office:value-type="float" office:value="0.090000000000001" calcext:value-type="float">
            <text:p>0.09</text:p>
          </table:table-cell>
          <table:table-cell table:formula="of:=-([.$A111]-1)*(3*[.$A111]-1)*(3*[.$A111]+1)/16" office:value-type="float" office:value="-0.0527288124999999" calcext:value-type="float">
            <text:p>-0.0527288125</text:p>
          </table:table-cell>
          <table:table-cell table:formula="of:=([.$A111]-1)*([.$A111]+1)*(3*[.$A111]-1)/2.25" office:value-type="float" office:value="0.321816444444443" calcext:value-type="float">
            <text:p>0.3218164444</text:p>
          </table:table-cell>
          <table:table-cell table:formula="of:=-([.$A111]-1)*([.$A111]+1)*(3*[.$A111]+1)/2.25" office:value-type="float" office:value="0.559872444444446" calcext:value-type="float">
            <text:p>0.5598724444</text:p>
          </table:table-cell>
          <table:table-cell table:formula="of:=([.$A111]+1)*(3*[.$A111]-1)*(3*[.$A111]+1)/16" office:value-type="float" office:value="-0.0631586874999999" calcext:value-type="float">
            <text:p>-0.0631586875</text:p>
          </table:table-cell>
        </table:table-row>
        <table:table-row table:style-name="ro1">
          <table:table-cell office:value-type="float" office:value="0.100000000000001" calcext:value-type="float">
            <text:p>0.1</text:p>
          </table:table-cell>
          <table:table-cell table:formula="of:=-([.$A112]-1)*(3*[.$A112]-1)*(3*[.$A112]+1)/16" office:value-type="float" office:value="-0.0511874999999998" calcext:value-type="float">
            <text:p>-0.0511875</text:p>
          </table:table-cell>
          <table:table-cell table:formula="of:=([.$A112]-1)*([.$A112]+1)*(3*[.$A112]-1)/2.25" office:value-type="float" office:value="0.307999999999999" calcext:value-type="float">
            <text:p>0.308</text:p>
          </table:table-cell>
          <table:table-cell table:formula="of:=-([.$A112]-1)*([.$A112]+1)*(3*[.$A112]+1)/2.25" office:value-type="float" office:value="0.572000000000001" calcext:value-type="float">
            <text:p>0.572</text:p>
          </table:table-cell>
          <table:table-cell table:formula="of:=([.$A112]+1)*(3*[.$A112]-1)*(3*[.$A112]+1)/16" office:value-type="float" office:value="-0.0625624999999999" calcext:value-type="float">
            <text:p>-0.0625625</text:p>
          </table:table-cell>
        </table:table-row>
        <table:table-row table:style-name="ro1">
          <table:table-cell office:value-type="float" office:value="0.110000000000001" calcext:value-type="float">
            <text:p>0.11</text:p>
          </table:table-cell>
          <table:table-cell table:formula="of:=-([.$A113]-1)*(3*[.$A113]-1)*(3*[.$A113]+1)/16" office:value-type="float" office:value="-0.0495674374999998" calcext:value-type="float">
            <text:p>-0.0495674375</text:p>
          </table:table-cell>
          <table:table-cell table:formula="of:=([.$A113]-1)*([.$A113]+1)*(3*[.$A113]-1)/2.25" office:value-type="float" office:value="0.294174666666665" calcext:value-type="float">
            <text:p>0.2941746667</text:p>
          </table:table-cell>
          <table:table-cell table:formula="of:=-([.$A113]-1)*([.$A113]+1)*(3*[.$A113]+1)/2.25" office:value-type="float" office:value="0.583958666666668" calcext:value-type="float">
            <text:p>0.5839586667</text:p>
          </table:table-cell>
          <table:table-cell table:formula="of:=([.$A113]+1)*(3*[.$A113]-1)*(3*[.$A113]+1)/16" office:value-type="float" office:value="-0.0618200624999999" calcext:value-type="float">
            <text:p>-0.0618200625</text:p>
          </table:table-cell>
        </table:table-row>
        <table:table-row table:style-name="ro1">
          <table:table-cell office:value-type="float" office:value="0.120000000000001" calcext:value-type="float">
            <text:p>0.12</text:p>
          </table:table-cell>
          <table:table-cell table:formula="of:=-([.$A114]-1)*(3*[.$A114]-1)*(3*[.$A114]+1)/16" office:value-type="float" office:value="-0.0478719999999998" calcext:value-type="float">
            <text:p>-0.047872</text:p>
          </table:table-cell>
          <table:table-cell table:formula="of:=([.$A114]-1)*([.$A114]+1)*(3*[.$A114]-1)/2.25" office:value-type="float" office:value="0.280348444444443" calcext:value-type="float">
            <text:p>0.2803484444</text:p>
          </table:table-cell>
          <table:table-cell table:formula="of:=-([.$A114]-1)*([.$A114]+1)*(3*[.$A114]+1)/2.25" office:value-type="float" office:value="0.595740444444446" calcext:value-type="float">
            <text:p>0.5957404444</text:p>
          </table:table-cell>
          <table:table-cell table:formula="of:=([.$A114]+1)*(3*[.$A114]-1)*(3*[.$A114]+1)/16" office:value-type="float" office:value="-0.0609279999999999" calcext:value-type="float">
            <text:p>-0.060928</text:p>
          </table:table-cell>
        </table:table-row>
        <table:table-row table:style-name="ro1">
          <table:table-cell office:value-type="float" office:value="0.130000000000001" calcext:value-type="float">
            <text:p>0.13</text:p>
          </table:table-cell>
          <table:table-cell table:formula="of:=-([.$A115]-1)*(3*[.$A115]-1)*(3*[.$A115]+1)/16" office:value-type="float" office:value="-0.0461045624999998" calcext:value-type="float">
            <text:p>-0.0461045625</text:p>
          </table:table-cell>
          <table:table-cell table:formula="of:=([.$A115]-1)*([.$A115]+1)*(3*[.$A115]-1)/2.25" office:value-type="float" office:value="0.266529333333332" calcext:value-type="float">
            <text:p>0.2665293333</text:p>
          </table:table-cell>
          <table:table-cell table:formula="of:=-([.$A115]-1)*([.$A115]+1)*(3*[.$A115]+1)/2.25" office:value-type="float" office:value="0.607337333333335" calcext:value-type="float">
            <text:p>0.6073373333</text:p>
          </table:table-cell>
          <table:table-cell table:formula="of:=([.$A115]+1)*(3*[.$A115]-1)*(3*[.$A115]+1)/16" office:value-type="float" office:value="-0.0598829374999999" calcext:value-type="float">
            <text:p>-0.0598829375</text:p>
          </table:table-cell>
        </table:table-row>
        <table:table-row table:style-name="ro1">
          <table:table-cell office:value-type="float" office:value="0.140000000000001" calcext:value-type="float">
            <text:p>0.14</text:p>
          </table:table-cell>
          <table:table-cell table:formula="of:=-([.$A116]-1)*(3*[.$A116]-1)*(3*[.$A116]+1)/16" office:value-type="float" office:value="-0.0442684999999998" calcext:value-type="float">
            <text:p>-0.0442685</text:p>
          </table:table-cell>
          <table:table-cell table:formula="of:=([.$A116]-1)*([.$A116]+1)*(3*[.$A116]-1)/2.25" office:value-type="float" office:value="0.252725333333332" calcext:value-type="float">
            <text:p>0.2527253333</text:p>
          </table:table-cell>
          <table:table-cell table:formula="of:=-([.$A116]-1)*([.$A116]+1)*(3*[.$A116]+1)/2.25" office:value-type="float" office:value="0.618741333333334" calcext:value-type="float">
            <text:p>0.6187413333</text:p>
          </table:table-cell>
          <table:table-cell table:formula="of:=([.$A116]+1)*(3*[.$A116]-1)*(3*[.$A116]+1)/16" office:value-type="float" office:value="-0.0586814999999999" calcext:value-type="float">
            <text:p>-0.0586815</text:p>
          </table:table-cell>
        </table:table-row>
        <table:table-row table:style-name="ro1">
          <table:table-cell office:value-type="float" office:value="0.150000000000001" calcext:value-type="float">
            <text:p>0.15</text:p>
          </table:table-cell>
          <table:table-cell table:formula="of:=-([.$A117]-1)*(3*[.$A117]-1)*(3*[.$A117]+1)/16" office:value-type="float" office:value="-0.0423671874999998" calcext:value-type="float">
            <text:p>-0.0423671875</text:p>
          </table:table-cell>
          <table:table-cell table:formula="of:=([.$A117]-1)*([.$A117]+1)*(3*[.$A117]-1)/2.25" office:value-type="float" office:value="0.238944444444443" calcext:value-type="float">
            <text:p>0.2389444444</text:p>
          </table:table-cell>
          <table:table-cell table:formula="of:=-([.$A117]-1)*([.$A117]+1)*(3*[.$A117]+1)/2.25" office:value-type="float" office:value="0.629944444444446" calcext:value-type="float">
            <text:p>0.6299444444</text:p>
          </table:table-cell>
          <table:table-cell table:formula="of:=([.$A117]+1)*(3*[.$A117]-1)*(3*[.$A117]+1)/16" office:value-type="float" office:value="-0.0573203124999999" calcext:value-type="float">
            <text:p>-0.0573203125</text:p>
          </table:table-cell>
        </table:table-row>
        <table:table-row table:style-name="ro1">
          <table:table-cell office:value-type="float" office:value="0.160000000000001" calcext:value-type="float">
            <text:p>0.16</text:p>
          </table:table-cell>
          <table:table-cell table:formula="of:=-([.$A118]-1)*(3*[.$A118]-1)*(3*[.$A118]+1)/16" office:value-type="float" office:value="-0.0404039999999998" calcext:value-type="float">
            <text:p>-0.040404</text:p>
          </table:table-cell>
          <table:table-cell table:formula="of:=([.$A118]-1)*([.$A118]+1)*(3*[.$A118]-1)/2.25" office:value-type="float" office:value="0.225194666666665" calcext:value-type="float">
            <text:p>0.2251946667</text:p>
          </table:table-cell>
          <table:table-cell table:formula="of:=-([.$A118]-1)*([.$A118]+1)*(3*[.$A118]+1)/2.25" office:value-type="float" office:value="0.640938666666668" calcext:value-type="float">
            <text:p>0.6409386667</text:p>
          </table:table-cell>
          <table:table-cell table:formula="of:=([.$A118]+1)*(3*[.$A118]-1)*(3*[.$A118]+1)/16" office:value-type="float" office:value="-0.0557959999999998" calcext:value-type="float">
            <text:p>-0.055796</text:p>
          </table:table-cell>
        </table:table-row>
        <table:table-row table:style-name="ro1">
          <table:table-cell office:value-type="float" office:value="0.170000000000001" calcext:value-type="float">
            <text:p>0.17</text:p>
          </table:table-cell>
          <table:table-cell table:formula="of:=-([.$A119]-1)*(3*[.$A119]-1)*(3*[.$A119]+1)/16" office:value-type="float" office:value="-0.0383823124999998" calcext:value-type="float">
            <text:p>-0.0383823125</text:p>
          </table:table-cell>
          <table:table-cell table:formula="of:=([.$A119]-1)*([.$A119]+1)*(3*[.$A119]-1)/2.25" office:value-type="float" office:value="0.211483999999999" calcext:value-type="float">
            <text:p>0.211484</text:p>
          </table:table-cell>
          <table:table-cell table:formula="of:=-([.$A119]-1)*([.$A119]+1)*(3*[.$A119]+1)/2.25" office:value-type="float" office:value="0.651716000000001" calcext:value-type="float">
            <text:p>0.651716</text:p>
          </table:table-cell>
          <table:table-cell table:formula="of:=([.$A119]+1)*(3*[.$A119]-1)*(3*[.$A119]+1)/16" office:value-type="float" office:value="-0.0541051874999998" calcext:value-type="float">
            <text:p>-0.0541051875</text:p>
          </table:table-cell>
        </table:table-row>
        <table:table-row table:style-name="ro1">
          <table:table-cell office:value-type="float" office:value="0.180000000000001" calcext:value-type="float">
            <text:p>0.18</text:p>
          </table:table-cell>
          <table:table-cell table:formula="of:=-([.$A120]-1)*(3*[.$A120]-1)*(3*[.$A120]+1)/16" office:value-type="float" office:value="-0.0363054999999998" calcext:value-type="float">
            <text:p>-0.0363055</text:p>
          </table:table-cell>
          <table:table-cell table:formula="of:=([.$A120]-1)*([.$A120]+1)*(3*[.$A120]-1)/2.25" office:value-type="float" office:value="0.197820444444443" calcext:value-type="float">
            <text:p>0.1978204444</text:p>
          </table:table-cell>
          <table:table-cell table:formula="of:=-([.$A120]-1)*([.$A120]+1)*(3*[.$A120]+1)/2.25" office:value-type="float" office:value="0.662268444444445" calcext:value-type="float">
            <text:p>0.6622684444</text:p>
          </table:table-cell>
          <table:table-cell table:formula="of:=([.$A120]+1)*(3*[.$A120]-1)*(3*[.$A120]+1)/16" office:value-type="float" office:value="-0.0522444999999998" calcext:value-type="float">
            <text:p>-0.0522445</text:p>
          </table:table-cell>
        </table:table-row>
        <table:table-row table:style-name="ro1">
          <table:table-cell office:value-type="float" office:value="0.190000000000001" calcext:value-type="float">
            <text:p>0.19</text:p>
          </table:table-cell>
          <table:table-cell table:formula="of:=-([.$A121]-1)*(3*[.$A121]-1)*(3*[.$A121]+1)/16" office:value-type="float" office:value="-0.0341769374999998" calcext:value-type="float">
            <text:p>-0.0341769375</text:p>
          </table:table-cell>
          <table:table-cell table:formula="of:=([.$A121]-1)*([.$A121]+1)*(3*[.$A121]-1)/2.25" office:value-type="float" office:value="0.184211999999999" calcext:value-type="float">
            <text:p>0.184212</text:p>
          </table:table-cell>
          <table:table-cell table:formula="of:=-([.$A121]-1)*([.$A121]+1)*(3*[.$A121]+1)/2.25" office:value-type="float" office:value="0.672588000000001" calcext:value-type="float">
            <text:p>0.672588</text:p>
          </table:table-cell>
          <table:table-cell table:formula="of:=([.$A121]+1)*(3*[.$A121]-1)*(3*[.$A121]+1)/16" office:value-type="float" office:value="-0.0502105624999998" calcext:value-type="float">
            <text:p>-0.0502105625</text:p>
          </table:table-cell>
        </table:table-row>
        <table:table-row table:style-name="ro1">
          <table:table-cell office:value-type="float" office:value="0.200000000000001" calcext:value-type="float">
            <text:p>0.2</text:p>
          </table:table-cell>
          <table:table-cell table:formula="of:=-([.$A122]-1)*(3*[.$A122]-1)*(3*[.$A122]+1)/16" office:value-type="float" office:value="-0.0319999999999998" calcext:value-type="float">
            <text:p>-0.032</text:p>
          </table:table-cell>
          <table:table-cell table:formula="of:=([.$A122]-1)*([.$A122]+1)*(3*[.$A122]-1)/2.25" office:value-type="float" office:value="0.170666666666665" calcext:value-type="float">
            <text:p>0.1706666667</text:p>
          </table:table-cell>
          <table:table-cell table:formula="of:=-([.$A122]-1)*([.$A122]+1)*(3*[.$A122]+1)/2.25" office:value-type="float" office:value="0.682666666666668" calcext:value-type="float">
            <text:p>0.6826666667</text:p>
          </table:table-cell>
          <table:table-cell table:formula="of:=([.$A122]+1)*(3*[.$A122]-1)*(3*[.$A122]+1)/16" office:value-type="float" office:value="-0.0479999999999998" calcext:value-type="float">
            <text:p>-0.048</text:p>
          </table:table-cell>
        </table:table-row>
        <table:table-row table:style-name="ro1">
          <table:table-cell office:value-type="float" office:value="0.210000000000001" calcext:value-type="float">
            <text:p>0.21</text:p>
          </table:table-cell>
          <table:table-cell table:formula="of:=-([.$A123]-1)*(3*[.$A123]-1)*(3*[.$A123]+1)/16" office:value-type="float" office:value="-0.0297780624999998" calcext:value-type="float">
            <text:p>-0.0297780625</text:p>
          </table:table-cell>
          <table:table-cell table:formula="of:=([.$A123]-1)*([.$A123]+1)*(3*[.$A123]-1)/2.25" office:value-type="float" office:value="0.157192444444443" calcext:value-type="float">
            <text:p>0.1571924444</text:p>
          </table:table-cell>
          <table:table-cell table:formula="of:=-([.$A123]-1)*([.$A123]+1)*(3*[.$A123]+1)/2.25" office:value-type="float" office:value="0.692496444444446" calcext:value-type="float">
            <text:p>0.6924964444</text:p>
          </table:table-cell>
          <table:table-cell table:formula="of:=([.$A123]+1)*(3*[.$A123]-1)*(3*[.$A123]+1)/16" office:value-type="float" office:value="-0.0456094374999998" calcext:value-type="float">
            <text:p>-0.0456094375</text:p>
          </table:table-cell>
        </table:table-row>
        <table:table-row table:style-name="ro1">
          <table:table-cell office:value-type="float" office:value="0.220000000000001" calcext:value-type="float">
            <text:p>0.22</text:p>
          </table:table-cell>
          <table:table-cell table:formula="of:=-([.$A124]-1)*(3*[.$A124]-1)*(3*[.$A124]+1)/16" office:value-type="float" office:value="-0.0275144999999998" calcext:value-type="float">
            <text:p>-0.0275145</text:p>
          </table:table-cell>
          <table:table-cell table:formula="of:=([.$A124]-1)*([.$A124]+1)*(3*[.$A124]-1)/2.25" office:value-type="float" office:value="0.143797333333332" calcext:value-type="float">
            <text:p>0.1437973333</text:p>
          </table:table-cell>
          <table:table-cell table:formula="of:=-([.$A124]-1)*([.$A124]+1)*(3*[.$A124]+1)/2.25" office:value-type="float" office:value="0.702069333333334" calcext:value-type="float">
            <text:p>0.7020693333</text:p>
          </table:table-cell>
          <table:table-cell table:formula="of:=([.$A124]+1)*(3*[.$A124]-1)*(3*[.$A124]+1)/16" office:value-type="float" office:value="-0.0430354999999997" calcext:value-type="float">
            <text:p>-0.0430355</text:p>
          </table:table-cell>
        </table:table-row>
        <table:table-row table:style-name="ro1">
          <table:table-cell office:value-type="float" office:value="0.230000000000001" calcext:value-type="float">
            <text:p>0.23</text:p>
          </table:table-cell>
          <table:table-cell table:formula="of:=-([.$A125]-1)*(3*[.$A125]-1)*(3*[.$A125]+1)/16" office:value-type="float" office:value="-0.0252126874999998" calcext:value-type="float">
            <text:p>-0.0252126875</text:p>
          </table:table-cell>
          <table:table-cell table:formula="of:=([.$A125]-1)*([.$A125]+1)*(3*[.$A125]-1)/2.25" office:value-type="float" office:value="0.130489333333332" calcext:value-type="float">
            <text:p>0.1304893333</text:p>
          </table:table-cell>
          <table:table-cell table:formula="of:=-([.$A125]-1)*([.$A125]+1)*(3*[.$A125]+1)/2.25" office:value-type="float" office:value="0.711377333333334" calcext:value-type="float">
            <text:p>0.7113773333</text:p>
          </table:table-cell>
          <table:table-cell table:formula="of:=([.$A125]+1)*(3*[.$A125]-1)*(3*[.$A125]+1)/16" office:value-type="float" office:value="-0.0402748124999997" calcext:value-type="float">
            <text:p>-0.0402748125</text:p>
          </table:table-cell>
        </table:table-row>
        <table:table-row table:style-name="ro1">
          <table:table-cell office:value-type="float" office:value="0.240000000000001" calcext:value-type="float">
            <text:p>0.24</text:p>
          </table:table-cell>
          <table:table-cell table:formula="of:=-([.$A126]-1)*(3*[.$A126]-1)*(3*[.$A126]+1)/16" office:value-type="float" office:value="-0.0228759999999998" calcext:value-type="float">
            <text:p>-0.022876</text:p>
          </table:table-cell>
          <table:table-cell table:formula="of:=([.$A126]-1)*([.$A126]+1)*(3*[.$A126]-1)/2.25" office:value-type="float" office:value="0.117276444444443" calcext:value-type="float">
            <text:p>0.1172764444</text:p>
          </table:table-cell>
          <table:table-cell table:formula="of:=-([.$A126]-1)*([.$A126]+1)*(3*[.$A126]+1)/2.25" office:value-type="float" office:value="0.720412444444445" calcext:value-type="float">
            <text:p>0.7204124444</text:p>
          </table:table-cell>
          <table:table-cell table:formula="of:=([.$A126]+1)*(3*[.$A126]-1)*(3*[.$A126]+1)/16" office:value-type="float" office:value="-0.0373239999999997" calcext:value-type="float">
            <text:p>-0.037324</text:p>
          </table:table-cell>
        </table:table-row>
        <table:table-row table:style-name="ro1">
          <table:table-cell office:value-type="float" office:value="0.250000000000001" calcext:value-type="float">
            <text:p>0.25</text:p>
          </table:table-cell>
          <table:table-cell table:formula="of:=-([.$A127]-1)*(3*[.$A127]-1)*(3*[.$A127]+1)/16" office:value-type="float" office:value="-0.0205078124999998" calcext:value-type="float">
            <text:p>-0.0205078125</text:p>
          </table:table-cell>
          <table:table-cell table:formula="of:=([.$A127]-1)*([.$A127]+1)*(3*[.$A127]-1)/2.25" office:value-type="float" office:value="0.104166666666665" calcext:value-type="float">
            <text:p>0.1041666667</text:p>
          </table:table-cell>
          <table:table-cell table:formula="of:=-([.$A127]-1)*([.$A127]+1)*(3*[.$A127]+1)/2.25" office:value-type="float" office:value="0.729166666666668" calcext:value-type="float">
            <text:p>0.7291666667</text:p>
          </table:table-cell>
          <table:table-cell table:formula="of:=([.$A127]+1)*(3*[.$A127]-1)*(3*[.$A127]+1)/16" office:value-type="float" office:value="-0.0341796874999997" calcext:value-type="float">
            <text:p>-0.0341796875</text:p>
          </table:table-cell>
        </table:table-row>
        <table:table-row table:style-name="ro1">
          <table:table-cell office:value-type="float" office:value="0.260000000000001" calcext:value-type="float">
            <text:p>0.26</text:p>
          </table:table-cell>
          <table:table-cell table:formula="of:=-([.$A128]-1)*(3*[.$A128]-1)*(3*[.$A128]+1)/16" office:value-type="float" office:value="-0.0181114999999998" calcext:value-type="float">
            <text:p>-0.0181115</text:p>
          </table:table-cell>
          <table:table-cell table:formula="of:=([.$A128]-1)*([.$A128]+1)*(3*[.$A128]-1)/2.25" office:value-type="float" office:value="0.0911679999999987" calcext:value-type="float">
            <text:p>0.091168</text:p>
          </table:table-cell>
          <table:table-cell table:formula="of:=-([.$A128]-1)*([.$A128]+1)*(3*[.$A128]+1)/2.25" office:value-type="float" office:value="0.737632000000001" calcext:value-type="float">
            <text:p>0.737632</text:p>
          </table:table-cell>
          <table:table-cell table:formula="of:=([.$A128]+1)*(3*[.$A128]-1)*(3*[.$A128]+1)/16" office:value-type="float" office:value="-0.0308384999999997" calcext:value-type="float">
            <text:p>-0.0308385</text:p>
          </table:table-cell>
        </table:table-row>
        <table:table-row table:style-name="ro1">
          <table:table-cell office:value-type="float" office:value="0.270000000000001" calcext:value-type="float">
            <text:p>0.27</text:p>
          </table:table-cell>
          <table:table-cell table:formula="of:=-([.$A129]-1)*(3*[.$A129]-1)*(3*[.$A129]+1)/16" office:value-type="float" office:value="-0.0156904374999998" calcext:value-type="float">
            <text:p>-0.0156904375</text:p>
          </table:table-cell>
          <table:table-cell table:formula="of:=([.$A129]-1)*([.$A129]+1)*(3*[.$A129]-1)/2.25" office:value-type="float" office:value="0.0782884444444431" calcext:value-type="float">
            <text:p>0.0782884444</text:p>
          </table:table-cell>
          <table:table-cell table:formula="of:=-([.$A129]-1)*([.$A129]+1)*(3*[.$A129]+1)/2.25" office:value-type="float" office:value="0.745800444444445" calcext:value-type="float">
            <text:p>0.7458004444</text:p>
          </table:table-cell>
          <table:table-cell table:formula="of:=([.$A129]+1)*(3*[.$A129]-1)*(3*[.$A129]+1)/16" office:value-type="float" office:value="-0.0272970624999996" calcext:value-type="float">
            <text:p>-0.0272970625</text:p>
          </table:table-cell>
        </table:table-row>
        <table:table-row table:style-name="ro1">
          <table:table-cell office:value-type="float" office:value="0.280000000000001" calcext:value-type="float">
            <text:p>0.28</text:p>
          </table:table-cell>
          <table:table-cell table:formula="of:=-([.$A130]-1)*(3*[.$A130]-1)*(3*[.$A130]+1)/16" office:value-type="float" office:value="-0.0132479999999997" calcext:value-type="float">
            <text:p>-0.013248</text:p>
          </table:table-cell>
          <table:table-cell table:formula="of:=([.$A130]-1)*([.$A130]+1)*(3*[.$A130]-1)/2.25" office:value-type="float" office:value="0.0655359999999987" calcext:value-type="float">
            <text:p>0.065536</text:p>
          </table:table-cell>
          <table:table-cell table:formula="of:=-([.$A130]-1)*([.$A130]+1)*(3*[.$A130]+1)/2.25" office:value-type="float" office:value="0.753664000000001" calcext:value-type="float">
            <text:p>0.753664</text:p>
          </table:table-cell>
          <table:table-cell table:formula="of:=([.$A130]+1)*(3*[.$A130]-1)*(3*[.$A130]+1)/16" office:value-type="float" office:value="-0.0235519999999996" calcext:value-type="float">
            <text:p>-0.023552</text:p>
          </table:table-cell>
        </table:table-row>
        <table:table-row table:style-name="ro1">
          <table:table-cell office:value-type="float" office:value="0.290000000000001" calcext:value-type="float">
            <text:p>0.29</text:p>
          </table:table-cell>
          <table:table-cell table:formula="of:=-([.$A131]-1)*(3*[.$A131]-1)*(3*[.$A131]+1)/16" office:value-type="float" office:value="-0.0107875624999997" calcext:value-type="float">
            <text:p>-0.0107875625</text:p>
          </table:table-cell>
          <table:table-cell table:formula="of:=([.$A131]-1)*([.$A131]+1)*(3*[.$A131]-1)/2.25" office:value-type="float" office:value="0.0529186666666654" calcext:value-type="float">
            <text:p>0.0529186667</text:p>
          </table:table-cell>
          <table:table-cell table:formula="of:=-([.$A131]-1)*([.$A131]+1)*(3*[.$A131]+1)/2.25" office:value-type="float" office:value="0.761214666666667" calcext:value-type="float">
            <text:p>0.7612146667</text:p>
          </table:table-cell>
          <table:table-cell table:formula="of:=([.$A131]+1)*(3*[.$A131]-1)*(3*[.$A131]+1)/16" office:value-type="float" office:value="-0.0195999374999996" calcext:value-type="float">
            <text:p>-0.0195999375</text:p>
          </table:table-cell>
        </table:table-row>
        <table:table-row table:style-name="ro1">
          <table:table-cell office:value-type="float" office:value="0.300000000000001" calcext:value-type="float">
            <text:p>0.3</text:p>
          </table:table-cell>
          <table:table-cell table:formula="of:=-([.$A132]-1)*(3*[.$A132]-1)*(3*[.$A132]+1)/16" office:value-type="float" office:value="-0.00831249999999974" calcext:value-type="float">
            <text:p>-0.0083125</text:p>
          </table:table-cell>
          <table:table-cell table:formula="of:=([.$A132]-1)*([.$A132]+1)*(3*[.$A132]-1)/2.25" office:value-type="float" office:value="0.0404444444444432" calcext:value-type="float">
            <text:p>0.0404444444</text:p>
          </table:table-cell>
          <table:table-cell table:formula="of:=-([.$A132]-1)*([.$A132]+1)*(3*[.$A132]+1)/2.25" office:value-type="float" office:value="0.768444444444445" calcext:value-type="float">
            <text:p>0.7684444444</text:p>
          </table:table-cell>
          <table:table-cell table:formula="of:=([.$A132]+1)*(3*[.$A132]-1)*(3*[.$A132]+1)/16" office:value-type="float" office:value="-0.0154374999999996" calcext:value-type="float">
            <text:p>-0.0154375</text:p>
          </table:table-cell>
        </table:table-row>
        <table:table-row table:style-name="ro1">
          <table:table-cell office:value-type="float" office:value="0.310000000000001" calcext:value-type="float">
            <text:p>0.31</text:p>
          </table:table-cell>
          <table:table-cell table:formula="of:=-([.$A133]-1)*(3*[.$A133]-1)*(3*[.$A133]+1)/16" office:value-type="float" office:value="-0.00582618749999975" calcext:value-type="float">
            <text:p>-0.0058261875</text:p>
          </table:table-cell>
          <table:table-cell table:formula="of:=([.$A133]-1)*([.$A133]+1)*(3*[.$A133]-1)/2.25" office:value-type="float" office:value="0.0281213333333321" calcext:value-type="float">
            <text:p>0.0281213333</text:p>
          </table:table-cell>
          <table:table-cell table:formula="of:=-([.$A133]-1)*([.$A133]+1)*(3*[.$A133]+1)/2.25" office:value-type="float" office:value="0.775345333333334" calcext:value-type="float">
            <text:p>0.7753453333</text:p>
          </table:table-cell>
          <table:table-cell table:formula="of:=([.$A133]+1)*(3*[.$A133]-1)*(3*[.$A133]+1)/16" office:value-type="float" office:value="-0.0110613124999995" calcext:value-type="float">
            <text:p>-0.0110613125</text:p>
          </table:table-cell>
        </table:table-row>
        <table:table-row table:style-name="ro1">
          <table:table-cell office:value-type="float" office:value="0.320000000000001" calcext:value-type="float">
            <text:p>0.32</text:p>
          </table:table-cell>
          <table:table-cell table:formula="of:=-([.$A134]-1)*(3*[.$A134]-1)*(3*[.$A134]+1)/16" office:value-type="float" office:value="-0.00333199999999974" calcext:value-type="float">
            <text:p>-0.003332</text:p>
          </table:table-cell>
          <table:table-cell table:formula="of:=([.$A134]-1)*([.$A134]+1)*(3*[.$A134]-1)/2.25" office:value-type="float" office:value="0.0159573333333321" calcext:value-type="float">
            <text:p>0.0159573333</text:p>
          </table:table-cell>
          <table:table-cell table:formula="of:=-([.$A134]-1)*([.$A134]+1)*(3*[.$A134]+1)/2.25" office:value-type="float" office:value="0.781909333333334" calcext:value-type="float">
            <text:p>0.7819093333</text:p>
          </table:table-cell>
          <table:table-cell table:formula="of:=([.$A134]+1)*(3*[.$A134]-1)*(3*[.$A134]+1)/16" office:value-type="float" office:value="-0.00646799999999952" calcext:value-type="float">
            <text:p>-0.006468</text:p>
          </table:table-cell>
        </table:table-row>
        <table:table-row table:style-name="ro1">
          <table:table-cell office:value-type="float" office:value="0.330000000000001" calcext:value-type="float">
            <text:p>0.33</text:p>
          </table:table-cell>
          <table:table-cell table:formula="of:=-([.$A135]-1)*(3*[.$A135]-1)*(3*[.$A135]+1)/16" office:value-type="float" office:value="-0.000833312499999742" calcext:value-type="float">
            <text:p>-0.0008333125</text:p>
          </table:table-cell>
          <table:table-cell table:formula="of:=([.$A135]-1)*([.$A135]+1)*(3*[.$A135]-1)/2.25" office:value-type="float" office:value="0.00396044444444321" calcext:value-type="float">
            <text:p>0.0039604444</text:p>
          </table:table-cell>
          <table:table-cell table:formula="of:=-([.$A135]-1)*([.$A135]+1)*(3*[.$A135]+1)/2.25" office:value-type="float" office:value="0.788128444444445" calcext:value-type="float">
            <text:p>0.7881284444</text:p>
          </table:table-cell>
          <table:table-cell table:formula="of:=([.$A135]+1)*(3*[.$A135]-1)*(3*[.$A135]+1)/16" office:value-type="float" office:value="-0.00165418749999949" calcext:value-type="float">
            <text:p>-0.0016541875</text:p>
          </table:table-cell>
        </table:table-row>
        <table:table-row table:style-name="ro1">
          <table:table-cell office:value-type="float" office:value="0.340000000000001" calcext:value-type="float">
            <text:p>0.34</text:p>
          </table:table-cell>
          <table:table-cell table:formula="of:=-([.$A136]-1)*(3*[.$A136]-1)*(3*[.$A136]+1)/16" office:value-type="float" office:value="0.00166650000000026" calcext:value-type="float">
            <text:p>0.0016665</text:p>
          </table:table-cell>
          <table:table-cell table:formula="of:=([.$A136]-1)*([.$A136]+1)*(3*[.$A136]-1)/2.25" office:value-type="float" office:value="-0.00786133333333456" calcext:value-type="float">
            <text:p>-0.0078613333</text:p>
          </table:table-cell>
          <table:table-cell table:formula="of:=-([.$A136]-1)*([.$A136]+1)*(3*[.$A136]+1)/2.25" office:value-type="float" office:value="0.793994666666667" calcext:value-type="float">
            <text:p>0.7939946667</text:p>
          </table:table-cell>
          <table:table-cell table:formula="of:=([.$A136]+1)*(3*[.$A136]-1)*(3*[.$A136]+1)/16" office:value-type="float" office:value="0.00338350000000054" calcext:value-type="float">
            <text:p>0.0033835</text:p>
          </table:table-cell>
        </table:table-row>
        <table:table-row table:style-name="ro1">
          <table:table-cell office:value-type="float" office:value="0.350000000000001" calcext:value-type="float">
            <text:p>0.35</text:p>
          </table:table-cell>
          <table:table-cell table:formula="of:=-([.$A137]-1)*(3*[.$A137]-1)*(3*[.$A137]+1)/16" office:value-type="float" office:value="0.00416406250000026" calcext:value-type="float">
            <text:p>0.0041640625</text:p>
          </table:table-cell>
          <table:table-cell table:formula="of:=([.$A137]-1)*([.$A137]+1)*(3*[.$A137]-1)/2.25" office:value-type="float" office:value="-0.0195000000000012" calcext:value-type="float">
            <text:p>-0.0195</text:p>
          </table:table-cell>
          <table:table-cell table:formula="of:=-([.$A137]-1)*([.$A137]+1)*(3*[.$A137]+1)/2.25" office:value-type="float" office:value="0.799500000000001" calcext:value-type="float">
            <text:p>0.7995</text:p>
          </table:table-cell>
          <table:table-cell table:formula="of:=([.$A137]+1)*(3*[.$A137]-1)*(3*[.$A137]+1)/16" office:value-type="float" office:value="0.00864843750000057" calcext:value-type="float">
            <text:p>0.0086484375</text:p>
          </table:table-cell>
        </table:table-row>
        <table:table-row table:style-name="ro1">
          <table:table-cell office:value-type="float" office:value="0.360000000000001" calcext:value-type="float">
            <text:p>0.36</text:p>
          </table:table-cell>
          <table:table-cell table:formula="of:=-([.$A138]-1)*(3*[.$A138]-1)*(3*[.$A138]+1)/16" office:value-type="float" office:value="0.00665600000000027" calcext:value-type="float">
            <text:p>0.006656</text:p>
          </table:table-cell>
          <table:table-cell table:formula="of:=([.$A138]-1)*([.$A138]+1)*(3*[.$A138]-1)/2.25" office:value-type="float" office:value="-0.0309475555555568" calcext:value-type="float">
            <text:p>-0.0309475556</text:p>
          </table:table-cell>
          <table:table-cell table:formula="of:=-([.$A138]-1)*([.$A138]+1)*(3*[.$A138]+1)/2.25" office:value-type="float" office:value="0.804636444444445" calcext:value-type="float">
            <text:p>0.8046364444</text:p>
          </table:table-cell>
          <table:table-cell table:formula="of:=([.$A138]+1)*(3*[.$A138]-1)*(3*[.$A138]+1)/16" office:value-type="float" office:value="0.0141440000000006" calcext:value-type="float">
            <text:p>0.014144</text:p>
          </table:table-cell>
        </table:table-row>
        <table:table-row table:style-name="ro1">
          <table:table-cell office:value-type="float" office:value="0.370000000000001" calcext:value-type="float">
            <text:p>0.37</text:p>
          </table:table-cell>
          <table:table-cell table:formula="of:=-([.$A139]-1)*(3*[.$A139]-1)*(3*[.$A139]+1)/16" office:value-type="float" office:value="0.00913893750000027" calcext:value-type="float">
            <text:p>0.0091389375</text:p>
          </table:table-cell>
          <table:table-cell table:formula="of:=([.$A139]-1)*([.$A139]+1)*(3*[.$A139]-1)/2.25" office:value-type="float" office:value="-0.0421960000000012" calcext:value-type="float">
            <text:p>-0.042196</text:p>
          </table:table-cell>
          <table:table-cell table:formula="of:=-([.$A139]-1)*([.$A139]+1)*(3*[.$A139]+1)/2.25" office:value-type="float" office:value="0.809396" calcext:value-type="float">
            <text:p>0.809396</text:p>
          </table:table-cell>
          <table:table-cell table:formula="of:=([.$A139]+1)*(3*[.$A139]-1)*(3*[.$A139]+1)/16" office:value-type="float" office:value="0.0198735625000006" calcext:value-type="float">
            <text:p>0.0198735625</text:p>
          </table:table-cell>
        </table:table-row>
        <table:table-row table:style-name="ro1">
          <table:table-cell office:value-type="float" office:value="0.380000000000001" calcext:value-type="float">
            <text:p>0.38</text:p>
          </table:table-cell>
          <table:table-cell table:formula="of:=-([.$A140]-1)*(3*[.$A140]-1)*(3*[.$A140]+1)/16" office:value-type="float" office:value="0.0116095000000002" calcext:value-type="float">
            <text:p>0.0116095</text:p>
          </table:table-cell>
          <table:table-cell table:formula="of:=([.$A140]-1)*([.$A140]+1)*(3*[.$A140]-1)/2.25" office:value-type="float" office:value="-0.0532373333333344" calcext:value-type="float">
            <text:p>-0.0532373333</text:p>
          </table:table-cell>
          <table:table-cell table:formula="of:=-([.$A140]-1)*([.$A140]+1)*(3*[.$A140]+1)/2.25" office:value-type="float" office:value="0.813770666666667" calcext:value-type="float">
            <text:p>0.8137706667</text:p>
          </table:table-cell>
          <table:table-cell table:formula="of:=([.$A140]+1)*(3*[.$A140]-1)*(3*[.$A140]+1)/16" office:value-type="float" office:value="0.0258405000000006" calcext:value-type="float">
            <text:p>0.0258405</text:p>
          </table:table-cell>
        </table:table-row>
        <table:table-row table:style-name="ro1">
          <table:table-cell office:value-type="float" office:value="0.390000000000001" calcext:value-type="float">
            <text:p>0.39</text:p>
          </table:table-cell>
          <table:table-cell table:formula="of:=-([.$A141]-1)*(3*[.$A141]-1)*(3*[.$A141]+1)/16" office:value-type="float" office:value="0.0140643125000002" calcext:value-type="float">
            <text:p>0.0140643125</text:p>
          </table:table-cell>
          <table:table-cell table:formula="of:=([.$A141]-1)*([.$A141]+1)*(3*[.$A141]-1)/2.25" office:value-type="float" office:value="-0.0640635555555566" calcext:value-type="float">
            <text:p>-0.0640635556</text:p>
          </table:table-cell>
          <table:table-cell table:formula="of:=-([.$A141]-1)*([.$A141]+1)*(3*[.$A141]+1)/2.25" office:value-type="float" office:value="0.817752444444445" calcext:value-type="float">
            <text:p>0.8177524444</text:p>
          </table:table-cell>
          <table:table-cell table:formula="of:=([.$A141]+1)*(3*[.$A141]-1)*(3*[.$A141]+1)/16" office:value-type="float" office:value="0.0320481875000006" calcext:value-type="float">
            <text:p>0.0320481875</text:p>
          </table:table-cell>
        </table:table-row>
        <table:table-row table:style-name="ro1">
          <table:table-cell office:value-type="float" office:value="0.400000000000001" calcext:value-type="float">
            <text:p>0.4</text:p>
          </table:table-cell>
          <table:table-cell table:formula="of:=-([.$A142]-1)*(3*[.$A142]-1)*(3*[.$A142]+1)/16" office:value-type="float" office:value="0.0165000000000002" calcext:value-type="float">
            <text:p>0.0165</text:p>
          </table:table-cell>
          <table:table-cell table:formula="of:=([.$A142]-1)*([.$A142]+1)*(3*[.$A142]-1)/2.25" office:value-type="float" office:value="-0.0746666666666677" calcext:value-type="float">
            <text:p>-0.0746666667</text:p>
          </table:table-cell>
          <table:table-cell table:formula="of:=-([.$A142]-1)*([.$A142]+1)*(3*[.$A142]+1)/2.25" office:value-type="float" office:value="0.821333333333334" calcext:value-type="float">
            <text:p>0.8213333333</text:p>
          </table:table-cell>
          <table:table-cell table:formula="of:=([.$A142]+1)*(3*[.$A142]-1)*(3*[.$A142]+1)/16" office:value-type="float" office:value="0.0385000000000007" calcext:value-type="float">
            <text:p>0.0385</text:p>
          </table:table-cell>
        </table:table-row>
        <table:table-row table:style-name="ro1">
          <table:table-cell office:value-type="float" office:value="0.410000000000001" calcext:value-type="float">
            <text:p>0.41</text:p>
          </table:table-cell>
          <table:table-cell table:formula="of:=-([.$A143]-1)*(3*[.$A143]-1)*(3*[.$A143]+1)/16" office:value-type="float" office:value="0.0189131875000002" calcext:value-type="float">
            <text:p>0.0189131875</text:p>
          </table:table-cell>
          <table:table-cell table:formula="of:=([.$A143]-1)*([.$A143]+1)*(3*[.$A143]-1)/2.25" office:value-type="float" office:value="-0.0850386666666677" calcext:value-type="float">
            <text:p>-0.0850386667</text:p>
          </table:table-cell>
          <table:table-cell table:formula="of:=-([.$A143]-1)*([.$A143]+1)*(3*[.$A143]+1)/2.25" office:value-type="float" office:value="0.824505333333334" calcext:value-type="float">
            <text:p>0.8245053333</text:p>
          </table:table-cell>
          <table:table-cell table:formula="of:=([.$A143]+1)*(3*[.$A143]-1)*(3*[.$A143]+1)/16" office:value-type="float" office:value="0.0451993125000007" calcext:value-type="float">
            <text:p>0.0451993125</text:p>
          </table:table-cell>
        </table:table-row>
        <table:table-row table:style-name="ro1">
          <table:table-cell office:value-type="float" office:value="0.420000000000001" calcext:value-type="float">
            <text:p>0.42</text:p>
          </table:table-cell>
          <table:table-cell table:formula="of:=-([.$A144]-1)*(3*[.$A144]-1)*(3*[.$A144]+1)/16" office:value-type="float" office:value="0.0213005000000002" calcext:value-type="float">
            <text:p>0.0213005</text:p>
          </table:table-cell>
          <table:table-cell table:formula="of:=([.$A144]-1)*([.$A144]+1)*(3*[.$A144]-1)/2.25" office:value-type="float" office:value="-0.0951715555555566" calcext:value-type="float">
            <text:p>-0.0951715556</text:p>
          </table:table-cell>
          <table:table-cell table:formula="of:=-([.$A144]-1)*([.$A144]+1)*(3*[.$A144]+1)/2.25" office:value-type="float" office:value="0.827260444444445" calcext:value-type="float">
            <text:p>0.8272604444</text:p>
          </table:table-cell>
          <table:table-cell table:formula="of:=([.$A144]+1)*(3*[.$A144]-1)*(3*[.$A144]+1)/16" office:value-type="float" office:value="0.0521495000000007" calcext:value-type="float">
            <text:p>0.0521495</text:p>
          </table:table-cell>
        </table:table-row>
        <table:table-row table:style-name="ro1">
          <table:table-cell office:value-type="float" office:value="0.430000000000001" calcext:value-type="float">
            <text:p>0.43</text:p>
          </table:table-cell>
          <table:table-cell table:formula="of:=-([.$A145]-1)*(3*[.$A145]-1)*(3*[.$A145]+1)/16" office:value-type="float" office:value="0.0236585625000002" calcext:value-type="float">
            <text:p>0.0236585625</text:p>
          </table:table-cell>
          <table:table-cell table:formula="of:=([.$A145]-1)*([.$A145]+1)*(3*[.$A145]-1)/2.25" office:value-type="float" office:value="-0.105057333333334" calcext:value-type="float">
            <text:p>-0.1050573333</text:p>
          </table:table-cell>
          <table:table-cell table:formula="of:=-([.$A145]-1)*([.$A145]+1)*(3*[.$A145]+1)/2.25" office:value-type="float" office:value="0.829590666666667" calcext:value-type="float">
            <text:p>0.8295906667</text:p>
          </table:table-cell>
          <table:table-cell table:formula="of:=([.$A145]+1)*(3*[.$A145]-1)*(3*[.$A145]+1)/16" office:value-type="float" office:value="0.0593539375000008" calcext:value-type="float">
            <text:p>0.0593539375</text:p>
          </table:table-cell>
        </table:table-row>
        <table:table-row table:style-name="ro1">
          <table:table-cell office:value-type="float" office:value="0.440000000000001" calcext:value-type="float">
            <text:p>0.44</text:p>
          </table:table-cell>
          <table:table-cell table:formula="of:=-([.$A146]-1)*(3*[.$A146]-1)*(3*[.$A146]+1)/16" office:value-type="float" office:value="0.0259840000000002" calcext:value-type="float">
            <text:p>0.025984</text:p>
          </table:table-cell>
          <table:table-cell table:formula="of:=([.$A146]-1)*([.$A146]+1)*(3*[.$A146]-1)/2.25" office:value-type="float" office:value="-0.114688000000001" calcext:value-type="float">
            <text:p>-0.114688</text:p>
          </table:table-cell>
          <table:table-cell table:formula="of:=-([.$A146]-1)*([.$A146]+1)*(3*[.$A146]+1)/2.25" office:value-type="float" office:value="0.831488" calcext:value-type="float">
            <text:p>0.831488</text:p>
          </table:table-cell>
          <table:table-cell table:formula="of:=([.$A146]+1)*(3*[.$A146]-1)*(3*[.$A146]+1)/16" office:value-type="float" office:value="0.0668160000000008" calcext:value-type="float">
            <text:p>0.066816</text:p>
          </table:table-cell>
        </table:table-row>
        <table:table-row table:style-name="ro1">
          <table:table-cell office:value-type="float" office:value="0.450000000000001" calcext:value-type="float">
            <text:p>0.45</text:p>
          </table:table-cell>
          <table:table-cell table:formula="of:=-([.$A147]-1)*(3*[.$A147]-1)*(3*[.$A147]+1)/16" office:value-type="float" office:value="0.0282734375000002" calcext:value-type="float">
            <text:p>0.0282734375</text:p>
          </table:table-cell>
          <table:table-cell table:formula="of:=([.$A147]-1)*([.$A147]+1)*(3*[.$A147]-1)/2.25" office:value-type="float" office:value="-0.124055555555556" calcext:value-type="float">
            <text:p>-0.1240555556</text:p>
          </table:table-cell>
          <table:table-cell table:formula="of:=-([.$A147]-1)*([.$A147]+1)*(3*[.$A147]+1)/2.25" office:value-type="float" office:value="0.832944444444445" calcext:value-type="float">
            <text:p>0.8329444444</text:p>
          </table:table-cell>
          <table:table-cell table:formula="of:=([.$A147]+1)*(3*[.$A147]-1)*(3*[.$A147]+1)/16" office:value-type="float" office:value="0.0745390625000008" calcext:value-type="float">
            <text:p>0.0745390625</text:p>
          </table:table-cell>
        </table:table-row>
        <table:table-row table:style-name="ro1">
          <table:table-cell office:value-type="float" office:value="0.460000000000001" calcext:value-type="float">
            <text:p>0.46</text:p>
          </table:table-cell>
          <table:table-cell table:formula="of:=-([.$A148]-1)*(3*[.$A148]-1)*(3*[.$A148]+1)/16" office:value-type="float" office:value="0.0305235000000002" calcext:value-type="float">
            <text:p>0.0305235</text:p>
          </table:table-cell>
          <table:table-cell table:formula="of:=([.$A148]-1)*([.$A148]+1)*(3*[.$A148]-1)/2.25" office:value-type="float" office:value="-0.133152000000001" calcext:value-type="float">
            <text:p>-0.133152</text:p>
          </table:table-cell>
          <table:table-cell table:formula="of:=-([.$A148]-1)*([.$A148]+1)*(3*[.$A148]+1)/2.25" office:value-type="float" office:value="0.833952" calcext:value-type="float">
            <text:p>0.833952</text:p>
          </table:table-cell>
          <table:table-cell table:formula="of:=([.$A148]+1)*(3*[.$A148]-1)*(3*[.$A148]+1)/16" office:value-type="float" office:value="0.0825265000000008" calcext:value-type="float">
            <text:p>0.0825265</text:p>
          </table:table-cell>
        </table:table-row>
        <table:table-row table:style-name="ro1">
          <table:table-cell office:value-type="float" office:value="0.470000000000001" calcext:value-type="float">
            <text:p>0.47</text:p>
          </table:table-cell>
          <table:table-cell table:formula="of:=-([.$A149]-1)*(3*[.$A149]-1)*(3*[.$A149]+1)/16" office:value-type="float" office:value="0.0327308125000002" calcext:value-type="float">
            <text:p>0.0327308125</text:p>
          </table:table-cell>
          <table:table-cell table:formula="of:=([.$A149]-1)*([.$A149]+1)*(3*[.$A149]-1)/2.25" office:value-type="float" office:value="-0.141969333333334" calcext:value-type="float">
            <text:p>-0.1419693333</text:p>
          </table:table-cell>
          <table:table-cell table:formula="of:=-([.$A149]-1)*([.$A149]+1)*(3*[.$A149]+1)/2.25" office:value-type="float" office:value="0.834502666666667" calcext:value-type="float">
            <text:p>0.8345026667</text:p>
          </table:table-cell>
          <table:table-cell table:formula="of:=([.$A149]+1)*(3*[.$A149]-1)*(3*[.$A149]+1)/16" office:value-type="float" office:value="0.0907816875000009" calcext:value-type="float">
            <text:p>0.0907816875</text:p>
          </table:table-cell>
        </table:table-row>
        <table:table-row table:style-name="ro1">
          <table:table-cell office:value-type="float" office:value="0.480000000000001" calcext:value-type="float">
            <text:p>0.48</text:p>
          </table:table-cell>
          <table:table-cell table:formula="of:=-([.$A150]-1)*(3*[.$A150]-1)*(3*[.$A150]+1)/16" office:value-type="float" office:value="0.0348920000000002" calcext:value-type="float">
            <text:p>0.034892</text:p>
          </table:table-cell>
          <table:table-cell table:formula="of:=([.$A150]-1)*([.$A150]+1)*(3*[.$A150]-1)/2.25" office:value-type="float" office:value="-0.150499555555556" calcext:value-type="float">
            <text:p>-0.1504995556</text:p>
          </table:table-cell>
          <table:table-cell table:formula="of:=-([.$A150]-1)*([.$A150]+1)*(3*[.$A150]+1)/2.25" office:value-type="float" office:value="0.834588444444444" calcext:value-type="float">
            <text:p>0.8345884444</text:p>
          </table:table-cell>
          <table:table-cell table:formula="of:=([.$A150]+1)*(3*[.$A150]-1)*(3*[.$A150]+1)/16" office:value-type="float" office:value="0.0993080000000009" calcext:value-type="float">
            <text:p>0.099308</text:p>
          </table:table-cell>
        </table:table-row>
        <table:table-row table:style-name="ro1">
          <table:table-cell office:value-type="float" office:value="0.490000000000001" calcext:value-type="float">
            <text:p>0.49</text:p>
          </table:table-cell>
          <table:table-cell table:formula="of:=-([.$A151]-1)*(3*[.$A151]-1)*(3*[.$A151]+1)/16" office:value-type="float" office:value="0.0370036875000002" calcext:value-type="float">
            <text:p>0.0370036875</text:p>
          </table:table-cell>
          <table:table-cell table:formula="of:=([.$A151]-1)*([.$A151]+1)*(3*[.$A151]-1)/2.25" office:value-type="float" office:value="-0.158734666666667" calcext:value-type="float">
            <text:p>-0.1587346667</text:p>
          </table:table-cell>
          <table:table-cell table:formula="of:=-([.$A151]-1)*([.$A151]+1)*(3*[.$A151]+1)/2.25" office:value-type="float" office:value="0.834201333333333" calcext:value-type="float">
            <text:p>0.8342013333</text:p>
          </table:table-cell>
          <table:table-cell table:formula="of:=([.$A151]+1)*(3*[.$A151]-1)*(3*[.$A151]+1)/16" office:value-type="float" office:value="0.108108812500001" calcext:value-type="float">
            <text:p>0.1081088125</text:p>
          </table:table-cell>
        </table:table-row>
        <table:table-row table:style-name="ro1">
          <table:table-cell office:value-type="float" office:value="0.500000000000001" calcext:value-type="float">
            <text:p>0.5</text:p>
          </table:table-cell>
          <table:table-cell table:formula="of:=-([.$A152]-1)*(3*[.$A152]-1)*(3*[.$A152]+1)/16" office:value-type="float" office:value="0.0390625000000002" calcext:value-type="float">
            <text:p>0.0390625</text:p>
          </table:table-cell>
          <table:table-cell table:formula="of:=([.$A152]-1)*([.$A152]+1)*(3*[.$A152]-1)/2.25" office:value-type="float" office:value="-0.166666666666667" calcext:value-type="float">
            <text:p>-0.1666666667</text:p>
          </table:table-cell>
          <table:table-cell table:formula="of:=-([.$A152]-1)*([.$A152]+1)*(3*[.$A152]+1)/2.25" office:value-type="float" office:value="0.833333333333333" calcext:value-type="float">
            <text:p>0.8333333333</text:p>
          </table:table-cell>
          <table:table-cell table:formula="of:=([.$A152]+1)*(3*[.$A152]-1)*(3*[.$A152]+1)/16" office:value-type="float" office:value="0.117187500000001" calcext:value-type="float">
            <text:p>0.1171875</text:p>
          </table:table-cell>
        </table:table-row>
        <table:table-row table:style-name="ro1">
          <table:table-cell office:value-type="float" office:value="0.510000000000001" calcext:value-type="float">
            <text:p>0.51</text:p>
          </table:table-cell>
          <table:table-cell table:formula="of:=-([.$A153]-1)*(3*[.$A153]-1)*(3*[.$A153]+1)/16" office:value-type="float" office:value="0.0410650625000002" calcext:value-type="float">
            <text:p>0.0410650625</text:p>
          </table:table-cell>
          <table:table-cell table:formula="of:=([.$A153]-1)*([.$A153]+1)*(3*[.$A153]-1)/2.25" office:value-type="float" office:value="-0.174287555555556" calcext:value-type="float">
            <text:p>-0.1742875556</text:p>
          </table:table-cell>
          <table:table-cell table:formula="of:=-([.$A153]-1)*([.$A153]+1)*(3*[.$A153]+1)/2.25" office:value-type="float" office:value="0.831976444444444" calcext:value-type="float">
            <text:p>0.8319764444</text:p>
          </table:table-cell>
          <table:table-cell table:formula="of:=([.$A153]+1)*(3*[.$A153]-1)*(3*[.$A153]+1)/16" office:value-type="float" office:value="0.126547437500001" calcext:value-type="float">
            <text:p>0.1265474375</text:p>
          </table:table-cell>
        </table:table-row>
        <table:table-row table:style-name="ro1">
          <table:table-cell office:value-type="float" office:value="0.520000000000001" calcext:value-type="float">
            <text:p>0.52</text:p>
          </table:table-cell>
          <table:table-cell table:formula="of:=-([.$A154]-1)*(3*[.$A154]-1)*(3*[.$A154]+1)/16" office:value-type="float" office:value="0.0430080000000002" calcext:value-type="float">
            <text:p>0.043008</text:p>
          </table:table-cell>
          <table:table-cell table:formula="of:=([.$A154]-1)*([.$A154]+1)*(3*[.$A154]-1)/2.25" office:value-type="float" office:value="-0.181589333333334" calcext:value-type="float">
            <text:p>-0.1815893333</text:p>
          </table:table-cell>
          <table:table-cell table:formula="of:=-([.$A154]-1)*([.$A154]+1)*(3*[.$A154]+1)/2.25" office:value-type="float" office:value="0.830122666666667" calcext:value-type="float">
            <text:p>0.8301226667</text:p>
          </table:table-cell>
          <table:table-cell table:formula="of:=([.$A154]+1)*(3*[.$A154]-1)*(3*[.$A154]+1)/16" office:value-type="float" office:value="0.136192000000001" calcext:value-type="float">
            <text:p>0.136192</text:p>
          </table:table-cell>
        </table:table-row>
        <table:table-row table:style-name="ro1">
          <table:table-cell office:value-type="float" office:value="0.530000000000001" calcext:value-type="float">
            <text:p>0.53</text:p>
          </table:table-cell>
          <table:table-cell table:formula="of:=-([.$A155]-1)*(3*[.$A155]-1)*(3*[.$A155]+1)/16" office:value-type="float" office:value="0.0448879375000002" calcext:value-type="float">
            <text:p>0.0448879375</text:p>
          </table:table-cell>
          <table:table-cell table:formula="of:=([.$A155]-1)*([.$A155]+1)*(3*[.$A155]-1)/2.25" office:value-type="float" office:value="-0.188564000000001" calcext:value-type="float">
            <text:p>-0.188564</text:p>
          </table:table-cell>
          <table:table-cell table:formula="of:=-([.$A155]-1)*([.$A155]+1)*(3*[.$A155]+1)/2.25" office:value-type="float" office:value="0.827764" calcext:value-type="float">
            <text:p>0.827764</text:p>
          </table:table-cell>
          <table:table-cell table:formula="of:=([.$A155]+1)*(3*[.$A155]-1)*(3*[.$A155]+1)/16" office:value-type="float" office:value="0.146124562500001" calcext:value-type="float">
            <text:p>0.1461245625</text:p>
          </table:table-cell>
        </table:table-row>
        <table:table-row table:style-name="ro1">
          <table:table-cell office:value-type="float" office:value="0.540000000000001" calcext:value-type="float">
            <text:p>0.54</text:p>
          </table:table-cell>
          <table:table-cell table:formula="of:=-([.$A156]-1)*(3*[.$A156]-1)*(3*[.$A156]+1)/16" office:value-type="float" office:value="0.0467015000000002" calcext:value-type="float">
            <text:p>0.0467015</text:p>
          </table:table-cell>
          <table:table-cell table:formula="of:=([.$A156]-1)*([.$A156]+1)*(3*[.$A156]-1)/2.25" office:value-type="float" office:value="-0.195203555555556" calcext:value-type="float">
            <text:p>-0.1952035556</text:p>
          </table:table-cell>
          <table:table-cell table:formula="of:=-([.$A156]-1)*([.$A156]+1)*(3*[.$A156]+1)/2.25" office:value-type="float" office:value="0.824892444444444" calcext:value-type="float">
            <text:p>0.8248924444</text:p>
          </table:table-cell>
          <table:table-cell table:formula="of:=([.$A156]+1)*(3*[.$A156]-1)*(3*[.$A156]+1)/16" office:value-type="float" office:value="0.156348500000001" calcext:value-type="float">
            <text:p>0.1563485</text:p>
          </table:table-cell>
        </table:table-row>
        <table:table-row table:style-name="ro1">
          <table:table-cell office:value-type="float" office:value="0.550000000000001" calcext:value-type="float">
            <text:p>0.55</text:p>
          </table:table-cell>
          <table:table-cell table:formula="of:=-([.$A157]-1)*(3*[.$A157]-1)*(3*[.$A157]+1)/16" office:value-type="float" office:value="0.0484453125000002" calcext:value-type="float">
            <text:p>0.0484453125</text:p>
          </table:table-cell>
          <table:table-cell table:formula="of:=([.$A157]-1)*([.$A157]+1)*(3*[.$A157]-1)/2.25" office:value-type="float" office:value="-0.201500000000001" calcext:value-type="float">
            <text:p>-0.2015</text:p>
          </table:table-cell>
          <table:table-cell table:formula="of:=-([.$A157]-1)*([.$A157]+1)*(3*[.$A157]+1)/2.25" office:value-type="float" office:value="0.8215" calcext:value-type="float">
            <text:p>0.8215</text:p>
          </table:table-cell>
          <table:table-cell table:formula="of:=([.$A157]+1)*(3*[.$A157]-1)*(3*[.$A157]+1)/16" office:value-type="float" office:value="0.166867187500001" calcext:value-type="float">
            <text:p>0.1668671875</text:p>
          </table:table-cell>
        </table:table-row>
        <table:table-row table:style-name="ro1">
          <table:table-cell office:value-type="float" office:value="0.560000000000001" calcext:value-type="float">
            <text:p>0.56</text:p>
          </table:table-cell>
          <table:table-cell table:formula="of:=-([.$A158]-1)*(3*[.$A158]-1)*(3*[.$A158]+1)/16" office:value-type="float" office:value="0.0501160000000002" calcext:value-type="float">
            <text:p>0.050116</text:p>
          </table:table-cell>
          <table:table-cell table:formula="of:=([.$A158]-1)*([.$A158]+1)*(3*[.$A158]-1)/2.25" office:value-type="float" office:value="-0.207445333333334" calcext:value-type="float">
            <text:p>-0.2074453333</text:p>
          </table:table-cell>
          <table:table-cell table:formula="of:=-([.$A158]-1)*([.$A158]+1)*(3*[.$A158]+1)/2.25" office:value-type="float" office:value="0.817578666666666" calcext:value-type="float">
            <text:p>0.8175786667</text:p>
          </table:table-cell>
          <table:table-cell table:formula="of:=([.$A158]+1)*(3*[.$A158]-1)*(3*[.$A158]+1)/16" office:value-type="float" office:value="0.177684000000001" calcext:value-type="float">
            <text:p>0.177684</text:p>
          </table:table-cell>
        </table:table-row>
        <table:table-row table:style-name="ro1">
          <table:table-cell office:value-type="float" office:value="0.570000000000001" calcext:value-type="float">
            <text:p>0.57</text:p>
          </table:table-cell>
          <table:table-cell table:formula="of:=-([.$A159]-1)*(3*[.$A159]-1)*(3*[.$A159]+1)/16" office:value-type="float" office:value="0.0517101875000002" calcext:value-type="float">
            <text:p>0.0517101875</text:p>
          </table:table-cell>
          <table:table-cell table:formula="of:=([.$A159]-1)*([.$A159]+1)*(3*[.$A159]-1)/2.25" office:value-type="float" office:value="-0.213031555555556" calcext:value-type="float">
            <text:p>-0.2130315556</text:p>
          </table:table-cell>
          <table:table-cell table:formula="of:=-([.$A159]-1)*([.$A159]+1)*(3*[.$A159]+1)/2.25" office:value-type="float" office:value="0.813120444444444" calcext:value-type="float">
            <text:p>0.8131204444</text:p>
          </table:table-cell>
          <table:table-cell table:formula="of:=([.$A159]+1)*(3*[.$A159]-1)*(3*[.$A159]+1)/16" office:value-type="float" office:value="0.188802312500001" calcext:value-type="float">
            <text:p>0.1888023125</text:p>
          </table:table-cell>
        </table:table-row>
        <table:table-row table:style-name="ro1">
          <table:table-cell office:value-type="float" office:value="0.580000000000001" calcext:value-type="float">
            <text:p>0.58</text:p>
          </table:table-cell>
          <table:table-cell table:formula="of:=-([.$A160]-1)*(3*[.$A160]-1)*(3*[.$A160]+1)/16" office:value-type="float" office:value="0.0532245000000002" calcext:value-type="float">
            <text:p>0.0532245</text:p>
          </table:table-cell>
          <table:table-cell table:formula="of:=([.$A160]-1)*([.$A160]+1)*(3*[.$A160]-1)/2.25" office:value-type="float" office:value="-0.218250666666667" calcext:value-type="float">
            <text:p>-0.2182506667</text:p>
          </table:table-cell>
          <table:table-cell table:formula="of:=-([.$A160]-1)*([.$A160]+1)*(3*[.$A160]+1)/2.25" office:value-type="float" office:value="0.808117333333333" calcext:value-type="float">
            <text:p>0.8081173333</text:p>
          </table:table-cell>
          <table:table-cell table:formula="of:=([.$A160]+1)*(3*[.$A160]-1)*(3*[.$A160]+1)/16" office:value-type="float" office:value="0.200225500000001" calcext:value-type="float">
            <text:p>0.2002255</text:p>
          </table:table-cell>
        </table:table-row>
        <table:table-row table:style-name="ro1">
          <table:table-cell office:value-type="float" office:value="0.590000000000001" calcext:value-type="float">
            <text:p>0.59</text:p>
          </table:table-cell>
          <table:table-cell table:formula="of:=-([.$A161]-1)*(3*[.$A161]-1)*(3*[.$A161]+1)/16" office:value-type="float" office:value="0.0546555625000001" calcext:value-type="float">
            <text:p>0.0546555625</text:p>
          </table:table-cell>
          <table:table-cell table:formula="of:=([.$A161]-1)*([.$A161]+1)*(3*[.$A161]-1)/2.25" office:value-type="float" office:value="-0.223094666666667" calcext:value-type="float">
            <text:p>-0.2230946667</text:p>
          </table:table-cell>
          <table:table-cell table:formula="of:=-([.$A161]-1)*([.$A161]+1)*(3*[.$A161]+1)/2.25" office:value-type="float" office:value="0.802561333333333" calcext:value-type="float">
            <text:p>0.8025613333</text:p>
          </table:table-cell>
          <table:table-cell table:formula="of:=([.$A161]+1)*(3*[.$A161]-1)*(3*[.$A161]+1)/16" office:value-type="float" office:value="0.211956937500001" calcext:value-type="float">
            <text:p>0.2119569375</text:p>
          </table:table-cell>
        </table:table-row>
        <table:table-row table:style-name="ro1">
          <table:table-cell office:value-type="float" office:value="0.600000000000001" calcext:value-type="float">
            <text:p>0.6</text:p>
          </table:table-cell>
          <table:table-cell table:formula="of:=-([.$A162]-1)*(3*[.$A162]-1)*(3*[.$A162]+1)/16" office:value-type="float" office:value="0.0560000000000002" calcext:value-type="float">
            <text:p>0.056</text:p>
          </table:table-cell>
          <table:table-cell table:formula="of:=([.$A162]-1)*([.$A162]+1)*(3*[.$A162]-1)/2.25" office:value-type="float" office:value="-0.227555555555556" calcext:value-type="float">
            <text:p>-0.2275555556</text:p>
          </table:table-cell>
          <table:table-cell table:formula="of:=-([.$A162]-1)*([.$A162]+1)*(3*[.$A162]+1)/2.25" office:value-type="float" office:value="0.796444444444444" calcext:value-type="float">
            <text:p>0.7964444444</text:p>
          </table:table-cell>
          <table:table-cell table:formula="of:=([.$A162]+1)*(3*[.$A162]-1)*(3*[.$A162]+1)/16" office:value-type="float" office:value="0.224000000000001" calcext:value-type="float">
            <text:p>0.224</text:p>
          </table:table-cell>
        </table:table-row>
        <table:table-row table:style-name="ro1">
          <table:table-cell office:value-type="float" office:value="0.610000000000001" calcext:value-type="float">
            <text:p>0.61</text:p>
          </table:table-cell>
          <table:table-cell table:formula="of:=-([.$A163]-1)*(3*[.$A163]-1)*(3*[.$A163]+1)/16" office:value-type="float" office:value="0.0572544375000001" calcext:value-type="float">
            <text:p>0.0572544375</text:p>
          </table:table-cell>
          <table:table-cell table:formula="of:=([.$A163]-1)*([.$A163]+1)*(3*[.$A163]-1)/2.25" office:value-type="float" office:value="-0.231625333333334" calcext:value-type="float">
            <text:p>-0.2316253333</text:p>
          </table:table-cell>
          <table:table-cell table:formula="of:=-([.$A163]-1)*([.$A163]+1)*(3*[.$A163]+1)/2.25" office:value-type="float" office:value="0.789758666666666" calcext:value-type="float">
            <text:p>0.7897586667</text:p>
          </table:table-cell>
          <table:table-cell table:formula="of:=([.$A163]+1)*(3*[.$A163]-1)*(3*[.$A163]+1)/16" office:value-type="float" office:value="0.236358062500001" calcext:value-type="float">
            <text:p>0.2363580625</text:p>
          </table:table-cell>
        </table:table-row>
        <table:table-row table:style-name="ro1">
          <table:table-cell office:value-type="float" office:value="0.620000000000001" calcext:value-type="float">
            <text:p>0.62</text:p>
          </table:table-cell>
          <table:table-cell table:formula="of:=-([.$A164]-1)*(3*[.$A164]-1)*(3*[.$A164]+1)/16" office:value-type="float" office:value="0.0584155000000001" calcext:value-type="float">
            <text:p>0.0584155</text:p>
          </table:table-cell>
          <table:table-cell table:formula="of:=([.$A164]-1)*([.$A164]+1)*(3*[.$A164]-1)/2.25" office:value-type="float" office:value="-0.235296" calcext:value-type="float">
            <text:p>-0.235296</text:p>
          </table:table-cell>
          <table:table-cell table:formula="of:=-([.$A164]-1)*([.$A164]+1)*(3*[.$A164]+1)/2.25" office:value-type="float" office:value="0.782495999999999" calcext:value-type="float">
            <text:p>0.782496</text:p>
          </table:table-cell>
          <table:table-cell table:formula="of:=([.$A164]+1)*(3*[.$A164]-1)*(3*[.$A164]+1)/16" office:value-type="float" office:value="0.249034500000001" calcext:value-type="float">
            <text:p>0.2490345</text:p>
          </table:table-cell>
        </table:table-row>
        <table:table-row table:style-name="ro1">
          <table:table-cell office:value-type="float" office:value="0.630000000000001" calcext:value-type="float">
            <text:p>0.63</text:p>
          </table:table-cell>
          <table:table-cell table:formula="of:=-([.$A165]-1)*(3*[.$A165]-1)*(3*[.$A165]+1)/16" office:value-type="float" office:value="0.0594798125000001" calcext:value-type="float">
            <text:p>0.0594798125</text:p>
          </table:table-cell>
          <table:table-cell table:formula="of:=([.$A165]-1)*([.$A165]+1)*(3*[.$A165]-1)/2.25" office:value-type="float" office:value="-0.238559555555556" calcext:value-type="float">
            <text:p>-0.2385595556</text:p>
          </table:table-cell>
          <table:table-cell table:formula="of:=-([.$A165]-1)*([.$A165]+1)*(3*[.$A165]+1)/2.25" office:value-type="float" office:value="0.774648444444444" calcext:value-type="float">
            <text:p>0.7746484444</text:p>
          </table:table-cell>
          <table:table-cell table:formula="of:=([.$A165]+1)*(3*[.$A165]-1)*(3*[.$A165]+1)/16" office:value-type="float" office:value="0.262032687500001" calcext:value-type="float">
            <text:p>0.2620326875</text:p>
          </table:table-cell>
        </table:table-row>
        <table:table-row table:style-name="ro1">
          <table:table-cell office:value-type="float" office:value="0.640000000000001" calcext:value-type="float">
            <text:p>0.64</text:p>
          </table:table-cell>
          <table:table-cell table:formula="of:=-([.$A166]-1)*(3*[.$A166]-1)*(3*[.$A166]+1)/16" office:value-type="float" office:value="0.0604440000000001" calcext:value-type="float">
            <text:p>0.060444</text:p>
          </table:table-cell>
          <table:table-cell table:formula="of:=([.$A166]-1)*([.$A166]+1)*(3*[.$A166]-1)/2.25" office:value-type="float" office:value="-0.241408" calcext:value-type="float">
            <text:p>-0.241408</text:p>
          </table:table-cell>
          <table:table-cell table:formula="of:=-([.$A166]-1)*([.$A166]+1)*(3*[.$A166]+1)/2.25" office:value-type="float" office:value="0.766207999999999" calcext:value-type="float">
            <text:p>0.766208</text:p>
          </table:table-cell>
          <table:table-cell table:formula="of:=([.$A166]+1)*(3*[.$A166]-1)*(3*[.$A166]+1)/16" office:value-type="float" office:value="0.275356000000001" calcext:value-type="float">
            <text:p>0.275356</text:p>
          </table:table-cell>
        </table:table-row>
        <table:table-row table:style-name="ro1">
          <table:table-cell office:value-type="float" office:value="0.650000000000001" calcext:value-type="float">
            <text:p>0.65</text:p>
          </table:table-cell>
          <table:table-cell table:formula="of:=-([.$A167]-1)*(3*[.$A167]-1)*(3*[.$A167]+1)/16" office:value-type="float" office:value="0.0613046875000001" calcext:value-type="float">
            <text:p>0.0613046875</text:p>
          </table:table-cell>
          <table:table-cell table:formula="of:=([.$A167]-1)*([.$A167]+1)*(3*[.$A167]-1)/2.25" office:value-type="float" office:value="-0.243833333333334" calcext:value-type="float">
            <text:p>-0.2438333333</text:p>
          </table:table-cell>
          <table:table-cell table:formula="of:=-([.$A167]-1)*([.$A167]+1)*(3*[.$A167]+1)/2.25" office:value-type="float" office:value="0.757166666666666" calcext:value-type="float">
            <text:p>0.7571666667</text:p>
          </table:table-cell>
          <table:table-cell table:formula="of:=([.$A167]+1)*(3*[.$A167]-1)*(3*[.$A167]+1)/16" office:value-type="float" office:value="0.289007812500001" calcext:value-type="float">
            <text:p>0.2890078125</text:p>
          </table:table-cell>
        </table:table-row>
        <table:table-row table:style-name="ro1">
          <table:table-cell office:value-type="float" office:value="0.660000000000002" calcext:value-type="float">
            <text:p>0.66</text:p>
          </table:table-cell>
          <table:table-cell table:formula="of:=-([.$A168]-1)*(3*[.$A168]-1)*(3*[.$A168]+1)/16" office:value-type="float" office:value="0.0620585000000002" calcext:value-type="float">
            <text:p>0.0620585</text:p>
          </table:table-cell>
          <table:table-cell table:formula="of:=([.$A168]-1)*([.$A168]+1)*(3*[.$A168]-1)/2.25" office:value-type="float" office:value="-0.245827555555556" calcext:value-type="float">
            <text:p>-0.2458275556</text:p>
          </table:table-cell>
          <table:table-cell table:formula="of:=-([.$A168]-1)*([.$A168]+1)*(3*[.$A168]+1)/2.25" office:value-type="float" office:value="0.747516444444442" calcext:value-type="float">
            <text:p>0.7475164444</text:p>
          </table:table-cell>
          <table:table-cell table:formula="of:=([.$A168]+1)*(3*[.$A168]-1)*(3*[.$A168]+1)/16" office:value-type="float" office:value="0.302991500000003" calcext:value-type="float">
            <text:p>0.3029915</text:p>
          </table:table-cell>
        </table:table-row>
        <table:table-row table:style-name="ro1">
          <table:table-cell office:value-type="float" office:value="0.670000000000001" calcext:value-type="float">
            <text:p>0.67</text:p>
          </table:table-cell>
          <table:table-cell table:formula="of:=-([.$A169]-1)*(3*[.$A169]-1)*(3*[.$A169]+1)/16" office:value-type="float" office:value="0.0627020625000001" calcext:value-type="float">
            <text:p>0.0627020625</text:p>
          </table:table-cell>
          <table:table-cell table:formula="of:=([.$A169]-1)*([.$A169]+1)*(3*[.$A169]-1)/2.25" office:value-type="float" office:value="-0.247382666666667" calcext:value-type="float">
            <text:p>-0.2473826667</text:p>
          </table:table-cell>
          <table:table-cell table:formula="of:=-([.$A169]-1)*([.$A169]+1)*(3*[.$A169]+1)/2.25" office:value-type="float" office:value="0.737249333333332" calcext:value-type="float">
            <text:p>0.7372493333</text:p>
          </table:table-cell>
          <table:table-cell table:formula="of:=([.$A169]+1)*(3*[.$A169]-1)*(3*[.$A169]+1)/16" office:value-type="float" office:value="0.317310437500002" calcext:value-type="float">
            <text:p>0.3173104375</text:p>
          </table:table-cell>
        </table:table-row>
        <table:table-row table:style-name="ro1">
          <table:table-cell office:value-type="float" office:value="0.680000000000002" calcext:value-type="float">
            <text:p>0.68</text:p>
          </table:table-cell>
          <table:table-cell table:formula="of:=-([.$A170]-1)*(3*[.$A170]-1)*(3*[.$A170]+1)/16" office:value-type="float" office:value="0.0632320000000001" calcext:value-type="float">
            <text:p>0.063232</text:p>
          </table:table-cell>
          <table:table-cell table:formula="of:=([.$A170]-1)*([.$A170]+1)*(3*[.$A170]-1)/2.25" office:value-type="float" office:value="-0.248490666666667" calcext:value-type="float">
            <text:p>-0.2484906667</text:p>
          </table:table-cell>
          <table:table-cell table:formula="of:=-([.$A170]-1)*([.$A170]+1)*(3*[.$A170]+1)/2.25" office:value-type="float" office:value="0.726357333333331" calcext:value-type="float">
            <text:p>0.7263573333</text:p>
          </table:table-cell>
          <table:table-cell table:formula="of:=([.$A170]+1)*(3*[.$A170]-1)*(3*[.$A170]+1)/16" office:value-type="float" office:value="0.331968000000003" calcext:value-type="float">
            <text:p>0.331968</text:p>
          </table:table-cell>
        </table:table-row>
        <table:table-row table:style-name="ro1">
          <table:table-cell office:value-type="float" office:value="0.690000000000001" calcext:value-type="float">
            <text:p>0.69</text:p>
          </table:table-cell>
          <table:table-cell table:formula="of:=-([.$A171]-1)*(3*[.$A171]-1)*(3*[.$A171]+1)/16" office:value-type="float" office:value="0.0636449375" calcext:value-type="float">
            <text:p>0.0636449375</text:p>
          </table:table-cell>
          <table:table-cell table:formula="of:=([.$A171]-1)*([.$A171]+1)*(3*[.$A171]-1)/2.25" office:value-type="float" office:value="-0.249143555555556" calcext:value-type="float">
            <text:p>-0.2491435556</text:p>
          </table:table-cell>
          <table:table-cell table:formula="of:=-([.$A171]-1)*([.$A171]+1)*(3*[.$A171]+1)/2.25" office:value-type="float" office:value="0.714832444444443" calcext:value-type="float">
            <text:p>0.7148324444</text:p>
          </table:table-cell>
          <table:table-cell table:formula="of:=([.$A171]+1)*(3*[.$A171]-1)*(3*[.$A171]+1)/16" office:value-type="float" office:value="0.346967562500001" calcext:value-type="float">
            <text:p>0.3469675625</text:p>
          </table:table-cell>
        </table:table-row>
        <table:table-row table:style-name="ro1">
          <table:table-cell office:value-type="float" office:value="0.700000000000002" calcext:value-type="float">
            <text:p>0.7</text:p>
          </table:table-cell>
          <table:table-cell table:formula="of:=-([.$A172]-1)*(3*[.$A172]-1)*(3*[.$A172]+1)/16" office:value-type="float" office:value="0.0639375000000001" calcext:value-type="float">
            <text:p>0.0639375</text:p>
          </table:table-cell>
          <table:table-cell table:formula="of:=([.$A172]-1)*([.$A172]+1)*(3*[.$A172]-1)/2.25" office:value-type="float" office:value="-0.249333333333333" calcext:value-type="float">
            <text:p>-0.2493333333</text:p>
          </table:table-cell>
          <table:table-cell table:formula="of:=-([.$A172]-1)*([.$A172]+1)*(3*[.$A172]+1)/2.25" office:value-type="float" office:value="0.702666666666664" calcext:value-type="float">
            <text:p>0.7026666667</text:p>
          </table:table-cell>
          <table:table-cell table:formula="of:=([.$A172]+1)*(3*[.$A172]-1)*(3*[.$A172]+1)/16" office:value-type="float" office:value="0.362312500000003" calcext:value-type="float">
            <text:p>0.3623125</text:p>
          </table:table-cell>
        </table:table-row>
        <table:table-row table:style-name="ro1">
          <table:table-cell office:value-type="float" office:value="0.710000000000002" calcext:value-type="float">
            <text:p>0.71</text:p>
          </table:table-cell>
          <table:table-cell table:formula="of:=-([.$A173]-1)*(3*[.$A173]-1)*(3*[.$A173]+1)/16" office:value-type="float" office:value="0.0641063125" calcext:value-type="float">
            <text:p>0.0641063125</text:p>
          </table:table-cell>
          <table:table-cell table:formula="of:=([.$A173]-1)*([.$A173]+1)*(3*[.$A173]-1)/2.25" office:value-type="float" office:value="-0.249052" calcext:value-type="float">
            <text:p>-0.249052</text:p>
          </table:table-cell>
          <table:table-cell table:formula="of:=-([.$A173]-1)*([.$A173]+1)*(3*[.$A173]+1)/2.25" office:value-type="float" office:value="0.689851999999997" calcext:value-type="float">
            <text:p>0.689852</text:p>
          </table:table-cell>
          <table:table-cell table:formula="of:=([.$A173]+1)*(3*[.$A173]-1)*(3*[.$A173]+1)/16" office:value-type="float" office:value="0.378006187500003" calcext:value-type="float">
            <text:p>0.3780061875</text:p>
          </table:table-cell>
        </table:table-row>
        <table:table-row table:style-name="ro1">
          <table:table-cell office:value-type="float" office:value="0.720000000000002" calcext:value-type="float">
            <text:p>0.72</text:p>
          </table:table-cell>
          <table:table-cell table:formula="of:=-([.$A174]-1)*(3*[.$A174]-1)*(3*[.$A174]+1)/16" office:value-type="float" office:value="0.064148" calcext:value-type="float">
            <text:p>0.064148</text:p>
          </table:table-cell>
          <table:table-cell table:formula="of:=([.$A174]-1)*([.$A174]+1)*(3*[.$A174]-1)/2.25" office:value-type="float" office:value="-0.248291555555555" calcext:value-type="float">
            <text:p>-0.2482915556</text:p>
          </table:table-cell>
          <table:table-cell table:formula="of:=-([.$A174]-1)*([.$A174]+1)*(3*[.$A174]+1)/2.25" office:value-type="float" office:value="0.676380444444442" calcext:value-type="float">
            <text:p>0.6763804444</text:p>
          </table:table-cell>
          <table:table-cell table:formula="of:=([.$A174]+1)*(3*[.$A174]-1)*(3*[.$A174]+1)/16" office:value-type="float" office:value="0.394052000000003" calcext:value-type="float">
            <text:p>0.394052</text:p>
          </table:table-cell>
        </table:table-row>
        <table:table-row table:style-name="ro1">
          <table:table-cell office:value-type="float" office:value="0.730000000000002" calcext:value-type="float">
            <text:p>0.73</text:p>
          </table:table-cell>
          <table:table-cell table:formula="of:=-([.$A175]-1)*(3*[.$A175]-1)*(3*[.$A175]+1)/16" office:value-type="float" office:value="0.0640591875" calcext:value-type="float">
            <text:p>0.0640591875</text:p>
          </table:table-cell>
          <table:table-cell table:formula="of:=([.$A175]-1)*([.$A175]+1)*(3*[.$A175]-1)/2.25" office:value-type="float" office:value="-0.247044" calcext:value-type="float">
            <text:p>-0.247044</text:p>
          </table:table-cell>
          <table:table-cell table:formula="of:=-([.$A175]-1)*([.$A175]+1)*(3*[.$A175]+1)/2.25" office:value-type="float" office:value="0.662243999999997" calcext:value-type="float">
            <text:p>0.662244</text:p>
          </table:table-cell>
          <table:table-cell table:formula="of:=([.$A175]+1)*(3*[.$A175]-1)*(3*[.$A175]+1)/16" office:value-type="float" office:value="0.410453312500003" calcext:value-type="float">
            <text:p>0.4104533125</text:p>
          </table:table-cell>
        </table:table-row>
        <table:table-row table:style-name="ro1">
          <table:table-cell office:value-type="float" office:value="0.740000000000002" calcext:value-type="float">
            <text:p>0.74</text:p>
          </table:table-cell>
          <table:table-cell table:formula="of:=-([.$A176]-1)*(3*[.$A176]-1)*(3*[.$A176]+1)/16" office:value-type="float" office:value="0.0638365" calcext:value-type="float">
            <text:p>0.0638365</text:p>
          </table:table-cell>
          <table:table-cell table:formula="of:=([.$A176]-1)*([.$A176]+1)*(3*[.$A176]-1)/2.25" office:value-type="float" office:value="-0.245301333333333" calcext:value-type="float">
            <text:p>-0.2453013333</text:p>
          </table:table-cell>
          <table:table-cell table:formula="of:=-([.$A176]-1)*([.$A176]+1)*(3*[.$A176]+1)/2.25" office:value-type="float" office:value="0.647434666666663" calcext:value-type="float">
            <text:p>0.6474346667</text:p>
          </table:table-cell>
          <table:table-cell table:formula="of:=([.$A176]+1)*(3*[.$A176]-1)*(3*[.$A176]+1)/16" office:value-type="float" office:value="0.427213500000004" calcext:value-type="float">
            <text:p>0.4272135</text:p>
          </table:table-cell>
        </table:table-row>
        <table:table-row table:style-name="ro1">
          <table:table-cell office:value-type="float" office:value="0.750000000000002" calcext:value-type="float">
            <text:p>0.75</text:p>
          </table:table-cell>
          <table:table-cell table:formula="of:=-([.$A177]-1)*(3*[.$A177]-1)*(3*[.$A177]+1)/16" office:value-type="float" office:value="0.0634765624999999" calcext:value-type="float">
            <text:p>0.0634765625</text:p>
          </table:table-cell>
          <table:table-cell table:formula="of:=([.$A177]-1)*([.$A177]+1)*(3*[.$A177]-1)/2.25" office:value-type="float" office:value="-0.243055555555555" calcext:value-type="float">
            <text:p>-0.2430555556</text:p>
          </table:table-cell>
          <table:table-cell table:formula="of:=-([.$A177]-1)*([.$A177]+1)*(3*[.$A177]+1)/2.25" office:value-type="float" office:value="0.631944444444441" calcext:value-type="float">
            <text:p>0.6319444444</text:p>
          </table:table-cell>
          <table:table-cell table:formula="of:=([.$A177]+1)*(3*[.$A177]-1)*(3*[.$A177]+1)/16" office:value-type="float" office:value="0.444335937500004" calcext:value-type="float">
            <text:p>0.4443359375</text:p>
          </table:table-cell>
        </table:table-row>
        <table:table-row table:style-name="ro1">
          <table:table-cell office:value-type="float" office:value="0.760000000000002" calcext:value-type="float">
            <text:p>0.76</text:p>
          </table:table-cell>
          <table:table-cell table:formula="of:=-([.$A178]-1)*(3*[.$A178]-1)*(3*[.$A178]+1)/16" office:value-type="float" office:value="0.0629759999999999" calcext:value-type="float">
            <text:p>0.062976</text:p>
          </table:table-cell>
          <table:table-cell table:formula="of:=([.$A178]-1)*([.$A178]+1)*(3*[.$A178]-1)/2.25" office:value-type="float" office:value="-0.240298666666666" calcext:value-type="float">
            <text:p>-0.2402986667</text:p>
          </table:table-cell>
          <table:table-cell table:formula="of:=-([.$A178]-1)*([.$A178]+1)*(3*[.$A178]+1)/2.25" office:value-type="float" office:value="0.61576533333333" calcext:value-type="float">
            <text:p>0.6157653333</text:p>
          </table:table-cell>
          <table:table-cell table:formula="of:=([.$A178]+1)*(3*[.$A178]-1)*(3*[.$A178]+1)/16" office:value-type="float" office:value="0.461824000000004" calcext:value-type="float">
            <text:p>0.461824</text:p>
          </table:table-cell>
        </table:table-row>
        <table:table-row table:style-name="ro1">
          <table:table-cell office:value-type="float" office:value="0.770000000000002" calcext:value-type="float">
            <text:p>0.77</text:p>
          </table:table-cell>
          <table:table-cell table:formula="of:=-([.$A179]-1)*(3*[.$A179]-1)*(3*[.$A179]+1)/16" office:value-type="float" office:value="0.0623314374999998" calcext:value-type="float">
            <text:p>0.0623314375</text:p>
          </table:table-cell>
          <table:table-cell table:formula="of:=([.$A179]-1)*([.$A179]+1)*(3*[.$A179]-1)/2.25" office:value-type="float" office:value="-0.237022666666666" calcext:value-type="float">
            <text:p>-0.2370226667</text:p>
          </table:table-cell>
          <table:table-cell table:formula="of:=-([.$A179]-1)*([.$A179]+1)*(3*[.$A179]+1)/2.25" office:value-type="float" office:value="0.59888933333333" calcext:value-type="float">
            <text:p>0.5988893333</text:p>
          </table:table-cell>
          <table:table-cell table:formula="of:=([.$A179]+1)*(3*[.$A179]-1)*(3*[.$A179]+1)/16" office:value-type="float" office:value="0.479681062500003" calcext:value-type="float">
            <text:p>0.4796810625</text:p>
          </table:table-cell>
        </table:table-row>
        <table:table-row table:style-name="ro1">
          <table:table-cell office:value-type="float" office:value="0.780000000000002" calcext:value-type="float">
            <text:p>0.78</text:p>
          </table:table-cell>
          <table:table-cell table:formula="of:=-([.$A180]-1)*(3*[.$A180]-1)*(3*[.$A180]+1)/16" office:value-type="float" office:value="0.0615394999999998" calcext:value-type="float">
            <text:p>0.0615395</text:p>
          </table:table-cell>
          <table:table-cell table:formula="of:=([.$A180]-1)*([.$A180]+1)*(3*[.$A180]-1)/2.25" office:value-type="float" office:value="-0.233219555555555" calcext:value-type="float">
            <text:p>-0.2332195556</text:p>
          </table:table-cell>
          <table:table-cell table:formula="of:=-([.$A180]-1)*([.$A180]+1)*(3*[.$A180]+1)/2.25" office:value-type="float" office:value="0.581308444444441" calcext:value-type="float">
            <text:p>0.5813084444</text:p>
          </table:table-cell>
          <table:table-cell table:formula="of:=([.$A180]+1)*(3*[.$A180]-1)*(3*[.$A180]+1)/16" office:value-type="float" office:value="0.497910500000004" calcext:value-type="float">
            <text:p>0.4979105</text:p>
          </table:table-cell>
        </table:table-row>
        <table:table-row table:style-name="ro1">
          <table:table-cell office:value-type="float" office:value="0.790000000000002" calcext:value-type="float">
            <text:p>0.79</text:p>
          </table:table-cell>
          <table:table-cell table:formula="of:=-([.$A181]-1)*(3*[.$A181]-1)*(3*[.$A181]+1)/16" office:value-type="float" office:value="0.0605968124999998" calcext:value-type="float">
            <text:p>0.0605968125</text:p>
          </table:table-cell>
          <table:table-cell table:formula="of:=([.$A181]-1)*([.$A181]+1)*(3*[.$A181]-1)/2.25" office:value-type="float" office:value="-0.228881333333332" calcext:value-type="float">
            <text:p>-0.2288813333</text:p>
          </table:table-cell>
          <table:table-cell table:formula="of:=-([.$A181]-1)*([.$A181]+1)*(3*[.$A181]+1)/2.25" office:value-type="float" office:value="0.563014666666663" calcext:value-type="float">
            <text:p>0.5630146667</text:p>
          </table:table-cell>
          <table:table-cell table:formula="of:=([.$A181]+1)*(3*[.$A181]-1)*(3*[.$A181]+1)/16" office:value-type="float" office:value="0.516515687500004" calcext:value-type="float">
            <text:p>0.5165156875</text:p>
          </table:table-cell>
        </table:table-row>
        <table:table-row table:style-name="ro1">
          <table:table-cell office:value-type="float" office:value="0.800000000000002" calcext:value-type="float">
            <text:p>0.8</text:p>
          </table:table-cell>
          <table:table-cell table:formula="of:=-([.$A182]-1)*(3*[.$A182]-1)*(3*[.$A182]+1)/16" office:value-type="float" office:value="0.0594999999999998" calcext:value-type="float">
            <text:p>0.0595</text:p>
          </table:table-cell>
          <table:table-cell table:formula="of:=([.$A182]-1)*([.$A182]+1)*(3*[.$A182]-1)/2.25" office:value-type="float" office:value="-0.223999999999999" calcext:value-type="float">
            <text:p>-0.224</text:p>
          </table:table-cell>
          <table:table-cell table:formula="of:=-([.$A182]-1)*([.$A182]+1)*(3*[.$A182]+1)/2.25" office:value-type="float" office:value="0.543999999999996" calcext:value-type="float">
            <text:p>0.544</text:p>
          </table:table-cell>
          <table:table-cell table:formula="of:=([.$A182]+1)*(3*[.$A182]-1)*(3*[.$A182]+1)/16" office:value-type="float" office:value="0.535500000000004" calcext:value-type="float">
            <text:p>0.5355</text:p>
          </table:table-cell>
        </table:table-row>
        <table:table-row table:style-name="ro1">
          <table:table-cell office:value-type="float" office:value="0.810000000000002" calcext:value-type="float">
            <text:p>0.81</text:p>
          </table:table-cell>
          <table:table-cell table:formula="of:=-([.$A183]-1)*(3*[.$A183]-1)*(3*[.$A183]+1)/16" office:value-type="float" office:value="0.0582456874999997" calcext:value-type="float">
            <text:p>0.0582456875</text:p>
          </table:table-cell>
          <table:table-cell table:formula="of:=([.$A183]-1)*([.$A183]+1)*(3*[.$A183]-1)/2.25" office:value-type="float" office:value="-0.218567555555554" calcext:value-type="float">
            <text:p>-0.2185675556</text:p>
          </table:table-cell>
          <table:table-cell table:formula="of:=-([.$A183]-1)*([.$A183]+1)*(3*[.$A183]+1)/2.25" office:value-type="float" office:value="0.52425644444444" calcext:value-type="float">
            <text:p>0.5242564444</text:p>
          </table:table-cell>
          <table:table-cell table:formula="of:=([.$A183]+1)*(3*[.$A183]-1)*(3*[.$A183]+1)/16" office:value-type="float" office:value="0.554866812500004" calcext:value-type="float">
            <text:p>0.5548668125</text:p>
          </table:table-cell>
        </table:table-row>
        <table:table-row table:style-name="ro1">
          <table:table-cell office:value-type="float" office:value="0.820000000000002" calcext:value-type="float">
            <text:p>0.82</text:p>
          </table:table-cell>
          <table:table-cell table:formula="of:=-([.$A184]-1)*(3*[.$A184]-1)*(3*[.$A184]+1)/16" office:value-type="float" office:value="0.0568304999999997" calcext:value-type="float">
            <text:p>0.0568305</text:p>
          </table:table-cell>
          <table:table-cell table:formula="of:=([.$A184]-1)*([.$A184]+1)*(3*[.$A184]-1)/2.25" office:value-type="float" office:value="-0.212575999999999" calcext:value-type="float">
            <text:p>-0.212576</text:p>
          </table:table-cell>
          <table:table-cell table:formula="of:=-([.$A184]-1)*([.$A184]+1)*(3*[.$A184]+1)/2.25" office:value-type="float" office:value="0.503775999999996" calcext:value-type="float">
            <text:p>0.503776</text:p>
          </table:table-cell>
          <table:table-cell table:formula="of:=([.$A184]+1)*(3*[.$A184]-1)*(3*[.$A184]+1)/16" office:value-type="float" office:value="0.574619500000004" calcext:value-type="float">
            <text:p>0.5746195</text:p>
          </table:table-cell>
        </table:table-row>
        <table:table-row table:style-name="ro1">
          <table:table-cell office:value-type="float" office:value="0.830000000000002" calcext:value-type="float">
            <text:p>0.83</text:p>
          </table:table-cell>
          <table:table-cell table:formula="of:=-([.$A185]-1)*(3*[.$A185]-1)*(3*[.$A185]+1)/16" office:value-type="float" office:value="0.0552510624999997" calcext:value-type="float">
            <text:p>0.0552510625</text:p>
          </table:table-cell>
          <table:table-cell table:formula="of:=([.$A185]-1)*([.$A185]+1)*(3*[.$A185]-1)/2.25" office:value-type="float" office:value="-0.206017333333332" calcext:value-type="float">
            <text:p>-0.2060173333</text:p>
          </table:table-cell>
          <table:table-cell table:formula="of:=-([.$A185]-1)*([.$A185]+1)*(3*[.$A185]+1)/2.25" office:value-type="float" office:value="0.482550666666662" calcext:value-type="float">
            <text:p>0.4825506667</text:p>
          </table:table-cell>
          <table:table-cell table:formula="of:=([.$A185]+1)*(3*[.$A185]-1)*(3*[.$A185]+1)/16" office:value-type="float" office:value="0.594761437500004" calcext:value-type="float">
            <text:p>0.5947614375</text:p>
          </table:table-cell>
        </table:table-row>
        <table:table-row table:style-name="ro1">
          <table:table-cell office:value-type="float" office:value="0.840000000000002" calcext:value-type="float">
            <text:p>0.84</text:p>
          </table:table-cell>
          <table:table-cell table:formula="of:=-([.$A186]-1)*(3*[.$A186]-1)*(3*[.$A186]+1)/16" office:value-type="float" office:value="0.0535039999999996" calcext:value-type="float">
            <text:p>0.053504</text:p>
          </table:table-cell>
          <table:table-cell table:formula="of:=([.$A186]-1)*([.$A186]+1)*(3*[.$A186]-1)/2.25" office:value-type="float" office:value="-0.198883555555554" calcext:value-type="float">
            <text:p>-0.1988835556</text:p>
          </table:table-cell>
          <table:table-cell table:formula="of:=-([.$A186]-1)*([.$A186]+1)*(3*[.$A186]+1)/2.25" office:value-type="float" office:value="0.46057244444444" calcext:value-type="float">
            <text:p>0.4605724444</text:p>
          </table:table-cell>
          <table:table-cell table:formula="of:=([.$A186]+1)*(3*[.$A186]-1)*(3*[.$A186]+1)/16" office:value-type="float" office:value="0.615296000000004" calcext:value-type="float">
            <text:p>0.615296</text:p>
          </table:table-cell>
        </table:table-row>
        <table:table-row table:style-name="ro1">
          <table:table-cell office:value-type="float" office:value="0.850000000000002" calcext:value-type="float">
            <text:p>0.85</text:p>
          </table:table-cell>
          <table:table-cell table:formula="of:=-([.$A187]-1)*(3*[.$A187]-1)*(3*[.$A187]+1)/16" office:value-type="float" office:value="0.0515859374999996" calcext:value-type="float">
            <text:p>0.0515859375</text:p>
          </table:table-cell>
          <table:table-cell table:formula="of:=([.$A187]-1)*([.$A187]+1)*(3*[.$A187]-1)/2.25" office:value-type="float" office:value="-0.191166666666665" calcext:value-type="float">
            <text:p>-0.1911666667</text:p>
          </table:table-cell>
          <table:table-cell table:formula="of:=-([.$A187]-1)*([.$A187]+1)*(3*[.$A187]+1)/2.25" office:value-type="float" office:value="0.437833333333329" calcext:value-type="float">
            <text:p>0.4378333333</text:p>
          </table:table-cell>
          <table:table-cell table:formula="of:=([.$A187]+1)*(3*[.$A187]-1)*(3*[.$A187]+1)/16" office:value-type="float" office:value="0.636226562500004" calcext:value-type="float">
            <text:p>0.6362265625</text:p>
          </table:table-cell>
        </table:table-row>
        <table:table-row table:style-name="ro1">
          <table:table-cell office:value-type="float" office:value="0.860000000000002" calcext:value-type="float">
            <text:p>0.86</text:p>
          </table:table-cell>
          <table:table-cell table:formula="of:=-([.$A188]-1)*(3*[.$A188]-1)*(3*[.$A188]+1)/16" office:value-type="float" office:value="0.0494934999999995" calcext:value-type="float">
            <text:p>0.0494935</text:p>
          </table:table-cell>
          <table:table-cell table:formula="of:=([.$A188]-1)*([.$A188]+1)*(3*[.$A188]-1)/2.25" office:value-type="float" office:value="-0.182858666666665" calcext:value-type="float">
            <text:p>-0.1828586667</text:p>
          </table:table-cell>
          <table:table-cell table:formula="of:=-([.$A188]-1)*([.$A188]+1)*(3*[.$A188]+1)/2.25" office:value-type="float" office:value="0.414325333333328" calcext:value-type="float">
            <text:p>0.4143253333</text:p>
          </table:table-cell>
          <table:table-cell table:formula="of:=([.$A188]+1)*(3*[.$A188]-1)*(3*[.$A188]+1)/16" office:value-type="float" office:value="0.657556500000005" calcext:value-type="float">
            <text:p>0.6575565</text:p>
          </table:table-cell>
        </table:table-row>
        <table:table-row table:style-name="ro1">
          <table:table-cell office:value-type="float" office:value="0.870000000000002" calcext:value-type="float">
            <text:p>0.87</text:p>
          </table:table-cell>
          <table:table-cell table:formula="of:=-([.$A189]-1)*(3*[.$A189]-1)*(3*[.$A189]+1)/16" office:value-type="float" office:value="0.0472233124999995" calcext:value-type="float">
            <text:p>0.0472233125</text:p>
          </table:table-cell>
          <table:table-cell table:formula="of:=([.$A189]-1)*([.$A189]+1)*(3*[.$A189]-1)/2.25" office:value-type="float" office:value="-0.173951555555554" calcext:value-type="float">
            <text:p>-0.1739515556</text:p>
          </table:table-cell>
          <table:table-cell table:formula="of:=-([.$A189]-1)*([.$A189]+1)*(3*[.$A189]+1)/2.25" office:value-type="float" office:value="0.390040444444439" calcext:value-type="float">
            <text:p>0.3900404444</text:p>
          </table:table-cell>
          <table:table-cell table:formula="of:=([.$A189]+1)*(3*[.$A189]-1)*(3*[.$A189]+1)/16" office:value-type="float" office:value="0.679289187500005" calcext:value-type="float">
            <text:p>0.6792891875</text:p>
          </table:table-cell>
        </table:table-row>
        <table:table-row table:style-name="ro1">
          <table:table-cell office:value-type="float" office:value="0.880000000000002" calcext:value-type="float">
            <text:p>0.88</text:p>
          </table:table-cell>
          <table:table-cell table:formula="of:=-([.$A190]-1)*(3*[.$A190]-1)*(3*[.$A190]+1)/16" office:value-type="float" office:value="0.0447719999999995" calcext:value-type="float">
            <text:p>0.044772</text:p>
          </table:table-cell>
          <table:table-cell table:formula="of:=([.$A190]-1)*([.$A190]+1)*(3*[.$A190]-1)/2.25" office:value-type="float" office:value="-0.164437333333331" calcext:value-type="float">
            <text:p>-0.1644373333</text:p>
          </table:table-cell>
          <table:table-cell table:formula="of:=-([.$A190]-1)*([.$A190]+1)*(3*[.$A190]+1)/2.25" office:value-type="float" office:value="0.364970666666661" calcext:value-type="float">
            <text:p>0.3649706667</text:p>
          </table:table-cell>
          <table:table-cell table:formula="of:=([.$A190]+1)*(3*[.$A190]-1)*(3*[.$A190]+1)/16" office:value-type="float" office:value="0.701428000000005" calcext:value-type="float">
            <text:p>0.701428</text:p>
          </table:table-cell>
        </table:table-row>
        <table:table-row table:style-name="ro1">
          <table:table-cell office:value-type="float" office:value="0.890000000000002" calcext:value-type="float">
            <text:p>0.89</text:p>
          </table:table-cell>
          <table:table-cell table:formula="of:=-([.$A191]-1)*(3*[.$A191]-1)*(3*[.$A191]+1)/16" office:value-type="float" office:value="0.0421361874999994" calcext:value-type="float">
            <text:p>0.0421361875</text:p>
          </table:table-cell>
          <table:table-cell table:formula="of:=([.$A191]-1)*([.$A191]+1)*(3*[.$A191]-1)/2.25" office:value-type="float" office:value="-0.154307999999998" calcext:value-type="float">
            <text:p>-0.154308</text:p>
          </table:table-cell>
          <table:table-cell table:formula="of:=-([.$A191]-1)*([.$A191]+1)*(3*[.$A191]+1)/2.25" office:value-type="float" office:value="0.339107999999994" calcext:value-type="float">
            <text:p>0.339108</text:p>
          </table:table-cell>
          <table:table-cell table:formula="of:=([.$A191]+1)*(3*[.$A191]-1)*(3*[.$A191]+1)/16" office:value-type="float" office:value="0.723976312500005" calcext:value-type="float">
            <text:p>0.7239763125</text:p>
          </table:table-cell>
        </table:table-row>
        <table:table-row table:style-name="ro1">
          <table:table-cell office:value-type="float" office:value="0.900000000000002" calcext:value-type="float">
            <text:p>0.9</text:p>
          </table:table-cell>
          <table:table-cell table:formula="of:=-([.$A192]-1)*(3*[.$A192]-1)*(3*[.$A192]+1)/16" office:value-type="float" office:value="0.0393124999999994" calcext:value-type="float">
            <text:p>0.0393125</text:p>
          </table:table-cell>
          <table:table-cell table:formula="of:=([.$A192]-1)*([.$A192]+1)*(3*[.$A192]-1)/2.25" office:value-type="float" office:value="-0.143555555555553" calcext:value-type="float">
            <text:p>-0.1435555556</text:p>
          </table:table-cell>
          <table:table-cell table:formula="of:=-([.$A192]-1)*([.$A192]+1)*(3*[.$A192]+1)/2.25" office:value-type="float" office:value="0.312444444444439" calcext:value-type="float">
            <text:p>0.3124444444</text:p>
          </table:table-cell>
          <table:table-cell table:formula="of:=([.$A192]+1)*(3*[.$A192]-1)*(3*[.$A192]+1)/16" office:value-type="float" office:value="0.746937500000005" calcext:value-type="float">
            <text:p>0.7469375</text:p>
          </table:table-cell>
        </table:table-row>
        <table:table-row table:style-name="ro1">
          <table:table-cell office:value-type="float" office:value="0.910000000000002" calcext:value-type="float">
            <text:p>0.91</text:p>
          </table:table-cell>
          <table:table-cell table:formula="of:=-([.$A193]-1)*(3*[.$A193]-1)*(3*[.$A193]+1)/16" office:value-type="float" office:value="0.0362975624999994" calcext:value-type="float">
            <text:p>0.0362975625</text:p>
          </table:table-cell>
          <table:table-cell table:formula="of:=([.$A193]-1)*([.$A193]+1)*(3*[.$A193]-1)/2.25" office:value-type="float" office:value="-0.132171999999998" calcext:value-type="float">
            <text:p>-0.132172</text:p>
          </table:table-cell>
          <table:table-cell table:formula="of:=-([.$A193]-1)*([.$A193]+1)*(3*[.$A193]+1)/2.25" office:value-type="float" office:value="0.284971999999994" calcext:value-type="float">
            <text:p>0.284972</text:p>
          </table:table-cell>
          <table:table-cell table:formula="of:=([.$A193]+1)*(3*[.$A193]-1)*(3*[.$A193]+1)/16" office:value-type="float" office:value="0.770314937500005" calcext:value-type="float">
            <text:p>0.7703149375</text:p>
          </table:table-cell>
        </table:table-row>
        <table:table-row table:style-name="ro1">
          <table:table-cell office:value-type="float" office:value="0.920000000000002" calcext:value-type="float">
            <text:p>0.92</text:p>
          </table:table-cell>
          <table:table-cell table:formula="of:=-([.$A194]-1)*(3*[.$A194]-1)*(3*[.$A194]+1)/16" office:value-type="float" office:value="0.0330879999999993" calcext:value-type="float">
            <text:p>0.033088</text:p>
          </table:table-cell>
          <table:table-cell table:formula="of:=([.$A194]-1)*([.$A194]+1)*(3*[.$A194]-1)/2.25" office:value-type="float" office:value="-0.120149333333331" calcext:value-type="float">
            <text:p>-0.1201493333</text:p>
          </table:table-cell>
          <table:table-cell table:formula="of:=-([.$A194]-1)*([.$A194]+1)*(3*[.$A194]+1)/2.25" office:value-type="float" office:value="0.256682666666661" calcext:value-type="float">
            <text:p>0.2566826667</text:p>
          </table:table-cell>
          <table:table-cell table:formula="of:=([.$A194]+1)*(3*[.$A194]-1)*(3*[.$A194]+1)/16" office:value-type="float" office:value="0.794112000000005" calcext:value-type="float">
            <text:p>0.794112</text:p>
          </table:table-cell>
        </table:table-row>
        <table:table-row table:style-name="ro1">
          <table:table-cell office:value-type="float" office:value="0.930000000000002" calcext:value-type="float">
            <text:p>0.93</text:p>
          </table:table-cell>
          <table:table-cell table:formula="of:=-([.$A195]-1)*(3*[.$A195]-1)*(3*[.$A195]+1)/16" office:value-type="float" office:value="0.0296804374999993" calcext:value-type="float">
            <text:p>0.0296804375</text:p>
          </table:table-cell>
          <table:table-cell table:formula="of:=([.$A195]-1)*([.$A195]+1)*(3*[.$A195]-1)/2.25" office:value-type="float" office:value="-0.107479555555553" calcext:value-type="float">
            <text:p>-0.1074795556</text:p>
          </table:table-cell>
          <table:table-cell table:formula="of:=-([.$A195]-1)*([.$A195]+1)*(3*[.$A195]+1)/2.25" office:value-type="float" office:value="0.227568444444438" calcext:value-type="float">
            <text:p>0.2275684444</text:p>
          </table:table-cell>
          <table:table-cell table:formula="of:=([.$A195]+1)*(3*[.$A195]-1)*(3*[.$A195]+1)/16" office:value-type="float" office:value="0.818332062500005" calcext:value-type="float">
            <text:p>0.8183320625</text:p>
          </table:table-cell>
        </table:table-row>
        <table:table-row table:style-name="ro1">
          <table:table-cell office:value-type="float" office:value="0.940000000000002" calcext:value-type="float">
            <text:p>0.94</text:p>
          </table:table-cell>
          <table:table-cell table:formula="of:=-([.$A196]-1)*(3*[.$A196]-1)*(3*[.$A196]+1)/16" office:value-type="float" office:value="0.0260714999999992" calcext:value-type="float">
            <text:p>0.0260715</text:p>
          </table:table-cell>
          <table:table-cell table:formula="of:=([.$A196]-1)*([.$A196]+1)*(3*[.$A196]-1)/2.25" office:value-type="float" office:value="-0.0941546666666639" calcext:value-type="float">
            <text:p>-0.0941546667</text:p>
          </table:table-cell>
          <table:table-cell table:formula="of:=-([.$A196]-1)*([.$A196]+1)*(3*[.$A196]+1)/2.25" office:value-type="float" office:value="0.197621333333327" calcext:value-type="float">
            <text:p>0.1976213333</text:p>
          </table:table-cell>
          <table:table-cell table:formula="of:=([.$A196]+1)*(3*[.$A196]-1)*(3*[.$A196]+1)/16" office:value-type="float" office:value="0.842978500000005" calcext:value-type="float">
            <text:p>0.8429785</text:p>
          </table:table-cell>
        </table:table-row>
        <table:table-row table:style-name="ro1">
          <table:table-cell office:value-type="float" office:value="0.950000000000002" calcext:value-type="float">
            <text:p>0.95</text:p>
          </table:table-cell>
          <table:table-cell table:formula="of:=-([.$A197]-1)*(3*[.$A197]-1)*(3*[.$A197]+1)/16" office:value-type="float" office:value="0.0222578124999992" calcext:value-type="float">
            <text:p>0.0222578125</text:p>
          </table:table-cell>
          <table:table-cell table:formula="of:=([.$A197]-1)*([.$A197]+1)*(3*[.$A197]-1)/2.25" office:value-type="float" office:value="-0.0801666666666637" calcext:value-type="float">
            <text:p>-0.0801666667</text:p>
          </table:table-cell>
          <table:table-cell table:formula="of:=-([.$A197]-1)*([.$A197]+1)*(3*[.$A197]+1)/2.25" office:value-type="float" office:value="0.166833333333327" calcext:value-type="float">
            <text:p>0.1668333333</text:p>
          </table:table-cell>
          <table:table-cell table:formula="of:=([.$A197]+1)*(3*[.$A197]-1)*(3*[.$A197]+1)/16" office:value-type="float" office:value="0.868054687500005" calcext:value-type="float">
            <text:p>0.8680546875</text:p>
          </table:table-cell>
        </table:table-row>
        <table:table-row table:style-name="ro1">
          <table:table-cell office:value-type="float" office:value="0.960000000000002" calcext:value-type="float">
            <text:p>0.96</text:p>
          </table:table-cell>
          <table:table-cell table:formula="of:=-([.$A198]-1)*(3*[.$A198]-1)*(3*[.$A198]+1)/16" office:value-type="float" office:value="0.0182359999999991" calcext:value-type="float">
            <text:p>0.018236</text:p>
          </table:table-cell>
          <table:table-cell table:formula="of:=([.$A198]-1)*([.$A198]+1)*(3*[.$A198]-1)/2.25" office:value-type="float" office:value="-0.0655075555555524" calcext:value-type="float">
            <text:p>-0.0655075556</text:p>
          </table:table-cell>
          <table:table-cell table:formula="of:=-([.$A198]-1)*([.$A198]+1)*(3*[.$A198]+1)/2.25" office:value-type="float" office:value="0.135196444444438" calcext:value-type="float">
            <text:p>0.1351964444</text:p>
          </table:table-cell>
          <table:table-cell table:formula="of:=([.$A198]+1)*(3*[.$A198]-1)*(3*[.$A198]+1)/16" office:value-type="float" office:value="0.893564000000005" calcext:value-type="float">
            <text:p>0.893564</text:p>
          </table:table-cell>
        </table:table-row>
        <table:table-row table:style-name="ro1">
          <table:table-cell office:value-type="float" office:value="0.970000000000002" calcext:value-type="float">
            <text:p>0.97</text:p>
          </table:table-cell>
          <table:table-cell table:formula="of:=-([.$A199]-1)*(3*[.$A199]-1)*(3*[.$A199]+1)/16" office:value-type="float" office:value="0.0140026874999991" calcext:value-type="float">
            <text:p>0.0140026875</text:p>
          </table:table-cell>
          <table:table-cell table:formula="of:=([.$A199]-1)*([.$A199]+1)*(3*[.$A199]-1)/2.25" office:value-type="float" office:value="-0.0501693333333301" calcext:value-type="float">
            <text:p>-0.0501693333</text:p>
          </table:table-cell>
          <table:table-cell table:formula="of:=-([.$A199]-1)*([.$A199]+1)*(3*[.$A199]+1)/2.25" office:value-type="float" office:value="0.10270266666666" calcext:value-type="float">
            <text:p>0.1027026667</text:p>
          </table:table-cell>
          <table:table-cell table:formula="of:=([.$A199]+1)*(3*[.$A199]-1)*(3*[.$A199]+1)/16" office:value-type="float" office:value="0.919509812500005" calcext:value-type="float">
            <text:p>0.9195098125</text:p>
          </table:table-cell>
        </table:table-row>
        <table:table-row table:style-name="ro1">
          <table:table-cell office:value-type="float" office:value="0.980000000000002" calcext:value-type="float">
            <text:p>0.98</text:p>
          </table:table-cell>
          <table:table-cell table:formula="of:=-([.$A200]-1)*(3*[.$A200]-1)*(3*[.$A200]+1)/16" office:value-type="float" office:value="0.00955449999999905" calcext:value-type="float">
            <text:p>0.0095545</text:p>
          </table:table-cell>
          <table:table-cell table:formula="of:=([.$A200]-1)*([.$A200]+1)*(3*[.$A200]-1)/2.25" office:value-type="float" office:value="-0.0341439999999966" calcext:value-type="float">
            <text:p>-0.034144</text:p>
          </table:table-cell>
          <table:table-cell table:formula="of:=-([.$A200]-1)*([.$A200]+1)*(3*[.$A200]+1)/2.25" office:value-type="float" office:value="0.0693439999999929" calcext:value-type="float">
            <text:p>0.069344</text:p>
          </table:table-cell>
          <table:table-cell table:formula="of:=([.$A200]+1)*(3*[.$A200]-1)*(3*[.$A200]+1)/16" office:value-type="float" office:value="0.945895500000005" calcext:value-type="float">
            <text:p>0.9458955</text:p>
          </table:table-cell>
        </table:table-row>
        <table:table-row table:style-name="ro1">
          <table:table-cell office:value-type="float" office:value="0.990000000000002" calcext:value-type="float">
            <text:p>0.99</text:p>
          </table:table-cell>
          <table:table-cell table:formula="of:=-([.$A201]-1)*(3*[.$A201]-1)*(3*[.$A201]+1)/16" office:value-type="float" office:value="0.004888062499999" calcext:value-type="float">
            <text:p>0.0048880625</text:p>
          </table:table-cell>
          <table:table-cell table:formula="of:=([.$A201]-1)*([.$A201]+1)*(3*[.$A201]-1)/2.25" office:value-type="float" office:value="-0.017423555555552" calcext:value-type="float">
            <text:p>-0.0174235556</text:p>
          </table:table-cell>
          <table:table-cell table:formula="of:=-([.$A201]-1)*([.$A201]+1)*(3*[.$A201]+1)/2.25" office:value-type="float" office:value="0.0351124444444372" calcext:value-type="float">
            <text:p>0.0351124444</text:p>
          </table:table-cell>
          <table:table-cell table:formula="of:=([.$A201]+1)*(3*[.$A201]-1)*(3*[.$A201]+1)/16" office:value-type="float" office:value="0.972724437500006" calcext:value-type="float">
            <text:p>0.9727244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([.$A202]-1)*(3*[.$A202]-1)*(3*[.$A202]+1)/16" office:value-type="float" office:value="-0" calcext:value-type="float">
            <text:p>0</text:p>
          </table:table-cell>
          <table:table-cell table:formula="of:=([.$A202]-1)*([.$A202]+1)*(3*[.$A202]-1)/2.25" office:value-type="float" office:value="0" calcext:value-type="float">
            <text:p>0</text:p>
          </table:table-cell>
          <table:table-cell table:formula="of:=-([.$A202]-1)*([.$A202]+1)*(3*[.$A202]+1)/2.25" office:value-type="float" office:value="-0" calcext:value-type="float">
            <text:p>0</text:p>
          </table:table-cell>
          <table:table-cell table:formula="of:=([.$A202]+1)*(3*[.$A202]-1)*(3*[.$A202]+1)/1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13:45:51.8176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5-04-30T10:33:41.647310000</meta:creation-date>
    <dc:date>2015-04-30T13:55:18.973383000</dc:date>
    <dc:creator>Neal Davis</dc:creator>
    <meta:editing-duration>PT47M26S</meta:editing-duration>
    <meta:editing-cycles>5</meta:editing-cycles>
    <meta:generator>LibreOffice/4.3.6.2$MacOSX_X86_64 LibreOffice_project/d50a87b2e514536ed401c18000dad4660b6a169e</meta:generator>
    <meta:document-statistic meta:table-count="3" meta:cell-count="24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0.5" chart:reverse-direction="false" text:line-break="false" chart:link-data-style-to-source="true" chart:axis-position="0"/>
      <style:text-properties fo:font-family="'CMU Serif'" style:font-style-name="Roman" style:font-family-generic="roman" fo:font-size="10pt" fo:font-weight="600" style:font-size-asian="10pt" style:font-size-complex="10pt"/>
    </style:style>
    <style:style style:name="ch4" style:family="chart" style:data-style-name="N0">
      <style:chart-properties chart:display-label="true" chart:logarithmic="false" chart:minimum="-0.25" chart:maximum="1" chart:origin="0" chart:interval-major="0.25" chart:reverse-direction="false" text:line-break="false" chart:link-data-style-to-source="true" chart:axis-position="0"/>
      <style:text-properties fo:font-family="'CMU Serif'" style:font-style-name="Roman" style:font-family-generic="roman" fo:font-size="10pt" fo:font-weight="600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51cm" svg:stroke-color="#001933" draw:fill-color="#001933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136055" draw:fill-color="#136055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27a877" draw:fill-color="#27a877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17cm" svg:height="6.351cm" xlink:href=".." xlink:type="simple" chart:class="chart:scatter" chart:style-name="ch1">
        <chart:plot-area chart:style-name="ch2" table:cell-range-address="2nd.A2:2nd.D202 2nd.B1:2nd.D1" chart:data-source-has-labels="row" svg:x="0.407cm" svg:y="0.108cm" svg:width="10.696cm" svg:height="6.108cm">
          <chartooo:coordinate-region svg:x="0.557cm" svg:y="0.305cm" svg:width="10.453cm" svg:height="5.714cm"/>
          <chart:axis chart:dimension="x" chart:name="primary-x" chart:style-name="ch3"/>
          <chart:axis chart:dimension="y" chart:name="primary-y" chart:style-name="ch4"/>
          <chart:series chart:style-name="ch5" chart:values-cell-range-address="2nd.B2:2nd.B202" chart:label-cell-address="2nd.B1:2nd.B1" chart:class="chart:scatter">
            <chart:domain table:cell-range-address="2nd.A2:2nd.A202"/>
            <chart:data-point chart:repeated="201"/>
          </chart:series>
          <chart:series chart:style-name="ch6" chart:values-cell-range-address="2nd.C2:2nd.C202" chart:label-cell-address="2nd.C1:2nd.C1" chart:class="chart:scatter">
            <chart:data-point chart:repeated="201"/>
          </chart:series>
          <chart:series chart:style-name="ch7" chart:values-cell-range-address="2nd.D2:2nd.D202" chart:label-cell-address="2nd.D1:2nd.D1" chart:class="chart:scatte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0</text:p>
                <draw:g>
                  <svg:desc>2nd.B1:2nd.B1</svg:desc>
                </draw:g>
              </table:table-cell>
              <table:table-cell office:value-type="string">
                <text:p>l1</text:p>
                <draw:g>
                  <svg:desc>2nd.C1:2nd.C1</svg:desc>
                </draw:g>
              </table:table-cell>
              <table:table-cell office:value-type="string">
                <text:p>l2</text:p>
                <draw:g>
                  <svg:desc>2nd.D1:2n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2nd.A2:2nd.A202</svg:desc>
                </draw:g>
              </table:table-cell>
              <table:table-cell office:value-type="float" office:value="1">
                <text:p>1</text:p>
                <draw:g>
                  <svg:desc>2nd.B2:2nd.B202</svg:desc>
                </draw:g>
              </table:table-cell>
              <table:table-cell office:value-type="float" office:value="0">
                <text:p>0</text:p>
                <draw:g>
                  <svg:desc>2nd.C2:2nd.C202</svg:desc>
                </draw:g>
              </table:table-cell>
              <table:table-cell office:value-type="float" office:value="-0">
                <text:p>-0</text:p>
                <draw:g>
                  <svg:desc>2nd.D2:2nd.D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98505">
                <text:p>0.98505</text:p>
              </table:table-cell>
              <table:table-cell office:value-type="float" office:value="0.0199">
                <text:p>0.0199</text:p>
              </table:table-cell>
              <table:table-cell office:value-type="float" office:value="-0.00495">
                <text:p>-0.00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9702">
                <text:p>0.9702</text:p>
              </table:table-cell>
              <table:table-cell office:value-type="float" office:value="0.0396">
                <text:p>0.0396</text:p>
              </table:table-cell>
              <table:table-cell office:value-type="float" office:value="-0.00980000000000001">
                <text:p>-0.0098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95545">
                <text:p>0.95545</text:p>
              </table:table-cell>
              <table:table-cell office:value-type="float" office:value="0.0591">
                <text:p>0.0591</text:p>
              </table:table-cell>
              <table:table-cell office:value-type="float" office:value="-0.01455">
                <text:p>-0.01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9408">
                <text:p>0.9408</text:p>
              </table:table-cell>
              <table:table-cell office:value-type="float" office:value="0.0784000000000001">
                <text:p>0.0784000000000001</text:p>
              </table:table-cell>
              <table:table-cell office:value-type="float" office:value="-0.0192">
                <text:p>-0.0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92625">
                <text:p>0.92625</text:p>
              </table:table-cell>
              <table:table-cell office:value-type="float" office:value="0.0974999999999999">
                <text:p>0.0974999999999999</text:p>
              </table:table-cell>
              <table:table-cell office:value-type="float" office:value="-0.02375">
                <text:p>-0.02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9118">
                <text:p>0.9118</text:p>
              </table:table-cell>
              <table:table-cell office:value-type="float" office:value="0.1164">
                <text:p>0.1164</text:p>
              </table:table-cell>
              <table:table-cell office:value-type="float" office:value="-0.0282">
                <text:p>-0.0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89745">
                <text:p>0.89745</text:p>
              </table:table-cell>
              <table:table-cell office:value-type="float" office:value="0.1351">
                <text:p>0.1351</text:p>
              </table:table-cell>
              <table:table-cell office:value-type="float" office:value="-0.03255">
                <text:p>-0.03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8832">
                <text:p>0.8832</text:p>
              </table:table-cell>
              <table:table-cell office:value-type="float" office:value="0.1536">
                <text:p>0.1536</text:p>
              </table:table-cell>
              <table:table-cell office:value-type="float" office:value="-0.0368">
                <text:p>-0.0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86905">
                <text:p>0.86905</text:p>
              </table:table-cell>
              <table:table-cell office:value-type="float" office:value="0.1719">
                <text:p>0.1719</text:p>
              </table:table-cell>
              <table:table-cell office:value-type="float" office:value="-0.04095">
                <text:p>-0.04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855">
                <text:p>0.855</text:p>
              </table:table-cell>
              <table:table-cell office:value-type="float" office:value="0.19">
                <text:p>0.19</text:p>
              </table:table-cell>
              <table:table-cell office:value-type="float" office:value="-0.045">
                <text:p>-0.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84105">
                <text:p>0.84105</text:p>
              </table:table-cell>
              <table:table-cell office:value-type="float" office:value="0.2079">
                <text:p>0.2079</text:p>
              </table:table-cell>
              <table:table-cell office:value-type="float" office:value="-0.04895">
                <text:p>-0.04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8272">
                <text:p>0.8272</text:p>
              </table:table-cell>
              <table:table-cell office:value-type="float" office:value="0.2256">
                <text:p>0.2256</text:p>
              </table:table-cell>
              <table:table-cell office:value-type="float" office:value="-0.0528">
                <text:p>-0.0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81345">
                <text:p>0.81345</text:p>
              </table:table-cell>
              <table:table-cell office:value-type="float" office:value="0.2431">
                <text:p>0.2431</text:p>
              </table:table-cell>
              <table:table-cell office:value-type="float" office:value="-0.05655">
                <text:p>-0.05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7998">
                <text:p>0.7998</text:p>
              </table:table-cell>
              <table:table-cell office:value-type="float" office:value="0.2604">
                <text:p>0.2604</text:p>
              </table:table-cell>
              <table:table-cell office:value-type="float" office:value="-0.0602">
                <text:p>-0.06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78625">
                <text:p>0.78625</text:p>
              </table:table-cell>
              <table:table-cell office:value-type="float" office:value="0.2775">
                <text:p>0.2775</text:p>
              </table:table-cell>
              <table:table-cell office:value-type="float" office:value="-0.06375">
                <text:p>-0.06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7728">
                <text:p>0.7728</text:p>
              </table:table-cell>
              <table:table-cell office:value-type="float" office:value="0.2944">
                <text:p>0.2944</text:p>
              </table:table-cell>
              <table:table-cell office:value-type="float" office:value="-0.0672">
                <text:p>-0.0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75945">
                <text:p>0.75945</text:p>
              </table:table-cell>
              <table:table-cell office:value-type="float" office:value="0.3111">
                <text:p>0.3111</text:p>
              </table:table-cell>
              <table:table-cell office:value-type="float" office:value="-0.07055">
                <text:p>-0.07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7462">
                <text:p>0.7462</text:p>
              </table:table-cell>
              <table:table-cell office:value-type="float" office:value="0.3276">
                <text:p>0.3276</text:p>
              </table:table-cell>
              <table:table-cell office:value-type="float" office:value="-0.0738">
                <text:p>-0.0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73305">
                <text:p>0.73305</text:p>
              </table:table-cell>
              <table:table-cell office:value-type="float" office:value="0.3439">
                <text:p>0.3439</text:p>
              </table:table-cell>
              <table:table-cell office:value-type="float" office:value="-0.07695">
                <text:p>-0.07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72">
                <text:p>0.72</text:p>
              </table:table-cell>
              <table:table-cell office:value-type="float" office:value="0.36">
                <text:p>0.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70705">
                <text:p>0.70705</text:p>
              </table:table-cell>
              <table:table-cell office:value-type="float" office:value="0.3759">
                <text:p>0.3759</text:p>
              </table:table-cell>
              <table:table-cell office:value-type="float" office:value="-0.08295">
                <text:p>-0.08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942">
                <text:p>0.6942</text:p>
              </table:table-cell>
              <table:table-cell office:value-type="float" office:value="0.3916">
                <text:p>0.3916</text:p>
              </table:table-cell>
              <table:table-cell office:value-type="float" office:value="-0.0858">
                <text:p>-0.0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8145">
                <text:p>0.68145</text:p>
              </table:table-cell>
              <table:table-cell office:value-type="float" office:value="0.4071">
                <text:p>0.4071</text:p>
              </table:table-cell>
              <table:table-cell office:value-type="float" office:value="-0.08855">
                <text:p>-0.08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688">
                <text:p>0.6688</text:p>
              </table:table-cell>
              <table:table-cell office:value-type="float" office:value="0.4224">
                <text:p>0.4224</text:p>
              </table:table-cell>
              <table:table-cell office:value-type="float" office:value="-0.0912">
                <text:p>-0.0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5625">
                <text:p>0.65625</text:p>
              </table:table-cell>
              <table:table-cell office:value-type="float" office:value="0.4375">
                <text:p>0.4375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438">
                <text:p>0.6438</text:p>
              </table:table-cell>
              <table:table-cell office:value-type="float" office:value="0.4524">
                <text:p>0.4524</text:p>
              </table:table-cell>
              <table:table-cell office:value-type="float" office:value="-0.0962">
                <text:p>-0.09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3145">
                <text:p>0.63145</text:p>
              </table:table-cell>
              <table:table-cell office:value-type="float" office:value="0.4671">
                <text:p>0.4671</text:p>
              </table:table-cell>
              <table:table-cell office:value-type="float" office:value="-0.09855">
                <text:p>-0.09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192">
                <text:p>0.6192</text:p>
              </table:table-cell>
              <table:table-cell office:value-type="float" office:value="0.4816">
                <text:p>0.4816</text:p>
              </table:table-cell>
              <table:table-cell office:value-type="float" office:value="-0.1008">
                <text:p>-0.1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60705">
                <text:p>0.60705</text:p>
              </table:table-cell>
              <table:table-cell office:value-type="float" office:value="0.4959">
                <text:p>0.4959</text:p>
              </table:table-cell>
              <table:table-cell office:value-type="float" office:value="-0.10295">
                <text:p>-0.10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595">
                <text:p>0.595</text:p>
              </table:table-cell>
              <table:table-cell office:value-type="float" office:value="0.51">
                <text:p>0.51</text:p>
              </table:table-cell>
              <table:table-cell office:value-type="float" office:value="-0.105">
                <text:p>-0.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58305">
                <text:p>0.58305</text:p>
              </table:table-cell>
              <table:table-cell office:value-type="float" office:value="0.5239">
                <text:p>0.5239</text:p>
              </table:table-cell>
              <table:table-cell office:value-type="float" office:value="-0.10695">
                <text:p>-0.106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5712">
                <text:p>0.5712</text:p>
              </table:table-cell>
              <table:table-cell office:value-type="float" office:value="0.5376">
                <text:p>0.5376</text:p>
              </table:table-cell>
              <table:table-cell office:value-type="float" office:value="-0.1088">
                <text:p>-0.1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55945">
                <text:p>0.55945</text:p>
              </table:table-cell>
              <table:table-cell office:value-type="float" office:value="0.5511">
                <text:p>0.5511</text:p>
              </table:table-cell>
              <table:table-cell office:value-type="float" office:value="-0.11055">
                <text:p>-0.11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5478">
                <text:p>0.5478</text:p>
              </table:table-cell>
              <table:table-cell office:value-type="float" office:value="0.5644">
                <text:p>0.5644</text:p>
              </table:table-cell>
              <table:table-cell office:value-type="float" office:value="-0.1122">
                <text:p>-0.1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53625">
                <text:p>0.53625</text:p>
              </table:table-cell>
              <table:table-cell office:value-type="float" office:value="0.5775">
                <text:p>0.5775</text:p>
              </table:table-cell>
              <table:table-cell office:value-type="float" office:value="-0.11375">
                <text:p>-0.11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5248">
                <text:p>0.5248</text:p>
              </table:table-cell>
              <table:table-cell office:value-type="float" office:value="0.5904">
                <text:p>0.5904</text:p>
              </table:table-cell>
              <table:table-cell office:value-type="float" office:value="-0.1152">
                <text:p>-0.1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51345">
                <text:p>0.51345</text:p>
              </table:table-cell>
              <table:table-cell office:value-type="float" office:value="0.6031">
                <text:p>0.6031</text:p>
              </table:table-cell>
              <table:table-cell office:value-type="float" office:value="-0.11655">
                <text:p>-0.116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5022">
                <text:p>0.5022</text:p>
              </table:table-cell>
              <table:table-cell office:value-type="float" office:value="0.6156">
                <text:p>0.6156</text:p>
              </table:table-cell>
              <table:table-cell office:value-type="float" office:value="-0.1178">
                <text:p>-0.11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49105">
                <text:p>0.49105</text:p>
              </table:table-cell>
              <table:table-cell office:value-type="float" office:value="0.6279">
                <text:p>0.6279</text:p>
              </table:table-cell>
              <table:table-cell office:value-type="float" office:value="-0.11895">
                <text:p>-0.118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48">
                <text:p>0.48</text:p>
              </table:table-cell>
              <table:table-cell office:value-type="float" office:value="0.64">
                <text:p>0.6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46905">
                <text:p>0.46905</text:p>
              </table:table-cell>
              <table:table-cell office:value-type="float" office:value="0.6519">
                <text:p>0.6519</text:p>
              </table:table-cell>
              <table:table-cell office:value-type="float" office:value="-0.12095">
                <text:p>-0.12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4582">
                <text:p>0.4582</text:p>
              </table:table-cell>
              <table:table-cell office:value-type="float" office:value="0.6636">
                <text:p>0.6636</text:p>
              </table:table-cell>
              <table:table-cell office:value-type="float" office:value="-0.1218">
                <text:p>-0.1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44745">
                <text:p>0.44745</text:p>
              </table:table-cell>
              <table:table-cell office:value-type="float" office:value="0.6751">
                <text:p>0.6751</text:p>
              </table:table-cell>
              <table:table-cell office:value-type="float" office:value="-0.12255">
                <text:p>-0.12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4368">
                <text:p>0.4368</text:p>
              </table:table-cell>
              <table:table-cell office:value-type="float" office:value="0.6864">
                <text:p>0.6864</text:p>
              </table:table-cell>
              <table:table-cell office:value-type="float" office:value="-0.1232">
                <text:p>-0.1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42625">
                <text:p>0.42625</text:p>
              </table:table-cell>
              <table:table-cell office:value-type="float" office:value="0.6975">
                <text:p>0.6975</text:p>
              </table:table-cell>
              <table:table-cell office:value-type="float" office:value="-0.12375">
                <text:p>-0.12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4158">
                <text:p>0.4158</text:p>
              </table:table-cell>
              <table:table-cell office:value-type="float" office:value="0.7084">
                <text:p>0.7084</text:p>
              </table:table-cell>
              <table:table-cell office:value-type="float" office:value="-0.1242">
                <text:p>-0.1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40545">
                <text:p>0.40545</text:p>
              </table:table-cell>
              <table:table-cell office:value-type="float" office:value="0.7191">
                <text:p>0.7191</text:p>
              </table:table-cell>
              <table:table-cell office:value-type="float" office:value="-0.12455">
                <text:p>-0.12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3952">
                <text:p>0.3952</text:p>
              </table:table-cell>
              <table:table-cell office:value-type="float" office:value="0.7296">
                <text:p>0.7296</text:p>
              </table:table-cell>
              <table:table-cell office:value-type="float" office:value="-0.1248">
                <text:p>-0.12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38505">
                <text:p>0.38505</text:p>
              </table:table-cell>
              <table:table-cell office:value-type="float" office:value="0.7399">
                <text:p>0.7399</text:p>
              </table:table-cell>
              <table:table-cell office:value-type="float" office:value="-0.12495">
                <text:p>-0.124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375">
                <text:p>0.375</text:p>
              </table:table-cell>
              <table:table-cell office:value-type="float" office:value="0.75">
                <text:p>0.7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36505">
                <text:p>0.36505</text:p>
              </table:table-cell>
              <table:table-cell office:value-type="float" office:value="0.7599">
                <text:p>0.7599</text:p>
              </table:table-cell>
              <table:table-cell office:value-type="float" office:value="-0.12495">
                <text:p>-0.124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3552">
                <text:p>0.3552</text:p>
              </table:table-cell>
              <table:table-cell office:value-type="float" office:value="0.7696">
                <text:p>0.7696</text:p>
              </table:table-cell>
              <table:table-cell office:value-type="float" office:value="-0.1248">
                <text:p>-0.12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34545">
                <text:p>0.34545</text:p>
              </table:table-cell>
              <table:table-cell office:value-type="float" office:value="0.7791">
                <text:p>0.7791</text:p>
              </table:table-cell>
              <table:table-cell office:value-type="float" office:value="-0.12455">
                <text:p>-0.12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3358">
                <text:p>0.3358</text:p>
              </table:table-cell>
              <table:table-cell office:value-type="float" office:value="0.7884">
                <text:p>0.7884</text:p>
              </table:table-cell>
              <table:table-cell office:value-type="float" office:value="-0.1242">
                <text:p>-0.1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32625">
                <text:p>0.32625</text:p>
              </table:table-cell>
              <table:table-cell office:value-type="float" office:value="0.7975">
                <text:p>0.7975</text:p>
              </table:table-cell>
              <table:table-cell office:value-type="float" office:value="-0.12375">
                <text:p>-0.12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3168">
                <text:p>0.3168</text:p>
              </table:table-cell>
              <table:table-cell office:value-type="float" office:value="0.8064">
                <text:p>0.8064</text:p>
              </table:table-cell>
              <table:table-cell office:value-type="float" office:value="-0.1232">
                <text:p>-0.12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307449999999999">
                <text:p>0.307449999999999</text:p>
              </table:table-cell>
              <table:table-cell office:value-type="float" office:value="0.815100000000001">
                <text:p>0.815100000000001</text:p>
              </table:table-cell>
              <table:table-cell office:value-type="float" office:value="-0.12255">
                <text:p>-0.12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2982">
                <text:p>0.2982</text:p>
              </table:table-cell>
              <table:table-cell office:value-type="float" office:value="0.8236">
                <text:p>0.8236</text:p>
              </table:table-cell>
              <table:table-cell office:value-type="float" office:value="-0.1218">
                <text:p>-0.1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289049999999999">
                <text:p>0.289049999999999</text:p>
              </table:table-cell>
              <table:table-cell office:value-type="float" office:value="0.831900000000001">
                <text:p>0.831900000000001</text:p>
              </table:table-cell>
              <table:table-cell office:value-type="float" office:value="-0.12095">
                <text:p>-0.120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28">
                <text:p>0.28</text:p>
              </table:table-cell>
              <table:table-cell office:value-type="float" office:value="0.84">
                <text:p>0.8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271049999999999">
                <text:p>0.271049999999999</text:p>
              </table:table-cell>
              <table:table-cell office:value-type="float" office:value="0.847900000000001">
                <text:p>0.847900000000001</text:p>
              </table:table-cell>
              <table:table-cell office:value-type="float" office:value="-0.11895">
                <text:p>-0.118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262199999999999">
                <text:p>0.262199999999999</text:p>
              </table:table-cell>
              <table:table-cell office:value-type="float" office:value="0.855600000000001">
                <text:p>0.855600000000001</text:p>
              </table:table-cell>
              <table:table-cell office:value-type="float" office:value="-0.1178">
                <text:p>-0.11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253449999999999">
                <text:p>0.253449999999999</text:p>
              </table:table-cell>
              <table:table-cell office:value-type="float" office:value="0.863100000000001">
                <text:p>0.863100000000001</text:p>
              </table:table-cell>
              <table:table-cell office:value-type="float" office:value="-0.11655">
                <text:p>-0.116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244799999999999">
                <text:p>0.244799999999999</text:p>
              </table:table-cell>
              <table:table-cell office:value-type="float" office:value="0.870400000000001">
                <text:p>0.870400000000001</text:p>
              </table:table-cell>
              <table:table-cell office:value-type="float" office:value="-0.1152">
                <text:p>-0.11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236249999999999">
                <text:p>0.236249999999999</text:p>
              </table:table-cell>
              <table:table-cell office:value-type="float" office:value="0.877500000000001">
                <text:p>0.877500000000001</text:p>
              </table:table-cell>
              <table:table-cell office:value-type="float" office:value="-0.11375">
                <text:p>-0.11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227799999999999">
                <text:p>0.227799999999999</text:p>
              </table:table-cell>
              <table:table-cell office:value-type="float" office:value="0.884400000000001">
                <text:p>0.884400000000001</text:p>
              </table:table-cell>
              <table:table-cell office:value-type="float" office:value="-0.1122">
                <text:p>-0.11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219449999999999">
                <text:p>0.219449999999999</text:p>
              </table:table-cell>
              <table:table-cell office:value-type="float" office:value="0.891100000000001">
                <text:p>0.891100000000001</text:p>
              </table:table-cell>
              <table:table-cell office:value-type="float" office:value="-0.11055">
                <text:p>-0.11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211199999999999">
                <text:p>0.211199999999999</text:p>
              </table:table-cell>
              <table:table-cell office:value-type="float" office:value="0.897600000000001">
                <text:p>0.897600000000001</text:p>
              </table:table-cell>
              <table:table-cell office:value-type="float" office:value="-0.1088">
                <text:p>-0.10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203049999999999">
                <text:p>0.203049999999999</text:p>
              </table:table-cell>
              <table:table-cell office:value-type="float" office:value="0.903900000000001">
                <text:p>0.903900000000001</text:p>
              </table:table-cell>
              <table:table-cell office:value-type="float" office:value="-0.10695">
                <text:p>-0.106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194999999999999">
                <text:p>0.194999999999999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-0.105">
                <text:p>-0.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187049999999999">
                <text:p>0.187049999999999</text:p>
              </table:table-cell>
              <table:table-cell office:value-type="float" office:value="0.915900000000001">
                <text:p>0.915900000000001</text:p>
              </table:table-cell>
              <table:table-cell office:value-type="float" office:value="-0.10295">
                <text:p>-0.102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179199999999999">
                <text:p>0.179199999999999</text:p>
              </table:table-cell>
              <table:table-cell office:value-type="float" office:value="0.9216">
                <text:p>0.9216</text:p>
              </table:table-cell>
              <table:table-cell office:value-type="float" office:value="-0.1008">
                <text:p>-0.10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171449999999999">
                <text:p>0.171449999999999</text:p>
              </table:table-cell>
              <table:table-cell office:value-type="float" office:value="0.927100000000001">
                <text:p>0.927100000000001</text:p>
              </table:table-cell>
              <table:table-cell office:value-type="float" office:value="-0.0985499999999998">
                <text:p>-0.0985499999999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163799999999999">
                <text:p>0.163799999999999</text:p>
              </table:table-cell>
              <table:table-cell office:value-type="float" office:value="0.9324">
                <text:p>0.9324</text:p>
              </table:table-cell>
              <table:table-cell office:value-type="float" office:value="-0.0961999999999998">
                <text:p>-0.0961999999999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156249999999999">
                <text:p>0.156249999999999</text:p>
              </table:table-cell>
              <table:table-cell office:value-type="float" office:value="0.937500000000001">
                <text:p>0.937500000000001</text:p>
              </table:table-cell>
              <table:table-cell office:value-type="float" office:value="-0.0937499999999998">
                <text:p>-0.0937499999999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148799999999999">
                <text:p>0.148799999999999</text:p>
              </table:table-cell>
              <table:table-cell office:value-type="float" office:value="0.942400000000001">
                <text:p>0.942400000000001</text:p>
              </table:table-cell>
              <table:table-cell office:value-type="float" office:value="-0.0911999999999997">
                <text:p>-0.0911999999999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141449999999999">
                <text:p>0.141449999999999</text:p>
              </table:table-cell>
              <table:table-cell office:value-type="float" office:value="0.947100000000001">
                <text:p>0.947100000000001</text:p>
              </table:table-cell>
              <table:table-cell office:value-type="float" office:value="-0.0885499999999997">
                <text:p>-0.08854999999999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134199999999999">
                <text:p>0.134199999999999</text:p>
              </table:table-cell>
              <table:table-cell office:value-type="float" office:value="0.9516">
                <text:p>0.9516</text:p>
              </table:table-cell>
              <table:table-cell office:value-type="float" office:value="-0.0857999999999997">
                <text:p>-0.0857999999999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127049999999999">
                <text:p>0.127049999999999</text:p>
              </table:table-cell>
              <table:table-cell office:value-type="float" office:value="0.9559">
                <text:p>0.9559</text:p>
              </table:table-cell>
              <table:table-cell office:value-type="float" office:value="-0.0829499999999997">
                <text:p>-0.0829499999999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119999999999999">
                <text:p>0.11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-0.0799999999999997">
                <text:p>-0.07999999999999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113049999999999">
                <text:p>0.113049999999999</text:p>
              </table:table-cell>
              <table:table-cell office:value-type="float" office:value="0.9639">
                <text:p>0.9639</text:p>
              </table:table-cell>
              <table:table-cell office:value-type="float" office:value="-0.0769499999999997">
                <text:p>-0.07694999999999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106199999999999">
                <text:p>0.106199999999999</text:p>
              </table:table-cell>
              <table:table-cell office:value-type="float" office:value="0.9676">
                <text:p>0.9676</text:p>
              </table:table-cell>
              <table:table-cell office:value-type="float" office:value="-0.0737999999999997">
                <text:p>-0.07379999999999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0994499999999993">
                <text:p>0.0994499999999993</text:p>
              </table:table-cell>
              <table:table-cell office:value-type="float" office:value="0.9711">
                <text:p>0.9711</text:p>
              </table:table-cell>
              <table:table-cell office:value-type="float" office:value="-0.0705499999999997">
                <text:p>-0.0705499999999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0927999999999993">
                <text:p>0.0927999999999993</text:p>
              </table:table-cell>
              <table:table-cell office:value-type="float" office:value="0.9744">
                <text:p>0.9744</text:p>
              </table:table-cell>
              <table:table-cell office:value-type="float" office:value="-0.0671999999999997">
                <text:p>-0.0671999999999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0862499999999994">
                <text:p>0.0862499999999994</text:p>
              </table:table-cell>
              <table:table-cell office:value-type="float" office:value="0.9775">
                <text:p>0.9775</text:p>
              </table:table-cell>
              <table:table-cell office:value-type="float" office:value="-0.0637499999999997">
                <text:p>-0.06374999999999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0797999999999994">
                <text:p>0.0797999999999994</text:p>
              </table:table-cell>
              <table:table-cell office:value-type="float" office:value="0.9804">
                <text:p>0.9804</text:p>
              </table:table-cell>
              <table:table-cell office:value-type="float" office:value="-0.0601999999999996">
                <text:p>-0.06019999999999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0734499999999994">
                <text:p>0.0734499999999994</text:p>
              </table:table-cell>
              <table:table-cell office:value-type="float" office:value="0.9831">
                <text:p>0.9831</text:p>
              </table:table-cell>
              <table:table-cell office:value-type="float" office:value="-0.0565499999999996">
                <text:p>-0.05654999999999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0671999999999994">
                <text:p>0.0671999999999994</text:p>
              </table:table-cell>
              <table:table-cell office:value-type="float" office:value="0.9856">
                <text:p>0.9856</text:p>
              </table:table-cell>
              <table:table-cell office:value-type="float" office:value="-0.0527999999999996">
                <text:p>-0.05279999999999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0610499999999994">
                <text:p>0.0610499999999994</text:p>
              </table:table-cell>
              <table:table-cell office:value-type="float" office:value="0.9879">
                <text:p>0.9879</text:p>
              </table:table-cell>
              <table:table-cell office:value-type="float" office:value="-0.0489499999999996">
                <text:p>-0.0489499999999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0549999999999995">
                <text:p>0.0549999999999995</text:p>
              </table:table-cell>
              <table:table-cell office:value-type="float" office:value="0.99">
                <text:p>0.99</text:p>
              </table:table-cell>
              <table:table-cell office:value-type="float" office:value="-0.0449999999999997">
                <text:p>-0.04499999999999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2">
                <text:p>-0.0899999999999992</text:p>
              </table:table-cell>
              <table:table-cell office:value-type="float" office:value="0.0490499999999995">
                <text:p>0.0490499999999995</text:p>
              </table:table-cell>
              <table:table-cell office:value-type="float" office:value="0.9919">
                <text:p>0.9919</text:p>
              </table:table-cell>
              <table:table-cell office:value-type="float" office:value="-0.0409499999999997">
                <text:p>-0.04094999999999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2">
                <text:p>-0.0799999999999992</text:p>
              </table:table-cell>
              <table:table-cell office:value-type="float" office:value="0.0431999999999995">
                <text:p>0.0431999999999995</text:p>
              </table:table-cell>
              <table:table-cell office:value-type="float" office:value="0.9936">
                <text:p>0.9936</text:p>
              </table:table-cell>
              <table:table-cell office:value-type="float" office:value="-0.0367999999999997">
                <text:p>-0.03679999999999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2">
                <text:p>-0.0699999999999992</text:p>
              </table:table-cell>
              <table:table-cell office:value-type="float" office:value="0.0374499999999995">
                <text:p>0.0374499999999995</text:p>
              </table:table-cell>
              <table:table-cell office:value-type="float" office:value="0.9951">
                <text:p>0.9951</text:p>
              </table:table-cell>
              <table:table-cell office:value-type="float" office:value="-0.0325499999999997">
                <text:p>-0.03254999999999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2">
                <text:p>-0.0599999999999992</text:p>
              </table:table-cell>
              <table:table-cell office:value-type="float" office:value="0.0317999999999995">
                <text:p>0.0317999999999995</text:p>
              </table:table-cell>
              <table:table-cell office:value-type="float" office:value="0.9964">
                <text:p>0.9964</text:p>
              </table:table-cell>
              <table:table-cell office:value-type="float" office:value="-0.0281999999999996">
                <text:p>-0.02819999999999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2">
                <text:p>-0.0499999999999992</text:p>
              </table:table-cell>
              <table:table-cell office:value-type="float" office:value="0.0262499999999996">
                <text:p>0.0262499999999996</text:p>
              </table:table-cell>
              <table:table-cell office:value-type="float" office:value="0.9975">
                <text:p>0.9975</text:p>
              </table:table-cell>
              <table:table-cell office:value-type="float" office:value="-0.0237499999999996">
                <text:p>-0.0237499999999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1">
                <text:p>-0.0399999999999991</text:p>
              </table:table-cell>
              <table:table-cell office:value-type="float" office:value="0.0207999999999995">
                <text:p>0.0207999999999995</text:p>
              </table:table-cell>
              <table:table-cell office:value-type="float" office:value="0.9984">
                <text:p>0.9984</text:p>
              </table:table-cell>
              <table:table-cell office:value-type="float" office:value="-0.0191999999999996">
                <text:p>-0.0191999999999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1">
                <text:p>-0.0299999999999991</text:p>
              </table:table-cell>
              <table:table-cell office:value-type="float" office:value="0.0154499999999995">
                <text:p>0.0154499999999995</text:p>
              </table:table-cell>
              <table:table-cell office:value-type="float" office:value="0.9991">
                <text:p>0.9991</text:p>
              </table:table-cell>
              <table:table-cell office:value-type="float" office:value="-0.0145499999999996">
                <text:p>-0.01454999999999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1">
                <text:p>-0.0199999999999991</text:p>
              </table:table-cell>
              <table:table-cell office:value-type="float" office:value="0.0101999999999995">
                <text:p>0.0101999999999995</text:p>
              </table:table-cell>
              <table:table-cell office:value-type="float" office:value="0.9996">
                <text:p>0.9996</text:p>
              </table:table-cell>
              <table:table-cell office:value-type="float" office:value="-0.00979999999999957">
                <text:p>-0.009799999999999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12">
                <text:p>-0.00999999999999912</text:p>
              </table:table-cell>
              <table:table-cell office:value-type="float" office:value="0.00504999999999955">
                <text:p>0.00504999999999955</text:p>
              </table:table-cell>
              <table:table-cell office:value-type="float" office:value="0.9999">
                <text:p>0.9999</text:p>
              </table:table-cell>
              <table:table-cell office:value-type="float" office:value="-0.00494999999999957">
                <text:p>-0.004949999999999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4.44089209850062E-016">
                <text:p>-4.44089209850062E-016</text:p>
              </table:table-cell>
              <table:table-cell office:value-type="float" office:value="1">
                <text:p>1</text:p>
              </table:table-cell>
              <table:table-cell office:value-type="float" office:value="4.44089209850063E-016">
                <text:p>4.44089209850063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9">
                <text:p>0.0100000000000009</text:p>
              </table:table-cell>
              <table:table-cell office:value-type="float" office:value="-0.00495000000000044">
                <text:p>-0.00495000000000044</text:p>
              </table:table-cell>
              <table:table-cell office:value-type="float" office:value="0.9999">
                <text:p>0.9999</text:p>
              </table:table-cell>
              <table:table-cell office:value-type="float" office:value="0.00505000000000046">
                <text:p>0.005050000000000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9">
                <text:p>0.0200000000000009</text:p>
              </table:table-cell>
              <table:table-cell office:value-type="float" office:value="-0.00980000000000043">
                <text:p>-0.00980000000000043</text:p>
              </table:table-cell>
              <table:table-cell office:value-type="float" office:value="0.9996">
                <text:p>0.9996</text:p>
              </table:table-cell>
              <table:table-cell office:value-type="float" office:value="0.0102000000000005">
                <text:p>0.01020000000000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9">
                <text:p>0.0300000000000009</text:p>
              </table:table-cell>
              <table:table-cell office:value-type="float" office:value="-0.0145500000000004">
                <text:p>-0.0145500000000004</text:p>
              </table:table-cell>
              <table:table-cell office:value-type="float" office:value="0.9991">
                <text:p>0.9991</text:p>
              </table:table-cell>
              <table:table-cell office:value-type="float" office:value="0.0154500000000005">
                <text:p>0.01545000000000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9">
                <text:p>0.0400000000000009</text:p>
              </table:table-cell>
              <table:table-cell office:value-type="float" office:value="-0.0192000000000004">
                <text:p>-0.0192000000000004</text:p>
              </table:table-cell>
              <table:table-cell office:value-type="float" office:value="0.9984">
                <text:p>0.9984</text:p>
              </table:table-cell>
              <table:table-cell office:value-type="float" office:value="0.0208000000000005">
                <text:p>0.02080000000000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9">
                <text:p>0.0500000000000009</text:p>
              </table:table-cell>
              <table:table-cell office:value-type="float" office:value="-0.0237500000000004">
                <text:p>-0.0237500000000004</text:p>
              </table:table-cell>
              <table:table-cell office:value-type="float" office:value="0.9975">
                <text:p>0.9975</text:p>
              </table:table-cell>
              <table:table-cell office:value-type="float" office:value="0.0262500000000005">
                <text:p>0.02625000000000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9">
                <text:p>0.0600000000000009</text:p>
              </table:table-cell>
              <table:table-cell office:value-type="float" office:value="-0.0282000000000004">
                <text:p>-0.0282000000000004</text:p>
              </table:table-cell>
              <table:table-cell office:value-type="float" office:value="0.9964">
                <text:p>0.9964</text:p>
              </table:table-cell>
              <table:table-cell office:value-type="float" office:value="0.0318000000000005">
                <text:p>0.03180000000000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1">
                <text:p>0.070000000000001</text:p>
              </table:table-cell>
              <table:table-cell office:value-type="float" office:value="-0.0325500000000004">
                <text:p>-0.0325500000000004</text:p>
              </table:table-cell>
              <table:table-cell office:value-type="float" office:value="0.9951">
                <text:p>0.9951</text:p>
              </table:table-cell>
              <table:table-cell office:value-type="float" office:value="0.0374500000000006">
                <text:p>0.03745000000000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1">
                <text:p>0.080000000000001</text:p>
              </table:table-cell>
              <table:table-cell office:value-type="float" office:value="-0.0368000000000004">
                <text:p>-0.0368000000000004</text:p>
              </table:table-cell>
              <table:table-cell office:value-type="float" office:value="0.9936">
                <text:p>0.9936</text:p>
              </table:table-cell>
              <table:table-cell office:value-type="float" office:value="0.0432000000000006">
                <text:p>0.04320000000000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1">
                <text:p>0.090000000000001</text:p>
              </table:table-cell>
              <table:table-cell office:value-type="float" office:value="-0.0409500000000004">
                <text:p>-0.0409500000000004</text:p>
              </table:table-cell>
              <table:table-cell office:value-type="float" office:value="0.9919">
                <text:p>0.9919</text:p>
              </table:table-cell>
              <table:table-cell office:value-type="float" office:value="0.0490500000000006">
                <text:p>0.04905000000000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-0.0450000000000004">
                <text:p>-0.0450000000000004</text:p>
              </table:table-cell>
              <table:table-cell office:value-type="float" office:value="0.99">
                <text:p>0.99</text:p>
              </table:table-cell>
              <table:table-cell office:value-type="float" office:value="0.0550000000000006">
                <text:p>0.05500000000000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-0.0489500000000004">
                <text:p>-0.0489500000000004</text:p>
              </table:table-cell>
              <table:table-cell office:value-type="float" office:value="0.9879">
                <text:p>0.9879</text:p>
              </table:table-cell>
              <table:table-cell office:value-type="float" office:value="0.0610500000000006">
                <text:p>0.06105000000000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-0.0528000000000004">
                <text:p>-0.0528000000000004</text:p>
              </table:table-cell>
              <table:table-cell office:value-type="float" office:value="0.9856">
                <text:p>0.9856</text:p>
              </table:table-cell>
              <table:table-cell office:value-type="float" office:value="0.0672000000000006">
                <text:p>0.06720000000000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-0.0565500000000004">
                <text:p>-0.0565500000000004</text:p>
              </table:table-cell>
              <table:table-cell office:value-type="float" office:value="0.9831">
                <text:p>0.9831</text:p>
              </table:table-cell>
              <table:table-cell office:value-type="float" office:value="0.0734500000000006">
                <text:p>0.07345000000000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-0.0602000000000004">
                <text:p>-0.0602000000000004</text:p>
              </table:table-cell>
              <table:table-cell office:value-type="float" office:value="0.9804">
                <text:p>0.9804</text:p>
              </table:table-cell>
              <table:table-cell office:value-type="float" office:value="0.0798000000000006">
                <text:p>0.07980000000000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-0.0637500000000004">
                <text:p>-0.0637500000000004</text:p>
              </table:table-cell>
              <table:table-cell office:value-type="float" office:value="0.9775">
                <text:p>0.9775</text:p>
              </table:table-cell>
              <table:table-cell office:value-type="float" office:value="0.0862500000000007">
                <text:p>0.08625000000000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-0.0672000000000003">
                <text:p>-0.0672000000000003</text:p>
              </table:table-cell>
              <table:table-cell office:value-type="float" office:value="0.9744">
                <text:p>0.9744</text:p>
              </table:table-cell>
              <table:table-cell office:value-type="float" office:value="0.0928000000000007">
                <text:p>0.09280000000000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-0.0705500000000003">
                <text:p>-0.0705500000000003</text:p>
              </table:table-cell>
              <table:table-cell office:value-type="float" office:value="0.9711">
                <text:p>0.9711</text:p>
              </table:table-cell>
              <table:table-cell office:value-type="float" office:value="0.0994500000000007">
                <text:p>0.09945000000000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-0.0738000000000003">
                <text:p>-0.0738000000000003</text:p>
              </table:table-cell>
              <table:table-cell office:value-type="float" office:value="0.9676">
                <text:p>0.9676</text:p>
              </table:table-cell>
              <table:table-cell office:value-type="float" office:value="0.106200000000001">
                <text:p>0.1062000000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-0.0769500000000003">
                <text:p>-0.0769500000000003</text:p>
              </table:table-cell>
              <table:table-cell office:value-type="float" office:value="0.9639">
                <text:p>0.9639</text:p>
              </table:table-cell>
              <table:table-cell office:value-type="float" office:value="0.113050000000001">
                <text:p>0.1130500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-0.0800000000000003">
                <text:p>-0.0800000000000003</text:p>
              </table:table-cell>
              <table:table-cell office:value-type="float" office:value="0.959999999999999">
                <text:p>0.959999999999999</text:p>
              </table:table-cell>
              <table:table-cell office:value-type="float" office:value="0.120000000000001">
                <text:p>0.120000000000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-0.0829500000000003">
                <text:p>-0.0829500000000003</text:p>
              </table:table-cell>
              <table:table-cell office:value-type="float" office:value="0.955899999999999">
                <text:p>0.955899999999999</text:p>
              </table:table-cell>
              <table:table-cell office:value-type="float" office:value="0.127050000000001">
                <text:p>0.12705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-0.0858000000000003">
                <text:p>-0.0858000000000003</text:p>
              </table:table-cell>
              <table:table-cell office:value-type="float" office:value="0.9516">
                <text:p>0.9516</text:p>
              </table:table-cell>
              <table:table-cell office:value-type="float" office:value="0.134200000000001">
                <text:p>0.134200000000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-0.0885500000000003">
                <text:p>-0.0885500000000003</text:p>
              </table:table-cell>
              <table:table-cell office:value-type="float" office:value="0.9471">
                <text:p>0.9471</text:p>
              </table:table-cell>
              <table:table-cell office:value-type="float" office:value="0.141450000000001">
                <text:p>0.141450000000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-0.0912000000000003">
                <text:p>-0.0912000000000003</text:p>
              </table:table-cell>
              <table:table-cell office:value-type="float" office:value="0.9424">
                <text:p>0.9424</text:p>
              </table:table-cell>
              <table:table-cell office:value-type="float" office:value="0.148800000000001">
                <text:p>0.14880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-0.0937500000000003">
                <text:p>-0.0937500000000003</text:p>
              </table:table-cell>
              <table:table-cell office:value-type="float" office:value="0.9375">
                <text:p>0.9375</text:p>
              </table:table-cell>
              <table:table-cell office:value-type="float" office:value="0.156250000000001">
                <text:p>0.1562500000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-0.0962000000000002">
                <text:p>-0.0962000000000002</text:p>
              </table:table-cell>
              <table:table-cell office:value-type="float" office:value="0.932399999999999">
                <text:p>0.932399999999999</text:p>
              </table:table-cell>
              <table:table-cell office:value-type="float" office:value="0.163800000000001">
                <text:p>0.16380000000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-0.0985500000000002">
                <text:p>-0.0985500000000002</text:p>
              </table:table-cell>
              <table:table-cell office:value-type="float" office:value="0.927099999999999">
                <text:p>0.927099999999999</text:p>
              </table:table-cell>
              <table:table-cell office:value-type="float" office:value="0.171450000000001">
                <text:p>0.1714500000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-0.1008">
                <text:p>-0.1008</text:p>
              </table:table-cell>
              <table:table-cell office:value-type="float" office:value="0.921599999999999">
                <text:p>0.921599999999999</text:p>
              </table:table-cell>
              <table:table-cell office:value-type="float" office:value="0.179200000000001">
                <text:p>0.179200000000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-0.10295">
                <text:p>-0.10295</text:p>
              </table:table-cell>
              <table:table-cell office:value-type="float" office:value="0.915899999999999">
                <text:p>0.915899999999999</text:p>
              </table:table-cell>
              <table:table-cell office:value-type="float" office:value="0.187050000000001">
                <text:p>0.187050000000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-0.105">
                <text:p>-0.105</text:p>
              </table:table-cell>
              <table:table-cell office:value-type="float" office:value="0.909999999999999">
                <text:p>0.909999999999999</text:p>
              </table:table-cell>
              <table:table-cell office:value-type="float" office:value="0.195000000000001">
                <text:p>0.1950000000000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-0.10695">
                <text:p>-0.10695</text:p>
              </table:table-cell>
              <table:table-cell office:value-type="float" office:value="0.903899999999999">
                <text:p>0.903899999999999</text:p>
              </table:table-cell>
              <table:table-cell office:value-type="float" office:value="0.203050000000001">
                <text:p>0.2030500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-0.1088">
                <text:p>-0.1088</text:p>
              </table:table-cell>
              <table:table-cell office:value-type="float" office:value="0.897599999999999">
                <text:p>0.897599999999999</text:p>
              </table:table-cell>
              <table:table-cell office:value-type="float" office:value="0.211200000000001">
                <text:p>0.2112000000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-0.11055">
                <text:p>-0.11055</text:p>
              </table:table-cell>
              <table:table-cell office:value-type="float" office:value="0.891099999999999">
                <text:p>0.891099999999999</text:p>
              </table:table-cell>
              <table:table-cell office:value-type="float" office:value="0.219450000000001">
                <text:p>0.219450000000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-0.1122">
                <text:p>-0.1122</text:p>
              </table:table-cell>
              <table:table-cell office:value-type="float" office:value="0.884399999999999">
                <text:p>0.884399999999999</text:p>
              </table:table-cell>
              <table:table-cell office:value-type="float" office:value="0.227800000000001">
                <text:p>0.227800000000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-0.11375">
                <text:p>-0.11375</text:p>
              </table:table-cell>
              <table:table-cell office:value-type="float" office:value="0.877499999999999">
                <text:p>0.877499999999999</text:p>
              </table:table-cell>
              <table:table-cell office:value-type="float" office:value="0.236250000000001">
                <text:p>0.236250000000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-0.1152">
                <text:p>-0.1152</text:p>
              </table:table-cell>
              <table:table-cell office:value-type="float" office:value="0.870399999999999">
                <text:p>0.870399999999999</text:p>
              </table:table-cell>
              <table:table-cell office:value-type="float" office:value="0.244800000000001">
                <text:p>0.2448000000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-0.11655">
                <text:p>-0.11655</text:p>
              </table:table-cell>
              <table:table-cell office:value-type="float" office:value="0.863099999999999">
                <text:p>0.863099999999999</text:p>
              </table:table-cell>
              <table:table-cell office:value-type="float" office:value="0.253450000000001">
                <text:p>0.25345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-0.1178">
                <text:p>-0.1178</text:p>
              </table:table-cell>
              <table:table-cell office:value-type="float" office:value="0.855599999999999">
                <text:p>0.855599999999999</text:p>
              </table:table-cell>
              <table:table-cell office:value-type="float" office:value="0.262200000000001">
                <text:p>0.26220000000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-0.11895">
                <text:p>-0.11895</text:p>
              </table:table-cell>
              <table:table-cell office:value-type="float" office:value="0.847899999999999">
                <text:p>0.847899999999999</text:p>
              </table:table-cell>
              <table:table-cell office:value-type="float" office:value="0.271050000000001">
                <text:p>0.2710500000000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-0.12">
                <text:p>-0.12</text:p>
              </table:table-cell>
              <table:table-cell office:value-type="float" office:value="0.839999999999999">
                <text:p>0.839999999999999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-0.12095">
                <text:p>-0.12095</text:p>
              </table:table-cell>
              <table:table-cell office:value-type="float" office:value="0.831899999999999">
                <text:p>0.831899999999999</text:p>
              </table:table-cell>
              <table:table-cell office:value-type="float" office:value="0.289050000000001">
                <text:p>0.28905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-0.1218">
                <text:p>-0.1218</text:p>
              </table:table-cell>
              <table:table-cell office:value-type="float" office:value="0.823599999999999">
                <text:p>0.823599999999999</text:p>
              </table:table-cell>
              <table:table-cell office:value-type="float" office:value="0.298200000000001">
                <text:p>0.2982000000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-0.12255">
                <text:p>-0.12255</text:p>
              </table:table-cell>
              <table:table-cell office:value-type="float" office:value="0.815099999999999">
                <text:p>0.815099999999999</text:p>
              </table:table-cell>
              <table:table-cell office:value-type="float" office:value="0.307450000000001">
                <text:p>0.307450000000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-0.1232">
                <text:p>-0.1232</text:p>
              </table:table-cell>
              <table:table-cell office:value-type="float" office:value="0.806399999999999">
                <text:p>0.806399999999999</text:p>
              </table:table-cell>
              <table:table-cell office:value-type="float" office:value="0.316800000000001">
                <text:p>0.316800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-0.12375">
                <text:p>-0.12375</text:p>
              </table:table-cell>
              <table:table-cell office:value-type="float" office:value="0.797499999999999">
                <text:p>0.797499999999999</text:p>
              </table:table-cell>
              <table:table-cell office:value-type="float" office:value="0.326250000000001">
                <text:p>0.32625000000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-0.1242">
                <text:p>-0.1242</text:p>
              </table:table-cell>
              <table:table-cell office:value-type="float" office:value="0.788399999999999">
                <text:p>0.788399999999999</text:p>
              </table:table-cell>
              <table:table-cell office:value-type="float" office:value="0.335800000000001">
                <text:p>0.3358000000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-0.12455">
                <text:p>-0.12455</text:p>
              </table:table-cell>
              <table:table-cell office:value-type="float" office:value="0.779099999999999">
                <text:p>0.779099999999999</text:p>
              </table:table-cell>
              <table:table-cell office:value-type="float" office:value="0.345450000000001">
                <text:p>0.3454500000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-0.1248">
                <text:p>-0.1248</text:p>
              </table:table-cell>
              <table:table-cell office:value-type="float" office:value="0.769599999999999">
                <text:p>0.769599999999999</text:p>
              </table:table-cell>
              <table:table-cell office:value-type="float" office:value="0.355200000000001">
                <text:p>0.355200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-0.12495">
                <text:p>-0.12495</text:p>
              </table:table-cell>
              <table:table-cell office:value-type="float" office:value="0.759899999999999">
                <text:p>0.759899999999999</text:p>
              </table:table-cell>
              <table:table-cell office:value-type="float" office:value="0.365050000000001">
                <text:p>0.3650500000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0.125">
                <text:p>-0.125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0.375000000000001">
                <text:p>0.3750000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-0.12495">
                <text:p>-0.12495</text:p>
              </table:table-cell>
              <table:table-cell office:value-type="float" office:value="0.739899999999999">
                <text:p>0.739899999999999</text:p>
              </table:table-cell>
              <table:table-cell office:value-type="float" office:value="0.385050000000001">
                <text:p>0.385050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-0.1248">
                <text:p>-0.1248</text:p>
              </table:table-cell>
              <table:table-cell office:value-type="float" office:value="0.729599999999999">
                <text:p>0.729599999999999</text:p>
              </table:table-cell>
              <table:table-cell office:value-type="float" office:value="0.395200000000001">
                <text:p>0.3952000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-0.12455">
                <text:p>-0.12455</text:p>
              </table:table-cell>
              <table:table-cell office:value-type="float" office:value="0.719099999999999">
                <text:p>0.719099999999999</text:p>
              </table:table-cell>
              <table:table-cell office:value-type="float" office:value="0.405450000000001">
                <text:p>0.40545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-0.1242">
                <text:p>-0.1242</text:p>
              </table:table-cell>
              <table:table-cell office:value-type="float" office:value="0.708399999999999">
                <text:p>0.708399999999999</text:p>
              </table:table-cell>
              <table:table-cell office:value-type="float" office:value="0.415800000000001">
                <text:p>0.4158000000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-0.12375">
                <text:p>-0.12375</text:p>
              </table:table-cell>
              <table:table-cell office:value-type="float" office:value="0.697499999999999">
                <text:p>0.697499999999999</text:p>
              </table:table-cell>
              <table:table-cell office:value-type="float" office:value="0.426250000000001">
                <text:p>0.42625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-0.1232">
                <text:p>-0.1232</text:p>
              </table:table-cell>
              <table:table-cell office:value-type="float" office:value="0.686399999999999">
                <text:p>0.686399999999999</text:p>
              </table:table-cell>
              <table:table-cell office:value-type="float" office:value="0.436800000000001">
                <text:p>0.436800000000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-0.12255">
                <text:p>-0.12255</text:p>
              </table:table-cell>
              <table:table-cell office:value-type="float" office:value="0.675099999999999">
                <text:p>0.675099999999999</text:p>
              </table:table-cell>
              <table:table-cell office:value-type="float" office:value="0.447450000000001">
                <text:p>0.44745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-0.1218">
                <text:p>-0.1218</text:p>
              </table:table-cell>
              <table:table-cell office:value-type="float" office:value="0.663599999999999">
                <text:p>0.663599999999999</text:p>
              </table:table-cell>
              <table:table-cell office:value-type="float" office:value="0.458200000000001">
                <text:p>0.45820000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-0.12095">
                <text:p>-0.12095</text:p>
              </table:table-cell>
              <table:table-cell office:value-type="float" office:value="0.651899999999999">
                <text:p>0.651899999999999</text:p>
              </table:table-cell>
              <table:table-cell office:value-type="float" office:value="0.469050000000001">
                <text:p>0.4690500000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-0.12">
                <text:p>-0.12</text:p>
              </table:table-cell>
              <table:table-cell office:value-type="float" office:value="0.639999999999999">
                <text:p>0.639999999999999</text:p>
              </table:table-cell>
              <table:table-cell office:value-type="float" office:value="0.480000000000001">
                <text:p>0.4800000000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-0.11895">
                <text:p>-0.11895</text:p>
              </table:table-cell>
              <table:table-cell office:value-type="float" office:value="0.627899999999999">
                <text:p>0.627899999999999</text:p>
              </table:table-cell>
              <table:table-cell office:value-type="float" office:value="0.491050000000001">
                <text:p>0.49105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-0.1178">
                <text:p>-0.1178</text:p>
              </table:table-cell>
              <table:table-cell office:value-type="float" office:value="0.615599999999999">
                <text:p>0.615599999999999</text:p>
              </table:table-cell>
              <table:table-cell office:value-type="float" office:value="0.502200000000001">
                <text:p>0.502200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-0.11655">
                <text:p>-0.11655</text:p>
              </table:table-cell>
              <table:table-cell office:value-type="float" office:value="0.603099999999999">
                <text:p>0.603099999999999</text:p>
              </table:table-cell>
              <table:table-cell office:value-type="float" office:value="0.513450000000001">
                <text:p>0.51345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-0.1152">
                <text:p>-0.1152</text:p>
              </table:table-cell>
              <table:table-cell office:value-type="float" office:value="0.590399999999999">
                <text:p>0.590399999999999</text:p>
              </table:table-cell>
              <table:table-cell office:value-type="float" office:value="0.524800000000001">
                <text:p>0.5248000000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-0.11375">
                <text:p>-0.11375</text:p>
              </table:table-cell>
              <table:table-cell office:value-type="float" office:value="0.577499999999999">
                <text:p>0.577499999999999</text:p>
              </table:table-cell>
              <table:table-cell office:value-type="float" office:value="0.536250000000001">
                <text:p>0.5362500000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2">
                <text:p>0.660000000000002</text:p>
              </table:table-cell>
              <table:table-cell office:value-type="float" office:value="-0.1122">
                <text:p>-0.1122</text:p>
              </table:table-cell>
              <table:table-cell office:value-type="float" office:value="0.564399999999997">
                <text:p>0.564399999999997</text:p>
              </table:table-cell>
              <table:table-cell office:value-type="float" office:value="0.547800000000002">
                <text:p>0.5478000000000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-0.11055">
                <text:p>-0.11055</text:p>
              </table:table-cell>
              <table:table-cell office:value-type="float" office:value="0.551099999999999">
                <text:p>0.551099999999999</text:p>
              </table:table-cell>
              <table:table-cell office:value-type="float" office:value="0.559450000000001">
                <text:p>0.559450000000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2">
                <text:p>0.680000000000002</text:p>
              </table:table-cell>
              <table:table-cell office:value-type="float" office:value="-0.1088">
                <text:p>-0.1088</text:p>
              </table:table-cell>
              <table:table-cell office:value-type="float" office:value="0.537599999999997">
                <text:p>0.537599999999997</text:p>
              </table:table-cell>
              <table:table-cell office:value-type="float" office:value="0.571200000000002">
                <text:p>0.5712000000000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-0.10695">
                <text:p>-0.10695</text:p>
              </table:table-cell>
              <table:table-cell office:value-type="float" office:value="0.523899999999999">
                <text:p>0.523899999999999</text:p>
              </table:table-cell>
              <table:table-cell office:value-type="float" office:value="0.583050000000001">
                <text:p>0.58305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-0.105">
                <text:p>-0.105</text:p>
              </table:table-cell>
              <table:table-cell office:value-type="float" office:value="0.509999999999997">
                <text:p>0.509999999999997</text:p>
              </table:table-cell>
              <table:table-cell office:value-type="float" office:value="0.595000000000002">
                <text:p>0.5950000000000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2">
                <text:p>0.710000000000002</text:p>
              </table:table-cell>
              <table:table-cell office:value-type="float" office:value="-0.10295">
                <text:p>-0.10295</text:p>
              </table:table-cell>
              <table:table-cell office:value-type="float" office:value="0.495899999999997">
                <text:p>0.495899999999997</text:p>
              </table:table-cell>
              <table:table-cell office:value-type="float" office:value="0.607050000000003">
                <text:p>0.6070500000000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2">
                <text:p>0.720000000000002</text:p>
              </table:table-cell>
              <table:table-cell office:value-type="float" office:value="-0.1008">
                <text:p>-0.1008</text:p>
              </table:table-cell>
              <table:table-cell office:value-type="float" office:value="0.481599999999997">
                <text:p>0.481599999999997</text:p>
              </table:table-cell>
              <table:table-cell office:value-type="float" office:value="0.619200000000003">
                <text:p>0.6192000000000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2">
                <text:p>0.730000000000002</text:p>
              </table:table-cell>
              <table:table-cell office:value-type="float" office:value="-0.0985499999999995">
                <text:p>-0.0985499999999995</text:p>
              </table:table-cell>
              <table:table-cell office:value-type="float" office:value="0.467099999999997">
                <text:p>0.467099999999997</text:p>
              </table:table-cell>
              <table:table-cell office:value-type="float" office:value="0.631450000000003">
                <text:p>0.6314500000000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2">
                <text:p>0.740000000000002</text:p>
              </table:table-cell>
              <table:table-cell office:value-type="float" office:value="-0.0961999999999995">
                <text:p>-0.0961999999999995</text:p>
              </table:table-cell>
              <table:table-cell office:value-type="float" office:value="0.452399999999997">
                <text:p>0.452399999999997</text:p>
              </table:table-cell>
              <table:table-cell office:value-type="float" office:value="0.643800000000003">
                <text:p>0.6438000000000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2">
                <text:p>0.750000000000002</text:p>
              </table:table-cell>
              <table:table-cell office:value-type="float" office:value="-0.0937499999999995">
                <text:p>-0.0937499999999995</text:p>
              </table:table-cell>
              <table:table-cell office:value-type="float" office:value="0.437499999999997">
                <text:p>0.437499999999997</text:p>
              </table:table-cell>
              <table:table-cell office:value-type="float" office:value="0.656250000000003">
                <text:p>0.6562500000000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2">
                <text:p>0.760000000000002</text:p>
              </table:table-cell>
              <table:table-cell office:value-type="float" office:value="-0.0911999999999995">
                <text:p>-0.0911999999999995</text:p>
              </table:table-cell>
              <table:table-cell office:value-type="float" office:value="0.422399999999997">
                <text:p>0.422399999999997</text:p>
              </table:table-cell>
              <table:table-cell office:value-type="float" office:value="0.668800000000002">
                <text:p>0.6688000000000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2">
                <text:p>0.770000000000002</text:p>
              </table:table-cell>
              <table:table-cell office:value-type="float" office:value="-0.0885499999999995">
                <text:p>-0.0885499999999995</text:p>
              </table:table-cell>
              <table:table-cell office:value-type="float" office:value="0.407099999999997">
                <text:p>0.407099999999997</text:p>
              </table:table-cell>
              <table:table-cell office:value-type="float" office:value="0.681450000000003">
                <text:p>0.6814500000000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2">
                <text:p>0.780000000000002</text:p>
              </table:table-cell>
              <table:table-cell office:value-type="float" office:value="-0.0857999999999994">
                <text:p>-0.0857999999999994</text:p>
              </table:table-cell>
              <table:table-cell office:value-type="float" office:value="0.391599999999997">
                <text:p>0.391599999999997</text:p>
              </table:table-cell>
              <table:table-cell office:value-type="float" office:value="0.694200000000003">
                <text:p>0.6942000000000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2">
                <text:p>0.790000000000002</text:p>
              </table:table-cell>
              <table:table-cell office:value-type="float" office:value="-0.0829499999999994">
                <text:p>-0.0829499999999994</text:p>
              </table:table-cell>
              <table:table-cell office:value-type="float" office:value="0.375899999999997">
                <text:p>0.375899999999997</text:p>
              </table:table-cell>
              <table:table-cell office:value-type="float" office:value="0.707050000000003">
                <text:p>0.7070500000000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2">
                <text:p>0.800000000000002</text:p>
              </table:table-cell>
              <table:table-cell office:value-type="float" office:value="-0.0799999999999994">
                <text:p>-0.0799999999999994</text:p>
              </table:table-cell>
              <table:table-cell office:value-type="float" office:value="0.359999999999997">
                <text:p>0.359999999999997</text:p>
              </table:table-cell>
              <table:table-cell office:value-type="float" office:value="0.720000000000003">
                <text:p>0.7200000000000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2">
                <text:p>0.810000000000002</text:p>
              </table:table-cell>
              <table:table-cell office:value-type="float" office:value="-0.0769499999999994">
                <text:p>-0.0769499999999994</text:p>
              </table:table-cell>
              <table:table-cell office:value-type="float" office:value="0.343899999999997">
                <text:p>0.343899999999997</text:p>
              </table:table-cell>
              <table:table-cell office:value-type="float" office:value="0.733050000000003">
                <text:p>0.7330500000000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2">
                <text:p>0.820000000000002</text:p>
              </table:table-cell>
              <table:table-cell office:value-type="float" office:value="-0.0737999999999993">
                <text:p>-0.0737999999999993</text:p>
              </table:table-cell>
              <table:table-cell office:value-type="float" office:value="0.327599999999997">
                <text:p>0.327599999999997</text:p>
              </table:table-cell>
              <table:table-cell office:value-type="float" office:value="0.746200000000003">
                <text:p>0.7462000000000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2">
                <text:p>0.830000000000002</text:p>
              </table:table-cell>
              <table:table-cell office:value-type="float" office:value="-0.0705499999999993">
                <text:p>-0.0705499999999993</text:p>
              </table:table-cell>
              <table:table-cell office:value-type="float" office:value="0.311099999999997">
                <text:p>0.311099999999997</text:p>
              </table:table-cell>
              <table:table-cell office:value-type="float" office:value="0.759450000000003">
                <text:p>0.7594500000000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2">
                <text:p>0.840000000000002</text:p>
              </table:table-cell>
              <table:table-cell office:value-type="float" office:value="-0.0671999999999993">
                <text:p>-0.0671999999999993</text:p>
              </table:table-cell>
              <table:table-cell office:value-type="float" office:value="0.294399999999996">
                <text:p>0.294399999999996</text:p>
              </table:table-cell>
              <table:table-cell office:value-type="float" office:value="0.772800000000003">
                <text:p>0.7728000000000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2">
                <text:p>0.850000000000002</text:p>
              </table:table-cell>
              <table:table-cell office:value-type="float" office:value="-0.0637499999999993">
                <text:p>-0.0637499999999993</text:p>
              </table:table-cell>
              <table:table-cell office:value-type="float" office:value="0.277499999999996">
                <text:p>0.277499999999996</text:p>
              </table:table-cell>
              <table:table-cell office:value-type="float" office:value="0.786250000000003">
                <text:p>0.7862500000000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2">
                <text:p>0.860000000000002</text:p>
              </table:table-cell>
              <table:table-cell office:value-type="float" office:value="-0.0601999999999993">
                <text:p>-0.0601999999999993</text:p>
              </table:table-cell>
              <table:table-cell office:value-type="float" office:value="0.260399999999996">
                <text:p>0.260399999999996</text:p>
              </table:table-cell>
              <table:table-cell office:value-type="float" office:value="0.799800000000003">
                <text:p>0.7998000000000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2">
                <text:p>0.870000000000002</text:p>
              </table:table-cell>
              <table:table-cell office:value-type="float" office:value="-0.0565499999999992">
                <text:p>-0.0565499999999992</text:p>
              </table:table-cell>
              <table:table-cell office:value-type="float" office:value="0.243099999999996">
                <text:p>0.243099999999996</text:p>
              </table:table-cell>
              <table:table-cell office:value-type="float" office:value="0.813450000000003">
                <text:p>0.8134500000000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2">
                <text:p>0.880000000000002</text:p>
              </table:table-cell>
              <table:table-cell office:value-type="float" office:value="-0.0527999999999992">
                <text:p>-0.0527999999999992</text:p>
              </table:table-cell>
              <table:table-cell office:value-type="float" office:value="0.225599999999996">
                <text:p>0.225599999999996</text:p>
              </table:table-cell>
              <table:table-cell office:value-type="float" office:value="0.827200000000003">
                <text:p>0.8272000000000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2">
                <text:p>0.890000000000002</text:p>
              </table:table-cell>
              <table:table-cell office:value-type="float" office:value="-0.0489499999999992">
                <text:p>-0.0489499999999992</text:p>
              </table:table-cell>
              <table:table-cell office:value-type="float" office:value="0.207899999999996">
                <text:p>0.207899999999996</text:p>
              </table:table-cell>
              <table:table-cell office:value-type="float" office:value="0.841050000000003">
                <text:p>0.8410500000000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2">
                <text:p>0.900000000000002</text:p>
              </table:table-cell>
              <table:table-cell office:value-type="float" office:value="-0.0449999999999992">
                <text:p>-0.0449999999999992</text:p>
              </table:table-cell>
              <table:table-cell office:value-type="float" office:value="0.189999999999996">
                <text:p>0.189999999999996</text:p>
              </table:table-cell>
              <table:table-cell office:value-type="float" office:value="0.855000000000003">
                <text:p>0.855000000000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2">
                <text:p>0.910000000000002</text:p>
              </table:table-cell>
              <table:table-cell office:value-type="float" office:value="-0.0409499999999992">
                <text:p>-0.0409499999999992</text:p>
              </table:table-cell>
              <table:table-cell office:value-type="float" office:value="0.171899999999996">
                <text:p>0.171899999999996</text:p>
              </table:table-cell>
              <table:table-cell office:value-type="float" office:value="0.869050000000003">
                <text:p>0.8690500000000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2">
                <text:p>0.920000000000002</text:p>
              </table:table-cell>
              <table:table-cell office:value-type="float" office:value="-0.0367999999999991">
                <text:p>-0.0367999999999991</text:p>
              </table:table-cell>
              <table:table-cell office:value-type="float" office:value="0.153599999999996">
                <text:p>0.153599999999996</text:p>
              </table:table-cell>
              <table:table-cell office:value-type="float" office:value="0.883200000000003">
                <text:p>0.8832000000000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2">
                <text:p>0.930000000000002</text:p>
              </table:table-cell>
              <table:table-cell office:value-type="float" office:value="-0.0325499999999991">
                <text:p>-0.0325499999999991</text:p>
              </table:table-cell>
              <table:table-cell office:value-type="float" office:value="0.135099999999996">
                <text:p>0.135099999999996</text:p>
              </table:table-cell>
              <table:table-cell office:value-type="float" office:value="0.897450000000003">
                <text:p>0.8974500000000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2">
                <text:p>0.940000000000002</text:p>
              </table:table-cell>
              <table:table-cell office:value-type="float" office:value="-0.0281999999999991">
                <text:p>-0.0281999999999991</text:p>
              </table:table-cell>
              <table:table-cell office:value-type="float" office:value="0.116399999999996">
                <text:p>0.116399999999996</text:p>
              </table:table-cell>
              <table:table-cell office:value-type="float" office:value="0.911800000000003">
                <text:p>0.9118000000000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2">
                <text:p>0.950000000000002</text:p>
              </table:table-cell>
              <table:table-cell office:value-type="float" office:value="-0.0237499999999991">
                <text:p>-0.0237499999999991</text:p>
              </table:table-cell>
              <table:table-cell office:value-type="float" office:value="0.0974999999999961">
                <text:p>0.0974999999999961</text:p>
              </table:table-cell>
              <table:table-cell office:value-type="float" office:value="0.926250000000003">
                <text:p>0.9262500000000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2">
                <text:p>0.960000000000002</text:p>
              </table:table-cell>
              <table:table-cell office:value-type="float" office:value="-0.019199999999999">
                <text:p>-0.019199999999999</text:p>
              </table:table-cell>
              <table:table-cell office:value-type="float" office:value="0.078399999999996">
                <text:p>0.078399999999996</text:p>
              </table:table-cell>
              <table:table-cell office:value-type="float" office:value="0.940800000000003">
                <text:p>0.9408000000000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2">
                <text:p>0.970000000000002</text:p>
              </table:table-cell>
              <table:table-cell office:value-type="float" office:value="-0.014549999999999">
                <text:p>-0.014549999999999</text:p>
              </table:table-cell>
              <table:table-cell office:value-type="float" office:value="0.059099999999996">
                <text:p>0.059099999999996</text:p>
              </table:table-cell>
              <table:table-cell office:value-type="float" office:value="0.955450000000003">
                <text:p>0.9554500000000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2">
                <text:p>0.980000000000002</text:p>
              </table:table-cell>
              <table:table-cell office:value-type="float" office:value="-0.009799999999999">
                <text:p>-0.009799999999999</text:p>
              </table:table-cell>
              <table:table-cell office:value-type="float" office:value="0.0395999999999959">
                <text:p>0.0395999999999959</text:p>
              </table:table-cell>
              <table:table-cell office:value-type="float" office:value="0.970200000000003">
                <text:p>0.9702000000000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2">
                <text:p>0.990000000000002</text:p>
              </table:table-cell>
              <table:table-cell office:value-type="float" office:value="-0.00494999999999897">
                <text:p>-0.00494999999999897</text:p>
              </table:table-cell>
              <table:table-cell office:value-type="float" office:value="0.0198999999999958">
                <text:p>0.0198999999999958</text:p>
              </table:table-cell>
              <table:table-cell office:value-type="float" office:value="0.985050000000003">
                <text:p>0.9850500000000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MacOSX_X86_64 LibreOffice_project/d50a87b2e514536ed401c18000dad4660b6a169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0.5" chart:reverse-direction="false" text:line-break="false" chart:link-data-style-to-source="true" chart:axis-position="0"/>
      <style:text-properties fo:font-family="'CMU Serif'" style:font-style-name="Roman" style:font-family-generic="roman" fo:font-size="10pt" fo:font-weight="600" style:font-size-asian="10pt" style:font-size-complex="10pt"/>
    </style:style>
    <style:style style:name="ch4" style:family="chart" style:data-style-name="N0">
      <style:chart-properties chart:display-label="true" chart:logarithmic="false" chart:minimum="-0.25" chart:maximum="1" chart:origin="0" chart:interval-major="0.25" chart:reverse-direction="false" text:line-break="false" chart:link-data-style-to-source="true" chart:axis-position="0"/>
      <style:text-properties fo:font-family="'CMU Serif'" style:font-style-name="Roman" style:font-family-generic="roman" fo:font-size="10pt" fo:font-weight="600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51cm" svg:stroke-color="#001933" draw:fill-color="#001933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136055" draw:fill-color="#136055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27a877" draw:fill-color="#27a877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9cc451" draw:fill-color="#9cc451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617cm" svg:height="6.351cm" xlink:href=".." xlink:type="simple" chart:class="chart:scatter" chart:style-name="ch1">
        <chart:plot-area chart:style-name="ch2" table:cell-range-address="3rd.A2:3rd.E202 3rd.B1:3rd.E1" chart:data-source-has-labels="row" svg:x="0.407cm" svg:y="0.108cm" svg:width="10.696cm" svg:height="6.108cm">
          <chartooo:coordinate-region svg:x="0.557cm" svg:y="0.305cm" svg:width="10.453cm" svg:height="5.714cm"/>
          <chart:axis chart:dimension="x" chart:name="primary-x" chart:style-name="ch3"/>
          <chart:axis chart:dimension="y" chart:name="primary-y" chart:style-name="ch4"/>
          <chart:series chart:style-name="ch5" chart:values-cell-range-address="3rd.B2:3rd.B202" chart:label-cell-address="3rd.B1:3rd.B1" chart:class="chart:scatter">
            <chart:domain table:cell-range-address="3rd.A2:3rd.A202"/>
            <chart:data-point chart:repeated="201"/>
          </chart:series>
          <chart:series chart:style-name="ch6" chart:values-cell-range-address="3rd.C2:3rd.C202" chart:label-cell-address="3rd.C1:3rd.C1" chart:class="chart:scatter">
            <chart:data-point chart:repeated="201"/>
          </chart:series>
          <chart:series chart:style-name="ch7" chart:values-cell-range-address="3rd.D2:3rd.D202" chart:label-cell-address="3rd.D1:3rd.D1" chart:class="chart:scatter">
            <chart:data-point chart:repeated="201"/>
          </chart:series>
          <chart:series chart:style-name="ch8" chart:values-cell-range-address="3rd.E2:3rd.E202" chart:label-cell-address="3rd.E1:3rd.E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0</text:p>
                <draw:g>
                  <svg:desc>3rd.B1:3rd.B1</svg:desc>
                </draw:g>
              </table:table-cell>
              <table:table-cell office:value-type="string">
                <text:p>l1</text:p>
                <draw:g>
                  <svg:desc>3rd.C1:3rd.C1</svg:desc>
                </draw:g>
              </table:table-cell>
              <table:table-cell office:value-type="string">
                <text:p>l2</text:p>
                <draw:g>
                  <svg:desc>3rd.D1:3rd.D1</svg:desc>
                </draw:g>
              </table:table-cell>
              <table:table-cell office:value-type="string">
                <text:p>l3</text:p>
                <draw:g>
                  <svg:desc>3rd.E1:3r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3rd.A2:3rd.A202</svg:desc>
                </draw:g>
              </table:table-cell>
              <table:table-cell office:value-type="float" office:value="1">
                <text:p>1</text:p>
                <draw:g>
                  <svg:desc>3rd.B2:3rd.B202</svg:desc>
                </draw:g>
              </table:table-cell>
              <table:table-cell office:value-type="float" office:value="0">
                <text:p>0</text:p>
                <draw:g>
                  <svg:desc>3rd.C2:3rd.C202</svg:desc>
                </draw:g>
              </table:table-cell>
              <table:table-cell office:value-type="float" office:value="-0">
                <text:p>-0</text:p>
                <draw:g>
                  <svg:desc>3rd.D2:3rd.D202</svg:desc>
                </draw:g>
              </table:table-cell>
              <table:table-cell office:value-type="float" office:value="0">
                <text:p>0</text:p>
                <draw:g>
                  <svg:desc>3rd.E2:3rd.E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9727244375">
                <text:p>0.9727244375</text:p>
              </table:table-cell>
              <table:table-cell office:value-type="float" office:value="0.0351124444444445">
                <text:p>0.0351124444444445</text:p>
              </table:table-cell>
              <table:table-cell office:value-type="float" office:value="-0.0174235555555556">
                <text:p>-0.0174235555555556</text:p>
              </table:table-cell>
              <table:table-cell office:value-type="float" office:value="0.0048880625">
                <text:p>0.004888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9458955">
                <text:p>0.9458955</text:p>
              </table:table-cell>
              <table:table-cell office:value-type="float" office:value="0.0693440000000001">
                <text:p>0.0693440000000001</text:p>
              </table:table-cell>
              <table:table-cell office:value-type="float" office:value="-0.034144">
                <text:p>-0.034144</text:p>
              </table:table-cell>
              <table:table-cell office:value-type="float" office:value="0.00955450000000001">
                <text:p>0.0095545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9195098125">
                <text:p>0.9195098125</text:p>
              </table:table-cell>
              <table:table-cell office:value-type="float" office:value="0.102702666666667">
                <text:p>0.102702666666667</text:p>
              </table:table-cell>
              <table:table-cell office:value-type="float" office:value="-0.0501693333333334">
                <text:p>-0.0501693333333334</text:p>
              </table:table-cell>
              <table:table-cell office:value-type="float" office:value="0.0140026875">
                <text:p>0.014002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893564">
                <text:p>0.893564</text:p>
              </table:table-cell>
              <table:table-cell office:value-type="float" office:value="0.135196444444445">
                <text:p>0.135196444444445</text:p>
              </table:table-cell>
              <table:table-cell office:value-type="float" office:value="-0.0655075555555556">
                <text:p>-0.0655075555555556</text:p>
              </table:table-cell>
              <table:table-cell office:value-type="float" office:value="0.018236">
                <text:p>0.018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8680546875">
                <text:p>0.8680546875</text:p>
              </table:table-cell>
              <table:table-cell office:value-type="float" office:value="0.166833333333333">
                <text:p>0.166833333333333</text:p>
              </table:table-cell>
              <table:table-cell office:value-type="float" office:value="-0.0801666666666666">
                <text:p>-0.0801666666666666</text:p>
              </table:table-cell>
              <table:table-cell office:value-type="float" office:value="0.0222578125">
                <text:p>0.022257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8429785">
                <text:p>0.8429785</text:p>
              </table:table-cell>
              <table:table-cell office:value-type="float" office:value="0.197621333333333">
                <text:p>0.197621333333333</text:p>
              </table:table-cell>
              <table:table-cell office:value-type="float" office:value="-0.0941546666666666">
                <text:p>-0.0941546666666666</text:p>
              </table:table-cell>
              <table:table-cell office:value-type="float" office:value="0.0260715">
                <text:p>0.0260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8183320625">
                <text:p>0.8183320625</text:p>
              </table:table-cell>
              <table:table-cell office:value-type="float" office:value="0.227568444444444">
                <text:p>0.227568444444444</text:p>
              </table:table-cell>
              <table:table-cell office:value-type="float" office:value="-0.107479555555555">
                <text:p>-0.107479555555555</text:p>
              </table:table-cell>
              <table:table-cell office:value-type="float" office:value="0.0296804375">
                <text:p>0.029680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794112">
                <text:p>0.794112</text:p>
              </table:table-cell>
              <table:table-cell office:value-type="float" office:value="0.256682666666667">
                <text:p>0.256682666666667</text:p>
              </table:table-cell>
              <table:table-cell office:value-type="float" office:value="-0.120149333333333">
                <text:p>-0.120149333333333</text:p>
              </table:table-cell>
              <table:table-cell office:value-type="float" office:value="0.033088">
                <text:p>0.033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7703149375">
                <text:p>0.7703149375</text:p>
              </table:table-cell>
              <table:table-cell office:value-type="float" office:value="0.284972">
                <text:p>0.284972</text:p>
              </table:table-cell>
              <table:table-cell office:value-type="float" office:value="-0.132172">
                <text:p>-0.132172</text:p>
              </table:table-cell>
              <table:table-cell office:value-type="float" office:value="0.0362975625">
                <text:p>0.036297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7469375">
                <text:p>0.7469375</text:p>
              </table:table-cell>
              <table:table-cell office:value-type="float" office:value="0.312444444444444">
                <text:p>0.312444444444444</text:p>
              </table:table-cell>
              <table:table-cell office:value-type="float" office:value="-0.143555555555556">
                <text:p>-0.143555555555556</text:p>
              </table:table-cell>
              <table:table-cell office:value-type="float" office:value="0.0393125">
                <text:p>0.039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7239763125">
                <text:p>0.7239763125</text:p>
              </table:table-cell>
              <table:table-cell office:value-type="float" office:value="0.339108">
                <text:p>0.339108</text:p>
              </table:table-cell>
              <table:table-cell office:value-type="float" office:value="-0.154308">
                <text:p>-0.154308</text:p>
              </table:table-cell>
              <table:table-cell office:value-type="float" office:value="0.0421361875">
                <text:p>0.042136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701428">
                <text:p>0.701428</text:p>
              </table:table-cell>
              <table:table-cell office:value-type="float" office:value="0.364970666666667">
                <text:p>0.364970666666667</text:p>
              </table:table-cell>
              <table:table-cell office:value-type="float" office:value="-0.164437333333333">
                <text:p>-0.164437333333333</text:p>
              </table:table-cell>
              <table:table-cell office:value-type="float" office:value="0.044772">
                <text:p>0.044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6792891875">
                <text:p>0.6792891875</text:p>
              </table:table-cell>
              <table:table-cell office:value-type="float" office:value="0.390040444444444">
                <text:p>0.390040444444444</text:p>
              </table:table-cell>
              <table:table-cell office:value-type="float" office:value="-0.173951555555556">
                <text:p>-0.173951555555556</text:p>
              </table:table-cell>
              <table:table-cell office:value-type="float" office:value="0.0472233125">
                <text:p>0.0472233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6575565">
                <text:p>0.6575565</text:p>
              </table:table-cell>
              <table:table-cell office:value-type="float" office:value="0.414325333333333">
                <text:p>0.414325333333333</text:p>
              </table:table-cell>
              <table:table-cell office:value-type="float" office:value="-0.182858666666667">
                <text:p>-0.182858666666667</text:p>
              </table:table-cell>
              <table:table-cell office:value-type="float" office:value="0.0494935">
                <text:p>0.0494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6362265625">
                <text:p>0.6362265625</text:p>
              </table:table-cell>
              <table:table-cell office:value-type="float" office:value="0.437833333333334">
                <text:p>0.437833333333334</text:p>
              </table:table-cell>
              <table:table-cell office:value-type="float" office:value="-0.191166666666667">
                <text:p>-0.191166666666667</text:p>
              </table:table-cell>
              <table:table-cell office:value-type="float" office:value="0.0515859375">
                <text:p>0.05158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615296">
                <text:p>0.615296</text:p>
              </table:table-cell>
              <table:table-cell office:value-type="float" office:value="0.460572444444445">
                <text:p>0.460572444444445</text:p>
              </table:table-cell>
              <table:table-cell office:value-type="float" office:value="-0.198883555555556">
                <text:p>-0.198883555555556</text:p>
              </table:table-cell>
              <table:table-cell office:value-type="float" office:value="0.053504">
                <text:p>0.053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947614375">
                <text:p>0.5947614375</text:p>
              </table:table-cell>
              <table:table-cell office:value-type="float" office:value="0.482550666666666">
                <text:p>0.482550666666666</text:p>
              </table:table-cell>
              <table:table-cell office:value-type="float" office:value="-0.206017333333333">
                <text:p>-0.206017333333333</text:p>
              </table:table-cell>
              <table:table-cell office:value-type="float" office:value="0.0552510625">
                <text:p>0.0552510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46195">
                <text:p>0.5746195</text:p>
              </table:table-cell>
              <table:table-cell office:value-type="float" office:value="0.503776">
                <text:p>0.503776</text:p>
              </table:table-cell>
              <table:table-cell office:value-type="float" office:value="-0.212576">
                <text:p>-0.212576</text:p>
              </table:table-cell>
              <table:table-cell office:value-type="float" office:value="0.0568305">
                <text:p>0.0568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548668125">
                <text:p>0.5548668125</text:p>
              </table:table-cell>
              <table:table-cell office:value-type="float" office:value="0.524256444444444">
                <text:p>0.524256444444444</text:p>
              </table:table-cell>
              <table:table-cell office:value-type="float" office:value="-0.218567555555556">
                <text:p>-0.218567555555556</text:p>
              </table:table-cell>
              <table:table-cell office:value-type="float" office:value="0.0582456875">
                <text:p>0.058245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5355">
                <text:p>0.5355</text:p>
              </table:table-cell>
              <table:table-cell office:value-type="float" office:value="0.544">
                <text:p>0.544</text:p>
              </table:table-cell>
              <table:table-cell office:value-type="float" office:value="-0.224">
                <text:p>-0.224</text:p>
              </table:table-cell>
              <table:table-cell office:value-type="float" office:value="0.0595">
                <text:p>0.05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5165156875">
                <text:p>0.5165156875</text:p>
              </table:table-cell>
              <table:table-cell office:value-type="float" office:value="0.563014666666667">
                <text:p>0.563014666666667</text:p>
              </table:table-cell>
              <table:table-cell office:value-type="float" office:value="-0.228881333333333">
                <text:p>-0.228881333333333</text:p>
              </table:table-cell>
              <table:table-cell office:value-type="float" office:value="0.0605968125">
                <text:p>0.0605968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4979105">
                <text:p>0.4979105</text:p>
              </table:table-cell>
              <table:table-cell office:value-type="float" office:value="0.581308444444444">
                <text:p>0.581308444444444</text:p>
              </table:table-cell>
              <table:table-cell office:value-type="float" office:value="-0.233219555555555">
                <text:p>-0.233219555555555</text:p>
              </table:table-cell>
              <table:table-cell office:value-type="float" office:value="0.0615395">
                <text:p>0.0615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4796810625">
                <text:p>0.4796810625</text:p>
              </table:table-cell>
              <table:table-cell office:value-type="float" office:value="0.598889333333333">
                <text:p>0.598889333333333</text:p>
              </table:table-cell>
              <table:table-cell office:value-type="float" office:value="-0.237022666666667">
                <text:p>-0.237022666666667</text:p>
              </table:table-cell>
              <table:table-cell office:value-type="float" office:value="0.0623314375">
                <text:p>0.062331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461824">
                <text:p>0.461824</text:p>
              </table:table-cell>
              <table:table-cell office:value-type="float" office:value="0.615765333333333">
                <text:p>0.615765333333333</text:p>
              </table:table-cell>
              <table:table-cell office:value-type="float" office:value="-0.240298666666667">
                <text:p>-0.240298666666667</text:p>
              </table:table-cell>
              <table:table-cell office:value-type="float" office:value="0.062976">
                <text:p>0.0629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4443359375">
                <text:p>0.4443359375</text:p>
              </table:table-cell>
              <table:table-cell office:value-type="float" office:value="0.631944444444444">
                <text:p>0.631944444444444</text:p>
              </table:table-cell>
              <table:table-cell office:value-type="float" office:value="-0.243055555555556">
                <text:p>-0.243055555555556</text:p>
              </table:table-cell>
              <table:table-cell office:value-type="float" office:value="0.0634765625">
                <text:p>0.063476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4272135">
                <text:p>0.4272135</text:p>
              </table:table-cell>
              <table:table-cell office:value-type="float" office:value="0.647434666666667">
                <text:p>0.647434666666667</text:p>
              </table:table-cell>
              <table:table-cell office:value-type="float" office:value="-0.245301333333333">
                <text:p>-0.245301333333333</text:p>
              </table:table-cell>
              <table:table-cell office:value-type="float" office:value="0.0638365">
                <text:p>0.06383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4104533125">
                <text:p>0.4104533125</text:p>
              </table:table-cell>
              <table:table-cell office:value-type="float" office:value="0.662244">
                <text:p>0.662244</text:p>
              </table:table-cell>
              <table:table-cell office:value-type="float" office:value="-0.247044">
                <text:p>-0.247044</text:p>
              </table:table-cell>
              <table:table-cell office:value-type="float" office:value="0.0640591875">
                <text:p>0.0640591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394052">
                <text:p>0.394052</text:p>
              </table:table-cell>
              <table:table-cell office:value-type="float" office:value="0.676380444444444">
                <text:p>0.676380444444444</text:p>
              </table:table-cell>
              <table:table-cell office:value-type="float" office:value="-0.248291555555556">
                <text:p>-0.248291555555556</text:p>
              </table:table-cell>
              <table:table-cell office:value-type="float" office:value="0.064148">
                <text:p>0.0641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3780061875">
                <text:p>0.3780061875</text:p>
              </table:table-cell>
              <table:table-cell office:value-type="float" office:value="0.689852">
                <text:p>0.689852</text:p>
              </table:table-cell>
              <table:table-cell office:value-type="float" office:value="-0.249052">
                <text:p>-0.249052</text:p>
              </table:table-cell>
              <table:table-cell office:value-type="float" office:value="0.0641063125">
                <text:p>0.064106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3623125">
                <text:p>0.3623125</text:p>
              </table:table-cell>
              <table:table-cell office:value-type="float" office:value="0.702666666666667">
                <text:p>0.702666666666667</text:p>
              </table:table-cell>
              <table:table-cell office:value-type="float" office:value="-0.249333333333333">
                <text:p>-0.249333333333333</text:p>
              </table:table-cell>
              <table:table-cell office:value-type="float" office:value="0.0639375">
                <text:p>0.063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3469675625">
                <text:p>0.3469675625</text:p>
              </table:table-cell>
              <table:table-cell office:value-type="float" office:value="0.714832444444444">
                <text:p>0.714832444444444</text:p>
              </table:table-cell>
              <table:table-cell office:value-type="float" office:value="-0.249143555555556">
                <text:p>-0.249143555555556</text:p>
              </table:table-cell>
              <table:table-cell office:value-type="float" office:value="0.0636449375">
                <text:p>0.063644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331968">
                <text:p>0.331968</text:p>
              </table:table-cell>
              <table:table-cell office:value-type="float" office:value="0.726357333333333">
                <text:p>0.726357333333333</text:p>
              </table:table-cell>
              <table:table-cell office:value-type="float" office:value="-0.248490666666667">
                <text:p>-0.248490666666667</text:p>
              </table:table-cell>
              <table:table-cell office:value-type="float" office:value="0.063232">
                <text:p>0.063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3173104375">
                <text:p>0.3173104375</text:p>
              </table:table-cell>
              <table:table-cell office:value-type="float" office:value="0.737249333333333">
                <text:p>0.737249333333333</text:p>
              </table:table-cell>
              <table:table-cell office:value-type="float" office:value="-0.247382666666667">
                <text:p>-0.247382666666667</text:p>
              </table:table-cell>
              <table:table-cell office:value-type="float" office:value="0.0627020625">
                <text:p>0.0627020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3029915">
                <text:p>0.3029915</text:p>
              </table:table-cell>
              <table:table-cell office:value-type="float" office:value="0.747516444444444">
                <text:p>0.747516444444444</text:p>
              </table:table-cell>
              <table:table-cell office:value-type="float" office:value="-0.245827555555556">
                <text:p>-0.245827555555556</text:p>
              </table:table-cell>
              <table:table-cell office:value-type="float" office:value="0.0620585">
                <text:p>0.0620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2890078125">
                <text:p>0.2890078125</text:p>
              </table:table-cell>
              <table:table-cell office:value-type="float" office:value="0.757166666666667">
                <text:p>0.757166666666667</text:p>
              </table:table-cell>
              <table:table-cell office:value-type="float" office:value="-0.243833333333333">
                <text:p>-0.243833333333333</text:p>
              </table:table-cell>
              <table:table-cell office:value-type="float" office:value="0.0613046875">
                <text:p>0.0613046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275356">
                <text:p>0.275356</text:p>
              </table:table-cell>
              <table:table-cell office:value-type="float" office:value="0.766208">
                <text:p>0.766208</text:p>
              </table:table-cell>
              <table:table-cell office:value-type="float" office:value="-0.241408">
                <text:p>-0.241408</text:p>
              </table:table-cell>
              <table:table-cell office:value-type="float" office:value="0.060444">
                <text:p>0.060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2620326875">
                <text:p>0.2620326875</text:p>
              </table:table-cell>
              <table:table-cell office:value-type="float" office:value="0.774648444444444">
                <text:p>0.774648444444444</text:p>
              </table:table-cell>
              <table:table-cell office:value-type="float" office:value="-0.238559555555556">
                <text:p>-0.238559555555556</text:p>
              </table:table-cell>
              <table:table-cell office:value-type="float" office:value="0.0594798125">
                <text:p>0.059479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2490345">
                <text:p>0.2490345</text:p>
              </table:table-cell>
              <table:table-cell office:value-type="float" office:value="0.782496">
                <text:p>0.782496</text:p>
              </table:table-cell>
              <table:table-cell office:value-type="float" office:value="-0.235296">
                <text:p>-0.235296</text:p>
              </table:table-cell>
              <table:table-cell office:value-type="float" office:value="0.0584155">
                <text:p>0.0584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2363580625">
                <text:p>0.2363580625</text:p>
              </table:table-cell>
              <table:table-cell office:value-type="float" office:value="0.789758666666667">
                <text:p>0.789758666666667</text:p>
              </table:table-cell>
              <table:table-cell office:value-type="float" office:value="-0.231625333333333">
                <text:p>-0.231625333333333</text:p>
              </table:table-cell>
              <table:table-cell office:value-type="float" office:value="0.0572544375">
                <text:p>0.0572544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224">
                <text:p>0.224</text:p>
              </table:table-cell>
              <table:table-cell office:value-type="float" office:value="0.796444444444444">
                <text:p>0.796444444444444</text:p>
              </table:table-cell>
              <table:table-cell office:value-type="float" office:value="-0.227555555555556">
                <text:p>-0.22755555555555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2119569375">
                <text:p>0.2119569375</text:p>
              </table:table-cell>
              <table:table-cell office:value-type="float" office:value="0.802561333333333">
                <text:p>0.802561333333333</text:p>
              </table:table-cell>
              <table:table-cell office:value-type="float" office:value="-0.223094666666667">
                <text:p>-0.223094666666667</text:p>
              </table:table-cell>
              <table:table-cell office:value-type="float" office:value="0.0546555625">
                <text:p>0.0546555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2002255">
                <text:p>0.2002255</text:p>
              </table:table-cell>
              <table:table-cell office:value-type="float" office:value="0.808117333333333">
                <text:p>0.808117333333333</text:p>
              </table:table-cell>
              <table:table-cell office:value-type="float" office:value="-0.218250666666667">
                <text:p>-0.218250666666667</text:p>
              </table:table-cell>
              <table:table-cell office:value-type="float" office:value="0.0532245">
                <text:p>0.05322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1888023125">
                <text:p>0.1888023125</text:p>
              </table:table-cell>
              <table:table-cell office:value-type="float" office:value="0.813120444444444">
                <text:p>0.813120444444444</text:p>
              </table:table-cell>
              <table:table-cell office:value-type="float" office:value="-0.213031555555556">
                <text:p>-0.213031555555556</text:p>
              </table:table-cell>
              <table:table-cell office:value-type="float" office:value="0.0517101875">
                <text:p>0.0517101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177684">
                <text:p>0.177684</text:p>
              </table:table-cell>
              <table:table-cell office:value-type="float" office:value="0.817578666666667">
                <text:p>0.817578666666667</text:p>
              </table:table-cell>
              <table:table-cell office:value-type="float" office:value="-0.207445333333333">
                <text:p>-0.207445333333333</text:p>
              </table:table-cell>
              <table:table-cell office:value-type="float" office:value="0.050116">
                <text:p>0.0501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1668671875">
                <text:p>0.1668671875</text:p>
              </table:table-cell>
              <table:table-cell office:value-type="float" office:value="0.8215">
                <text:p>0.8215</text:p>
              </table:table-cell>
              <table:table-cell office:value-type="float" office:value="-0.2015">
                <text:p>-0.2015</text:p>
              </table:table-cell>
              <table:table-cell office:value-type="float" office:value="0.0484453125">
                <text:p>0.0484453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1563485">
                <text:p>0.1563485</text:p>
              </table:table-cell>
              <table:table-cell office:value-type="float" office:value="0.824892444444444">
                <text:p>0.824892444444444</text:p>
              </table:table-cell>
              <table:table-cell office:value-type="float" office:value="-0.195203555555556">
                <text:p>-0.195203555555556</text:p>
              </table:table-cell>
              <table:table-cell office:value-type="float" office:value="0.0467015">
                <text:p>0.0467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1461245625">
                <text:p>0.1461245625</text:p>
              </table:table-cell>
              <table:table-cell office:value-type="float" office:value="0.827764">
                <text:p>0.827764</text:p>
              </table:table-cell>
              <table:table-cell office:value-type="float" office:value="-0.188564">
                <text:p>-0.188564</text:p>
              </table:table-cell>
              <table:table-cell office:value-type="float" office:value="0.0448879375">
                <text:p>0.0448879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136192">
                <text:p>0.136192</text:p>
              </table:table-cell>
              <table:table-cell office:value-type="float" office:value="0.830122666666667">
                <text:p>0.830122666666667</text:p>
              </table:table-cell>
              <table:table-cell office:value-type="float" office:value="-0.181589333333333">
                <text:p>-0.181589333333333</text:p>
              </table:table-cell>
              <table:table-cell office:value-type="float" office:value="0.043008">
                <text:p>0.0430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1265474375">
                <text:p>0.1265474375</text:p>
              </table:table-cell>
              <table:table-cell office:value-type="float" office:value="0.831976444444445">
                <text:p>0.831976444444445</text:p>
              </table:table-cell>
              <table:table-cell office:value-type="float" office:value="-0.174287555555556">
                <text:p>-0.174287555555556</text:p>
              </table:table-cell>
              <table:table-cell office:value-type="float" office:value="0.0410650625">
                <text:p>0.041065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1171875">
                <text:p>0.11718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166666666666667">
                <text:p>-0.166666666666667</text:p>
              </table:table-cell>
              <table:table-cell office:value-type="float" office:value="0.0390625">
                <text:p>0.039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1081088125">
                <text:p>0.1081088125</text:p>
              </table:table-cell>
              <table:table-cell office:value-type="float" office:value="0.834201333333333">
                <text:p>0.834201333333333</text:p>
              </table:table-cell>
              <table:table-cell office:value-type="float" office:value="-0.158734666666667">
                <text:p>-0.158734666666667</text:p>
              </table:table-cell>
              <table:table-cell office:value-type="float" office:value="0.0370036875">
                <text:p>0.037003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099308">
                <text:p>0.099308</text:p>
              </table:table-cell>
              <table:table-cell office:value-type="float" office:value="0.834588444444444">
                <text:p>0.834588444444444</text:p>
              </table:table-cell>
              <table:table-cell office:value-type="float" office:value="-0.150499555555556">
                <text:p>-0.150499555555556</text:p>
              </table:table-cell>
              <table:table-cell office:value-type="float" office:value="0.034892">
                <text:p>0.0348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0907816875">
                <text:p>0.0907816875</text:p>
              </table:table-cell>
              <table:table-cell office:value-type="float" office:value="0.834502666666667">
                <text:p>0.834502666666667</text:p>
              </table:table-cell>
              <table:table-cell office:value-type="float" office:value="-0.141969333333333">
                <text:p>-0.141969333333333</text:p>
              </table:table-cell>
              <table:table-cell office:value-type="float" office:value="0.0327308125">
                <text:p>0.0327308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0825265">
                <text:p>0.0825265</text:p>
              </table:table-cell>
              <table:table-cell office:value-type="float" office:value="0.833952">
                <text:p>0.833952</text:p>
              </table:table-cell>
              <table:table-cell office:value-type="float" office:value="-0.133152">
                <text:p>-0.133152</text:p>
              </table:table-cell>
              <table:table-cell office:value-type="float" office:value="0.0305235">
                <text:p>0.03052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0745390625">
                <text:p>0.0745390625</text:p>
              </table:table-cell>
              <table:table-cell office:value-type="float" office:value="0.832944444444444">
                <text:p>0.832944444444444</text:p>
              </table:table-cell>
              <table:table-cell office:value-type="float" office:value="-0.124055555555556">
                <text:p>-0.124055555555556</text:p>
              </table:table-cell>
              <table:table-cell office:value-type="float" office:value="0.0282734375">
                <text:p>0.0282734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066816">
                <text:p>0.066816</text:p>
              </table:table-cell>
              <table:table-cell office:value-type="float" office:value="0.831488">
                <text:p>0.831488</text:p>
              </table:table-cell>
              <table:table-cell office:value-type="float" office:value="-0.114688">
                <text:p>-0.114688</text:p>
              </table:table-cell>
              <table:table-cell office:value-type="float" office:value="0.025984">
                <text:p>0.0259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0593539374999993">
                <text:p>0.0593539374999993</text:p>
              </table:table-cell>
              <table:table-cell office:value-type="float" office:value="0.829590666666667">
                <text:p>0.829590666666667</text:p>
              </table:table-cell>
              <table:table-cell office:value-type="float" office:value="-0.105057333333332">
                <text:p>-0.105057333333332</text:p>
              </table:table-cell>
              <table:table-cell office:value-type="float" office:value="0.0236585624999998">
                <text:p>0.023658562499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0521495">
                <text:p>0.0521495</text:p>
              </table:table-cell>
              <table:table-cell office:value-type="float" office:value="0.827260444444444">
                <text:p>0.827260444444444</text:p>
              </table:table-cell>
              <table:table-cell office:value-type="float" office:value="-0.0951715555555556">
                <text:p>-0.0951715555555556</text:p>
              </table:table-cell>
              <table:table-cell office:value-type="float" office:value="0.0213005">
                <text:p>0.0213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0451993124999993">
                <text:p>0.0451993124999993</text:p>
              </table:table-cell>
              <table:table-cell office:value-type="float" office:value="0.824505333333333">
                <text:p>0.824505333333333</text:p>
              </table:table-cell>
              <table:table-cell office:value-type="float" office:value="-0.0850386666666657">
                <text:p>-0.0850386666666657</text:p>
              </table:table-cell>
              <table:table-cell office:value-type="float" office:value="0.0189131874999998">
                <text:p>0.018913187499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0385">
                <text:p>0.0385</text:p>
              </table:table-cell>
              <table:table-cell office:value-type="float" office:value="0.821333333333333">
                <text:p>0.821333333333333</text:p>
              </table:table-cell>
              <table:table-cell office:value-type="float" office:value="-0.0746666666666667">
                <text:p>-0.0746666666666667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0320481874999994">
                <text:p>0.0320481874999994</text:p>
              </table:table-cell>
              <table:table-cell office:value-type="float" office:value="0.817752444444444">
                <text:p>0.817752444444444</text:p>
              </table:table-cell>
              <table:table-cell office:value-type="float" office:value="-0.0640635555555545">
                <text:p>-0.0640635555555545</text:p>
              </table:table-cell>
              <table:table-cell office:value-type="float" office:value="0.0140643124999998">
                <text:p>0.014064312499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0258404999999994">
                <text:p>0.0258404999999994</text:p>
              </table:table-cell>
              <table:table-cell office:value-type="float" office:value="0.813770666666666">
                <text:p>0.813770666666666</text:p>
              </table:table-cell>
              <table:table-cell office:value-type="float" office:value="-0.0532373333333323">
                <text:p>-0.0532373333333323</text:p>
              </table:table-cell>
              <table:table-cell office:value-type="float" office:value="0.0116094999999998">
                <text:p>0.0116094999999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0198735624999995">
                <text:p>0.0198735624999995</text:p>
              </table:table-cell>
              <table:table-cell office:value-type="float" office:value="0.809396">
                <text:p>0.809396</text:p>
              </table:table-cell>
              <table:table-cell office:value-type="float" office:value="-0.042195999999999">
                <text:p>-0.042195999999999</text:p>
              </table:table-cell>
              <table:table-cell office:value-type="float" office:value="0.00913893749999977">
                <text:p>0.009138937499999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0141439999999995">
                <text:p>0.0141439999999995</text:p>
              </table:table-cell>
              <table:table-cell office:value-type="float" office:value="0.804636444444444">
                <text:p>0.804636444444444</text:p>
              </table:table-cell>
              <table:table-cell office:value-type="float" office:value="-0.0309475555555545">
                <text:p>-0.0309475555555545</text:p>
              </table:table-cell>
              <table:table-cell office:value-type="float" office:value="0.00665599999999977">
                <text:p>0.006655999999999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00864843749999949">
                <text:p>0.00864843749999949</text:p>
              </table:table-cell>
              <table:table-cell office:value-type="float" office:value="0.7995">
                <text:p>0.7995</text:p>
              </table:table-cell>
              <table:table-cell office:value-type="float" office:value="-0.0194999999999989">
                <text:p>-0.0194999999999989</text:p>
              </table:table-cell>
              <table:table-cell office:value-type="float" office:value="0.00416406249999976">
                <text:p>0.00416406249999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00338349999999951">
                <text:p>0.00338349999999951</text:p>
              </table:table-cell>
              <table:table-cell office:value-type="float" office:value="0.793994666666666">
                <text:p>0.793994666666666</text:p>
              </table:table-cell>
              <table:table-cell office:value-type="float" office:value="-0.00786133333333221">
                <text:p>-0.00786133333333221</text:p>
              </table:table-cell>
              <table:table-cell office:value-type="float" office:value="0.00166649999999976">
                <text:p>0.001666499999999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-0.00165418750000048">
                <text:p>-0.00165418750000048</text:p>
              </table:table-cell>
              <table:table-cell office:value-type="float" office:value="0.788128444444444">
                <text:p>0.788128444444444</text:p>
              </table:table-cell>
              <table:table-cell office:value-type="float" office:value="0.00396044444444559">
                <text:p>0.00396044444444559</text:p>
              </table:table-cell>
              <table:table-cell office:value-type="float" office:value="-0.000833312500000241">
                <text:p>-0.0008333125000002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-0.00646800000000046">
                <text:p>-0.00646800000000046</text:p>
              </table:table-cell>
              <table:table-cell office:value-type="float" office:value="0.781909333333333">
                <text:p>0.781909333333333</text:p>
              </table:table-cell>
              <table:table-cell office:value-type="float" office:value="0.0159573333333345">
                <text:p>0.0159573333333345</text:p>
              </table:table-cell>
              <table:table-cell office:value-type="float" office:value="-0.00333200000000024">
                <text:p>-0.003332000000000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-0.0110613125000004">
                <text:p>-0.0110613125000004</text:p>
              </table:table-cell>
              <table:table-cell office:value-type="float" office:value="0.775345333333333">
                <text:p>0.775345333333333</text:p>
              </table:table-cell>
              <table:table-cell office:value-type="float" office:value="0.0281213333333345">
                <text:p>0.0281213333333345</text:p>
              </table:table-cell>
              <table:table-cell office:value-type="float" office:value="-0.00582618750000025">
                <text:p>-0.005826187500000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-0.0154375000000004">
                <text:p>-0.0154375000000004</text:p>
              </table:table-cell>
              <table:table-cell office:value-type="float" office:value="0.768444444444444">
                <text:p>0.768444444444444</text:p>
              </table:table-cell>
              <table:table-cell office:value-type="float" office:value="0.0404444444444456">
                <text:p>0.0404444444444456</text:p>
              </table:table-cell>
              <table:table-cell office:value-type="float" office:value="-0.00831250000000024">
                <text:p>-0.008312500000000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-0.0195999375000004">
                <text:p>-0.0195999375000004</text:p>
              </table:table-cell>
              <table:table-cell office:value-type="float" office:value="0.761214666666666">
                <text:p>0.761214666666666</text:p>
              </table:table-cell>
              <table:table-cell office:value-type="float" office:value="0.0529186666666679">
                <text:p>0.0529186666666679</text:p>
              </table:table-cell>
              <table:table-cell office:value-type="float" office:value="-0.0107875625000002">
                <text:p>-0.0107875625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-0.0235520000000004">
                <text:p>-0.0235520000000004</text:p>
              </table:table-cell>
              <table:table-cell office:value-type="float" office:value="0.753663999999999">
                <text:p>0.753663999999999</text:p>
              </table:table-cell>
              <table:table-cell office:value-type="float" office:value="0.0655360000000012">
                <text:p>0.0655360000000012</text:p>
              </table:table-cell>
              <table:table-cell office:value-type="float" office:value="-0.0132480000000002">
                <text:p>-0.013248000000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-0.0272970625000004">
                <text:p>-0.0272970625000004</text:p>
              </table:table-cell>
              <table:table-cell office:value-type="float" office:value="0.745800444444444">
                <text:p>0.745800444444444</text:p>
              </table:table-cell>
              <table:table-cell office:value-type="float" office:value="0.0782884444444457">
                <text:p>0.0782884444444457</text:p>
              </table:table-cell>
              <table:table-cell office:value-type="float" office:value="-0.0156904375000002">
                <text:p>-0.01569043750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-0.0308385000000003">
                <text:p>-0.0308385000000003</text:p>
              </table:table-cell>
              <table:table-cell office:value-type="float" office:value="0.737631999999999">
                <text:p>0.737631999999999</text:p>
              </table:table-cell>
              <table:table-cell office:value-type="float" office:value="0.0911680000000013">
                <text:p>0.0911680000000013</text:p>
              </table:table-cell>
              <table:table-cell office:value-type="float" office:value="-0.0181115000000002">
                <text:p>-0.0181115000000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-0.0341796875000003">
                <text:p>-0.0341796875000003</text:p>
              </table:table-cell>
              <table:table-cell office:value-type="float" office:value="0.729166666666666">
                <text:p>0.729166666666666</text:p>
              </table:table-cell>
              <table:table-cell office:value-type="float" office:value="0.104166666666668">
                <text:p>0.104166666666668</text:p>
              </table:table-cell>
              <table:table-cell office:value-type="float" office:value="-0.0205078125000002">
                <text:p>-0.0205078125000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-0.0373240000000003">
                <text:p>-0.0373240000000003</text:p>
              </table:table-cell>
              <table:table-cell office:value-type="float" office:value="0.720412444444444">
                <text:p>0.720412444444444</text:p>
              </table:table-cell>
              <table:table-cell office:value-type="float" office:value="0.117276444444446">
                <text:p>0.117276444444446</text:p>
              </table:table-cell>
              <table:table-cell office:value-type="float" office:value="-0.0228760000000002">
                <text:p>-0.022876000000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-0.0402748125000003">
                <text:p>-0.0402748125000003</text:p>
              </table:table-cell>
              <table:table-cell office:value-type="float" office:value="0.711377333333333">
                <text:p>0.711377333333333</text:p>
              </table:table-cell>
              <table:table-cell office:value-type="float" office:value="0.130489333333335">
                <text:p>0.130489333333335</text:p>
              </table:table-cell>
              <table:table-cell office:value-type="float" office:value="-0.0252126875000002">
                <text:p>-0.025212687500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-0.0430355000000003">
                <text:p>-0.0430355000000003</text:p>
              </table:table-cell>
              <table:table-cell office:value-type="float" office:value="0.702069333333332">
                <text:p>0.702069333333332</text:p>
              </table:table-cell>
              <table:table-cell office:value-type="float" office:value="0.143797333333335">
                <text:p>0.143797333333335</text:p>
              </table:table-cell>
              <table:table-cell office:value-type="float" office:value="-0.0275145000000002">
                <text:p>-0.0275145000000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-0.0456094375000003">
                <text:p>-0.0456094375000003</text:p>
              </table:table-cell>
              <table:table-cell office:value-type="float" office:value="0.692496444444443">
                <text:p>0.692496444444443</text:p>
              </table:table-cell>
              <table:table-cell office:value-type="float" office:value="0.157192444444446">
                <text:p>0.157192444444446</text:p>
              </table:table-cell>
              <table:table-cell office:value-type="float" office:value="-0.0297780625000002">
                <text:p>-0.029778062500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0.0480000000000002">
                <text:p>-0.0480000000000002</text:p>
              </table:table-cell>
              <table:table-cell office:value-type="float" office:value="0.682666666666666">
                <text:p>0.682666666666666</text:p>
              </table:table-cell>
              <table:table-cell office:value-type="float" office:value="0.170666666666668">
                <text:p>0.170666666666668</text:p>
              </table:table-cell>
              <table:table-cell office:value-type="float" office:value="-0.0320000000000002">
                <text:p>-0.03200000000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-0.0502105625000002">
                <text:p>-0.0502105625000002</text:p>
              </table:table-cell>
              <table:table-cell office:value-type="float" office:value="0.672587999999999">
                <text:p>0.672587999999999</text:p>
              </table:table-cell>
              <table:table-cell office:value-type="float" office:value="0.184212000000001">
                <text:p>0.184212000000001</text:p>
              </table:table-cell>
              <table:table-cell office:value-type="float" office:value="-0.0341769375000002">
                <text:p>-0.034176937500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-0.0522445000000002">
                <text:p>-0.0522445000000002</text:p>
              </table:table-cell>
              <table:table-cell office:value-type="float" office:value="0.662268444444443">
                <text:p>0.662268444444443</text:p>
              </table:table-cell>
              <table:table-cell office:value-type="float" office:value="0.197820444444446">
                <text:p>0.197820444444446</text:p>
              </table:table-cell>
              <table:table-cell office:value-type="float" office:value="-0.0363055000000002">
                <text:p>-0.036305500000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-0.0541051875000002">
                <text:p>-0.0541051875000002</text:p>
              </table:table-cell>
              <table:table-cell office:value-type="float" office:value="0.651715999999999">
                <text:p>0.651715999999999</text:p>
              </table:table-cell>
              <table:table-cell office:value-type="float" office:value="0.211484000000001">
                <text:p>0.211484000000001</text:p>
              </table:table-cell>
              <table:table-cell office:value-type="float" office:value="-0.0383823125000002">
                <text:p>-0.038382312500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-0.0557960000000002">
                <text:p>-0.0557960000000002</text:p>
              </table:table-cell>
              <table:table-cell office:value-type="float" office:value="0.640938666666666">
                <text:p>0.640938666666666</text:p>
              </table:table-cell>
              <table:table-cell office:value-type="float" office:value="0.225194666666668">
                <text:p>0.225194666666668</text:p>
              </table:table-cell>
              <table:table-cell office:value-type="float" office:value="-0.0404040000000002">
                <text:p>-0.04040400000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-0.0573203125000001">
                <text:p>-0.0573203125000001</text:p>
              </table:table-cell>
              <table:table-cell office:value-type="float" office:value="0.629944444444443">
                <text:p>0.629944444444443</text:p>
              </table:table-cell>
              <table:table-cell office:value-type="float" office:value="0.238944444444446">
                <text:p>0.238944444444446</text:p>
              </table:table-cell>
              <table:table-cell office:value-type="float" office:value="-0.0423671875000002">
                <text:p>-0.042367187500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-0.0586815000000001">
                <text:p>-0.0586815000000001</text:p>
              </table:table-cell>
              <table:table-cell office:value-type="float" office:value="0.618741333333332">
                <text:p>0.618741333333332</text:p>
              </table:table-cell>
              <table:table-cell office:value-type="float" office:value="0.252725333333335">
                <text:p>0.252725333333335</text:p>
              </table:table-cell>
              <table:table-cell office:value-type="float" office:value="-0.0442685000000002">
                <text:p>-0.04426850000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-0.0598829375000001">
                <text:p>-0.0598829375000001</text:p>
              </table:table-cell>
              <table:table-cell office:value-type="float" office:value="0.607337333333332">
                <text:p>0.607337333333332</text:p>
              </table:table-cell>
              <table:table-cell office:value-type="float" office:value="0.266529333333335">
                <text:p>0.266529333333335</text:p>
              </table:table-cell>
              <table:table-cell office:value-type="float" office:value="-0.0461045625000002">
                <text:p>-0.04610456250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-0.0609280000000001">
                <text:p>-0.0609280000000001</text:p>
              </table:table-cell>
              <table:table-cell office:value-type="float" office:value="0.595740444444443">
                <text:p>0.595740444444443</text:p>
              </table:table-cell>
              <table:table-cell office:value-type="float" office:value="0.280348444444446">
                <text:p>0.280348444444446</text:p>
              </table:table-cell>
              <table:table-cell office:value-type="float" office:value="-0.0478720000000002">
                <text:p>-0.047872000000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-0.0618200625000001">
                <text:p>-0.0618200625000001</text:p>
              </table:table-cell>
              <table:table-cell office:value-type="float" office:value="0.583958666666665">
                <text:p>0.583958666666665</text:p>
              </table:table-cell>
              <table:table-cell office:value-type="float" office:value="0.294174666666668">
                <text:p>0.294174666666668</text:p>
              </table:table-cell>
              <table:table-cell office:value-type="float" office:value="-0.0495674375000002">
                <text:p>-0.049567437500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-0.0625625000000001">
                <text:p>-0.0625625000000001</text:p>
              </table:table-cell>
              <table:table-cell office:value-type="float" office:value="0.571999999999999">
                <text:p>0.571999999999999</text:p>
              </table:table-cell>
              <table:table-cell office:value-type="float" office:value="0.308000000000001">
                <text:p>0.308000000000001</text:p>
              </table:table-cell>
              <table:table-cell office:value-type="float" office:value="-0.0511875000000001">
                <text:p>-0.0511875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2">
                <text:p>-0.0899999999999992</text:p>
              </table:table-cell>
              <table:table-cell office:value-type="float" office:value="-0.0631586875">
                <text:p>-0.0631586875</text:p>
              </table:table-cell>
              <table:table-cell office:value-type="float" office:value="0.559872444444443">
                <text:p>0.559872444444443</text:p>
              </table:table-cell>
              <table:table-cell office:value-type="float" office:value="0.321816444444446">
                <text:p>0.321816444444446</text:p>
              </table:table-cell>
              <table:table-cell office:value-type="float" office:value="-0.0527288125000001">
                <text:p>-0.0527288125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2">
                <text:p>-0.0799999999999992</text:p>
              </table:table-cell>
              <table:table-cell office:value-type="float" office:value="-0.063612">
                <text:p>-0.063612</text:p>
              </table:table-cell>
              <table:table-cell office:value-type="float" office:value="0.547583999999999">
                <text:p>0.547583999999999</text:p>
              </table:table-cell>
              <table:table-cell office:value-type="float" office:value="0.335616000000001">
                <text:p>0.335616000000001</text:p>
              </table:table-cell>
              <table:table-cell office:value-type="float" office:value="-0.0541880000000001">
                <text:p>-0.054188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2">
                <text:p>-0.0699999999999992</text:p>
              </table:table-cell>
              <table:table-cell office:value-type="float" office:value="-0.0639258125">
                <text:p>-0.0639258125</text:p>
              </table:table-cell>
              <table:table-cell office:value-type="float" office:value="0.535142666666666">
                <text:p>0.535142666666666</text:p>
              </table:table-cell>
              <table:table-cell office:value-type="float" office:value="0.349390666666668">
                <text:p>0.349390666666668</text:p>
              </table:table-cell>
              <table:table-cell office:value-type="float" office:value="-0.0555616875000001">
                <text:p>-0.0555616875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2">
                <text:p>-0.0599999999999992</text:p>
              </table:table-cell>
              <table:table-cell office:value-type="float" office:value="-0.0641035">
                <text:p>-0.0641035</text:p>
              </table:table-cell>
              <table:table-cell office:value-type="float" office:value="0.522556444444443">
                <text:p>0.522556444444443</text:p>
              </table:table-cell>
              <table:table-cell office:value-type="float" office:value="0.363132444444446">
                <text:p>0.363132444444446</text:p>
              </table:table-cell>
              <table:table-cell office:value-type="float" office:value="-0.0568465000000001">
                <text:p>-0.05684650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2">
                <text:p>-0.0499999999999992</text:p>
              </table:table-cell>
              <table:table-cell office:value-type="float" office:value="-0.0641484375">
                <text:p>-0.0641484375</text:p>
              </table:table-cell>
              <table:table-cell office:value-type="float" office:value="0.509833333333332">
                <text:p>0.509833333333332</text:p>
              </table:table-cell>
              <table:table-cell office:value-type="float" office:value="0.376833333333334">
                <text:p>0.376833333333334</text:p>
              </table:table-cell>
              <table:table-cell office:value-type="float" office:value="-0.0580390625000001">
                <text:p>-0.0580390625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1">
                <text:p>-0.0399999999999991</text:p>
              </table:table-cell>
              <table:table-cell office:value-type="float" office:value="-0.064064">
                <text:p>-0.064064</text:p>
              </table:table-cell>
              <table:table-cell office:value-type="float" office:value="0.496981333333332">
                <text:p>0.496981333333332</text:p>
              </table:table-cell>
              <table:table-cell office:value-type="float" office:value="0.390485333333334">
                <text:p>0.390485333333334</text:p>
              </table:table-cell>
              <table:table-cell office:value-type="float" office:value="-0.0591360000000001">
                <text:p>-0.059136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1">
                <text:p>-0.0299999999999991</text:p>
              </table:table-cell>
              <table:table-cell office:value-type="float" office:value="-0.0638535625">
                <text:p>-0.0638535625</text:p>
              </table:table-cell>
              <table:table-cell office:value-type="float" office:value="0.484008444444443">
                <text:p>0.484008444444443</text:p>
              </table:table-cell>
              <table:table-cell office:value-type="float" office:value="0.404080444444446">
                <text:p>0.404080444444446</text:p>
              </table:table-cell>
              <table:table-cell office:value-type="float" office:value="-0.0601339375000001">
                <text:p>-0.0601339375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1">
                <text:p>-0.0199999999999991</text:p>
              </table:table-cell>
              <table:table-cell office:value-type="float" office:value="-0.0635205">
                <text:p>-0.0635205</text:p>
              </table:table-cell>
              <table:table-cell office:value-type="float" office:value="0.470922666666665">
                <text:p>0.470922666666665</text:p>
              </table:table-cell>
              <table:table-cell office:value-type="float" office:value="0.417610666666668">
                <text:p>0.417610666666668</text:p>
              </table:table-cell>
              <table:table-cell office:value-type="float" office:value="-0.0610295000000001">
                <text:p>-0.0610295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12">
                <text:p>-0.00999999999999912</text:p>
              </table:table-cell>
              <table:table-cell office:value-type="float" office:value="-0.0630681875">
                <text:p>-0.0630681875</text:p>
              </table:table-cell>
              <table:table-cell office:value-type="float" office:value="0.457731999999999">
                <text:p>0.457731999999999</text:p>
              </table:table-cell>
              <table:table-cell office:value-type="float" office:value="0.431068000000001">
                <text:p>0.431068000000001</text:p>
              </table:table-cell>
              <table:table-cell office:value-type="float" office:value="-0.0618193125000001">
                <text:p>-0.0618193125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0.0625">
                <text:p>-0.0625</text:p>
              </table:table-cell>
              <table:table-cell office:value-type="float" office:value="0.444444444444443">
                <text:p>0.444444444444443</text:p>
              </table:table-cell>
              <table:table-cell office:value-type="float" office:value="0.444444444444446">
                <text:p>0.444444444444446</text:p>
              </table:table-cell>
              <table:table-cell office:value-type="float" office:value="-0.0625000000000001">
                <text:p>-0.06250000000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9">
                <text:p>0.0100000000000009</text:p>
              </table:table-cell>
              <table:table-cell office:value-type="float" office:value="-0.0618193124999999">
                <text:p>-0.0618193124999999</text:p>
              </table:table-cell>
              <table:table-cell office:value-type="float" office:value="0.431067999999999">
                <text:p>0.431067999999999</text:p>
              </table:table-cell>
              <table:table-cell office:value-type="float" office:value="0.457732000000001">
                <text:p>0.457732000000001</text:p>
              </table:table-cell>
              <table:table-cell office:value-type="float" office:value="-0.0630681875">
                <text:p>-0.0630681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9">
                <text:p>0.0200000000000009</text:p>
              </table:table-cell>
              <table:table-cell office:value-type="float" office:value="-0.0610294999999999">
                <text:p>-0.0610294999999999</text:p>
              </table:table-cell>
              <table:table-cell office:value-type="float" office:value="0.417610666666665">
                <text:p>0.417610666666665</text:p>
              </table:table-cell>
              <table:table-cell office:value-type="float" office:value="0.470922666666668">
                <text:p>0.470922666666668</text:p>
              </table:table-cell>
              <table:table-cell office:value-type="float" office:value="-0.0635205">
                <text:p>-0.06352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9">
                <text:p>0.0300000000000009</text:p>
              </table:table-cell>
              <table:table-cell office:value-type="float" office:value="-0.0601339374999999">
                <text:p>-0.0601339374999999</text:p>
              </table:table-cell>
              <table:table-cell office:value-type="float" office:value="0.404080444444443">
                <text:p>0.404080444444443</text:p>
              </table:table-cell>
              <table:table-cell office:value-type="float" office:value="0.484008444444446">
                <text:p>0.484008444444446</text:p>
              </table:table-cell>
              <table:table-cell office:value-type="float" office:value="-0.0638535625">
                <text:p>-0.0638535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9">
                <text:p>0.0400000000000009</text:p>
              </table:table-cell>
              <table:table-cell office:value-type="float" office:value="-0.0591359999999999">
                <text:p>-0.0591359999999999</text:p>
              </table:table-cell>
              <table:table-cell office:value-type="float" office:value="0.390485333333332">
                <text:p>0.390485333333332</text:p>
              </table:table-cell>
              <table:table-cell office:value-type="float" office:value="0.496981333333335">
                <text:p>0.496981333333335</text:p>
              </table:table-cell>
              <table:table-cell office:value-type="float" office:value="-0.064064">
                <text:p>-0.0640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9">
                <text:p>0.0500000000000009</text:p>
              </table:table-cell>
              <table:table-cell office:value-type="float" office:value="-0.0580390624999999">
                <text:p>-0.0580390624999999</text:p>
              </table:table-cell>
              <table:table-cell office:value-type="float" office:value="0.376833333333332">
                <text:p>0.376833333333332</text:p>
              </table:table-cell>
              <table:table-cell office:value-type="float" office:value="0.509833333333334">
                <text:p>0.509833333333334</text:p>
              </table:table-cell>
              <table:table-cell office:value-type="float" office:value="-0.0641484375">
                <text:p>-0.0641484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9">
                <text:p>0.0600000000000009</text:p>
              </table:table-cell>
              <table:table-cell office:value-type="float" office:value="-0.0568464999999999">
                <text:p>-0.0568464999999999</text:p>
              </table:table-cell>
              <table:table-cell office:value-type="float" office:value="0.363132444444443">
                <text:p>0.363132444444443</text:p>
              </table:table-cell>
              <table:table-cell office:value-type="float" office:value="0.522556444444446">
                <text:p>0.522556444444446</text:p>
              </table:table-cell>
              <table:table-cell office:value-type="float" office:value="-0.0641035">
                <text:p>-0.06410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1">
                <text:p>0.070000000000001</text:p>
              </table:table-cell>
              <table:table-cell office:value-type="float" office:value="-0.0555616874999999">
                <text:p>-0.0555616874999999</text:p>
              </table:table-cell>
              <table:table-cell office:value-type="float" office:value="0.349390666666665">
                <text:p>0.349390666666665</text:p>
              </table:table-cell>
              <table:table-cell office:value-type="float" office:value="0.535142666666668">
                <text:p>0.535142666666668</text:p>
              </table:table-cell>
              <table:table-cell office:value-type="float" office:value="-0.0639258125">
                <text:p>-0.0639258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1">
                <text:p>0.080000000000001</text:p>
              </table:table-cell>
              <table:table-cell office:value-type="float" office:value="-0.0541879999999999">
                <text:p>-0.0541879999999999</text:p>
              </table:table-cell>
              <table:table-cell office:value-type="float" office:value="0.335615999999999">
                <text:p>0.335615999999999</text:p>
              </table:table-cell>
              <table:table-cell office:value-type="float" office:value="0.547584000000001">
                <text:p>0.547584000000001</text:p>
              </table:table-cell>
              <table:table-cell office:value-type="float" office:value="-0.063612">
                <text:p>-0.0636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1">
                <text:p>0.090000000000001</text:p>
              </table:table-cell>
              <table:table-cell office:value-type="float" office:value="-0.0527288124999999">
                <text:p>-0.0527288124999999</text:p>
              </table:table-cell>
              <table:table-cell office:value-type="float" office:value="0.321816444444443">
                <text:p>0.321816444444443</text:p>
              </table:table-cell>
              <table:table-cell office:value-type="float" office:value="0.559872444444446">
                <text:p>0.559872444444446</text:p>
              </table:table-cell>
              <table:table-cell office:value-type="float" office:value="-0.0631586874999999">
                <text:p>-0.06315868749999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-0.0511874999999998">
                <text:p>-0.0511874999999998</text:p>
              </table:table-cell>
              <table:table-cell office:value-type="float" office:value="0.307999999999999">
                <text:p>0.307999999999999</text:p>
              </table:table-cell>
              <table:table-cell office:value-type="float" office:value="0.572000000000001">
                <text:p>0.572000000000001</text:p>
              </table:table-cell>
              <table:table-cell office:value-type="float" office:value="-0.0625624999999999">
                <text:p>-0.0625624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-0.0495674374999998">
                <text:p>-0.0495674374999998</text:p>
              </table:table-cell>
              <table:table-cell office:value-type="float" office:value="0.294174666666665">
                <text:p>0.294174666666665</text:p>
              </table:table-cell>
              <table:table-cell office:value-type="float" office:value="0.583958666666668">
                <text:p>0.583958666666668</text:p>
              </table:table-cell>
              <table:table-cell office:value-type="float" office:value="-0.0618200624999999">
                <text:p>-0.06182006249999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-0.0478719999999998">
                <text:p>-0.0478719999999998</text:p>
              </table:table-cell>
              <table:table-cell office:value-type="float" office:value="0.280348444444443">
                <text:p>0.280348444444443</text:p>
              </table:table-cell>
              <table:table-cell office:value-type="float" office:value="0.595740444444446">
                <text:p>0.595740444444446</text:p>
              </table:table-cell>
              <table:table-cell office:value-type="float" office:value="-0.0609279999999999">
                <text:p>-0.0609279999999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-0.0461045624999998">
                <text:p>-0.0461045624999998</text:p>
              </table:table-cell>
              <table:table-cell office:value-type="float" office:value="0.266529333333332">
                <text:p>0.266529333333332</text:p>
              </table:table-cell>
              <table:table-cell office:value-type="float" office:value="0.607337333333335">
                <text:p>0.607337333333335</text:p>
              </table:table-cell>
              <table:table-cell office:value-type="float" office:value="-0.0598829374999999">
                <text:p>-0.0598829374999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-0.0442684999999998">
                <text:p>-0.0442684999999998</text:p>
              </table:table-cell>
              <table:table-cell office:value-type="float" office:value="0.252725333333332">
                <text:p>0.252725333333332</text:p>
              </table:table-cell>
              <table:table-cell office:value-type="float" office:value="0.618741333333334">
                <text:p>0.618741333333334</text:p>
              </table:table-cell>
              <table:table-cell office:value-type="float" office:value="-0.0586814999999999">
                <text:p>-0.05868149999999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-0.0423671874999998">
                <text:p>-0.0423671874999998</text:p>
              </table:table-cell>
              <table:table-cell office:value-type="float" office:value="0.238944444444443">
                <text:p>0.238944444444443</text:p>
              </table:table-cell>
              <table:table-cell office:value-type="float" office:value="0.629944444444446">
                <text:p>0.629944444444446</text:p>
              </table:table-cell>
              <table:table-cell office:value-type="float" office:value="-0.0573203124999999">
                <text:p>-0.05732031249999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-0.0404039999999998">
                <text:p>-0.0404039999999998</text:p>
              </table:table-cell>
              <table:table-cell office:value-type="float" office:value="0.225194666666665">
                <text:p>0.225194666666665</text:p>
              </table:table-cell>
              <table:table-cell office:value-type="float" office:value="0.640938666666668">
                <text:p>0.640938666666668</text:p>
              </table:table-cell>
              <table:table-cell office:value-type="float" office:value="-0.0557959999999998">
                <text:p>-0.0557959999999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-0.0383823124999998">
                <text:p>-0.0383823124999998</text:p>
              </table:table-cell>
              <table:table-cell office:value-type="float" office:value="0.211483999999999">
                <text:p>0.211483999999999</text:p>
              </table:table-cell>
              <table:table-cell office:value-type="float" office:value="0.651716000000001">
                <text:p>0.651716000000001</text:p>
              </table:table-cell>
              <table:table-cell office:value-type="float" office:value="-0.0541051874999998">
                <text:p>-0.05410518749999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-0.0363054999999998">
                <text:p>-0.0363054999999998</text:p>
              </table:table-cell>
              <table:table-cell office:value-type="float" office:value="0.197820444444443">
                <text:p>0.197820444444443</text:p>
              </table:table-cell>
              <table:table-cell office:value-type="float" office:value="0.662268444444445">
                <text:p>0.662268444444445</text:p>
              </table:table-cell>
              <table:table-cell office:value-type="float" office:value="-0.0522444999999998">
                <text:p>-0.0522444999999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-0.0341769374999998">
                <text:p>-0.0341769374999998</text:p>
              </table:table-cell>
              <table:table-cell office:value-type="float" office:value="0.184211999999999">
                <text:p>0.184211999999999</text:p>
              </table:table-cell>
              <table:table-cell office:value-type="float" office:value="0.672588000000001">
                <text:p>0.672588000000001</text:p>
              </table:table-cell>
              <table:table-cell office:value-type="float" office:value="-0.0502105624999998">
                <text:p>-0.05021056249999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-0.0319999999999998">
                <text:p>-0.0319999999999998</text:p>
              </table:table-cell>
              <table:table-cell office:value-type="float" office:value="0.170666666666665">
                <text:p>0.170666666666665</text:p>
              </table:table-cell>
              <table:table-cell office:value-type="float" office:value="0.682666666666668">
                <text:p>0.682666666666668</text:p>
              </table:table-cell>
              <table:table-cell office:value-type="float" office:value="-0.0479999999999998">
                <text:p>-0.04799999999999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-0.0297780624999998">
                <text:p>-0.0297780624999998</text:p>
              </table:table-cell>
              <table:table-cell office:value-type="float" office:value="0.157192444444443">
                <text:p>0.157192444444443</text:p>
              </table:table-cell>
              <table:table-cell office:value-type="float" office:value="0.692496444444446">
                <text:p>0.692496444444446</text:p>
              </table:table-cell>
              <table:table-cell office:value-type="float" office:value="-0.0456094374999998">
                <text:p>-0.04560943749999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-0.0275144999999998">
                <text:p>-0.0275144999999998</text:p>
              </table:table-cell>
              <table:table-cell office:value-type="float" office:value="0.143797333333332">
                <text:p>0.143797333333332</text:p>
              </table:table-cell>
              <table:table-cell office:value-type="float" office:value="0.702069333333334">
                <text:p>0.702069333333334</text:p>
              </table:table-cell>
              <table:table-cell office:value-type="float" office:value="-0.0430354999999997">
                <text:p>-0.04303549999999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-0.0252126874999998">
                <text:p>-0.0252126874999998</text:p>
              </table:table-cell>
              <table:table-cell office:value-type="float" office:value="0.130489333333332">
                <text:p>0.130489333333332</text:p>
              </table:table-cell>
              <table:table-cell office:value-type="float" office:value="0.711377333333334">
                <text:p>0.711377333333334</text:p>
              </table:table-cell>
              <table:table-cell office:value-type="float" office:value="-0.0402748124999997">
                <text:p>-0.04027481249999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-0.0228759999999998">
                <text:p>-0.0228759999999998</text:p>
              </table:table-cell>
              <table:table-cell office:value-type="float" office:value="0.117276444444443">
                <text:p>0.117276444444443</text:p>
              </table:table-cell>
              <table:table-cell office:value-type="float" office:value="0.720412444444445">
                <text:p>0.720412444444445</text:p>
              </table:table-cell>
              <table:table-cell office:value-type="float" office:value="-0.0373239999999997">
                <text:p>-0.03732399999999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-0.0205078124999998">
                <text:p>-0.0205078124999998</text:p>
              </table:table-cell>
              <table:table-cell office:value-type="float" office:value="0.104166666666665">
                <text:p>0.104166666666665</text:p>
              </table:table-cell>
              <table:table-cell office:value-type="float" office:value="0.729166666666668">
                <text:p>0.729166666666668</text:p>
              </table:table-cell>
              <table:table-cell office:value-type="float" office:value="-0.0341796874999997">
                <text:p>-0.03417968749999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-0.0181114999999998">
                <text:p>-0.0181114999999998</text:p>
              </table:table-cell>
              <table:table-cell office:value-type="float" office:value="0.0911679999999987">
                <text:p>0.0911679999999987</text:p>
              </table:table-cell>
              <table:table-cell office:value-type="float" office:value="0.737632000000001">
                <text:p>0.737632000000001</text:p>
              </table:table-cell>
              <table:table-cell office:value-type="float" office:value="-0.0308384999999997">
                <text:p>-0.03083849999999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-0.0156904374999998">
                <text:p>-0.0156904374999998</text:p>
              </table:table-cell>
              <table:table-cell office:value-type="float" office:value="0.0782884444444431">
                <text:p>0.0782884444444431</text:p>
              </table:table-cell>
              <table:table-cell office:value-type="float" office:value="0.745800444444445">
                <text:p>0.745800444444445</text:p>
              </table:table-cell>
              <table:table-cell office:value-type="float" office:value="-0.0272970624999996">
                <text:p>-0.02729706249999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-0.0132479999999997">
                <text:p>-0.0132479999999997</text:p>
              </table:table-cell>
              <table:table-cell office:value-type="float" office:value="0.0655359999999987">
                <text:p>0.0655359999999987</text:p>
              </table:table-cell>
              <table:table-cell office:value-type="float" office:value="0.753664000000001">
                <text:p>0.753664000000001</text:p>
              </table:table-cell>
              <table:table-cell office:value-type="float" office:value="-0.0235519999999996">
                <text:p>-0.02355199999999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-0.0107875624999997">
                <text:p>-0.0107875624999997</text:p>
              </table:table-cell>
              <table:table-cell office:value-type="float" office:value="0.0529186666666654">
                <text:p>0.0529186666666654</text:p>
              </table:table-cell>
              <table:table-cell office:value-type="float" office:value="0.761214666666667">
                <text:p>0.761214666666667</text:p>
              </table:table-cell>
              <table:table-cell office:value-type="float" office:value="-0.0195999374999996">
                <text:p>-0.0195999374999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-0.00831249999999974">
                <text:p>-0.00831249999999974</text:p>
              </table:table-cell>
              <table:table-cell office:value-type="float" office:value="0.0404444444444432">
                <text:p>0.0404444444444432</text:p>
              </table:table-cell>
              <table:table-cell office:value-type="float" office:value="0.768444444444445">
                <text:p>0.768444444444445</text:p>
              </table:table-cell>
              <table:table-cell office:value-type="float" office:value="-0.0154374999999996">
                <text:p>-0.01543749999999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-0.00582618749999975">
                <text:p>-0.00582618749999975</text:p>
              </table:table-cell>
              <table:table-cell office:value-type="float" office:value="0.0281213333333321">
                <text:p>0.0281213333333321</text:p>
              </table:table-cell>
              <table:table-cell office:value-type="float" office:value="0.775345333333334">
                <text:p>0.775345333333334</text:p>
              </table:table-cell>
              <table:table-cell office:value-type="float" office:value="-0.0110613124999995">
                <text:p>-0.0110613124999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-0.00333199999999974">
                <text:p>-0.00333199999999974</text:p>
              </table:table-cell>
              <table:table-cell office:value-type="float" office:value="0.0159573333333321">
                <text:p>0.0159573333333321</text:p>
              </table:table-cell>
              <table:table-cell office:value-type="float" office:value="0.781909333333334">
                <text:p>0.781909333333334</text:p>
              </table:table-cell>
              <table:table-cell office:value-type="float" office:value="-0.00646799999999952">
                <text:p>-0.006467999999999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-0.000833312499999742">
                <text:p>-0.000833312499999742</text:p>
              </table:table-cell>
              <table:table-cell office:value-type="float" office:value="0.00396044444444321">
                <text:p>0.00396044444444321</text:p>
              </table:table-cell>
              <table:table-cell office:value-type="float" office:value="0.788128444444445">
                <text:p>0.788128444444445</text:p>
              </table:table-cell>
              <table:table-cell office:value-type="float" office:value="-0.00165418749999949">
                <text:p>-0.001654187499999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00166650000000026">
                <text:p>0.00166650000000026</text:p>
              </table:table-cell>
              <table:table-cell office:value-type="float" office:value="-0.00786133333333456">
                <text:p>-0.00786133333333456</text:p>
              </table:table-cell>
              <table:table-cell office:value-type="float" office:value="0.793994666666667">
                <text:p>0.793994666666667</text:p>
              </table:table-cell>
              <table:table-cell office:value-type="float" office:value="0.00338350000000054">
                <text:p>0.003383500000000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00416406250000026">
                <text:p>0.00416406250000026</text:p>
              </table:table-cell>
              <table:table-cell office:value-type="float" office:value="-0.0195000000000012">
                <text:p>-0.0195000000000012</text:p>
              </table:table-cell>
              <table:table-cell office:value-type="float" office:value="0.799500000000001">
                <text:p>0.799500000000001</text:p>
              </table:table-cell>
              <table:table-cell office:value-type="float" office:value="0.00864843750000057">
                <text:p>0.008648437500000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00665600000000027">
                <text:p>0.00665600000000027</text:p>
              </table:table-cell>
              <table:table-cell office:value-type="float" office:value="-0.0309475555555568">
                <text:p>-0.0309475555555568</text:p>
              </table:table-cell>
              <table:table-cell office:value-type="float" office:value="0.804636444444445">
                <text:p>0.804636444444445</text:p>
              </table:table-cell>
              <table:table-cell office:value-type="float" office:value="0.0141440000000006">
                <text:p>0.01414400000000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00913893750000027">
                <text:p>0.00913893750000027</text:p>
              </table:table-cell>
              <table:table-cell office:value-type="float" office:value="-0.0421960000000012">
                <text:p>-0.0421960000000012</text:p>
              </table:table-cell>
              <table:table-cell office:value-type="float" office:value="0.809396">
                <text:p>0.809396</text:p>
              </table:table-cell>
              <table:table-cell office:value-type="float" office:value="0.0198735625000006">
                <text:p>0.01987356250000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0116095000000002">
                <text:p>0.0116095000000002</text:p>
              </table:table-cell>
              <table:table-cell office:value-type="float" office:value="-0.0532373333333344">
                <text:p>-0.0532373333333344</text:p>
              </table:table-cell>
              <table:table-cell office:value-type="float" office:value="0.813770666666667">
                <text:p>0.813770666666667</text:p>
              </table:table-cell>
              <table:table-cell office:value-type="float" office:value="0.0258405000000006">
                <text:p>0.02584050000000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0140643125000002">
                <text:p>0.0140643125000002</text:p>
              </table:table-cell>
              <table:table-cell office:value-type="float" office:value="-0.0640635555555566">
                <text:p>-0.0640635555555566</text:p>
              </table:table-cell>
              <table:table-cell office:value-type="float" office:value="0.817752444444445">
                <text:p>0.817752444444445</text:p>
              </table:table-cell>
              <table:table-cell office:value-type="float" office:value="0.0320481875000006">
                <text:p>0.03204818750000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0165000000000002">
                <text:p>0.0165000000000002</text:p>
              </table:table-cell>
              <table:table-cell office:value-type="float" office:value="-0.0746666666666677">
                <text:p>-0.0746666666666677</text:p>
              </table:table-cell>
              <table:table-cell office:value-type="float" office:value="0.821333333333334">
                <text:p>0.821333333333334</text:p>
              </table:table-cell>
              <table:table-cell office:value-type="float" office:value="0.0385000000000007">
                <text:p>0.03850000000000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0189131875000002">
                <text:p>0.0189131875000002</text:p>
              </table:table-cell>
              <table:table-cell office:value-type="float" office:value="-0.0850386666666677">
                <text:p>-0.0850386666666677</text:p>
              </table:table-cell>
              <table:table-cell office:value-type="float" office:value="0.824505333333334">
                <text:p>0.824505333333334</text:p>
              </table:table-cell>
              <table:table-cell office:value-type="float" office:value="0.0451993125000007">
                <text:p>0.04519931250000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0213005000000002">
                <text:p>0.0213005000000002</text:p>
              </table:table-cell>
              <table:table-cell office:value-type="float" office:value="-0.0951715555555566">
                <text:p>-0.0951715555555566</text:p>
              </table:table-cell>
              <table:table-cell office:value-type="float" office:value="0.827260444444445">
                <text:p>0.827260444444445</text:p>
              </table:table-cell>
              <table:table-cell office:value-type="float" office:value="0.0521495000000007">
                <text:p>0.05214950000000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0236585625000002">
                <text:p>0.0236585625000002</text:p>
              </table:table-cell>
              <table:table-cell office:value-type="float" office:value="-0.105057333333334">
                <text:p>-0.105057333333334</text:p>
              </table:table-cell>
              <table:table-cell office:value-type="float" office:value="0.829590666666667">
                <text:p>0.829590666666667</text:p>
              </table:table-cell>
              <table:table-cell office:value-type="float" office:value="0.0593539375000008">
                <text:p>0.05935393750000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0259840000000002">
                <text:p>0.0259840000000002</text:p>
              </table:table-cell>
              <table:table-cell office:value-type="float" office:value="-0.114688000000001">
                <text:p>-0.114688000000001</text:p>
              </table:table-cell>
              <table:table-cell office:value-type="float" office:value="0.831488">
                <text:p>0.831488</text:p>
              </table:table-cell>
              <table:table-cell office:value-type="float" office:value="0.0668160000000008">
                <text:p>0.06681600000000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0282734375000002">
                <text:p>0.0282734375000002</text:p>
              </table:table-cell>
              <table:table-cell office:value-type="float" office:value="-0.124055555555556">
                <text:p>-0.124055555555556</text:p>
              </table:table-cell>
              <table:table-cell office:value-type="float" office:value="0.832944444444445">
                <text:p>0.832944444444445</text:p>
              </table:table-cell>
              <table:table-cell office:value-type="float" office:value="0.0745390625000008">
                <text:p>0.07453906250000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0305235000000002">
                <text:p>0.0305235000000002</text:p>
              </table:table-cell>
              <table:table-cell office:value-type="float" office:value="-0.133152000000001">
                <text:p>-0.133152000000001</text:p>
              </table:table-cell>
              <table:table-cell office:value-type="float" office:value="0.833952">
                <text:p>0.833952</text:p>
              </table:table-cell>
              <table:table-cell office:value-type="float" office:value="0.0825265000000008">
                <text:p>0.08252650000000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0327308125000002">
                <text:p>0.0327308125000002</text:p>
              </table:table-cell>
              <table:table-cell office:value-type="float" office:value="-0.141969333333334">
                <text:p>-0.141969333333334</text:p>
              </table:table-cell>
              <table:table-cell office:value-type="float" office:value="0.834502666666667">
                <text:p>0.834502666666667</text:p>
              </table:table-cell>
              <table:table-cell office:value-type="float" office:value="0.0907816875000009">
                <text:p>0.09078168750000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0348920000000002">
                <text:p>0.0348920000000002</text:p>
              </table:table-cell>
              <table:table-cell office:value-type="float" office:value="-0.150499555555556">
                <text:p>-0.150499555555556</text:p>
              </table:table-cell>
              <table:table-cell office:value-type="float" office:value="0.834588444444444">
                <text:p>0.834588444444444</text:p>
              </table:table-cell>
              <table:table-cell office:value-type="float" office:value="0.0993080000000009">
                <text:p>0.09930800000000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0370036875000002">
                <text:p>0.0370036875000002</text:p>
              </table:table-cell>
              <table:table-cell office:value-type="float" office:value="-0.158734666666667">
                <text:p>-0.158734666666667</text:p>
              </table:table-cell>
              <table:table-cell office:value-type="float" office:value="0.834201333333333">
                <text:p>0.834201333333333</text:p>
              </table:table-cell>
              <table:table-cell office:value-type="float" office:value="0.108108812500001">
                <text:p>0.1081088125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0390625000000002">
                <text:p>0.0390625000000002</text:p>
              </table:table-cell>
              <table:table-cell office:value-type="float" office:value="-0.166666666666667">
                <text:p>-0.16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117187500000001">
                <text:p>0.1171875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0410650625000002">
                <text:p>0.0410650625000002</text:p>
              </table:table-cell>
              <table:table-cell office:value-type="float" office:value="-0.174287555555556">
                <text:p>-0.174287555555556</text:p>
              </table:table-cell>
              <table:table-cell office:value-type="float" office:value="0.831976444444444">
                <text:p>0.831976444444444</text:p>
              </table:table-cell>
              <table:table-cell office:value-type="float" office:value="0.126547437500001">
                <text:p>0.1265474375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0430080000000002">
                <text:p>0.0430080000000002</text:p>
              </table:table-cell>
              <table:table-cell office:value-type="float" office:value="-0.181589333333334">
                <text:p>-0.181589333333334</text:p>
              </table:table-cell>
              <table:table-cell office:value-type="float" office:value="0.830122666666667">
                <text:p>0.830122666666667</text:p>
              </table:table-cell>
              <table:table-cell office:value-type="float" office:value="0.136192000000001">
                <text:p>0.1361920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0448879375000002">
                <text:p>0.0448879375000002</text:p>
              </table:table-cell>
              <table:table-cell office:value-type="float" office:value="-0.188564000000001">
                <text:p>-0.188564000000001</text:p>
              </table:table-cell>
              <table:table-cell office:value-type="float" office:value="0.827764">
                <text:p>0.827764</text:p>
              </table:table-cell>
              <table:table-cell office:value-type="float" office:value="0.146124562500001">
                <text:p>0.1461245625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0467015000000002">
                <text:p>0.0467015000000002</text:p>
              </table:table-cell>
              <table:table-cell office:value-type="float" office:value="-0.195203555555556">
                <text:p>-0.195203555555556</text:p>
              </table:table-cell>
              <table:table-cell office:value-type="float" office:value="0.824892444444444">
                <text:p>0.824892444444444</text:p>
              </table:table-cell>
              <table:table-cell office:value-type="float" office:value="0.156348500000001">
                <text:p>0.1563485000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0484453125000002">
                <text:p>0.0484453125000002</text:p>
              </table:table-cell>
              <table:table-cell office:value-type="float" office:value="-0.201500000000001">
                <text:p>-0.201500000000001</text:p>
              </table:table-cell>
              <table:table-cell office:value-type="float" office:value="0.8215">
                <text:p>0.8215</text:p>
              </table:table-cell>
              <table:table-cell office:value-type="float" office:value="0.166867187500001">
                <text:p>0.1668671875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0501160000000002">
                <text:p>0.0501160000000002</text:p>
              </table:table-cell>
              <table:table-cell office:value-type="float" office:value="-0.207445333333334">
                <text:p>-0.207445333333334</text:p>
              </table:table-cell>
              <table:table-cell office:value-type="float" office:value="0.817578666666666">
                <text:p>0.817578666666666</text:p>
              </table:table-cell>
              <table:table-cell office:value-type="float" office:value="0.177684000000001">
                <text:p>0.177684000000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0517101875000002">
                <text:p>0.0517101875000002</text:p>
              </table:table-cell>
              <table:table-cell office:value-type="float" office:value="-0.213031555555556">
                <text:p>-0.213031555555556</text:p>
              </table:table-cell>
              <table:table-cell office:value-type="float" office:value="0.813120444444444">
                <text:p>0.813120444444444</text:p>
              </table:table-cell>
              <table:table-cell office:value-type="float" office:value="0.188802312500001">
                <text:p>0.1888023125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0532245000000002">
                <text:p>0.0532245000000002</text:p>
              </table:table-cell>
              <table:table-cell office:value-type="float" office:value="-0.218250666666667">
                <text:p>-0.218250666666667</text:p>
              </table:table-cell>
              <table:table-cell office:value-type="float" office:value="0.808117333333333">
                <text:p>0.808117333333333</text:p>
              </table:table-cell>
              <table:table-cell office:value-type="float" office:value="0.200225500000001">
                <text:p>0.20022550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0546555625000001">
                <text:p>0.0546555625000001</text:p>
              </table:table-cell>
              <table:table-cell office:value-type="float" office:value="-0.223094666666667">
                <text:p>-0.223094666666667</text:p>
              </table:table-cell>
              <table:table-cell office:value-type="float" office:value="0.802561333333333">
                <text:p>0.802561333333333</text:p>
              </table:table-cell>
              <table:table-cell office:value-type="float" office:value="0.211956937500001">
                <text:p>0.2119569375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0560000000000002">
                <text:p>0.0560000000000002</text:p>
              </table:table-cell>
              <table:table-cell office:value-type="float" office:value="-0.227555555555556">
                <text:p>-0.227555555555556</text:p>
              </table:table-cell>
              <table:table-cell office:value-type="float" office:value="0.796444444444444">
                <text:p>0.796444444444444</text:p>
              </table:table-cell>
              <table:table-cell office:value-type="float" office:value="0.224000000000001">
                <text:p>0.2240000000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0572544375000001">
                <text:p>0.0572544375000001</text:p>
              </table:table-cell>
              <table:table-cell office:value-type="float" office:value="-0.231625333333334">
                <text:p>-0.231625333333334</text:p>
              </table:table-cell>
              <table:table-cell office:value-type="float" office:value="0.789758666666666">
                <text:p>0.789758666666666</text:p>
              </table:table-cell>
              <table:table-cell office:value-type="float" office:value="0.236358062500001">
                <text:p>0.2363580625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0584155000000001">
                <text:p>0.0584155000000001</text:p>
              </table:table-cell>
              <table:table-cell office:value-type="float" office:value="-0.235296">
                <text:p>-0.235296</text:p>
              </table:table-cell>
              <table:table-cell office:value-type="float" office:value="0.782495999999999">
                <text:p>0.782495999999999</text:p>
              </table:table-cell>
              <table:table-cell office:value-type="float" office:value="0.249034500000001">
                <text:p>0.2490345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0594798125000001">
                <text:p>0.0594798125000001</text:p>
              </table:table-cell>
              <table:table-cell office:value-type="float" office:value="-0.238559555555556">
                <text:p>-0.238559555555556</text:p>
              </table:table-cell>
              <table:table-cell office:value-type="float" office:value="0.774648444444444">
                <text:p>0.774648444444444</text:p>
              </table:table-cell>
              <table:table-cell office:value-type="float" office:value="0.262032687500001">
                <text:p>0.2620326875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0604440000000001">
                <text:p>0.0604440000000001</text:p>
              </table:table-cell>
              <table:table-cell office:value-type="float" office:value="-0.241408">
                <text:p>-0.241408</text:p>
              </table:table-cell>
              <table:table-cell office:value-type="float" office:value="0.766207999999999">
                <text:p>0.766207999999999</text:p>
              </table:table-cell>
              <table:table-cell office:value-type="float" office:value="0.275356000000001">
                <text:p>0.2753560000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0613046875000001">
                <text:p>0.0613046875000001</text:p>
              </table:table-cell>
              <table:table-cell office:value-type="float" office:value="-0.243833333333334">
                <text:p>-0.243833333333334</text:p>
              </table:table-cell>
              <table:table-cell office:value-type="float" office:value="0.757166666666666">
                <text:p>0.757166666666666</text:p>
              </table:table-cell>
              <table:table-cell office:value-type="float" office:value="0.289007812500001">
                <text:p>0.2890078125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2">
                <text:p>0.660000000000002</text:p>
              </table:table-cell>
              <table:table-cell office:value-type="float" office:value="0.0620585000000002">
                <text:p>0.0620585000000002</text:p>
              </table:table-cell>
              <table:table-cell office:value-type="float" office:value="-0.245827555555556">
                <text:p>-0.245827555555556</text:p>
              </table:table-cell>
              <table:table-cell office:value-type="float" office:value="0.747516444444442">
                <text:p>0.747516444444442</text:p>
              </table:table-cell>
              <table:table-cell office:value-type="float" office:value="0.302991500000003">
                <text:p>0.3029915000000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0627020625000001">
                <text:p>0.0627020625000001</text:p>
              </table:table-cell>
              <table:table-cell office:value-type="float" office:value="-0.247382666666667">
                <text:p>-0.247382666666667</text:p>
              </table:table-cell>
              <table:table-cell office:value-type="float" office:value="0.737249333333332">
                <text:p>0.737249333333332</text:p>
              </table:table-cell>
              <table:table-cell office:value-type="float" office:value="0.317310437500002">
                <text:p>0.3173104375000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2">
                <text:p>0.680000000000002</text:p>
              </table:table-cell>
              <table:table-cell office:value-type="float" office:value="0.0632320000000001">
                <text:p>0.0632320000000001</text:p>
              </table:table-cell>
              <table:table-cell office:value-type="float" office:value="-0.248490666666667">
                <text:p>-0.248490666666667</text:p>
              </table:table-cell>
              <table:table-cell office:value-type="float" office:value="0.726357333333331">
                <text:p>0.726357333333331</text:p>
              </table:table-cell>
              <table:table-cell office:value-type="float" office:value="0.331968000000003">
                <text:p>0.3319680000000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0636449375">
                <text:p>0.0636449375</text:p>
              </table:table-cell>
              <table:table-cell office:value-type="float" office:value="-0.249143555555556">
                <text:p>-0.249143555555556</text:p>
              </table:table-cell>
              <table:table-cell office:value-type="float" office:value="0.714832444444443">
                <text:p>0.714832444444443</text:p>
              </table:table-cell>
              <table:table-cell office:value-type="float" office:value="0.346967562500001">
                <text:p>0.3469675625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0.0639375000000001">
                <text:p>0.0639375000000001</text:p>
              </table:table-cell>
              <table:table-cell office:value-type="float" office:value="-0.249333333333333">
                <text:p>-0.249333333333333</text:p>
              </table:table-cell>
              <table:table-cell office:value-type="float" office:value="0.702666666666664">
                <text:p>0.702666666666664</text:p>
              </table:table-cell>
              <table:table-cell office:value-type="float" office:value="0.362312500000003">
                <text:p>0.3623125000000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2">
                <text:p>0.710000000000002</text:p>
              </table:table-cell>
              <table:table-cell office:value-type="float" office:value="0.0641063125">
                <text:p>0.0641063125</text:p>
              </table:table-cell>
              <table:table-cell office:value-type="float" office:value="-0.249052">
                <text:p>-0.249052</text:p>
              </table:table-cell>
              <table:table-cell office:value-type="float" office:value="0.689851999999997">
                <text:p>0.689851999999997</text:p>
              </table:table-cell>
              <table:table-cell office:value-type="float" office:value="0.378006187500003">
                <text:p>0.3780061875000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2">
                <text:p>0.720000000000002</text:p>
              </table:table-cell>
              <table:table-cell office:value-type="float" office:value="0.064148">
                <text:p>0.064148</text:p>
              </table:table-cell>
              <table:table-cell office:value-type="float" office:value="-0.248291555555555">
                <text:p>-0.248291555555555</text:p>
              </table:table-cell>
              <table:table-cell office:value-type="float" office:value="0.676380444444442">
                <text:p>0.676380444444442</text:p>
              </table:table-cell>
              <table:table-cell office:value-type="float" office:value="0.394052000000003">
                <text:p>0.3940520000000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2">
                <text:p>0.730000000000002</text:p>
              </table:table-cell>
              <table:table-cell office:value-type="float" office:value="0.0640591875">
                <text:p>0.0640591875</text:p>
              </table:table-cell>
              <table:table-cell office:value-type="float" office:value="-0.247044">
                <text:p>-0.247044</text:p>
              </table:table-cell>
              <table:table-cell office:value-type="float" office:value="0.662243999999997">
                <text:p>0.662243999999997</text:p>
              </table:table-cell>
              <table:table-cell office:value-type="float" office:value="0.410453312500003">
                <text:p>0.4104533125000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2">
                <text:p>0.740000000000002</text:p>
              </table:table-cell>
              <table:table-cell office:value-type="float" office:value="0.0638365">
                <text:p>0.0638365</text:p>
              </table:table-cell>
              <table:table-cell office:value-type="float" office:value="-0.245301333333333">
                <text:p>-0.245301333333333</text:p>
              </table:table-cell>
              <table:table-cell office:value-type="float" office:value="0.647434666666663">
                <text:p>0.647434666666663</text:p>
              </table:table-cell>
              <table:table-cell office:value-type="float" office:value="0.427213500000004">
                <text:p>0.4272135000000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2">
                <text:p>0.750000000000002</text:p>
              </table:table-cell>
              <table:table-cell office:value-type="float" office:value="0.0634765624999999">
                <text:p>0.0634765624999999</text:p>
              </table:table-cell>
              <table:table-cell office:value-type="float" office:value="-0.243055555555555">
                <text:p>-0.243055555555555</text:p>
              </table:table-cell>
              <table:table-cell office:value-type="float" office:value="0.631944444444441">
                <text:p>0.631944444444441</text:p>
              </table:table-cell>
              <table:table-cell office:value-type="float" office:value="0.444335937500004">
                <text:p>0.4443359375000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2">
                <text:p>0.760000000000002</text:p>
              </table:table-cell>
              <table:table-cell office:value-type="float" office:value="0.0629759999999999">
                <text:p>0.0629759999999999</text:p>
              </table:table-cell>
              <table:table-cell office:value-type="float" office:value="-0.240298666666666">
                <text:p>-0.240298666666666</text:p>
              </table:table-cell>
              <table:table-cell office:value-type="float" office:value="0.61576533333333">
                <text:p>0.61576533333333</text:p>
              </table:table-cell>
              <table:table-cell office:value-type="float" office:value="0.461824000000004">
                <text:p>0.4618240000000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2">
                <text:p>0.770000000000002</text:p>
              </table:table-cell>
              <table:table-cell office:value-type="float" office:value="0.0623314374999998">
                <text:p>0.0623314374999998</text:p>
              </table:table-cell>
              <table:table-cell office:value-type="float" office:value="-0.237022666666666">
                <text:p>-0.237022666666666</text:p>
              </table:table-cell>
              <table:table-cell office:value-type="float" office:value="0.59888933333333">
                <text:p>0.59888933333333</text:p>
              </table:table-cell>
              <table:table-cell office:value-type="float" office:value="0.479681062500003">
                <text:p>0.4796810625000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2">
                <text:p>0.780000000000002</text:p>
              </table:table-cell>
              <table:table-cell office:value-type="float" office:value="0.0615394999999998">
                <text:p>0.0615394999999998</text:p>
              </table:table-cell>
              <table:table-cell office:value-type="float" office:value="-0.233219555555555">
                <text:p>-0.233219555555555</text:p>
              </table:table-cell>
              <table:table-cell office:value-type="float" office:value="0.581308444444441">
                <text:p>0.581308444444441</text:p>
              </table:table-cell>
              <table:table-cell office:value-type="float" office:value="0.497910500000004">
                <text:p>0.4979105000000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2">
                <text:p>0.790000000000002</text:p>
              </table:table-cell>
              <table:table-cell office:value-type="float" office:value="0.0605968124999998">
                <text:p>0.0605968124999998</text:p>
              </table:table-cell>
              <table:table-cell office:value-type="float" office:value="-0.228881333333332">
                <text:p>-0.228881333333332</text:p>
              </table:table-cell>
              <table:table-cell office:value-type="float" office:value="0.563014666666663">
                <text:p>0.563014666666663</text:p>
              </table:table-cell>
              <table:table-cell office:value-type="float" office:value="0.516515687500004">
                <text:p>0.5165156875000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2">
                <text:p>0.800000000000002</text:p>
              </table:table-cell>
              <table:table-cell office:value-type="float" office:value="0.0594999999999998">
                <text:p>0.0594999999999998</text:p>
              </table:table-cell>
              <table:table-cell office:value-type="float" office:value="-0.223999999999999">
                <text:p>-0.223999999999999</text:p>
              </table:table-cell>
              <table:table-cell office:value-type="float" office:value="0.543999999999996">
                <text:p>0.543999999999996</text:p>
              </table:table-cell>
              <table:table-cell office:value-type="float" office:value="0.535500000000004">
                <text:p>0.535500000000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2">
                <text:p>0.810000000000002</text:p>
              </table:table-cell>
              <table:table-cell office:value-type="float" office:value="0.0582456874999997">
                <text:p>0.0582456874999997</text:p>
              </table:table-cell>
              <table:table-cell office:value-type="float" office:value="-0.218567555555554">
                <text:p>-0.218567555555554</text:p>
              </table:table-cell>
              <table:table-cell office:value-type="float" office:value="0.52425644444444">
                <text:p>0.52425644444444</text:p>
              </table:table-cell>
              <table:table-cell office:value-type="float" office:value="0.554866812500004">
                <text:p>0.5548668125000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2">
                <text:p>0.820000000000002</text:p>
              </table:table-cell>
              <table:table-cell office:value-type="float" office:value="0.0568304999999997">
                <text:p>0.0568304999999997</text:p>
              </table:table-cell>
              <table:table-cell office:value-type="float" office:value="-0.212575999999999">
                <text:p>-0.212575999999999</text:p>
              </table:table-cell>
              <table:table-cell office:value-type="float" office:value="0.503775999999996">
                <text:p>0.503775999999996</text:p>
              </table:table-cell>
              <table:table-cell office:value-type="float" office:value="0.574619500000004">
                <text:p>0.5746195000000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2">
                <text:p>0.830000000000002</text:p>
              </table:table-cell>
              <table:table-cell office:value-type="float" office:value="0.0552510624999997">
                <text:p>0.0552510624999997</text:p>
              </table:table-cell>
              <table:table-cell office:value-type="float" office:value="-0.206017333333332">
                <text:p>-0.206017333333332</text:p>
              </table:table-cell>
              <table:table-cell office:value-type="float" office:value="0.482550666666662">
                <text:p>0.482550666666662</text:p>
              </table:table-cell>
              <table:table-cell office:value-type="float" office:value="0.594761437500004">
                <text:p>0.5947614375000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2">
                <text:p>0.840000000000002</text:p>
              </table:table-cell>
              <table:table-cell office:value-type="float" office:value="0.0535039999999996">
                <text:p>0.0535039999999996</text:p>
              </table:table-cell>
              <table:table-cell office:value-type="float" office:value="-0.198883555555554">
                <text:p>-0.198883555555554</text:p>
              </table:table-cell>
              <table:table-cell office:value-type="float" office:value="0.46057244444444">
                <text:p>0.46057244444444</text:p>
              </table:table-cell>
              <table:table-cell office:value-type="float" office:value="0.615296000000004">
                <text:p>0.6152960000000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2">
                <text:p>0.850000000000002</text:p>
              </table:table-cell>
              <table:table-cell office:value-type="float" office:value="0.0515859374999996">
                <text:p>0.0515859374999996</text:p>
              </table:table-cell>
              <table:table-cell office:value-type="float" office:value="-0.191166666666665">
                <text:p>-0.191166666666665</text:p>
              </table:table-cell>
              <table:table-cell office:value-type="float" office:value="0.437833333333329">
                <text:p>0.437833333333329</text:p>
              </table:table-cell>
              <table:table-cell office:value-type="float" office:value="0.636226562500004">
                <text:p>0.6362265625000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2">
                <text:p>0.860000000000002</text:p>
              </table:table-cell>
              <table:table-cell office:value-type="float" office:value="0.0494934999999995">
                <text:p>0.0494934999999995</text:p>
              </table:table-cell>
              <table:table-cell office:value-type="float" office:value="-0.182858666666665">
                <text:p>-0.182858666666665</text:p>
              </table:table-cell>
              <table:table-cell office:value-type="float" office:value="0.414325333333328">
                <text:p>0.414325333333328</text:p>
              </table:table-cell>
              <table:table-cell office:value-type="float" office:value="0.657556500000005">
                <text:p>0.6575565000000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2">
                <text:p>0.870000000000002</text:p>
              </table:table-cell>
              <table:table-cell office:value-type="float" office:value="0.0472233124999995">
                <text:p>0.0472233124999995</text:p>
              </table:table-cell>
              <table:table-cell office:value-type="float" office:value="-0.173951555555554">
                <text:p>-0.173951555555554</text:p>
              </table:table-cell>
              <table:table-cell office:value-type="float" office:value="0.390040444444439">
                <text:p>0.390040444444439</text:p>
              </table:table-cell>
              <table:table-cell office:value-type="float" office:value="0.679289187500005">
                <text:p>0.6792891875000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2">
                <text:p>0.880000000000002</text:p>
              </table:table-cell>
              <table:table-cell office:value-type="float" office:value="0.0447719999999995">
                <text:p>0.0447719999999995</text:p>
              </table:table-cell>
              <table:table-cell office:value-type="float" office:value="-0.164437333333331">
                <text:p>-0.164437333333331</text:p>
              </table:table-cell>
              <table:table-cell office:value-type="float" office:value="0.364970666666661">
                <text:p>0.364970666666661</text:p>
              </table:table-cell>
              <table:table-cell office:value-type="float" office:value="0.701428000000005">
                <text:p>0.7014280000000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2">
                <text:p>0.890000000000002</text:p>
              </table:table-cell>
              <table:table-cell office:value-type="float" office:value="0.0421361874999994">
                <text:p>0.0421361874999994</text:p>
              </table:table-cell>
              <table:table-cell office:value-type="float" office:value="-0.154307999999998">
                <text:p>-0.154307999999998</text:p>
              </table:table-cell>
              <table:table-cell office:value-type="float" office:value="0.339107999999994">
                <text:p>0.339107999999994</text:p>
              </table:table-cell>
              <table:table-cell office:value-type="float" office:value="0.723976312500005">
                <text:p>0.7239763125000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2">
                <text:p>0.900000000000002</text:p>
              </table:table-cell>
              <table:table-cell office:value-type="float" office:value="0.0393124999999994">
                <text:p>0.0393124999999994</text:p>
              </table:table-cell>
              <table:table-cell office:value-type="float" office:value="-0.143555555555553">
                <text:p>-0.143555555555553</text:p>
              </table:table-cell>
              <table:table-cell office:value-type="float" office:value="0.312444444444439">
                <text:p>0.312444444444439</text:p>
              </table:table-cell>
              <table:table-cell office:value-type="float" office:value="0.746937500000005">
                <text:p>0.7469375000000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2">
                <text:p>0.910000000000002</text:p>
              </table:table-cell>
              <table:table-cell office:value-type="float" office:value="0.0362975624999994">
                <text:p>0.0362975624999994</text:p>
              </table:table-cell>
              <table:table-cell office:value-type="float" office:value="-0.132171999999998">
                <text:p>-0.132171999999998</text:p>
              </table:table-cell>
              <table:table-cell office:value-type="float" office:value="0.284971999999994">
                <text:p>0.284971999999994</text:p>
              </table:table-cell>
              <table:table-cell office:value-type="float" office:value="0.770314937500005">
                <text:p>0.7703149375000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2">
                <text:p>0.920000000000002</text:p>
              </table:table-cell>
              <table:table-cell office:value-type="float" office:value="0.0330879999999993">
                <text:p>0.0330879999999993</text:p>
              </table:table-cell>
              <table:table-cell office:value-type="float" office:value="-0.120149333333331">
                <text:p>-0.120149333333331</text:p>
              </table:table-cell>
              <table:table-cell office:value-type="float" office:value="0.256682666666661">
                <text:p>0.256682666666661</text:p>
              </table:table-cell>
              <table:table-cell office:value-type="float" office:value="0.794112000000005">
                <text:p>0.7941120000000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2">
                <text:p>0.930000000000002</text:p>
              </table:table-cell>
              <table:table-cell office:value-type="float" office:value="0.0296804374999993">
                <text:p>0.0296804374999993</text:p>
              </table:table-cell>
              <table:table-cell office:value-type="float" office:value="-0.107479555555553">
                <text:p>-0.107479555555553</text:p>
              </table:table-cell>
              <table:table-cell office:value-type="float" office:value="0.227568444444438">
                <text:p>0.227568444444438</text:p>
              </table:table-cell>
              <table:table-cell office:value-type="float" office:value="0.818332062500005">
                <text:p>0.8183320625000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2">
                <text:p>0.940000000000002</text:p>
              </table:table-cell>
              <table:table-cell office:value-type="float" office:value="0.0260714999999992">
                <text:p>0.0260714999999992</text:p>
              </table:table-cell>
              <table:table-cell office:value-type="float" office:value="-0.0941546666666639">
                <text:p>-0.0941546666666639</text:p>
              </table:table-cell>
              <table:table-cell office:value-type="float" office:value="0.197621333333327">
                <text:p>0.197621333333327</text:p>
              </table:table-cell>
              <table:table-cell office:value-type="float" office:value="0.842978500000005">
                <text:p>0.8429785000000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2">
                <text:p>0.950000000000002</text:p>
              </table:table-cell>
              <table:table-cell office:value-type="float" office:value="0.0222578124999992">
                <text:p>0.0222578124999992</text:p>
              </table:table-cell>
              <table:table-cell office:value-type="float" office:value="-0.0801666666666637">
                <text:p>-0.0801666666666637</text:p>
              </table:table-cell>
              <table:table-cell office:value-type="float" office:value="0.166833333333327">
                <text:p>0.166833333333327</text:p>
              </table:table-cell>
              <table:table-cell office:value-type="float" office:value="0.868054687500005">
                <text:p>0.8680546875000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2">
                <text:p>0.960000000000002</text:p>
              </table:table-cell>
              <table:table-cell office:value-type="float" office:value="0.0182359999999991">
                <text:p>0.0182359999999991</text:p>
              </table:table-cell>
              <table:table-cell office:value-type="float" office:value="-0.0655075555555524">
                <text:p>-0.0655075555555524</text:p>
              </table:table-cell>
              <table:table-cell office:value-type="float" office:value="0.135196444444438">
                <text:p>0.135196444444438</text:p>
              </table:table-cell>
              <table:table-cell office:value-type="float" office:value="0.893564000000005">
                <text:p>0.8935640000000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2">
                <text:p>0.970000000000002</text:p>
              </table:table-cell>
              <table:table-cell office:value-type="float" office:value="0.0140026874999991">
                <text:p>0.0140026874999991</text:p>
              </table:table-cell>
              <table:table-cell office:value-type="float" office:value="-0.0501693333333301">
                <text:p>-0.0501693333333301</text:p>
              </table:table-cell>
              <table:table-cell office:value-type="float" office:value="0.10270266666666">
                <text:p>0.10270266666666</text:p>
              </table:table-cell>
              <table:table-cell office:value-type="float" office:value="0.919509812500005">
                <text:p>0.9195098125000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2">
                <text:p>0.980000000000002</text:p>
              </table:table-cell>
              <table:table-cell office:value-type="float" office:value="0.00955449999999905">
                <text:p>0.00955449999999905</text:p>
              </table:table-cell>
              <table:table-cell office:value-type="float" office:value="-0.0341439999999966">
                <text:p>-0.0341439999999966</text:p>
              </table:table-cell>
              <table:table-cell office:value-type="float" office:value="0.0693439999999929">
                <text:p>0.0693439999999929</text:p>
              </table:table-cell>
              <table:table-cell office:value-type="float" office:value="0.945895500000005">
                <text:p>0.9458955000000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2">
                <text:p>0.990000000000002</text:p>
              </table:table-cell>
              <table:table-cell office:value-type="float" office:value="0.004888062499999">
                <text:p>0.004888062499999</text:p>
              </table:table-cell>
              <table:table-cell office:value-type="float" office:value="-0.017423555555552">
                <text:p>-0.017423555555552</text:p>
              </table:table-cell>
              <table:table-cell office:value-type="float" office:value="0.0351124444444372">
                <text:p>0.0351124444444372</text:p>
              </table:table-cell>
              <table:table-cell office:value-type="float" office:value="0.972724437500006">
                <text:p>0.9727244375000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MacOSX_X86_64 LibreOffice_project/d50a87b2e514536ed401c18000dad4660b6a169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0.5" chart:reverse-direction="false" text:line-break="false" chart:link-data-style-to-source="true" chart:axis-position="0"/>
      <style:text-properties fo:font-family="'CMU Serif'" style:font-style-name="Roman" style:font-family-generic="roman" fo:font-size="10pt" fo:font-weight="600" style:font-size-asian="10pt" style:font-size-complex="10pt"/>
    </style:style>
    <style:style style:name="ch4" style:family="chart" style:data-style-name="N0">
      <style:chart-properties chart:display-label="true" chart:logarithmic="false" chart:minimum="-0.25" chart:maximum="1" chart:origin="0" chart:interval-major="0.25" chart:reverse-direction="false" text:line-break="false" chart:link-data-style-to-source="true" chart:axis-position="0"/>
      <style:text-properties fo:font-family="'CMU Serif'" style:font-style-name="Roman" style:font-family-generic="roman" fo:font-size="10pt" fo:font-weight="600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51cm" svg:stroke-color="#9cc451" draw:fill-color="#9cc451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fbb829" draw:fill-color="#fbb829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27a877" draw:fill-color="#27a877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17cm" svg:height="6.351cm" xlink:href=".." xlink:type="simple" chart:class="chart:scatter" chart:style-name="ch1">
        <chart:plot-area chart:style-name="ch2" table:cell-range-address="1st.A2:1st.D202 1st.B1:1st.D1" chart:data-source-has-labels="row" svg:x="0.407cm" svg:y="0.108cm" svg:width="10.696cm" svg:height="6.108cm">
          <chartooo:coordinate-region svg:x="0.557cm" svg:y="0.305cm" svg:width="10.453cm" svg:height="5.714cm"/>
          <chart:axis chart:dimension="x" chart:name="primary-x" chart:style-name="ch3"/>
          <chart:axis chart:dimension="y" chart:name="primary-y" chart:style-name="ch4"/>
          <chart:series chart:style-name="ch5" chart:values-cell-range-address="1st.B2:1st.B202" chart:label-cell-address="1st.B1:1st.B1" chart:class="chart:scatter">
            <chart:domain table:cell-range-address="1st.A2:1st.A202"/>
            <chart:data-point chart:repeated="201"/>
          </chart:series>
          <chart:series chart:style-name="ch6" chart:values-cell-range-address="1st.C2:1st.C202" chart:label-cell-address="1st.C1:1st.C1" chart:class="chart:scatter">
            <chart:data-point chart:repeated="201"/>
          </chart:series>
          <chart:series chart:style-name="ch7" chart:values-cell-range-address="1st.D2:1st.D202" chart:label-cell-address="1st.D1:1st.D1" chart:class="chart:scatte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0</text:p>
                <draw:g>
                  <svg:desc>1st.B1:1st.B1</svg:desc>
                </draw:g>
              </table:table-cell>
              <table:table-cell office:value-type="string">
                <text:p>l1</text:p>
                <draw:g>
                  <svg:desc>1st.C1:1st.C1</svg:desc>
                </draw:g>
              </table:table-cell>
              <table:table-cell office:value-type="string">
                <text:p/>
                <draw:g>
                  <svg:desc>1st.D1:1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1st.A2:1st.A202</svg:desc>
                </draw:g>
              </table:table-cell>
              <table:table-cell office:value-type="float" office:value="1">
                <text:p>1</text:p>
                <draw:g>
                  <svg:desc>1st.B2:1st.B202</svg:desc>
                </draw:g>
              </table:table-cell>
              <table:table-cell office:value-type="float" office:value="0">
                <text:p>0</text:p>
                <draw:g>
                  <svg:desc>1st.C2:1st.C202</svg:desc>
                </draw:g>
              </table:table-cell>
              <table:table-cell office:value-type="float" office:value="NaN">
                <text:p>NaN</text:p>
                <draw:g>
                  <svg:desc>1st.D2:1st.D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985">
                <text:p>0.985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98">
                <text:p>0.9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975">
                <text:p>0.975</text:p>
              </table:table-cell>
              <table:table-cell office:value-type="float" office:value="0.0249999999999999">
                <text:p>0.024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97">
                <text:p>0.97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965">
                <text:p>0.965</text:p>
              </table:table-cell>
              <table:table-cell office:value-type="float" office:value="0.0349999999999999">
                <text:p>0.034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955">
                <text:p>0.955</text:p>
              </table:table-cell>
              <table:table-cell office:value-type="float" office:value="0.0449999999999999">
                <text:p>0.044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95">
                <text:p>0.9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945">
                <text:p>0.945</text:p>
              </table:table-cell>
              <table:table-cell office:value-type="float" office:value="0.0549999999999999">
                <text:p>0.054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94">
                <text:p>0.94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93">
                <text:p>0.93</text:p>
              </table:table-cell>
              <table:table-cell office:value-type="float" office:value="0.0700000000000001">
                <text:p>0.07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925">
                <text:p>0.925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92">
                <text:p>0.92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915">
                <text:p>0.915</text:p>
              </table:table-cell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91">
                <text:p>0.91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905">
                <text:p>0.905</text:p>
              </table:table-cell>
              <table:table-cell office:value-type="float" office:value="0.095">
                <text:p>0.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895">
                <text:p>0.895</text:p>
              </table:table-cell>
              <table:table-cell office:value-type="float" office:value="0.105">
                <text:p>0.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89">
                <text:p>0.89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885">
                <text:p>0.885</text:p>
              </table:table-cell>
              <table:table-cell office:value-type="float" office:value="0.115">
                <text:p>0.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88">
                <text:p>0.88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875">
                <text:p>0.875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87">
                <text:p>0.87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865">
                <text:p>0.865</text:p>
              </table:table-cell>
              <table:table-cell office:value-type="float" office:value="0.135">
                <text:p>0.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86">
                <text:p>0.86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855">
                <text:p>0.855</text:p>
              </table:table-cell>
              <table:table-cell office:value-type="float" office:value="0.145">
                <text:p>0.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85">
                <text:p>0.8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845">
                <text:p>0.845</text:p>
              </table:table-cell>
              <table:table-cell office:value-type="float" office:value="0.155">
                <text:p>0.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835">
                <text:p>0.835</text:p>
              </table:table-cell>
              <table:table-cell office:value-type="float" office:value="0.165">
                <text:p>0.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825">
                <text:p>0.825</text:p>
              </table:table-cell>
              <table:table-cell office:value-type="float" office:value="0.175">
                <text:p>0.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82">
                <text:p>0.82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815">
                <text:p>0.815</text:p>
              </table:table-cell>
              <table:table-cell office:value-type="float" office:value="0.185">
                <text:p>0.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81">
                <text:p>0.81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805">
                <text:p>0.805</text:p>
              </table:table-cell>
              <table:table-cell office:value-type="float" office:value="0.195">
                <text:p>0.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795">
                <text:p>0.795</text:p>
              </table:table-cell>
              <table:table-cell office:value-type="float" office:value="0.205">
                <text:p>0.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79">
                <text:p>0.79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785">
                <text:p>0.785</text:p>
              </table:table-cell>
              <table:table-cell office:value-type="float" office:value="0.215">
                <text:p>0.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78">
                <text:p>0.78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775">
                <text:p>0.775</text:p>
              </table:table-cell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77">
                <text:p>0.77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765">
                <text:p>0.765</text:p>
              </table:table-cell>
              <table:table-cell office:value-type="float" office:value="0.235">
                <text:p>0.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76">
                <text:p>0.76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755">
                <text:p>0.755</text:p>
              </table:table-cell>
              <table:table-cell office:value-type="float" office:value="0.245">
                <text:p>0.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74">
                <text:p>0.74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735">
                <text:p>0.735</text:p>
              </table:table-cell>
              <table:table-cell office:value-type="float" office:value="0.265">
                <text:p>0.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73">
                <text:p>0.73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725">
                <text:p>0.725</text:p>
              </table:table-cell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72">
                <text:p>0.72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715">
                <text:p>0.715</text:p>
              </table:table-cell>
              <table:table-cell office:value-type="float" office:value="0.285">
                <text:p>0.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71">
                <text:p>0.71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704999999999999">
                <text:p>0.704999999999999</text:p>
              </table:table-cell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695">
                <text:p>0.695</text:p>
              </table:table-cell>
              <table:table-cell office:value-type="float" office:value="0.305">
                <text:p>0.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69">
                <text:p>0.69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684999999999999">
                <text:p>0.684999999999999</text:p>
              </table:table-cell>
              <table:table-cell office:value-type="float" office:value="0.315">
                <text:p>0.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679999999999999">
                <text:p>0.679999999999999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675">
                <text:p>0.675</text:p>
              </table:table-cell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67">
                <text:p>0.67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664999999999999">
                <text:p>0.664999999999999</text:p>
              </table:table-cell>
              <table:table-cell office:value-type="float" office:value="0.335">
                <text:p>0.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659999999999999">
                <text:p>0.659999999999999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654999999999999">
                <text:p>0.654999999999999</text:p>
              </table:table-cell>
              <table:table-cell office:value-type="float" office:value="0.345">
                <text:p>0.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65">
                <text:p>0.65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645">
                <text:p>0.645</text:p>
              </table:table-cell>
              <table:table-cell office:value-type="float" office:value="0.355">
                <text:p>0.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639999999999999">
                <text:p>0.639999999999999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635">
                <text:p>0.635</text:p>
              </table:table-cell>
              <table:table-cell office:value-type="float" office:value="0.365">
                <text:p>0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629999999999999">
                <text:p>0.629999999999999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625">
                <text:p>0.625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62">
                <text:p>0.62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615">
                <text:p>0.615</text:p>
              </table:table-cell>
              <table:table-cell office:value-type="float" office:value="0.385">
                <text:p>0.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61">
                <text:p>0.61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605">
                <text:p>0.605</text:p>
              </table:table-cell>
              <table:table-cell office:value-type="float" office:value="0.395">
                <text:p>0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595">
                <text:p>0.595</text:p>
              </table:table-cell>
              <table:table-cell office:value-type="float" office:value="0.405">
                <text:p>0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59">
                <text:p>0.59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585">
                <text:p>0.585</text:p>
              </table:table-cell>
              <table:table-cell office:value-type="float" office:value="0.415000000000001">
                <text:p>0.41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579999999999999">
                <text:p>0.579999999999999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575">
                <text:p>0.575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57">
                <text:p>0.57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565">
                <text:p>0.565</text:p>
              </table:table-cell>
              <table:table-cell office:value-type="float" office:value="0.435000000000001">
                <text:p>0.43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559999999999999">
                <text:p>0.559999999999999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554999999999999">
                <text:p>0.554999999999999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2">
                <text:p>-0.0899999999999992</text:p>
              </table:table-cell>
              <table:table-cell office:value-type="float" office:value="0.545">
                <text:p>0.545</text:p>
              </table:table-cell>
              <table:table-cell office:value-type="float" office:value="0.455">
                <text:p>0.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2">
                <text:p>-0.0799999999999992</text:p>
              </table:table-cell>
              <table:table-cell office:value-type="float" office:value="0.54">
                <text:p>0.54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2">
                <text:p>-0.0699999999999992</text:p>
              </table:table-cell>
              <table:table-cell office:value-type="float" office:value="0.535">
                <text:p>0.535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2">
                <text:p>-0.0599999999999992</text:p>
              </table:table-cell>
              <table:table-cell office:value-type="float" office:value="0.53">
                <text:p>0.53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2">
                <text:p>-0.0499999999999992</text:p>
              </table:table-cell>
              <table:table-cell office:value-type="float" office:value="0.525">
                <text:p>0.525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1">
                <text:p>-0.0399999999999991</text:p>
              </table:table-cell>
              <table:table-cell office:value-type="float" office:value="0.52">
                <text:p>0.52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1">
                <text:p>-0.0299999999999991</text:p>
              </table:table-cell>
              <table:table-cell office:value-type="float" office:value="0.515">
                <text:p>0.515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1">
                <text:p>-0.0199999999999991</text:p>
              </table:table-cell>
              <table:table-cell office:value-type="float" office:value="0.51">
                <text:p>0.51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12">
                <text:p>-0.00999999999999912</text:p>
              </table:table-cell>
              <table:table-cell office:value-type="float" office:value="0.505">
                <text:p>0.505</text:p>
              </table:table-cell>
              <table:table-cell office:value-type="float" office:value="0.495">
                <text:p>0.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9">
                <text:p>0.0100000000000009</text:p>
              </table:table-cell>
              <table:table-cell office:value-type="float" office:value="0.495">
                <text:p>0.495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9">
                <text:p>0.0200000000000009</text:p>
              </table:table-cell>
              <table:table-cell office:value-type="float" office:value="0.49">
                <text:p>0.49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9">
                <text:p>0.0300000000000009</text:p>
              </table:table-cell>
              <table:table-cell office:value-type="float" office:value="0.485">
                <text:p>0.485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9">
                <text:p>0.0400000000000009</text:p>
              </table:table-cell>
              <table:table-cell office:value-type="float" office:value="0.48">
                <text:p>0.48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9">
                <text:p>0.0500000000000009</text:p>
              </table:table-cell>
              <table:table-cell office:value-type="float" office:value="0.475">
                <text:p>0.47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9">
                <text:p>0.0600000000000009</text:p>
              </table:table-cell>
              <table:table-cell office:value-type="float" office:value="0.47">
                <text:p>0.47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1">
                <text:p>0.070000000000001</text:p>
              </table:table-cell>
              <table:table-cell office:value-type="float" office:value="0.465">
                <text:p>0.465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1">
                <text:p>0.080000000000001</text:p>
              </table:table-cell>
              <table:table-cell office:value-type="float" office:value="0.46">
                <text:p>0.46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1">
                <text:p>0.090000000000001</text:p>
              </table:table-cell>
              <table:table-cell office:value-type="float" office:value="0.454999999999999">
                <text:p>0.454999999999999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45">
                <text:p>0.45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445">
                <text:p>0.445</text:p>
              </table:table-cell>
              <table:table-cell office:value-type="float" office:value="0.555">
                <text:p>0.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44">
                <text:p>0.44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434999999999999">
                <text:p>0.434999999999999</text:p>
              </table:table-cell>
              <table:table-cell office:value-type="float" office:value="0.565000000000001">
                <text:p>0.56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429999999999999">
                <text:p>0.429999999999999</text:p>
              </table:table-cell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425">
                <text:p>0.425</text:p>
              </table:table-cell>
              <table:table-cell office:value-type="float" office:value="0.575">
                <text:p>0.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42">
                <text:p>0.42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414999999999999">
                <text:p>0.414999999999999</text:p>
              </table:table-cell>
              <table:table-cell office:value-type="float" office:value="0.585000000000001">
                <text:p>0.58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404999999999999">
                <text:p>0.404999999999999</text:p>
              </table:table-cell>
              <table:table-cell office:value-type="float" office:value="0.595">
                <text:p>0.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4">
                <text:p>0.4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394999999999999">
                <text:p>0.394999999999999</text:p>
              </table:table-cell>
              <table:table-cell office:value-type="float" office:value="0.605000000000001">
                <text:p>0.60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389999999999999">
                <text:p>0.389999999999999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384999999999999">
                <text:p>0.384999999999999</text:p>
              </table:table-cell>
              <table:table-cell office:value-type="float" office:value="0.615">
                <text:p>0.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379999999999999">
                <text:p>0.379999999999999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374999999999999">
                <text:p>0.374999999999999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369999999999999">
                <text:p>0.369999999999999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364999999999999">
                <text:p>0.364999999999999</text:p>
              </table:table-cell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359999999999999">
                <text:p>0.359999999999999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354999999999999">
                <text:p>0.354999999999999</text:p>
              </table:table-cell>
              <table:table-cell office:value-type="float" office:value="0.645">
                <text:p>0.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349999999999999">
                <text:p>0.349999999999999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345">
                <text:p>0.345</text:p>
              </table:table-cell>
              <table:table-cell office:value-type="float" office:value="0.655">
                <text:p>0.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34">
                <text:p>0.34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335">
                <text:p>0.335</text:p>
              </table:table-cell>
              <table:table-cell office:value-type="float" office:value="0.665000000000001">
                <text:p>0.66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329999999999999">
                <text:p>0.329999999999999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325">
                <text:p>0.325</text:p>
              </table:table-cell>
              <table:table-cell office:value-type="float" office:value="0.675">
                <text:p>0.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319999999999999">
                <text:p>0.319999999999999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314999999999999">
                <text:p>0.314999999999999</text:p>
              </table:table-cell>
              <table:table-cell office:value-type="float" office:value="0.685000000000001">
                <text:p>0.68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309999999999999">
                <text:p>0.309999999999999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304999999999999">
                <text:p>0.304999999999999</text:p>
              </table:table-cell>
              <table:table-cell office:value-type="float" office:value="0.695">
                <text:p>0.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294999999999999">
                <text:p>0.294999999999999</text:p>
              </table:table-cell>
              <table:table-cell office:value-type="float" office:value="0.705000000000001">
                <text:p>0.70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289999999999999">
                <text:p>0.289999999999999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284999999999999">
                <text:p>0.284999999999999</text:p>
              </table:table-cell>
              <table:table-cell office:value-type="float" office:value="0.715000000000001">
                <text:p>0.71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279999999999999">
                <text:p>0.279999999999999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274999999999999">
                <text:p>0.274999999999999</text:p>
              </table:table-cell>
              <table:table-cell office:value-type="float" office:value="0.725000000000001">
                <text:p>0.72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269999999999999">
                <text:p>0.269999999999999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264999999999999">
                <text:p>0.264999999999999</text:p>
              </table:table-cell>
              <table:table-cell office:value-type="float" office:value="0.735000000000001">
                <text:p>0.73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259999999999999">
                <text:p>0.259999999999999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254999999999999">
                <text:p>0.254999999999999</text:p>
              </table:table-cell>
              <table:table-cell office:value-type="float" office:value="0.745000000000001">
                <text:p>0.74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249999999999999">
                <text:p>0.249999999999999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244999999999999">
                <text:p>0.244999999999999</text:p>
              </table:table-cell>
              <table:table-cell office:value-type="float" office:value="0.755000000000001">
                <text:p>0.75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239999999999999">
                <text:p>0.239999999999999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234999999999999">
                <text:p>0.234999999999999</text:p>
              </table:table-cell>
              <table:table-cell office:value-type="float" office:value="0.765000000000001">
                <text:p>0.76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229999999999999">
                <text:p>0.229999999999999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224999999999999">
                <text:p>0.224999999999999</text:p>
              </table:table-cell>
              <table:table-cell office:value-type="float" office:value="0.775000000000001">
                <text:p>0.77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219999999999999">
                <text:p>0.219999999999999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214999999999999">
                <text:p>0.214999999999999</text:p>
              </table:table-cell>
              <table:table-cell office:value-type="float" office:value="0.785000000000001">
                <text:p>0.78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204999999999999">
                <text:p>0.204999999999999</text:p>
              </table:table-cell>
              <table:table-cell office:value-type="float" office:value="0.795000000000001">
                <text:p>0.79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194999999999999">
                <text:p>0.194999999999999</text:p>
              </table:table-cell>
              <table:table-cell office:value-type="float" office:value="0.805000000000001">
                <text:p>0.80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19">
                <text:p>0.19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185">
                <text:p>0.185</text:p>
              </table:table-cell>
              <table:table-cell office:value-type="float" office:value="0.815">
                <text:p>0.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18">
                <text:p>0.18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175">
                <text:p>0.175</text:p>
              </table:table-cell>
              <table:table-cell office:value-type="float" office:value="0.825000000000001">
                <text:p>0.82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2">
                <text:p>0.660000000000002</text:p>
              </table:table-cell>
              <table:table-cell office:value-type="float" office:value="0.169999999999999">
                <text:p>0.169999999999999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164999999999999">
                <text:p>0.164999999999999</text:p>
              </table:table-cell>
              <table:table-cell office:value-type="float" office:value="0.835000000000001">
                <text:p>0.83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2">
                <text:p>0.680000000000002</text:p>
              </table:table-cell>
              <table:table-cell office:value-type="float" office:value="0.159999999999999">
                <text:p>0.159999999999999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154999999999999">
                <text:p>0.154999999999999</text:p>
              </table:table-cell>
              <table:table-cell office:value-type="float" office:value="0.845">
                <text:p>0.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0.149999999999999">
                <text:p>0.149999999999999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2">
                <text:p>0.710000000000002</text:p>
              </table:table-cell>
              <table:table-cell office:value-type="float" office:value="0.144999999999999">
                <text:p>0.144999999999999</text:p>
              </table:table-cell>
              <table:table-cell office:value-type="float" office:value="0.855000000000001">
                <text:p>0.85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2">
                <text:p>0.720000000000002</text:p>
              </table:table-cell>
              <table:table-cell office:value-type="float" office:value="0.139999999999999">
                <text:p>0.139999999999999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2">
                <text:p>0.730000000000002</text:p>
              </table:table-cell>
              <table:table-cell office:value-type="float" office:value="0.134999999999999">
                <text:p>0.134999999999999</text:p>
              </table:table-cell>
              <table:table-cell office:value-type="float" office:value="0.865000000000001">
                <text:p>0.86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2">
                <text:p>0.740000000000002</text:p>
              </table:table-cell>
              <table:table-cell office:value-type="float" office:value="0.129999999999999">
                <text:p>0.129999999999999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2">
                <text:p>0.750000000000002</text:p>
              </table:table-cell>
              <table:table-cell office:value-type="float" office:value="0.124999999999999">
                <text:p>0.124999999999999</text:p>
              </table:table-cell>
              <table:table-cell office:value-type="float" office:value="0.875000000000001">
                <text:p>0.87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2">
                <text:p>0.760000000000002</text:p>
              </table:table-cell>
              <table:table-cell office:value-type="float" office:value="0.119999999999999">
                <text:p>0.11999999999999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2">
                <text:p>0.770000000000002</text:p>
              </table:table-cell>
              <table:table-cell office:value-type="float" office:value="0.114999999999999">
                <text:p>0.114999999999999</text:p>
              </table:table-cell>
              <table:table-cell office:value-type="float" office:value="0.885000000000001">
                <text:p>0.88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2">
                <text:p>0.780000000000002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2">
                <text:p>0.790000000000002</text:p>
              </table:table-cell>
              <table:table-cell office:value-type="float" office:value="0.104999999999999">
                <text:p>0.104999999999999</text:p>
              </table:table-cell>
              <table:table-cell office:value-type="float" office:value="0.895000000000001">
                <text:p>0.89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2">
                <text:p>0.800000000000002</text:p>
              </table:table-cell>
              <table:table-cell office:value-type="float" office:value="0.099999999999999">
                <text:p>0.099999999999999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2">
                <text:p>0.810000000000002</text:p>
              </table:table-cell>
              <table:table-cell office:value-type="float" office:value="0.094999999999999">
                <text:p>0.094999999999999</text:p>
              </table:table-cell>
              <table:table-cell office:value-type="float" office:value="0.905000000000001">
                <text:p>0.90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2">
                <text:p>0.820000000000002</text:p>
              </table:table-cell>
              <table:table-cell office:value-type="float" office:value="0.089999999999999">
                <text:p>0.089999999999999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2">
                <text:p>0.830000000000002</text:p>
              </table:table-cell>
              <table:table-cell office:value-type="float" office:value="0.084999999999999">
                <text:p>0.084999999999999</text:p>
              </table:table-cell>
              <table:table-cell office:value-type="float" office:value="0.915000000000001">
                <text:p>0.91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2">
                <text:p>0.840000000000002</text:p>
              </table:table-cell>
              <table:table-cell office:value-type="float" office:value="0.079999999999999">
                <text:p>0.079999999999999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2">
                <text:p>0.850000000000002</text:p>
              </table:table-cell>
              <table:table-cell office:value-type="float" office:value="0.074999999999999">
                <text:p>0.074999999999999</text:p>
              </table:table-cell>
              <table:table-cell office:value-type="float" office:value="0.925000000000001">
                <text:p>0.92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2">
                <text:p>0.860000000000002</text:p>
              </table:table-cell>
              <table:table-cell office:value-type="float" office:value="0.069999999999999">
                <text:p>0.069999999999999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2">
                <text:p>0.870000000000002</text:p>
              </table:table-cell>
              <table:table-cell office:value-type="float" office:value="0.0649999999999989">
                <text:p>0.0649999999999989</text:p>
              </table:table-cell>
              <table:table-cell office:value-type="float" office:value="0.935000000000001">
                <text:p>0.93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2">
                <text:p>0.880000000000002</text:p>
              </table:table-cell>
              <table:table-cell office:value-type="float" office:value="0.0599999999999989">
                <text:p>0.0599999999999989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2">
                <text:p>0.890000000000002</text:p>
              </table:table-cell>
              <table:table-cell office:value-type="float" office:value="0.0549999999999989">
                <text:p>0.0549999999999989</text:p>
              </table:table-cell>
              <table:table-cell office:value-type="float" office:value="0.945000000000001">
                <text:p>0.94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2">
                <text:p>0.900000000000002</text:p>
              </table:table-cell>
              <table:table-cell office:value-type="float" office:value="0.049999999999999">
                <text:p>0.049999999999999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2">
                <text:p>0.910000000000002</text:p>
              </table:table-cell>
              <table:table-cell office:value-type="float" office:value="0.044999999999999">
                <text:p>0.044999999999999</text:p>
              </table:table-cell>
              <table:table-cell office:value-type="float" office:value="0.955000000000001">
                <text:p>0.95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2">
                <text:p>0.920000000000002</text:p>
              </table:table-cell>
              <table:table-cell office:value-type="float" office:value="0.039999999999999">
                <text:p>0.03999999999999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2">
                <text:p>0.930000000000002</text:p>
              </table:table-cell>
              <table:table-cell office:value-type="float" office:value="0.034999999999999">
                <text:p>0.034999999999999</text:p>
              </table:table-cell>
              <table:table-cell office:value-type="float" office:value="0.965000000000001">
                <text:p>0.96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2">
                <text:p>0.940000000000002</text:p>
              </table:table-cell>
              <table:table-cell office:value-type="float" office:value="0.029999999999999">
                <text:p>0.029999999999999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2">
                <text:p>0.950000000000002</text:p>
              </table:table-cell>
              <table:table-cell office:value-type="float" office:value="0.024999999999999">
                <text:p>0.024999999999999</text:p>
              </table:table-cell>
              <table:table-cell office:value-type="float" office:value="0.975000000000001">
                <text:p>0.97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2">
                <text:p>0.960000000000002</text:p>
              </table:table-cell>
              <table:table-cell office:value-type="float" office:value="0.019999999999999">
                <text:p>0.0199999999999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2">
                <text:p>0.970000000000002</text:p>
              </table:table-cell>
              <table:table-cell office:value-type="float" office:value="0.014999999999999">
                <text:p>0.014999999999999</text:p>
              </table:table-cell>
              <table:table-cell office:value-type="float" office:value="0.985000000000001">
                <text:p>0.98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2">
                <text:p>0.980000000000002</text:p>
              </table:table-cell>
              <table:table-cell office:value-type="float" office:value="0.00999999999999895">
                <text:p>0.00999999999999895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2">
                <text:p>0.990000000000002</text:p>
              </table:table-cell>
              <table:table-cell office:value-type="float" office:value="0.00499999999999895">
                <text:p>0.00499999999999895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MacOSX_X86_64 LibreOffice_project/d50a87b2e514536ed401c18000dad4660b6a169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